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3486in" table:align="left"/>
    </style:style>
    <style:style style:name="Table1.A" style:family="table-column">
      <style:table-column-properties style:column-width="0.7431in"/>
    </style:style>
    <style:style style:name="Table1.B" style:family="table-column">
      <style:table-column-properties style:column-width="4.6056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4111in"/>
    </style:style>
    <style:style style:name="Table2.B" style:family="table-column">
      <style:table-column-properties style:column-width="4.0813in"/>
    </style:style>
    <style:style style:name="Table2.C" style:family="table-column">
      <style:table-column-properties style:column-width="1.2007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5979in"/>
    </style:style>
    <style:style style:name="Table3.B" style:family="table-column">
      <style:table-column-properties style:column-width="2.4618in"/>
    </style:style>
    <style:style style:name="Table3.C" style:family="table-column">
      <style:table-column-properties style:column-width="2.4757in"/>
    </style:style>
    <style:style style:name="Table3.D" style:family="table-column">
      <style:table-column-properties style:column-width="1.1576in"/>
    </style:style>
    <style:style style:name="Table3.A1" style:family="table-cell">
      <style:table-cell-properties style:vertical-align="middle" fo:padding="0.0194in" fo:border="none"/>
    </style:style>
    <style:style style:name="Table4" style:family="table">
      <style:table-properties style:width="5.3063in" table:align="left"/>
    </style:style>
    <style:style style:name="Table4.A" style:family="table-column">
      <style:table-column-properties style:column-width="1.3007in"/>
    </style:style>
    <style:style style:name="Table4.B" style:family="table-column">
      <style:table-column-properties style:column-width="4.0056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1.3188in"/>
    </style:style>
    <style:style style:name="Table5.B" style:family="table-column">
      <style:table-column-properties style:column-width="5.3743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1.0514in"/>
    </style:style>
    <style:style style:name="Table6.B" style:family="table-column">
      <style:table-column-properties style:column-width="1.3778in"/>
    </style:style>
    <style:style style:name="Table6.C" style:family="table-column">
      <style:table-column-properties style:column-width="4.2639in"/>
    </style:style>
    <style:style style:name="Table6.A1" style:family="table-cell">
      <style:table-cell-properties style:vertical-align="middle" fo:padding="0.0194in" fo:border="none"/>
    </style:style>
    <style:style style:name="Table7" style:family="table">
      <style:table-properties style:width="2.5056in" table:align="left"/>
    </style:style>
    <style:style style:name="Table7.A" style:family="table-column">
      <style:table-column-properties style:column-width="0.484in"/>
    </style:style>
    <style:style style:name="Table7.B" style:family="table-column">
      <style:table-column-properties style:column-width="2.0215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1.4521in"/>
    </style:style>
    <style:style style:name="Table8.B" style:family="table-column">
      <style:table-column-properties style:column-width="5.241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8604in"/>
    </style:style>
    <style:style style:name="Table9.B" style:family="table-column">
      <style:table-column-properties style:column-width="5.8326in"/>
    </style:style>
    <style:style style:name="Table9.A1" style:family="table-cell">
      <style:table-cell-properties style:vertical-align="middle" fo:padding="0.0194in" fo:border="none"/>
    </style:style>
    <style:style style:name="Table10" style:family="table">
      <style:table-properties style:width="6.6931in" table:align="left"/>
    </style:style>
    <style:style style:name="Table10.A" style:family="table-column">
      <style:table-column-properties style:column-width="1.184in"/>
    </style:style>
    <style:style style:name="Table10.B" style:family="table-column">
      <style:table-column-properties style:column-width="5.509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1.6007in"/>
    </style:style>
    <style:style style:name="Table11.B" style:family="table-column">
      <style:table-column-properties style:column-width="5.0924in"/>
    </style:style>
    <style:style style:name="Table11.A1" style:family="table-cell">
      <style:table-cell-properties style:vertical-align="middle" fo:padding="0.0194in" fo:border="none"/>
    </style:style>
    <style:style style:name="Table12" style:family="table">
      <style:table-properties style:width="6.6931in" table:align="left"/>
    </style:style>
    <style:style style:name="Table12.A" style:family="table-column">
      <style:table-column-properties style:column-width="1.9431in"/>
    </style:style>
    <style:style style:name="Table12.B" style:family="table-column">
      <style:table-column-properties style:column-width="4.75in"/>
    </style:style>
    <style:style style:name="Table12.A1" style:family="table-cell">
      <style:table-cell-properties style:vertical-align="middle" fo:padding="0.0194in" fo:border="none"/>
    </style:style>
    <style:style style:name="Table13" style:family="table">
      <style:table-properties style:width="6.4514in" table:align="left"/>
    </style:style>
    <style:style style:name="Table13.A" style:family="table-column">
      <style:table-column-properties style:column-width="1.5882in"/>
    </style:style>
    <style:style style:name="Table13.B" style:family="table-column">
      <style:table-column-properties style:column-width="4.8632in"/>
    </style:style>
    <style:style style:name="Table1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1">
      <style:paragraph-properties fo:margin-top="0in" fo:margin-bottom="0in" loext:contextual-spacing="false"/>
    </style:style>
    <style:style style:name="P32" style:family="paragraph" style:parent-style-name="Text_20_body" style:list-style-name="L3">
      <style:paragraph-properties fo:margin-top="0in" fo:margin-bottom="0in" loext:contextual-spacing="false"/>
    </style:style>
    <style:style style:name="P33" style:family="paragraph" style:parent-style-name="Text_20_body" style:list-style-name="L4">
      <style:paragraph-properties fo:margin-top="0in" fo:margin-bottom="0in" loext:contextual-spacing="false"/>
    </style:style>
    <style:style style:name="P34" style:family="paragraph" style:parent-style-name="Text_20_body" style:list-style-name="L5">
      <style:paragraph-properties fo:margin-top="0in" fo:margin-bottom="0in" loext:contextual-spacing="false"/>
    </style:style>
    <style:style style:name="P35" style:family="paragraph" style:parent-style-name="Text_20_body" style:list-style-name="L6">
      <style:paragraph-properties fo:margin-top="0in" fo:margin-bottom="0in" loext:contextual-spacing="false"/>
    </style:style>
    <style:style style:name="P36" style:family="paragraph" style:parent-style-name="Text_20_body" style:list-style-name="L7">
      <style:paragraph-properties fo:margin-top="0in" fo:margin-bottom="0in" loext:contextual-spacing="false"/>
    </style:style>
    <style:style style:name="P37" style:family="paragraph" style:parent-style-name="Text_20_body" style:list-style-name="L8">
      <style:paragraph-properties fo:margin-top="0in" fo:margin-bottom="0in" loext:contextual-spacing="false"/>
    </style:style>
    <style:style style:name="P38" style:family="paragraph" style:parent-style-name="Text_20_body" style:list-style-name="L9">
      <style:paragraph-properties fo:margin-top="0in" fo:margin-bottom="0in" loext:contextual-spacing="false"/>
    </style:style>
    <style:style style:name="P39" style:family="paragraph" style:parent-style-name="Text_20_body" style:list-style-name="L10">
      <style:paragraph-properties fo:margin-top="0in" fo:margin-bottom="0in" loext:contextual-spacing="false"/>
    </style:style>
    <style:style style:name="P40" style:family="paragraph" style:parent-style-name="Text_20_body" style:list-style-name="L12">
      <style:paragraph-properties fo:margin-top="0in" fo:margin-bottom="0in" loext:contextual-spacing="false"/>
    </style:style>
    <style:style style:name="P41" style:family="paragraph" style:parent-style-name="Text_20_body" style:list-style-name="L13">
      <style:paragraph-properties fo:margin-top="0in" fo:margin-bottom="0in" loext:contextual-spacing="false"/>
    </style:style>
    <style:style style:name="P42" style:family="paragraph" style:parent-style-name="Text_20_body" style:list-style-name="L14">
      <style:paragraph-properties fo:margin-top="0in" fo:margin-bottom="0in" loext:contextual-spacing="false"/>
    </style:style>
    <style:style style:name="P43" style:family="paragraph" style:parent-style-name="Text_20_body" style:list-style-name="L15">
      <style:paragraph-properties fo:margin-top="0in" fo:margin-bottom="0in" loext:contextual-spacing="false"/>
    </style:style>
    <style:style style:name="P44" style:family="paragraph" style:parent-style-name="Text_20_body" style:list-style-name="L17">
      <style:paragraph-properties fo:margin-top="0in" fo:margin-bottom="0in" loext:contextual-spacing="false"/>
    </style:style>
    <style:style style:name="P45" style:family="paragraph" style:parent-style-name="Text_20_body" style:list-style-name="L18">
      <style:paragraph-properties fo:margin-top="0in" fo:margin-bottom="0in" loext:contextual-spacing="false"/>
    </style:style>
    <style:style style:name="P46" style:family="paragraph" style:parent-style-name="Text_20_body" style:list-style-name="L19">
      <style:paragraph-properties fo:margin-top="0in" fo:margin-bottom="0in" loext:contextual-spacing="false"/>
    </style:style>
    <style:style style:name="P47" style:family="paragraph" style:parent-style-name="Text_20_body" style:list-style-name="L20">
      <style:paragraph-properties fo:margin-top="0in" fo:margin-bottom="0in" loext:contextual-spacing="false"/>
    </style:style>
    <style:style style:name="P48" style:family="paragraph" style:parent-style-name="Text_20_body" style:list-style-name="L21">
      <style:paragraph-properties fo:margin-top="0in" fo:margin-bottom="0in" loext:contextual-spacing="false"/>
    </style:style>
    <style:style style:name="P49" style:family="paragraph" style:parent-style-name="Text_20_body" style:list-style-name="L22">
      <style:paragraph-properties fo:margin-top="0in" fo:margin-bottom="0in" loext:contextual-spacing="false"/>
    </style:style>
    <style:style style:name="P50" style:family="paragraph" style:parent-style-name="Text_20_body" style:list-style-name="L23">
      <style:paragraph-properties fo:margin-top="0in" fo:margin-bottom="0in" loext:contextual-spacing="false"/>
    </style:style>
    <style:style style:name="P51" style:family="paragraph" style:parent-style-name="Text_20_body" style:list-style-name="L25">
      <style:paragraph-properties fo:margin-top="0in" fo:margin-bottom="0in" loext:contextual-spacing="false"/>
    </style:style>
    <style:style style:name="P52" style:family="paragraph" style:parent-style-name="Text_20_body" style:list-style-name="L26">
      <style:paragraph-properties fo:margin-top="0in" fo:margin-bottom="0in" loext:contextual-spacing="false"/>
    </style:style>
    <style:style style:name="P53" style:family="paragraph" style:parent-style-name="Text_20_body" style:list-style-name="L27">
      <style:paragraph-properties fo:margin-top="0in" fo:margin-bottom="0in" loext:contextual-spacing="false"/>
    </style:style>
    <style:style style:name="P54" style:family="paragraph" style:parent-style-name="Text_20_body" style:list-style-name="L28">
      <style:paragraph-properties fo:margin-top="0in" fo:margin-bottom="0in" loext:contextual-spacing="false"/>
    </style:style>
    <style:style style:name="P55" style:family="paragraph" style:parent-style-name="Text_20_body" style:list-style-name="L29">
      <style:paragraph-properties fo:margin-top="0in" fo:margin-bottom="0in" loext:contextual-spacing="false"/>
    </style:style>
    <style:style style:name="P56" style:family="paragraph" style:parent-style-name="Text_20_body" style:list-style-name="L30">
      <style:paragraph-properties fo:margin-top="0in" fo:margin-bottom="0in" loext:contextual-spacing="false"/>
    </style:style>
    <style:style style:name="P57" style:family="paragraph" style:parent-style-name="Preformatted_20_Text">
      <style:paragraph-properties fo:margin-top="0in" fo:margin-bottom="0.1965in" loext:contextual-spacing="false"/>
    </style:style>
    <style:style style:name="P58" style:family="paragraph" style:parent-style-name="Preformatted_20_Text">
      <style:paragraph-properties fo:margin-left="0.3937in" fo:margin-right="0.3937in" fo:text-indent="0in" style:auto-text-indent="false"/>
    </style:style>
    <style:style style:name="P59" style:family="paragraph" style:parent-style-name="Preformatted_20_Text">
      <style:paragraph-properties fo:margin-left="0.3937in" fo:margin-right="0.3937in" fo:margin-top="0in" fo:margin-bottom="0.1965in" loext:contextual-spacing="false" fo:text-indent="0in" style:auto-text-indent="false"/>
    </style:style>
    <style:style style:name="P60" style:family="paragraph" style:parent-style-name="Heading_20_4">
      <style:paragraph-properties fo:margin-left="0.3937in" fo:margin-right="0.3937in" fo:text-indent="0in" style:auto-text-indent="false"/>
    </style:style>
    <style:style style:name="T1" style:family="text">
      <style:text-properties style:text-position="33% 80%"/>
    </style:style>
    <style:style style:name="T2" style:family="text">
      <style:text-properties style:text-position="-33% 8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guläre Ausdrücke: Regex in Python (Teil 1) </text:h>
      <text:p text:style-name="Text_20_body">Inhaltsverzeichnis </text:p>
      <text:section text:style-name="Sect1" text:name="toc">
        <text:list xml:id="list3760531002" text:style-name="L1">
          <text:list-item>
            <text:p text:style-name="P31"><text:a xlink:type="simple" xlink:href="https://realpython.com/regex-python/#regexes-in-python-and-their-uses" text:style-name="Internet_20_link" text:visited-style-name="Visited_20_Internet_20_Link">Regexe in Python und ihre Verwendung </text:a></text:p>
            <text:list>
              <text:list-item>
                <text:p text:style-name="P31"><text:a xlink:type="simple" xlink:href="https://realpython.com/regex-python/#a-very-brief-history-of-regular-expressions" text:style-name="Internet_20_link" text:visited-style-name="Visited_20_Internet_20_Link">Eine (sehr kurze) Geschichte regulärer Ausdrücke </text:a></text:p>
              </text:list-item>
              <text:list-item>
                <text:p text:style-name="P31"><text:a xlink:type="simple" xlink:href="https://realpython.com/regex-python/#the-re-module" text:style-name="Internet_20_link" text:visited-style-name="Visited_20_Internet_20_Link">Das re-Modul </text:a></text:p>
              </text:list-item>
              <text:list-item>
                <text:p text:style-name="P31"><text:a xlink:type="simple" xlink:href="https://realpython.com/regex-python/#how-to-import-research" text:style-name="Internet_20_link" text:visited-style-name="Visited_20_Internet_20_Link">So importieren Sie re.search() </text:a></text:p>
              </text:list-item>
              <text:list-item>
                <text:p text:style-name="P31"><text:a xlink:type="simple" xlink:href="https://realpython.com/regex-python/#first-pattern-matching-example" text:style-name="Internet_20_link" text:visited-style-name="Visited_20_Internet_20_Link">Erstes Mustervergleichsbeispiel </text:a></text:p>
              </text:list-item>
              <text:list-item>
                <text:p text:style-name="P31"><text:a xlink:type="simple" xlink:href="https://realpython.com/regex-python/#python-regex-metacharacters" text:style-name="Internet_20_link" text:visited-style-name="Visited_20_Internet_20_Link">Python-Regex-Metazeichen </text:a></text:p>
              </text:list-item>
            </text:list>
          </text:list-item>
          <text:list-item>
            <text:p text:style-name="P31"><text:a xlink:type="simple" xlink:href="https://realpython.com/regex-python/#metacharacters-supported-by-the-re-module" text:style-name="Internet_20_link" text:visited-style-name="Visited_20_Internet_20_Link">Vom re-Modul unterstützte Metazeichen </text:a></text:p>
            <text:list>
              <text:list-item>
                <text:p text:style-name="P31"><text:a xlink:type="simple" xlink:href="https://realpython.com/regex-python/#metacharacters-that-match-a-single-character" text:style-name="Internet_20_link" text:visited-style-name="Visited_20_Internet_20_Link">Metazeichen, die einem einzelnen Zeichen entsprechen </text:a></text:p>
              </text:list-item>
              <text:list-item>
                <text:p text:style-name="P31"><text:a xlink:type="simple" xlink:href="https://realpython.com/regex-python/#escaping-metacharacters" text:style-name="Internet_20_link" text:visited-style-name="Visited_20_Internet_20_Link">Metazeichen entkommen </text:a></text:p>
              </text:list-item>
              <text:list-item>
                <text:p text:style-name="P31"><text:a xlink:type="simple" xlink:href="https://realpython.com/regex-python/#anchors" text:style-name="Internet_20_link" text:visited-style-name="Visited_20_Internet_20_Link">Anker </text:a></text:p>
              </text:list-item>
              <text:list-item>
                <text:p text:style-name="P31"><text:a xlink:type="simple" xlink:href="https://realpython.com/regex-python/#quantifiers" text:style-name="Internet_20_link" text:visited-style-name="Visited_20_Internet_20_Link">Quantifizierer </text:a></text:p>
              </text:list-item>
              <text:list-item>
                <text:p text:style-name="P31"><text:a xlink:type="simple" xlink:href="https://realpython.com/regex-python/#grouping-constructs-and-backreferences" text:style-name="Internet_20_link" text:visited-style-name="Visited_20_Internet_20_Link">Gruppierungskonstrukte und Rückverweise </text:a></text:p>
              </text:list-item>
              <text:list-item>
                <text:p text:style-name="P31"><text:a xlink:type="simple" xlink:href="https://realpython.com/regex-python/#lookahead-and-lookbehind-assertions" text:style-name="Internet_20_link" text:visited-style-name="Visited_20_Internet_20_Link">Lookahead- und Lookbehind-Zusicherungen </text:a></text:p>
              </text:list-item>
              <text:list-item>
                <text:p text:style-name="P31"><text:a xlink:type="simple" xlink:href="https://realpython.com/regex-python/#miscellaneous-metacharacters" text:style-name="Internet_20_link" text:visited-style-name="Visited_20_Internet_20_Link">Verschiedene Metazeichen </text:a></text:p>
              </text:list-item>
            </text:list>
          </text:list-item>
          <text:list-item>
            <text:p text:style-name="P31"><text:a xlink:type="simple" xlink:href="https://realpython.com/regex-python/#modified-regular-expression-matching-with-flags" text:style-name="Internet_20_link" text:visited-style-name="Visited_20_Internet_20_Link">Modifizierter Abgleich regulärer Ausdrücke mit Flags </text:a></text:p>
            <text:list>
              <text:list-item>
                <text:p text:style-name="P31"><text:a xlink:type="simple" xlink:href="https://realpython.com/regex-python/#supported-regular-expression-flags" text:style-name="Internet_20_link" text:visited-style-name="Visited_20_Internet_20_Link">Unterstützte Flags für reguläre Ausdrücke </text:a></text:p>
              </text:list-item>
              <text:list-item>
                <text:p text:style-name="P31"><text:a xlink:type="simple" xlink:href="https://realpython.com/regex-python/#combining-flags-arguments-in-a-function-call" text:style-name="Internet_20_link" text:visited-style-name="Visited_20_Internet_20_Link">Kombinieren von &lt;flags&gt;-Argumenten in einem Funktionsaufruf </text:a></text:p>
              </text:list-item>
              <text:list-item>
                <text:p text:style-name="P31"><text:a xlink:type="simple" xlink:href="https://realpython.com/regex-python/#setting-and-clearing-flags-within-a-regular-expression" text:style-name="Internet_20_link" text:visited-style-name="Visited_20_Internet_20_Link">Setzen und Löschen von Flags innerhalb eines regulären Ausdrucks </text:a></text:p>
              </text:list-item>
            </text:list>
          </text:list-item>
          <text:list-item>
            <text:p text:style-name="P1"><text:a xlink:type="simple" xlink:href="https://realpython.com/regex-python/#conclusion" text:style-name="Internet_20_link" text:visited-style-name="Visited_20_Internet_20_Link">Fazit </text:a></text:p>
          </text:list-item>
        </text:list>
      </text:section>
      <text:p text:style-name="Text_20_body">In diesem Tutorial lernen Sie <text:span text:style-name="Strong_20_Emphasis">reguläre Ausdrücke </text:span>, auch bekannt als <text:span text:style-name="Strong_20_Emphasis">Regexes </text:span>, in Python kennen. Eine Regex ist eine spezielle Folge von Zeichen, die ein Muster für komplexe String-Matching-Funktionen definiert. </text:p>
      <text:p text:style-name="Text_20_body">Weiter oben in dieser Serie haben Sie im Lernprogramm <text:a xlink:type="simple" xlink:href="https://realpython.com/python-strings" text:style-name="Internet_20_link" text:visited-style-name="Visited_20_Internet_20_Link">Strings and Character Data in Python </text:a>gelernt, wie Sie String-Objekte definieren und bearbeiten. Seitdem haben Sie einige Möglichkeiten gesehen, um festzustellen, ob zwei Zeichenfolgen übereinstimmen: </text:p>
      <text:list xml:id="list1549454840" text:style-name="L2">
        <text:list-item>
          <text:p text:style-name="P2">Sie können testen, ob zwei Zeichenfolgen gleich sind, indem Sie die <text:a xlink:type="simple" xlink:href="https://realpython.com/python-operators-expressions/#comparison-operators" text:style-name="Internet_20_link" text:visited-style-name="Visited_20_Internet_20_Link">Gleichheit ( </text:a><text:a xlink:type="simple" xlink:href="https://realpython.com/python-operators-expressions/#comparison-operators" text:style-name="Internet_20_link" text:visited-style-name="Visited_20_Internet_20_Link"><text:span text:style-name="Source_20_Text">==</text:span></text:a><text:a xlink:type="simple" xlink:href="https://realpython.com/python-operators-expressions/#comparison-operators" text:style-name="Internet_20_link" text:visited-style-name="Visited_20_Internet_20_Link">) </text:a>Betreiber. </text:p>
        </text:list-item>
        <text:list-item>
          <text:p text:style-name="P2">Ob ein String ein Teilstring eines anderen ist, können Sie mit testen <text:a xlink:type="simple" xlink:href="https://realpython.com/python-strings/#string-operators" text:style-name="Internet_20_link" text:visited-style-name="Visited_20_Internet_20_Link"><text:span text:style-name="Source_20_Text">in</text:span></text:a>-Operator oder die <text:a xlink:type="simple" xlink:href="https://realpython.com/python-strings/#built-in-string-methods" text:style-name="Internet_20_link" text:visited-style-name="Visited_20_Internet_20_Link">integrierten Zeichenfolgenmethoden </text:a><text:span text:style-name="Source_20_Text">.find()</text:span>und <text:span text:style-name="Source_20_Text">.index()</text:span>. </text:p>
        </text:list-item>
      </text:list>
      <text:p text:style-name="Text_20_body">String-Matching wie dieses ist eine häufige Aufgabe beim Programmieren, und Sie können mit String-Operatoren und integrierten Methoden viel erreichen. Manchmal benötigen Sie jedoch möglicherweise ausgefeiltere Mustererkennungsfunktionen. </text:p>
      <text:p text:style-name="Text_20_body"><text:span text:style-name="Strong_20_Emphasis">In diesem Tutorial lernen Sie: </text:span></text:p>
      <text:list xml:id="list4107760612" text:style-name="L3">
        <text:list-item>
          <text:p text:style-name="P32">So greifen Sie auf die zu <text:span text:style-name="Strong_20_Emphasis"><text:span text:style-name="Source_20_Text">re</text:span></text:span><text:span text:style-name="Strong_20_Emphasis">module </text:span>, das den Regex-Abgleich in Python implementiert </text:p>
        </text:list-item>
        <text:list-item>
          <text:p text:style-name="P32">Wie benutzt man <text:span text:style-name="Strong_20_Emphasis"><text:span text:style-name="Source_20_Text">re.search()</text:span></text:span>um ein Muster mit einer Zeichenfolge abzugleichen </text:p>
        </text:list-item>
        <text:list-item>
          <text:p text:style-name="P3">So erstellen Sie komplexe Übereinstimmungsmuster mit Regex- <text:span text:style-name="Strong_20_Emphasis">Metazeichen </text:span></text:p>
        </text:list-item>
      </text:list>
      <text:p text:style-name="Text_20_body"><text:soft-page-break/>Schnall dich an! Die Regex-Syntax ist etwas gewöhnungsbedürftig. Aber sobald Sie sich damit vertraut gemacht haben, werden Sie feststellen, dass Regexes in Ihrer Python-Programmierung fast unverzichtbar sind. </text:p>
      <text:h text:style-name="Heading_20_2" text:outline-level="2">Regexe in Python und ihre Verwendung </text:h>
      <text:p text:style-name="Text_20_body">Stellen Sie sich vor, Sie haben ein String-Objekt <text:span text:style-name="Source_20_Text">s</text:span>. Angenommen, Sie müssen Python-Code schreiben, um herauszufinden, ob <text:span text:style-name="Source_20_Text">s</text:span>enthält den Teilstring <text:span text:style-name="Source_20_Text">'123'</text:span>. Es gibt mindestens ein paar Möglichkeiten, dies zu tun. Du könntest die verwenden <text:span text:style-name="Source_20_Text">in</text:span>Operator: </text:p>
      <text:p text:style-name="Preformatted_20_Text"><text:span text:style-name="Source_20_Text">&gt;&gt;&gt; s = 'foo123bar'</text:span></text:p>
      <text:p text:style-name="Preformatted_20_Text"><text:span text:style-name="Source_20_Text">&gt;&gt;&gt; '123' in s</text:span></text:p>
      <text:p text:style-name="P57"><text:span text:style-name="Source_20_Text">True</text:span></text:p>
      <text:p text:style-name="Text_20_body">Wenn Sie nicht nur wissen wollen, <text:span text:style-name="Emphasis">ob </text:span><text:span text:style-name="Source_20_Text">'123'</text:span>existiert in <text:span text:style-name="Source_20_Text">s</text:span>aber auch <text:span text:style-name="Emphasis">wo </text:span>es vorhanden ist, kann man es verwenden <text:span text:style-name="Source_20_Text">.find()</text:span>oder <text:span text:style-name="Source_20_Text">.index()</text:span>. Jeder von diesen gibt die Zeichenposition innerhalb zurück <text:span text:style-name="Source_20_Text">s</text:span>wo sich der Teilstring befindet: </text:p>
      <text:p text:style-name="Preformatted_20_Text"><text:span text:style-name="Source_20_Text">&gt;&gt;&gt; s = 'foo123bar'</text:span></text:p>
      <text:p text:style-name="Preformatted_20_Text"><text:span text:style-name="Source_20_Text">&gt;&gt;&gt; s.find('123')</text:span></text:p>
      <text:p text:style-name="Preformatted_20_Text"><text:span text:style-name="Source_20_Text">3</text:span></text:p>
      <text:p text:style-name="Preformatted_20_Text"><text:span text:style-name="Source_20_Text">&gt;&gt;&gt; s.index('123')</text:span></text:p>
      <text:p text:style-name="P57"><text:span text:style-name="Source_20_Text">3</text:span></text:p>
      <text:p text:style-name="Text_20_body">In diesen Beispielen erfolgt der Abgleich durch einen einfachen zeichenweisen Vergleich. Das wird die Arbeit in vielen Fällen erledigen. Aber manchmal ist das Problem komplizierter. </text:p>
      <text:p text:style-name="Text_20_body">Anstatt beispielsweise nach einer festen Teilzeichenfolge wie zu suchen <text:span text:style-name="Source_20_Text">'123'</text:span>, nehmen Sie an, Sie möchten bestimmen, ob eine Zeichenfolge drei aufeinanderfolgende Dezimalziffern enthält <text:span text:style-name="Emphasis">, </text:span>wie in den Zeichenfolgen <text:span text:style-name="Source_20_Text">'foo123bar'</text:span>, <text:span text:style-name="Source_20_Text">'foo456bar'</text:span>, <text:span text:style-name="Source_20_Text">'234baz'</text:span>, und <text:span text:style-name="Source_20_Text">'qux678'</text:span>. </text:p>
      <text:p text:style-name="Text_20_body">Strenge Charaktervergleiche reichen hier nicht aus. Hier kommen Regexes in Python zur Rettung. </text:p>
      <text:h text:style-name="Heading_20_3" text:outline-level="3">Eine (sehr kurze) Geschichte regulärer Ausdrücke </text:h>
      <text:p text:style-name="Text_20_body">1951 beschrieb der Mathematiker Stephen Cole Kleene das Konzept einer <text:a xlink:type="simple" xlink:href="https://en.wikipedia.org/wiki/Regular_language" text:style-name="Internet_20_link" text:visited-style-name="Visited_20_Internet_20_Link">regulären Sprache </text:a>formal ausgedrückt werden <text:a xlink:type="simple" xlink:href="https://en.wikipedia.org/wiki/Regular_expression" text:style-name="Internet_20_link" text:visited-style-name="Visited_20_Internet_20_Link">regulären Ausdrücken </text:a>. Mitte der 1960er Jahre implementierte der Informatikpionier <text:a xlink:type="simple" xlink:href="https://en.wikipedia.org/wiki/Ken_Thompson" text:style-name="Internet_20_link" text:visited-style-name="Visited_20_Internet_20_Link">Ken Thompson </text:a>, einer der ursprünglichen Designer von Unix, den Mustervergleich im <text:a xlink:type="simple" xlink:href="https://en.wikipedia.org/wiki/QED_(text_editor)" text:style-name="Internet_20_link" text:visited-style-name="Visited_20_Internet_20_Link">QED-Texteditor </text:a>unter Verwendung der Kleene-Notation. </text:p>
      <text:p text:style-name="Text_20_body">Seitdem sind Regexes in vielen Programmiersprachen, Editoren und anderen Tools aufgetaucht, um festzustellen, ob eine Zeichenfolge mit einem bestimmten Muster übereinstimmt. Python, <text:a xlink:type="simple" xlink:href="https://realpython.com/oop-in-python-vs-java/" text:style-name="Internet_20_link" text:visited-style-name="Visited_20_Internet_20_Link">Java </text:a>und Perl unterstützen alle die Regex-Funktionalität, ebenso wie die meisten Unix-Tools und viele Texteditoren. </text:p>
      <text:h text:style-name="Heading_20_3" text:outline-level="3">Das <text:span text:style-name="Source_20_Text">re</text:span>Modul </text:h>
      <text:p text:style-name="Text_20_body">Die Regex-Funktionalität in Python befindet sich in einem Modul namens <text:span text:style-name="Source_20_Text">re</text:span>. Das <text:span text:style-name="Source_20_Text">re</text:span>-Modul enthält viele nützliche Funktionen und Methoden, von denen Sie die meisten im nächsten Tutorial dieser Reihe kennenlernen werden. </text:p>
      <text:p text:style-name="Text_20_body">Im Moment konzentrieren Sie sich hauptsächlich auf eine Funktion, <text:span text:style-name="Source_20_Text">re.search()</text:span>. </text:p>
      <text:p text:style-name="Text_20_body"><text:soft-page-break/><text:span text:style-name="Source_20_Text">re.search(&lt;regex&gt;, &lt;string&gt;)</text:span></text:p>
      <text:p text:style-name="Quotations">Durchsucht eine Zeichenfolge nach einer Regex-Übereinstimmung. </text:p>
      <text:p text:style-name="Text_20_body"><text:span text:style-name="Source_20_Text">re.search(&lt;regex&gt;, &lt;string&gt;)</text:span>scannt <text:span text:style-name="Source_20_Text">&lt;string&gt;</text:span>Suche nach dem ersten Ort, an dem das Muster <text:span text:style-name="Source_20_Text">&lt;regex&gt;</text:span>Streichhölzer. Wenn eine Übereinstimmung gefunden wird, dann <text:span text:style-name="Source_20_Text">re.search()</text:span>gibt ein <text:span text:style-name="Strong_20_Emphasis">Match-Objekt </text:span>. Andernfalls kehrt es zurück <text:a xlink:type="simple" xlink:href="https://realpython.com/null-in-python/" text:style-name="Internet_20_link" text:visited-style-name="Visited_20_Internet_20_Link"><text:span text:style-name="Source_20_Text">None</text:span></text:a>. </text:p>
      <text:p text:style-name="Text_20_body"><text:span text:style-name="Source_20_Text">re.search()</text:span>nimmt ein optionales Drittel <text:span text:style-name="Source_20_Text">&lt;flags&gt;</text:span>Argument, das Sie am Ende dieses Tutorials kennenlernen werden. </text:p>
      <text:h text:style-name="Heading_20_3" text:outline-level="3">So importieren Sie <text:span text:style-name="Source_20_Text">re.search()</text:span></text:h>
      <text:p text:style-name="Text_20_body">Da <text:span text:style-name="Source_20_Text">search()</text:span>wohnt in der <text:span text:style-name="Source_20_Text">re</text:span>Modul, müssen Sie es <text:a xlink:type="simple" xlink:href="https://realpython.com/lessons/import-statement/" text:style-name="Internet_20_link" text:visited-style-name="Visited_20_Internet_20_Link">importieren </text:a>, bevor Sie es verwenden können. Eine Möglichkeit besteht darin, das gesamte Modul zu importieren und dann den Modulnamen als Präfix beim Aufruf der Funktion zu verwenden: </text:p>
      <text:p text:style-name="Preformatted_20_Text"><text:span text:style-name="Source_20_Text">import re</text:span></text:p>
      <text:p text:style-name="P57"><text:span text:style-name="Source_20_Text">re.search(...)</text:span></text:p>
      <text:p text:style-name="Text_20_body">Alternativ können Sie die Funktion aus dem Modul nach Namen importieren und dann ohne das Präfix des Modulnamens darauf verweisen: </text:p>
      <text:p text:style-name="Preformatted_20_Text"><text:span text:style-name="Source_20_Text">from re import search</text:span></text:p>
      <text:p text:style-name="P57"><text:span text:style-name="Source_20_Text">search(...)</text:span></text:p>
      <text:p text:style-name="Text_20_body">Sie müssen immer importieren <text:span text:style-name="Source_20_Text">re.search()</text:span>auf die eine oder andere Weise, bevor Sie es verwenden können. </text:p>
      <text:p text:style-name="Text_20_body">Die Beispiele im Rest dieses Lernprogramms gehen vom ersten gezeigten Ansatz aus – dem Importieren der <text:span text:style-name="Source_20_Text">re</text:span>Modul und dann auf die Funktion mit dem Präfix des Modulnamens verweisen: <text:span text:style-name="Source_20_Text">re.search()</text:span>. Der Kürze halber die <text:span text:style-name="Source_20_Text">import re</text:span>-Anweisung wird normalerweise weggelassen, aber denken Sie daran, dass sie immer notwendig ist. </text:p>
      <text:p text:style-name="Text_20_body">Weitere Informationen zum Importieren aus Modulen und Paketen finden Sie unter <text:a xlink:type="simple" xlink:href="https://realpython.com/python-modules-packages/" text:style-name="Internet_20_link" text:visited-style-name="Visited_20_Internet_20_Link">Python-Module und -Pakete – Eine Einführung </text:a>. </text:p>
      <text:h text:style-name="Heading_20_3" text:outline-level="3">Erstes Mustervergleichsbeispiel </text:h>
      <text:p text:style-name="Text_20_body">Jetzt wissen Sie, wie Sie Zugriff erhalten <text:span text:style-name="Source_20_Text">re.search()</text:span>, du kannst es versuchen: </text:p>
      <text:p text:style-name="P57"><text:span text:style-name="Source_20_Text">&gt;&gt;&gt; s = 'foo123bar'</text:span></text:p>
      <text:p text:style-name="P57"/>
      <text:p text:style-name="P57"><text:span text:style-name="Source_20_Text">&gt;&gt;&gt; # One last reminder to import!</text:span></text:p>
      <text:p text:style-name="P57"><text:span text:style-name="Source_20_Text">&gt;&gt;&gt; import re</text:span></text:p>
      <text:p text:style-name="P57"/>
      <text:p text:style-name="P57"><text:span text:style-name="Source_20_Text">&gt;&gt;&gt; re.search('123', s)</text:span></text:p>
      <text:p text:style-name="P57"><text:span text:style-name="Source_20_Text">&lt;_sre.SRE_Match object; span=(3, 6), match='123'&gt;</text:span></text:p>
      <text:p text:style-name="Text_20_body"><text:soft-page-break/>Hier das Suchmuster <text:span text:style-name="Source_20_Text">&lt;regex&gt;</text:span>ist <text:span text:style-name="Source_20_Text">123</text:span>und <text:span text:style-name="Source_20_Text">&lt;string&gt;</text:span>ist <text:span text:style-name="Source_20_Text">s</text:span>. Das zurückgegebene Übereinstimmungsobjekt wird in <text:span text:style-name="Strong_20_Emphasis">Zeile 7 </text:span>. Match-Objekte enthalten eine Fülle nützlicher Informationen, die Sie bald erkunden werden. </text:p>
      <text:p text:style-name="Text_20_body">Im Moment ist das der wichtige Punkt <text:span text:style-name="Source_20_Text">re.search()</text:span>hat tatsächlich ein Übereinstimmungsobjekt zurückgegeben, anstatt <text:span text:style-name="Source_20_Text">None</text:span>. Das sagt Ihnen, dass es eine Übereinstimmung gefunden hat. Mit anderen Worten, die angegebene <text:span text:style-name="Source_20_Text">&lt;regex&gt;</text:span>Muster <text:span text:style-name="Source_20_Text">123</text:span>ist dabei <text:span text:style-name="Source_20_Text">s</text:span>. </text:p>
      <text:p text:style-name="Text_20_body">Ein Match-Objekt ist <text:a xlink:type="simple" xlink:href="https://realpython.com/python-data-types/#boolean-type-boolean-context-and-truthiness" text:style-name="Internet_20_link" text:visited-style-name="Visited_20_Internet_20_Link"><text:span text:style-name="Strong_20_Emphasis">truthy </text:span></text:a>, sodass Sie es in einem <text:a xlink:type="simple" xlink:href="https://realpython.com/python-boolean/" text:style-name="Internet_20_link" text:visited-style-name="Visited_20_Internet_20_Link">booleschen Kontext </text:a>wie eine bedingte Anweisung verwenden können: </text:p>
      <text:p text:style-name="Preformatted_20_Text"><text:span text:style-name="Source_20_Text">&gt;&gt;&gt; if re.search('123', s):</text:span></text:p>
      <text:p text:style-name="Preformatted_20_Text"><text:span text:style-name="Source_20_Text">... <text:s text:c="4"/>print('Found a match.')</text:span></text:p>
      <text:p text:style-name="Preformatted_20_Text"><text:span text:style-name="Source_20_Text">... else:</text:span></text:p>
      <text:p text:style-name="Preformatted_20_Text"><text:span text:style-name="Source_20_Text">... <text:s text:c="4"/>print('No match.')</text:span></text:p>
      <text:p text:style-name="Preformatted_20_Text"><text:span text:style-name="Source_20_Text">...</text:span></text:p>
      <text:p text:style-name="P57"><text:span text:style-name="Source_20_Text">Found a match.</text:span></text:p>
      <text:p text:style-name="Text_20_body">Der Interpreter zeigt das Übereinstimmungsobjekt als an <text:span text:style-name="Source_20_Text">&lt;_sre.SRE_Match object; span=(3, 6), match='123'&gt;</text:span>. Diese enthält einige nützliche Informationen. </text:p>
      <text:p text:style-name="Text_20_body"><text:span text:style-name="Source_20_Text">span=(3, 6)</text:span>gibt den Anteil an <text:span text:style-name="Source_20_Text">&lt;string&gt;</text:span>in dem die Übereinstimmung gefunden wurde. Dies bedeutet dasselbe wie in der <text:a xlink:type="simple" xlink:href="https://realpython.com/python-strings/#string-slicing" text:style-name="Internet_20_link" text:visited-style-name="Visited_20_Internet_20_Link">Slice-Notation </text:a>: </text:p>
      <text:p text:style-name="Preformatted_20_Text"><text:span text:style-name="Source_20_Text">&gt;&gt;&gt; s[3:6]</text:span></text:p>
      <text:p text:style-name="P57"><text:span text:style-name="Source_20_Text">'123'</text:span></text:p>
      <text:p text:style-name="Text_20_body">In diesem Beispiel beginnt die Übereinstimmung an der Zeichenposition <text:span text:style-name="Source_20_Text">3</text:span>und erstreckt sich bis zu, aber nicht einschließlich Position <text:span text:style-name="Source_20_Text">6</text:span>. </text:p>
      <text:p text:style-name="Text_20_body"><text:span text:style-name="Source_20_Text">match='123'</text:span>gibt an, aus welchen Zeichen <text:span text:style-name="Source_20_Text">&lt;string&gt;</text:span>abgestimmt. </text:p>
      <text:p text:style-name="Text_20_body">Das ist ein guter Anfang. Aber in diesem Fall die <text:span text:style-name="Source_20_Text">&lt;regex&gt;</text:span>Muster ist nur die einfache Zeichenfolge <text:span text:style-name="Source_20_Text">'123'</text:span>. Der Musterabgleich ist hier immer noch nur ein Zeichen-für-Zeichen-Vergleich, ziemlich genau derselbe wie der <text:span text:style-name="Source_20_Text">in</text:span>Betreiber und <text:span text:style-name="Source_20_Text">.find()</text:span>zuvor gezeigte Beispiele. Das Match-Objekt teilt Ihnen hilfreich mit, dass die übereinstimmenden Zeichen waren <text:span text:style-name="Source_20_Text">'123'</text:span>, aber das ist keine große Offenbarung, da das genau die Zeichen waren, nach denen Sie gesucht haben. </text:p>
      <text:p text:style-name="Text_20_body">Du wärmst dich gerade auf. </text:p>
      <text:h text:style-name="Heading_20_3" text:outline-level="3">Python-Regex-Metazeichen </text:h>
      <text:p text:style-name="Text_20_body">Die wahre Stärke des Regex-Abgleichs in Python zeigt sich, wenn <text:span text:style-name="Source_20_Text">&lt;regex&gt;</text:span>enthält Sonderzeichen, die als <text:span text:style-name="Strong_20_Emphasis">Metazeichen </text:span>. Diese haben eine einzigartige Bedeutung für die Regex-Matching-Engine und verbessern die Möglichkeiten der Suche erheblich. </text:p>
      <text:p text:style-name="Text_20_body">Betrachten Sie noch einmal das Problem, wie festgestellt werden kann, ob eine Zeichenfolge drei aufeinanderfolgende Dezimalziffern enthält. </text:p>
      <text:p text:style-name="Text_20_body">In einer Regex eine Reihe von Zeichen, die in eckigen Klammern ( <text:span text:style-name="Source_20_Text">[]</text:span>) bildet eine <text:span text:style-name="Strong_20_Emphasis">Zeichenklasse </text:span>. Diese Metazeichenfolge entspricht jedem einzelnen Zeichen in der Klasse, wie im folgenden Beispiel gezeigt: </text:p>
      <text:p text:style-name="Preformatted_20_Text"><text:soft-page-break/><text:span text:style-name="Source_20_Text">&gt;&gt;&gt; s = 'foo123bar'</text:span></text:p>
      <text:p text:style-name="Preformatted_20_Text"><text:span text:style-name="Source_20_Text">&gt;&gt;&gt; re.search('[0-9][0-9][0-9]', s)</text:span></text:p>
      <text:p text:style-name="P57"><text:span text:style-name="Source_20_Text">&lt;_sre.SRE_Match object; span=(3, 6), match='123'&gt;</text:span></text:p>
      <text:p text:style-name="Text_20_body"><text:span text:style-name="Source_20_Text">[0-9]</text:span>entspricht jedem einzelnen Dezimalziffernzeichen – jedem Zeichen dazwischen <text:span text:style-name="Source_20_Text">'0'</text:span>und <text:span text:style-name="Source_20_Text">'9'</text:span>, inklusive. Der volle Ausdruck <text:span text:style-name="Source_20_Text">[0-9][0-9][0-9]</text:span>stimmt mit einer beliebigen Folge von drei Dezimalziffern überein. In diesem Fall, <text:span text:style-name="Source_20_Text">s</text:span>stimmt überein, da es drei aufeinanderfolgende Dezimalziffern enthält, <text:span text:style-name="Source_20_Text">'123'</text:span>. </text:p>
      <text:p text:style-name="Text_20_body">Diese Zeichenfolgen passen auch: </text:p>
      <text:p text:style-name="Preformatted_20_Text"><text:span text:style-name="Source_20_Text">&gt;&gt;&gt; re.search('[0-9][0-9][0-9]', 'foo456bar')</text:span></text:p>
      <text:p text:style-name="Preformatted_20_Text"><text:span text:style-name="Source_20_Text">&lt;_sre.SRE_Match object; span=(3, 6), match='456'&gt;</text:span></text:p>
      <text:p text:style-name="Preformatted_20_Text"/>
      <text:p text:style-name="Preformatted_20_Text"><text:span text:style-name="Source_20_Text">&gt;&gt;&gt; re.search('[0-9][0-9][0-9]', '234baz')</text:span></text:p>
      <text:p text:style-name="Preformatted_20_Text"><text:span text:style-name="Source_20_Text">&lt;_sre.SRE_Match object; span=(0, 3), match='234'&gt;</text:span></text:p>
      <text:p text:style-name="Preformatted_20_Text"/>
      <text:p text:style-name="Preformatted_20_Text"><text:span text:style-name="Source_20_Text">&gt;&gt;&gt; re.search('[0-9][0-9][0-9]', 'qux678')</text:span></text:p>
      <text:p text:style-name="P57"><text:span text:style-name="Source_20_Text">&lt;_sre.SRE_Match object; span=(3, 6), match='678'&gt;</text:span></text:p>
      <text:p text:style-name="Text_20_body">Andererseits wird eine Zeichenfolge, die nicht drei aufeinanderfolgende Ziffern enthält, nicht übereinstimmen: </text:p>
      <text:p text:style-name="Preformatted_20_Text"><text:span text:style-name="Source_20_Text">&gt;&gt;&gt; print(re.search('[0-9][0-9][0-9]', '12foo34'))</text:span></text:p>
      <text:p text:style-name="P57"><text:span text:style-name="Source_20_Text">None</text:span></text:p>
      <text:p text:style-name="Text_20_body">Mit regulären Ausdrücken in Python können Sie Muster in einer Zeichenfolge identifizieren, die Sie mit der nicht finden würden <text:span text:style-name="Source_20_Text">in</text:span>Operator oder mit String-Methoden. </text:p>
      <text:p text:style-name="Text_20_body">Schauen Sie sich ein anderes Regex-Metazeichen an. Der Punkt ( <text:span text:style-name="Source_20_Text">.</text:span>) metacharacter entspricht jedem Zeichen außer einem Zeilenumbruch und funktioniert daher wie ein Platzhalter: </text:p>
      <text:p text:style-name="Preformatted_20_Text"><text:span text:style-name="Source_20_Text">&gt;&gt;&gt; s = 'foo123bar'</text:span></text:p>
      <text:p text:style-name="Preformatted_20_Text"><text:span text:style-name="Source_20_Text">&gt;&gt;&gt; re.search('1.3', s)</text:span></text:p>
      <text:p text:style-name="Preformatted_20_Text"><text:span text:style-name="Source_20_Text">&lt;_sre.SRE_Match object; span=(3, 6), match='123'&gt;</text:span></text:p>
      <text:p text:style-name="Preformatted_20_Text"/>
      <text:p text:style-name="Preformatted_20_Text"><text:span text:style-name="Source_20_Text">&gt;&gt;&gt; s = 'foo13bar'</text:span></text:p>
      <text:p text:style-name="Preformatted_20_Text"><text:span text:style-name="Source_20_Text">&gt;&gt;&gt; print(re.search('1.3', s))</text:span></text:p>
      <text:p text:style-name="P57"><text:span text:style-name="Source_20_Text">None</text:span></text:p>
      <text:p text:style-name="Text_20_body">Im ersten Beispiel ist die Regex <text:span text:style-name="Source_20_Text">1.3</text:span>Streichhölzer <text:span text:style-name="Source_20_Text">'123'</text:span>weil die <text:span text:style-name="Source_20_Text">'1'</text:span>und <text:span text:style-name="Source_20_Text">'3'</text:span>Spiel buchstäblich, und die <text:span text:style-name="Source_20_Text">.</text:span>entspricht dem <text:span text:style-name="Source_20_Text">'2'</text:span>. Hier fragst du im Wesentlichen: „Tut es <text:span text:style-name="Source_20_Text">s</text:span>enthalten a <text:span text:style-name="Source_20_Text">'1'</text:span>, dann ein beliebiges Zeichen (außer einem Zeilenumbruch), dann a <text:span text:style-name="Source_20_Text">'3'</text:span>?” Die Antwort ist ja für <text:span text:style-name="Source_20_Text">'foo123bar'</text:span>aber nein für <text:span text:style-name="Source_20_Text">'foo13bar'</text:span>. </text:p>
      <text:p text:style-name="Text_20_body">Diese Beispiele veranschaulichen schnell die Leistungsfähigkeit von Regex-Metazeichen. Zeichenklasse und Punkt sind nur zwei der von der unterstützten Metazeichen <text:span text:style-name="Source_20_Text">re</text:span>Modul. Es gibt viele mehr. Als Nächstes erkunden Sie sie vollständig. </text:p>
      <text:h text:style-name="Heading_20_2" text:outline-level="2">Metazeichen Unterstützt von der <text:span text:style-name="Source_20_Text">re</text:span>Modul </text:h>
      <text:p text:style-name="Text_20_body">Die folgende Tabelle fasst kurz alle Metazeichen zusammen, die von unterstützt werden <text:span text:style-name="Source_20_Text">re</text:span>Modul. Einige Charaktere dienen mehr als einem Zweck: </text:p>
      <table:table table:name="Table1" table:style-name="Table1">
        <table:table-column table:style-name="Table1.A"/>
        <table:table-column table:style-name="Table1.B"/>
        <table:table-header-rows>
          <text:soft-page-break/>
          <table:table-row>
            <table:table-cell table:style-name="Table1.A1" office:value-type="string">
              <text:p text:style-name="Table_20_Heading">Figuren) </text:p>
            </table:table-cell>
            <table:table-cell table:style-name="Table1.A1" office:value-type="string">
              <text:p text:style-name="Table_20_Heading">Bedeutung </text:p>
            </table:table-cell>
          </table:table-row>
        </table:table-header-rows>
        <table:table-row>
          <table:table-cell table:style-name="Table1.A1" office:value-type="string">
            <text:p text:style-name="Table_20_Contents"><text:span text:style-name="Source_20_Text">.</text:span></text:p>
          </table:table-cell>
          <table:table-cell table:style-name="Table1.A1" office:value-type="string">
            <text:p text:style-name="Table_20_Contents">Stimmt mit jedem einzelnen Zeichen außer Newline überein </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 Verankert ein Match am Anfang einer Zeichenfolge <text:line-break/>∙ Ergänzt eine Zeichenklasse </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Verankert ein Streichholz am Ende einer Zeichenfolge </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Stimmt mit null oder mehr Wiederholungen überein </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Entspricht einer oder mehreren Wiederholungen </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 Stimmt mit null oder einer Wiederholung überein <text:line-break/>∙ Gibt die nicht gierigen Versionen von an <text:span text:style-name="Source_20_Text">*</text:span>, <text:span text:style-name="Source_20_Text">+</text:span>, und <text:span text:style-name="Source_20_Text">?</text:span><text:line-break/>∙ Führt eine Lookahead- oder Lookbehind-Assertion ein <text:line-break/>∙ Erstellt eine benannte Gruppe </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Entspricht einer explizit angegebenen Anzahl von Wiederholungen </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 Escapezeichen für ein Metazeichen seiner besonderen Bedeutung <text:line-break/>∙ Führt eine Sonderzeichenklasse ein <text:line-break/>∙ Führt eine Gruppierungs-Rückreferenz ein </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Gibt eine Zeichenklasse an </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Bezeichnet Abwechslung </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Erstellt eine Gruppe </text:p>
          </table:table-cell>
        </table:table-row>
        <table:table-row>
          <table:table-cell table:style-name="Table1.A1" office:value-type="string">
            <text:p text:style-name="Table_20_Contents"><text:span text:style-name="Source_20_Text">:</text:span><text:line-break/><text:span text:style-name="Source_20_Text">#</text:span><text:line-break/><text:span text:style-name="Source_20_Text">=</text:span><text:line-break/><text:span text:style-name="Source_20_Text">!</text:span></text:p>
          </table:table-cell>
          <table:table-cell table:style-name="Table1.A1" office:value-type="string">
            <text:p text:style-name="Table_20_Contents">Benennen Sie eine spezialisierte Gruppe </text:p>
          </table:table-cell>
        </table:table-row>
        <table:table-row>
          <table:table-cell table:style-name="Table1.A1" office:value-type="string">
            <text:p text:style-name="Table_20_Contents"><text:span text:style-name="Source_20_Text">&lt;&gt;</text:span></text:p>
          </table:table-cell>
          <table:table-cell table:style-name="Table1.A1" office:value-type="string">
            <text:p text:style-name="Table_20_Contents">Erstellt eine benannte Gruppe </text:p>
          </table:table-cell>
        </table:table-row>
      </table:table>
      <text:p text:style-name="Text_20_body">Dies mag wie eine überwältigende Menge an Informationen erscheinen, aber <text:a xlink:type="simple" xlink:href="https://en.wikipedia.org/wiki/Phrases_from_The_Hitchhiker%27s_Guide_to_the_Galaxy#Don%27t_Panic" text:style-name="Internet_20_link" text:visited-style-name="Visited_20_Internet_20_Link">keine Panik! </text:a>In den folgenden Abschnitten wird jede davon im Detail behandelt. </text:p>
      <text:p text:style-name="Text_20_body">Der Regex-Parser betrachtet alle Zeichen, die oben nicht aufgeführt sind, als gewöhnliche Zeichen, die nur mit sich selbst übereinstimmen. Im <text:a xlink:type="simple" xlink:href="https://realpython.com/regex-python/#first-pattern-matching-example" text:style-name="Internet_20_link" text:visited-style-name="Visited_20_Internet_20_Link">Mustervergleichsbeispiel haben Sie beispielsweise </text:a>oben gezeigten </text:p>
      <text:p text:style-name="Preformatted_20_Text"><text:span text:style-name="Source_20_Text">&gt;&gt;&gt; s = 'foo123bar'</text:span></text:p>
      <text:p text:style-name="Preformatted_20_Text"><text:span text:style-name="Source_20_Text">&gt;&gt;&gt; re.search('123', s)</text:span></text:p>
      <text:p text:style-name="P57"><text:span text:style-name="Source_20_Text">&lt;_sre.SRE_Match object; span=(3, 6), match='123'&gt;</text:span></text:p>
      <text:p text:style-name="Text_20_body">In diesem Fall, <text:span text:style-name="Source_20_Text">123</text:span>ist technisch gesehen eine Regex, aber nicht sehr interessant, weil sie keine Metazeichen enthält. Es passt einfach zu der Zeichenfolge <text:span text:style-name="Source_20_Text">'123'</text:span>. </text:p>
      <text:p text:style-name="Text_20_body">Die Dinge werden viel spannender, wenn Sie Metazeichen in die Mischung werfen. In den folgenden Abschnitten wird ausführlich erläutert, wie Sie die einzelnen Metazeichen oder Metazeichenfolgen verwenden können, um die Mustererkennungsfunktionalität zu verbessern. </text:p>
      <text:h text:style-name="Heading_20_3" text:outline-level="3">Metazeichen, die einem einzelnen Zeichen entsprechen </text:h>
      <text:p text:style-name="Text_20_body">Die Metazeichenfolgen in diesem Abschnitt versuchen, ein einzelnes Zeichen aus der Suchzeichenfolge zu finden. Wenn der Regex-Parser auf eine dieser Metazeichensequenzen trifft, findet eine Übereinstimmung statt, wenn das Zeichen an der aktuellen Parsing-Position zu der Beschreibung passt, die die Sequenz beschreibt. </text:p>
      <text:p text:style-name="Text_20_body"><text:span text:style-name="Source_20_Text">[]</text:span></text:p>
      <text:p text:style-name="Quotations"><text:soft-page-break/>Gibt einen bestimmten Satz von Zeichen an, die abgeglichen werden sollen. </text:p>
      <text:p text:style-name="Text_20_body">Zeichen in eckigen Klammern ( <text:span text:style-name="Source_20_Text">[]</text:span>) stellen eine <text:span text:style-name="Strong_20_Emphasis">Zeichenklasse </text:span>aufgezählte Menge von Zeichen, die abgeglichen werden sollen. Eine Zeichenklassen-Metazeichensequenz stimmt mit jedem einzelnen Zeichen überein, das in der Klasse enthalten ist. </text:p>
      <text:p text:style-name="Text_20_body">Sie können die Zeichen einzeln wie folgt aufzählen: </text:p>
      <text:p text:style-name="Preformatted_20_Text"><text:span text:style-name="Source_20_Text">&gt;&gt;&gt; re.search('ba[artz]', 'foobarqux')</text:span></text:p>
      <text:p text:style-name="Preformatted_20_Text"><text:span text:style-name="Source_20_Text">&lt;_sre.SRE_Match object; span=(3, 6), match='bar'&gt;</text:span></text:p>
      <text:p text:style-name="Preformatted_20_Text"><text:span text:style-name="Source_20_Text">&gt;&gt;&gt; re.search('ba[artz]', 'foobazqux')</text:span></text:p>
      <text:p text:style-name="P57"><text:span text:style-name="Source_20_Text">&lt;_sre.SRE_Match object; span=(3, 6), match='baz'&gt;</text:span></text:p>
      <text:p text:style-name="Text_20_body">Die Metazeichenfolge <text:span text:style-name="Source_20_Text">[artz]</text:span>passt zu jeder Single <text:span text:style-name="Source_20_Text">'a'</text:span>, <text:span text:style-name="Source_20_Text">'r'</text:span>, <text:span text:style-name="Source_20_Text">'t'</text:span>, oder <text:span text:style-name="Source_20_Text">'z'</text:span>Charakter. Im Beispiel die Regex <text:span text:style-name="Source_20_Text">ba[artz]</text:span>passt zu beiden <text:span text:style-name="Source_20_Text">'bar'</text:span>und <text:span text:style-name="Source_20_Text">'baz'</text:span>(und würde auch passen <text:span text:style-name="Source_20_Text">'baa'</text:span>und <text:span text:style-name="Source_20_Text">'bat'</text:span>). </text:p>
      <text:p text:style-name="Text_20_body">Eine Zeichenklasse kann auch eine Reihe von Zeichen enthalten, die durch einen Bindestrich ( <text:span text:style-name="Source_20_Text">-</text:span>), in diesem Fall stimmt es mit jedem einzelnen Zeichen innerhalb des Bereichs überein. Zum Beispiel, <text:span text:style-name="Source_20_Text">[a-z]</text:span>stimmt mit jedem Kleinbuchstaben dazwischen überein <text:span text:style-name="Source_20_Text">'a'</text:span>und <text:span text:style-name="Source_20_Text">'z'</text:span>, inklusive: </text:p>
      <text:p text:style-name="Preformatted_20_Text"><text:span text:style-name="Source_20_Text">&gt;&gt;&gt; re.search('[a-z]', 'FOObar')</text:span></text:p>
      <text:p text:style-name="P57"><text:span text:style-name="Source_20_Text">&lt;_sre.SRE_Match object; span=(3, 4), match='b'&gt;</text:span></text:p>
      <text:p text:style-name="Text_20_body"><text:span text:style-name="Source_20_Text">[0-9]</text:span>passt zu jedem Ziffernzeichen: </text:p>
      <text:p text:style-name="Preformatted_20_Text"><text:span text:style-name="Source_20_Text">&gt;&gt;&gt; re.search('[0-9][0-9]', 'foo123bar')</text:span></text:p>
      <text:p text:style-name="P57"><text:span text:style-name="Source_20_Text">&lt;_sre.SRE_Match object; span=(3, 5), match='12'&gt;</text:span></text:p>
      <text:p text:style-name="Text_20_body">In diesem Fall, <text:span text:style-name="Source_20_Text">[0-9][0-9]</text:span>entspricht einer Folge von zwei Ziffern. Der erste Teil der Zeichenfolge <text:span text:style-name="Source_20_Text">'foo123bar'</text:span>das passt ist <text:span text:style-name="Source_20_Text">'12'</text:span>. </text:p>
      <text:p text:style-name="Text_20_body"><text:span text:style-name="Source_20_Text">[0-9a-fA-F]</text:span>stimmt mit jedem <text:a xlink:type="simple" xlink:href="https://en.wikipedia.org/wiki/Hexadecimal" text:style-name="Internet_20_link" text:visited-style-name="Visited_20_Internet_20_Link">hexadezimalen </text:a>Ziffernzeichen überein: </text:p>
      <text:p text:style-name="Preformatted_20_Text"><text:span text:style-name="Source_20_Text">&gt;&gt;&gt; re.search('[0-9a-fA-f]', '--- a0 ---')</text:span></text:p>
      <text:p text:style-name="P57"><text:span text:style-name="Source_20_Text">&lt;_sre.SRE_Match object; span=(4, 5), match='a'&gt;</text:span></text:p>
      <text:p text:style-name="Text_20_body">Hier, <text:span text:style-name="Source_20_Text">[0-9a-fA-F]</text:span>stimmt mit dem ersten hexadezimalen Ziffernzeichen in der Suchzeichenfolge überein, <text:span text:style-name="Source_20_Text">'a'</text:span>. </text:p>
      <text:p text:style-name="Text_20_body"><text:span text:style-name="Strong_20_Emphasis">Hinweis: </text:span>In den obigen Beispielen ist der Rückgabewert immer die möglichst linke Übereinstimmung. <text:span text:style-name="Source_20_Text">re.search()</text:span>scannt die Suchzeichenfolge von links nach rechts und sobald eine Übereinstimmung gefunden wird <text:span text:style-name="Source_20_Text">&lt;regex&gt;</text:span>, stoppt es das Scannen und gibt die Übereinstimmung zurück. </text:p>
      <text:p text:style-name="Text_20_body">Sie können eine Zeichenklasse durch Angabe ergänzen <text:span text:style-name="Source_20_Text">^</text:span>als erstes Zeichen, in diesem Fall stimmt es mit jedem Zeichen überein, <text:span text:style-name="Emphasis">das nicht </text:span>im Satz enthalten ist. Im folgenden Beispiel <text:span text:style-name="Source_20_Text">[^0-9]</text:span>stimmt mit jedem Zeichen überein, das keine Ziffer ist: </text:p>
      <text:p text:style-name="Preformatted_20_Text"><text:span text:style-name="Source_20_Text">&gt;&gt;&gt; re.search('[^0-9]', '12345foo')</text:span></text:p>
      <text:p text:style-name="P57"><text:span text:style-name="Source_20_Text">&lt;_sre.SRE_Match object; span=(5, 6), match='f'&gt;</text:span></text:p>
      <text:p text:style-name="Text_20_body">Hier gibt das Match-Objekt an, dass das erste Zeichen in der Zeichenfolge, das keine Ziffer ist, eine ist <text:span text:style-name="Source_20_Text">'f'</text:span>. </text:p>
      <text:p text:style-name="Text_20_body"><text:soft-page-break/>Wenn ein <text:span text:style-name="Source_20_Text">^</text:span>Zeichen in einer Zeichenklasse auftaucht, aber nicht das erste Zeichen ist, dann hat es keine besondere Bedeutung und passt auf ein Literal <text:span text:style-name="Source_20_Text">'^'</text:span>Charakter: </text:p>
      <text:p text:style-name="Preformatted_20_Text"><text:span text:style-name="Source_20_Text">&gt;&gt;&gt; re.search('[#:^]', 'foo^bar:baz#qux')</text:span></text:p>
      <text:p text:style-name="P57"><text:span text:style-name="Source_20_Text">&lt;_sre.SRE_Match object; span=(3, 4), match='^'&gt;</text:span></text:p>
      <text:p text:style-name="Text_20_body">Wie Sie gesehen haben, können Sie einen Bereich von Zeichen in einer Zeichenklasse angeben, indem Sie Zeichen mit einem Bindestrich trennen. Was ist, wenn Sie möchten, dass die Zeichenklasse einen wörtlichen Bindestrich enthält? Sie können es als erstes oder letztes Zeichen platzieren oder mit einem Backslash ( <text:span text:style-name="Source_20_Text">\</text:span>): </text:p>
      <text:p text:style-name="Preformatted_20_Text"><text:span text:style-name="Source_20_Text">&gt;&gt;&gt; re.search('[-abc]', '123-456')</text:span></text:p>
      <text:p text:style-name="Preformatted_20_Text"><text:span text:style-name="Source_20_Text">&lt;_sre.SRE_Match object; span=(3, 4), match='-'&gt;</text:span></text:p>
      <text:p text:style-name="Preformatted_20_Text"><text:span text:style-name="Source_20_Text">&gt;&gt;&gt; re.search('[abc-]', '123-456')</text:span></text:p>
      <text:p text:style-name="Preformatted_20_Text"><text:span text:style-name="Source_20_Text">&lt;_sre.SRE_Match object; span=(3, 4), match='-'&gt;</text:span></text:p>
      <text:p text:style-name="Preformatted_20_Text"><text:span text:style-name="Source_20_Text">&gt;&gt;&gt; re.search('[ab\-c]', '123-456')</text:span></text:p>
      <text:p text:style-name="P57"><text:span text:style-name="Source_20_Text">&lt;_sre.SRE_Match object; span=(3, 4), match='-'&gt;</text:span></text:p>
      <text:p text:style-name="Text_20_body">Wenn Sie ein Literal einschließen möchten <text:span text:style-name="Source_20_Text">']'</text:span>in einer Zeichenklasse, dann können Sie es als erstes Zeichen platzieren oder mit einem Backslash maskieren: </text:p>
      <text:p text:style-name="Preformatted_20_Text"><text:span text:style-name="Source_20_Text">&gt;&gt;&gt; re.search('[]]', 'foo[1]')</text:span></text:p>
      <text:p text:style-name="Preformatted_20_Text"><text:span text:style-name="Source_20_Text">&lt;_sre.SRE_Match object; span=(5, 6), match=']'&gt;</text:span></text:p>
      <text:p text:style-name="Preformatted_20_Text"><text:span text:style-name="Source_20_Text">&gt;&gt;&gt; re.search('[ab\]cd]', 'foo[1]')</text:span></text:p>
      <text:p text:style-name="P57"><text:span text:style-name="Source_20_Text">&lt;_sre.SRE_Match object; span=(5, 6), match=']'&gt;</text:span></text:p>
      <text:p text:style-name="Text_20_body">Andere Regex-Metazeichen verlieren innerhalb einer Zeichenklasse ihre besondere Bedeutung: </text:p>
      <text:p text:style-name="Preformatted_20_Text"><text:span text:style-name="Source_20_Text">&gt;&gt;&gt; re.search('[)*+|]', '123*456')</text:span></text:p>
      <text:p text:style-name="Preformatted_20_Text"><text:span text:style-name="Source_20_Text">&lt;_sre.SRE_Match object; span=(3, 4), match='*'&gt;</text:span></text:p>
      <text:p text:style-name="Preformatted_20_Text"><text:span text:style-name="Source_20_Text">&gt;&gt;&gt; re.search('[)*+|]', '123+456')</text:span></text:p>
      <text:p text:style-name="P57"><text:span text:style-name="Source_20_Text">&lt;_sre.SRE_Match object; span=(3, 4), match='+'&gt;</text:span></text:p>
      <text:p text:style-name="Text_20_body">Wie Sie in der obigen Tabelle gesehen haben, <text:span text:style-name="Source_20_Text">*</text:span>und <text:span text:style-name="Source_20_Text">+</text:span>haben besondere Bedeutungen in einer Regex in Python. Sie bezeichnen Wiederholungen, über die Sie in Kürze mehr erfahren werden. Aber in diesem Beispiel befinden sie sich innerhalb einer Zeichenklasse, also stimmen sie buchstäblich mit sich selbst überein. </text:p>
      <text:p text:style-name="Text_20_body">Punkt ( <text:span text:style-name="Source_20_Text">.</text:span>) </text:p>
      <text:p text:style-name="Quotations">Gibt einen Platzhalter an. </text:p>
      <text:p text:style-name="Text_20_body">Das <text:span text:style-name="Source_20_Text">.</text:span>Metazeichen entspricht jedem einzelnen Zeichen außer einem Zeilenumbruch: </text:p>
      <text:p text:style-name="Preformatted_20_Text"><text:span text:style-name="Source_20_Text">&gt;&gt;&gt; re.search('foo.bar', 'fooxbar')</text:span></text:p>
      <text:p text:style-name="Preformatted_20_Text"><text:span text:style-name="Source_20_Text">&lt;_sre.SRE_Match object; span=(0, 7), match='fooxbar'&gt;</text:span></text:p>
      <text:p text:style-name="Preformatted_20_Text"/>
      <text:p text:style-name="Preformatted_20_Text"><text:span text:style-name="Source_20_Text">&gt;&gt;&gt; print(re.search('foo.bar', 'foobar'))</text:span></text:p>
      <text:p text:style-name="Preformatted_20_Text"><text:span text:style-name="Source_20_Text">None</text:span></text:p>
      <text:p text:style-name="Preformatted_20_Text"><text:span text:style-name="Source_20_Text">&gt;&gt;&gt; print(re.search('foo.bar', 'foo\nbar'))</text:span></text:p>
      <text:p text:style-name="P57"><text:span text:style-name="Source_20_Text">None</text:span></text:p>
      <text:p text:style-name="Text_20_body">Als regulärer Ausdruck <text:span text:style-name="Source_20_Text">foo.bar</text:span>bedeutet im Wesentlichen die Zeichen <text:span text:style-name="Source_20_Text">'foo'</text:span>, dann ein beliebiges Zeichen außer Newline, dann die Zeichen <text:span text:style-name="Source_20_Text">'bar'</text:span>. Die erste oben gezeigte Zeichenfolge, <text:span text:style-name="Source_20_Text">'fooxbar'</text:span>, genau das Richtige, weil die <text:span text:style-name="Source_20_Text">.</text:span>Metazeichen stimmt mit dem überein <text:span text:style-name="Source_20_Text">'x'</text:span>. </text:p>
      <text:p text:style-name="Text_20_body"><text:soft-page-break/>Die zweite und dritte Saite passen nicht zusammen. Im letzten Fall steht zwar ein Zeichen dazwischen <text:span text:style-name="Source_20_Text">'foo'</text:span>und <text:span text:style-name="Source_20_Text">'bar'</text:span>, es ist ein Zeilenumbruch, und standardmäßig ist die <text:span text:style-name="Source_20_Text">.</text:span>Metazeichen stimmt nicht mit einem Zeilenumbruch überein. Es gibt jedoch eine Möglichkeit, sie zu erzwingen <text:span text:style-name="Source_20_Text">.</text:span>um einen Zeilenumbruch abzugleichen, was Sie am Ende dieses Tutorials erfahren werden. </text:p>
      <text:p text:style-name="Text_20_body"><text:span text:style-name="Source_20_Text">\w</text:span><text:line-break/><text:span text:style-name="Source_20_Text">\W</text:span></text:p>
      <text:p text:style-name="Quotations">Übereinstimmung basierend darauf, ob ein Zeichen ein Wortzeichen ist. </text:p>
      <text:p text:style-name="Text_20_body"><text:span text:style-name="Source_20_Text">\w</text:span>stimmt mit jedem alphanumerischen Wortzeichen überein. Wortzeichen sind Groß- und Kleinbuchstaben, Ziffern und der Unterstrich ( <text:span text:style-name="Source_20_Text">_</text:span>) Charakter, also <text:span text:style-name="Source_20_Text">\w</text:span>ist im Wesentlichen eine Abkürzung für <text:span text:style-name="Source_20_Text">[a-zA-Z0-9_]</text:span>: </text:p>
      <text:p text:style-name="Preformatted_20_Text"><text:span text:style-name="Source_20_Text">&gt;&gt;&gt; re.search('\w', '#(.a$@&amp;')</text:span></text:p>
      <text:p text:style-name="Preformatted_20_Text"><text:span text:style-name="Source_20_Text">&lt;_sre.SRE_Match object; span=(3, 4), match='a'&gt;</text:span></text:p>
      <text:p text:style-name="Preformatted_20_Text"><text:span text:style-name="Source_20_Text">&gt;&gt;&gt; re.search('[a-zA-Z0-9_]', '#(.a$@&amp;')</text:span></text:p>
      <text:p text:style-name="P57"><text:span text:style-name="Source_20_Text">&lt;_sre.SRE_Match object; span=(3, 4), match='a'&gt;</text:span></text:p>
      <text:p text:style-name="Text_20_body">In diesem Fall das erste Wortzeichen in der Zeichenfolge <text:span text:style-name="Source_20_Text">'#(.a$@&amp;'</text:span>ist <text:span text:style-name="Source_20_Text">'a'</text:span>. </text:p>
      <text:p text:style-name="Text_20_body"><text:span text:style-name="Source_20_Text">\W</text:span>ist das Gegenteil. Es stimmt mit jedem Nichtwortzeichen überein und ist äquivalent zu <text:span text:style-name="Source_20_Text">[^a-zA-Z0-9_]</text:span>: </text:p>
      <text:p text:style-name="Preformatted_20_Text"><text:span text:style-name="Source_20_Text">&gt;&gt;&gt; re.search('\W', 'a_1*3Qb')</text:span></text:p>
      <text:p text:style-name="Preformatted_20_Text"><text:span text:style-name="Source_20_Text">&lt;_sre.SRE_Match object; span=(3, 4), match='*'&gt;</text:span></text:p>
      <text:p text:style-name="Preformatted_20_Text"><text:span text:style-name="Source_20_Text">&gt;&gt;&gt; re.search('[^a-zA-Z0-9_]', 'a_1*3Qb')</text:span></text:p>
      <text:p text:style-name="P57"><text:span text:style-name="Source_20_Text">&lt;_sre.SRE_Match object; span=(3, 4), match='*'&gt;</text:span></text:p>
      <text:p text:style-name="Text_20_body">Hier das erste Nichtwortzeichen in <text:span text:style-name="Source_20_Text">'a_1*3!b'</text:span>ist <text:span text:style-name="Source_20_Text">'*'</text:span>. </text:p>
      <text:p text:style-name="Text_20_body"><text:span text:style-name="Source_20_Text">\d</text:span><text:line-break/><text:span text:style-name="Source_20_Text">\D</text:span></text:p>
      <text:p text:style-name="Quotations">Übereinstimmung basierend darauf, ob ein Zeichen eine Dezimalziffer ist. </text:p>
      <text:p text:style-name="Text_20_body"><text:span text:style-name="Source_20_Text">\d</text:span>entspricht jedem Dezimalziffernzeichen. <text:span text:style-name="Source_20_Text">\D</text:span>ist das Gegenteil. Es stimmt mit jedem Zeichen überein, <text:span text:style-name="Emphasis">das keine </text:span>Dezimalziffer ist: </text:p>
      <text:p text:style-name="Preformatted_20_Text"><text:span text:style-name="Source_20_Text">&gt;&gt;&gt; re.search('\d', 'abc4def')</text:span></text:p>
      <text:p text:style-name="Preformatted_20_Text"><text:span text:style-name="Source_20_Text">&lt;_sre.SRE_Match object; span=(3, 4), match='4'&gt;</text:span></text:p>
      <text:p text:style-name="Preformatted_20_Text"/>
      <text:p text:style-name="Preformatted_20_Text"><text:span text:style-name="Source_20_Text">&gt;&gt;&gt; re.search('\D', '234Q678')</text:span></text:p>
      <text:p text:style-name="P57"><text:span text:style-name="Source_20_Text">&lt;_sre.SRE_Match object; span=(3, 4), match='Q'&gt;</text:span></text:p>
      <text:p text:style-name="Text_20_body"><text:span text:style-name="Source_20_Text">\d</text:span>ist im Wesentlichen gleichbedeutend mit <text:span text:style-name="Source_20_Text">[0-9]</text:span>, und <text:span text:style-name="Source_20_Text">\D</text:span>ist äquivalent zu <text:span text:style-name="Source_20_Text">[^0-9]</text:span>. </text:p>
      <text:p text:style-name="Text_20_body"><text:span text:style-name="Source_20_Text">\s</text:span><text:line-break/><text:span text:style-name="Source_20_Text">\S</text:span></text:p>
      <text:p text:style-name="Quotations">Übereinstimmung basierend darauf, ob ein Zeichen Leerzeichen darstellt. </text:p>
      <text:p text:style-name="Text_20_body"><text:span text:style-name="Source_20_Text">\s</text:span>passt zu jedem Leerzeichen: </text:p>
      <text:p text:style-name="Preformatted_20_Text"><text:span text:style-name="Source_20_Text">&gt;&gt;&gt; re.search('\s', 'foo\nbar baz')</text:span></text:p>
      <text:p text:style-name="P57"><text:span text:style-name="Source_20_Text">&lt;_sre.SRE_Match object; span=(3, 4), match='\n'&gt;</text:span></text:p>
      <text:p text:style-name="Text_20_body"><text:soft-page-break/>Beachten Sie, dass im Gegensatz zum Punkt-Platzhalter-Metazeichen <text:span text:style-name="Source_20_Text">\s</text:span>stimmt mit einem Zeilenumbruchzeichen überein. </text:p>
      <text:p text:style-name="Text_20_body"><text:span text:style-name="Source_20_Text">\S</text:span>ist das Gegenteil von <text:span text:style-name="Source_20_Text">\s</text:span>. Es stimmt mit jedem Zeichen überein, <text:span text:style-name="Emphasis">das kein </text:span>Leerzeichen ist: </text:p>
      <text:p text:style-name="Preformatted_20_Text"><text:span text:style-name="Source_20_Text">&gt;&gt;&gt; re.search('\S', ' <text:s/>\n foo <text:s/>\n <text:s/>')</text:span></text:p>
      <text:p text:style-name="P57"><text:span text:style-name="Source_20_Text">&lt;_sre.SRE_Match object; span=(4, 5), match='f'&gt;</text:span></text:p>
      <text:p text:style-name="Text_20_body">Wieder, <text:span text:style-name="Source_20_Text">\s</text:span>und <text:span text:style-name="Source_20_Text">\S</text:span>Betrachten Sie einen Zeilenumbruch als Leerzeichen. Im obigen Beispiel ist das erste Nicht-Leerzeichen <text:span text:style-name="Source_20_Text">'f'</text:span>. </text:p>
      <text:p text:style-name="Text_20_body">Die Zeichenklassensequenzen <text:span text:style-name="Source_20_Text">\w</text:span>, <text:span text:style-name="Source_20_Text">\W</text:span>, <text:span text:style-name="Source_20_Text">\d</text:span>, <text:span text:style-name="Source_20_Text">\D</text:span>, <text:span text:style-name="Source_20_Text">\s</text:span>, und <text:span text:style-name="Source_20_Text">\S</text:span>kann auch in einer Zeichenklasse mit eckigen Klammern erscheinen: </text:p>
      <text:p text:style-name="Preformatted_20_Text"><text:span text:style-name="Source_20_Text">&gt;&gt;&gt; re.search('[\d\w\s]', '---3---')</text:span></text:p>
      <text:p text:style-name="Preformatted_20_Text"><text:span text:style-name="Source_20_Text">&lt;_sre.SRE_Match object; span=(3, 4), match='3'&gt;</text:span></text:p>
      <text:p text:style-name="Preformatted_20_Text"><text:span text:style-name="Source_20_Text">&gt;&gt;&gt; re.search('[\d\w\s]', '---a---')</text:span></text:p>
      <text:p text:style-name="Preformatted_20_Text"><text:span text:style-name="Source_20_Text">&lt;_sre.SRE_Match object; span=(3, 4), match='a'&gt;</text:span></text:p>
      <text:p text:style-name="Preformatted_20_Text"><text:span text:style-name="Source_20_Text">&gt;&gt;&gt; re.search('[\d\w\s]', '--- ---')</text:span></text:p>
      <text:p text:style-name="P57"><text:span text:style-name="Source_20_Text">&lt;_sre.SRE_Match object; span=(3, 4), match=' '&gt;</text:span></text:p>
      <text:p text:style-name="Text_20_body">In diesem Fall, <text:span text:style-name="Source_20_Text">[\d\w\s]</text:span>stimmt mit jeder Ziffer, jedem Wort oder Leerzeichen überein. Und da <text:span text:style-name="Source_20_Text">\w</text:span>beinhaltet <text:span text:style-name="Source_20_Text">\d</text:span>, dieselbe Zeichenklasse könnte auch etwas kürzer als ausgedrückt werden <text:span text:style-name="Source_20_Text">[\w\s]</text:span>. </text:p>
      <text:h text:style-name="Heading_20_3" text:outline-level="3">Metazeichen entkommen </text:h>
      <text:p text:style-name="Text_20_body">Gelegentlich werden Sie ein Metazeichen in Ihre Regex aufnehmen wollen, außer Sie möchten nicht, dass es seine spezielle Bedeutung trägt. Stattdessen möchten Sie, dass es sich selbst als wörtliches Zeichen darstellt. </text:p>
      <text:p text:style-name="Text_20_body">Backslash ( <text:span text:style-name="Source_20_Text">\</text:span>) </text:p>
      <text:p text:style-name="Quotations">Entfernt die besondere Bedeutung eines Metazeichens. </text:p>
      <text:p text:style-name="Text_20_body">Wie Sie gerade gesehen haben, kann der Backslash Sonderzeichenklassen wie Wörter, Ziffern und Leerzeichen einführen. Es gibt auch spezielle Metazeichenfolgen, sogenannte <text:span text:style-name="Strong_20_Emphasis">Anker </text:span>, die mit einem umgekehrten Schrägstrich beginnen, über die Sie weiter unten mehr erfahren werden. </text:p>
      <text:p text:style-name="Text_20_body">Wenn es keinem dieser Zwecke dient, maskiert der umgekehrte Schrägstrich <text:span text:style-name="Strong_20_Emphasis">Metazeichen </text:span>. Ein Metazeichen, dem ein umgekehrter Schrägstrich vorangestellt ist, verliert seine besondere Bedeutung und entspricht stattdessen dem Literalzeichen. Betrachten Sie die folgenden Beispiele: </text:p>
      <text:p text:style-name="P57"><text:span text:style-name="Source_20_Text">&gt;&gt;&gt; re.search('.', 'foo.bar')</text:span></text:p>
      <text:p text:style-name="P57"><text:span text:style-name="Source_20_Text">&lt;_sre.SRE_Match object; span=(0, 1), match='f'&gt;</text:span></text:p>
      <text:p text:style-name="P57"/>
      <text:p text:style-name="P57"><text:span text:style-name="Source_20_Text">&gt;&gt;&gt; re.search('\.', 'foo.bar')</text:span></text:p>
      <text:p text:style-name="P57"><text:span text:style-name="Source_20_Text">&lt;_sre.SRE_Match object; span=(3, 4), match='.'&gt;</text:span></text:p>
      <text:p text:style-name="Text_20_body">In dem <text:span text:style-name="Source_20_Text">&lt;regex&gt;</text:span>in <text:span text:style-name="Strong_20_Emphasis">Zeile 1 </text:span>der Punkt ( <text:span text:style-name="Source_20_Text">.</text:span>) fungiert als Platzhalter-Metazeichen, das mit dem ersten Zeichen in der Zeichenfolge übereinstimmt ( <text:span text:style-name="Source_20_Text">'f'</text:span>). Das <text:span text:style-name="Source_20_Text">.</text:span>Charakter im <text:span text:style-name="Source_20_Text">&lt;regex&gt;</text:span>in <text:span text:style-name="Strong_20_Emphasis">Zeile 4 </text:span>wird <text:soft-page-break/>durch einen umgekehrten Schrägstrich maskiert, es handelt sich also nicht um einen Platzhalter. Es wird wörtlich interpretiert und entspricht dem <text:span text:style-name="Source_20_Text">'.'</text:span>am Index <text:span text:style-name="Source_20_Text">3</text:span>des Suchstrings. </text:p>
      <text:p text:style-name="Text_20_body">Die Verwendung von Backslashes für Escapezeichen kann unübersichtlich werden. Angenommen, Sie haben eine Zeichenfolge, die einen einzelnen umgekehrten Schrägstrich enthält: </text:p>
      <text:p text:style-name="Preformatted_20_Text"><text:span text:style-name="Source_20_Text">&gt;&gt;&gt; s = r'foo\bar'</text:span></text:p>
      <text:p text:style-name="Preformatted_20_Text"><text:span text:style-name="Source_20_Text">&gt;&gt;&gt; print(s)</text:span></text:p>
      <text:p text:style-name="P57"><text:span text:style-name="Source_20_Text">foo\bar</text:span></text:p>
      <text:p text:style-name="Text_20_body">Nehmen wir nun an, Sie möchten eine erstellen <text:span text:style-name="Source_20_Text">&lt;regex&gt;</text:span>das wird mit dem Backslash dazwischen übereinstimmen <text:span text:style-name="Source_20_Text">'foo'</text:span>und <text:span text:style-name="Source_20_Text">'bar'</text:span>. Der umgekehrte Schrägstrich ist selbst ein Sonderzeichen in einer Regex. Um also einen wörtlichen umgekehrten Schrägstrich anzugeben, müssen Sie ihn mit einem anderen umgekehrten Schrägstrich maskieren. Wenn das der Fall ist, dann sollte Folgendes funktionieren: </text:p>
      <text:p text:style-name="P57"><text:span text:style-name="Source_20_Text">&gt;&gt;&gt; re.search('\\', s)</text:span></text:p>
      <text:p text:style-name="Text_20_body">Nicht ganz. Das bekommen Sie, wenn Sie es versuchen: </text:p>
      <text:p text:style-name="Preformatted_20_Text"><text:span text:style-name="Source_20_Text">&gt;&gt;&gt; re.search('\\', s)</text:span></text:p>
      <text:p text:style-name="Preformatted_20_Text"><text:span text:style-name="Source_20_Text">Traceback (most recent call last):</text:span></text:p>
      <text:p text:style-name="Preformatted_20_Text"><text:span text:style-name="Source_20_Text"><text:s text:c="2"/>File "&lt;pyshell#3&gt;", line 1, in &lt;module&gt;</text:span></text:p>
      <text:p text:style-name="Preformatted_20_Text"><text:span text:style-name="Source_20_Text"><text:s text:c="4"/>re.search('\\', s)</text:span></text:p>
      <text:p text:style-name="Preformatted_20_Text"><text:span text:style-name="Source_20_Text"><text:s text:c="2"/>File "C:\Python36\lib\re.py", line 182, in search</text:span></text:p>
      <text:p text:style-name="Preformatted_20_Text"><text:span text:style-name="Source_20_Text"><text:s text:c="4"/>return _compile(pattern, flags).search(string)</text:span></text:p>
      <text:p text:style-name="Preformatted_20_Text"><text:span text:style-name="Source_20_Text"><text:s text:c="2"/>File "C:\Python36\lib\re.py", line 301, in _compile</text:span></text:p>
      <text:p text:style-name="Preformatted_20_Text"><text:span text:style-name="Source_20_Text"><text:s text:c="4"/>p = sre_compile.compile(pattern, flags)</text:span></text:p>
      <text:p text:style-name="Preformatted_20_Text"><text:span text:style-name="Source_20_Text"><text:s text:c="2"/>File "C:\Python36\lib\sre_compile.py", line 562, in compile</text:span></text:p>
      <text:p text:style-name="Preformatted_20_Text"><text:span text:style-name="Source_20_Text"><text:s text:c="4"/>p = sre_parse.parse(p, flags)</text:span></text:p>
      <text:p text:style-name="Preformatted_20_Text"><text:span text:style-name="Source_20_Text"><text:s text:c="2"/>File "C:\Python36\lib\sre_parse.py", line 848, in parse</text:span></text:p>
      <text:p text:style-name="Preformatted_20_Text"><text:span text:style-name="Source_20_Text"><text:s text:c="4"/>source = Tokenizer(str)</text:span></text:p>
      <text:p text:style-name="Preformatted_20_Text"><text:span text:style-name="Source_20_Text"><text:s text:c="2"/>File "C:\Python36\lib\sre_parse.py", line 231, in __init__</text:span></text:p>
      <text:p text:style-name="Preformatted_20_Text"><text:span text:style-name="Source_20_Text"><text:s text:c="4"/>self.__next()</text:span></text:p>
      <text:p text:style-name="Preformatted_20_Text"><text:span text:style-name="Source_20_Text"><text:s text:c="2"/>File "C:\Python36\lib\sre_parse.py", line 245, in __next</text:span></text:p>
      <text:p text:style-name="Preformatted_20_Text"><text:span text:style-name="Source_20_Text"><text:s text:c="4"/>self.string, len(self.string) - 1) from None</text:span></text:p>
      <text:p text:style-name="P57"><text:span text:style-name="Source_20_Text">sre_constants.error: bad escape (end of pattern) at position 0</text:span></text:p>
      <text:p text:style-name="Text_20_body">Hoppla. Was ist passiert? </text:p>
      <text:p text:style-name="Text_20_body">Das Problem dabei ist, dass das Backslash-Escape zweimal erfolgt, zuerst vom Python-Interpreter für das String-Literal und dann noch einmal vom Regex-Parser für die empfangene Regex. </text:p>
      <text:p text:style-name="Text_20_body">Hier ist die Abfolge der Ereignisse: </text:p>
      <text:list xml:id="list3391089471" text:style-name="L4">
        <text:list-item>
          <text:p text:style-name="P33">Der Python-Interpreter ist der erste, der das String-Literal verarbeitet <text:span text:style-name="Source_20_Text">'\\'</text:span>. Es interpretiert das als einen Backslash mit Escapezeichen und übergibt nur einen einzigen Backslash an <text:span text:style-name="Source_20_Text">re.search()</text:span>. </text:p>
        </text:list-item>
        <text:list-item>
          <text:p text:style-name="P4">Der Regex-Parser erhält nur einen einzelnen umgekehrten Schrägstrich, der keine aussagekräftige Regex ist, sodass der unangenehme Fehler auftritt. </text:p>
        </text:list-item>
      </text:list>
      <text:p text:style-name="Text_20_body">Es gibt zwei Möglichkeiten, dies zu umgehen. Erstens können Sie <text:span text:style-name="Emphasis">beide </text:span>Backslashes im ursprünglichen String-Literal maskieren: </text:p>
      <text:p text:style-name="Preformatted_20_Text"><text:span text:style-name="Source_20_Text">&gt;&gt;&gt; re.search('\\\\', s)</text:span></text:p>
      <text:p text:style-name="P57"><text:span text:style-name="Source_20_Text">&lt;_sre.SRE_Match object; span=(3, 4), match='\\'&gt;</text:span></text:p>
      <text:p text:style-name="Text_20_body"><text:soft-page-break/>Dadurch passiert Folgendes: </text:p>
      <text:list xml:id="list490907397" text:style-name="L5">
        <text:list-item>
          <text:p text:style-name="P34">Der Dolmetscher sieht <text:span text:style-name="Source_20_Text">'\\\\'</text:span>als ein Paar Backslashes mit Escapezeichen. Es reduziert jedes Paar auf einen einzelnen umgekehrten Schrägstrich und übergibt <text:span text:style-name="Source_20_Text">'\\'</text:span>zum Regex-Parser. </text:p>
        </text:list-item>
        <text:list-item>
          <text:p text:style-name="P5">Der Regex-Parser sieht dann <text:span text:style-name="Source_20_Text">\\</text:span>als ein entgangener Backslash. Als ein <text:span text:style-name="Source_20_Text">&lt;regex&gt;</text:span>, das einem einzelnen umgekehrten Schrägstrich entspricht. Sie können anhand des Übereinstimmungsobjekts sehen, dass es mit dem umgekehrten Schrägstrich am Index übereinstimmt <text:span text:style-name="Source_20_Text">3</text:span>in <text:span text:style-name="Source_20_Text">s</text:span>wie beabsichtigt. Es ist umständlich, aber es funktioniert. </text:p>
        </text:list-item>
      </text:list>
      <text:p text:style-name="Text_20_body">Der zweite und wahrscheinlich sauberere Weg, dies zu handhaben, besteht darin, die zu spezifizieren <text:span text:style-name="Source_20_Text">&lt;regex&gt;</text:span>Verwenden einer <text:a xlink:type="simple" xlink:href="https://realpython.com/lessons/raw-strings/" text:style-name="Internet_20_link" text:visited-style-name="Visited_20_Internet_20_Link">rohen Zeichenfolge </text:a>: </text:p>
      <text:p text:style-name="Preformatted_20_Text"><text:span text:style-name="Source_20_Text">&gt;&gt;&gt; re.search(r'\\', s)</text:span></text:p>
      <text:p text:style-name="P57"><text:span text:style-name="Source_20_Text">&lt;_sre.SRE_Match object; span=(3, 4), match='\\'&gt;</text:span></text:p>
      <text:p text:style-name="Text_20_body">Dadurch wird das Escape auf der Interpreterebene unterdrückt. Die Saite <text:span text:style-name="Source_20_Text">'\\'</text:span>wird unverändert an den Regex-Parser übergeben, der wie gewünscht wieder einen maskierten Backslash sieht. </text:p>
      <text:p text:style-name="Text_20_body">Es hat sich bewährt, einen unformatierten String zu verwenden, um eine Regex in Python anzugeben, wenn sie Backslashes enthält. </text:p>
      <text:h text:style-name="Heading_20_3" text:outline-level="3">Anker </text:h>
      <text:p text:style-name="Text_20_body">Anker sind Matches ohne Breite. Sie stimmen mit keinen tatsächlichen Zeichen in der Suchzeichenfolge überein, und sie verbrauchen während der Analyse nichts von der Suchzeichenfolge. Stattdessen schreibt ein Anker eine bestimmte Stelle in der Suchzeichenfolge vor, an der eine Übereinstimmung auftreten muss. </text:p>
      <text:p text:style-name="Text_20_body"><text:span text:style-name="Source_20_Text">^</text:span><text:line-break/><text:span text:style-name="Source_20_Text">\A</text:span></text:p>
      <text:p text:style-name="Quotations">Verankern Sie ein Streichholz am Anfang <text:span text:style-name="Source_20_Text">&lt;string&gt;</text:span>. </text:p>
      <text:p text:style-name="Text_20_body">Wenn der Regex-Parser trifft <text:span text:style-name="Source_20_Text">^</text:span>oder <text:span text:style-name="Source_20_Text">\A</text:span>, muss die aktuelle Position des Parsers am Anfang der Suchzeichenfolge stehen, damit er eine Übereinstimmung findet. </text:p>
      <text:p text:style-name="Text_20_body">Mit anderen Worten, Regex <text:span text:style-name="Source_20_Text">^foo</text:span>schreibt das vor <text:span text:style-name="Source_20_Text">'foo'</text:span>muss nicht an irgendeiner alten Stelle im Suchstring stehen, sondern am Anfang: </text:p>
      <text:p text:style-name="Preformatted_20_Text"><text:span text:style-name="Source_20_Text">&gt;&gt;&gt; re.search('^foo', 'foobar')</text:span></text:p>
      <text:p text:style-name="Preformatted_20_Text"><text:span text:style-name="Source_20_Text">&lt;_sre.SRE_Match object; span=(0, 3), match='foo'&gt;</text:span></text:p>
      <text:p text:style-name="Preformatted_20_Text"><text:span text:style-name="Source_20_Text">&gt;&gt;&gt; print(re.search('^foo', 'barfoo'))</text:span></text:p>
      <text:p text:style-name="P57"><text:span text:style-name="Source_20_Text">None</text:span></text:p>
      <text:p text:style-name="Text_20_body"><text:span text:style-name="Source_20_Text">\A</text:span>funktioniert ähnlich: </text:p>
      <text:p text:style-name="Preformatted_20_Text"><text:span text:style-name="Source_20_Text">&gt;&gt;&gt; re.search('\Afoo', 'foobar')</text:span></text:p>
      <text:p text:style-name="Preformatted_20_Text"><text:span text:style-name="Source_20_Text">&lt;_sre.SRE_Match object; span=(0, 3), match='foo'&gt;</text:span></text:p>
      <text:p text:style-name="Preformatted_20_Text"><text:span text:style-name="Source_20_Text">&gt;&gt;&gt; print(re.search('\Afoo', 'barfoo'))</text:span></text:p>
      <text:p text:style-name="P57"><text:span text:style-name="Source_20_Text">None</text:span></text:p>
      <text:p text:style-name="Text_20_body"><text:span text:style-name="Source_20_Text">^</text:span>und <text:span text:style-name="Source_20_Text">\A</text:span>verhalten sich etwas unterschiedlich voneinander in <text:span text:style-name="Source_20_Text">MULTILINE</text:span>Modus. Sie erfahren mehr darüber <text:span text:style-name="Source_20_Text">MULTILINE</text:span>Modus weiter unten im Abschnitt über <text:a xlink:type="simple" xlink:href="https://realpython.com/regex-python/#modified-regular-expression-matching-with-flags" text:style-name="Internet_20_link" text:visited-style-name="Visited_20_Internet_20_Link">Flags </text:a>. </text:p>
      <text:p text:style-name="Text_20_body"><text:soft-page-break/><text:span text:style-name="Source_20_Text">$</text:span><text:line-break/><text:span text:style-name="Source_20_Text">\Z</text:span></text:p>
      <text:p text:style-name="Quotations">Verankern Sie ein Streichholz am Ende von <text:span text:style-name="Source_20_Text">&lt;string&gt;</text:span>. </text:p>
      <text:p text:style-name="Text_20_body">Wenn der Regex-Parser trifft <text:span text:style-name="Source_20_Text">$</text:span>oder <text:span text:style-name="Source_20_Text">\Z</text:span>, muss die aktuelle Position des Parsers am Ende der Suchzeichenfolge stehen, damit er eine Übereinstimmung findet. Was auch immer vorangeht <text:span text:style-name="Source_20_Text">$</text:span>oder <text:span text:style-name="Source_20_Text">\Z</text:span>muss das Ende des Suchstrings bilden: </text:p>
      <text:p text:style-name="Preformatted_20_Text"><text:span text:style-name="Source_20_Text">&gt;&gt;&gt; re.search('bar$', 'foobar')</text:span></text:p>
      <text:p text:style-name="Preformatted_20_Text"><text:span text:style-name="Source_20_Text">&lt;_sre.SRE_Match object; span=(3, 6), match='bar'&gt;</text:span></text:p>
      <text:p text:style-name="Preformatted_20_Text"><text:span text:style-name="Source_20_Text">&gt;&gt;&gt; print(re.search('bar$', 'barfoo'))</text:span></text:p>
      <text:p text:style-name="Preformatted_20_Text"><text:span text:style-name="Source_20_Text">None</text:span></text:p>
      <text:p text:style-name="Preformatted_20_Text"/>
      <text:p text:style-name="Preformatted_20_Text"><text:span text:style-name="Source_20_Text">&gt;&gt;&gt; re.search('bar\Z', 'foobar')</text:span></text:p>
      <text:p text:style-name="Preformatted_20_Text"><text:span text:style-name="Source_20_Text">&lt;_sre.SRE_Match object; span=(3, 6), match='bar'&gt;</text:span></text:p>
      <text:p text:style-name="Preformatted_20_Text"><text:span text:style-name="Source_20_Text">&gt;&gt;&gt; print(re.search('bar\Z', 'barfoo'))</text:span></text:p>
      <text:p text:style-name="P57"><text:span text:style-name="Source_20_Text">None</text:span></text:p>
      <text:p text:style-name="Text_20_body">Als Sonderfall <text:span text:style-name="Source_20_Text">$</text:span>(aber nicht <text:span text:style-name="Source_20_Text">\Z</text:span>) passt auch kurz vor einem einzelnen Zeilenumbruch am Ende der Suchzeichenfolge: </text:p>
      <text:p text:style-name="Preformatted_20_Text"><text:span text:style-name="Source_20_Text">&gt;&gt;&gt; re.search('bar$', 'foobar\n')</text:span></text:p>
      <text:p text:style-name="P57"><text:span text:style-name="Source_20_Text">&lt;_sre.SRE_Match object; span=(3, 6), match='bar'&gt;</text:span></text:p>
      <text:p text:style-name="Text_20_body">In diesem Beispiel <text:span text:style-name="Source_20_Text">'bar'</text:span>steht technisch gesehen nicht am Ende der Suchzeichenfolge, da ihm ein zusätzliches Zeilenumbruchzeichen folgt. Aber der Regex-Parser lässt es gleiten und nennt es trotzdem eine Übereinstimmung. Diese Ausnahme gilt nicht für <text:span text:style-name="Source_20_Text">\Z</text:span>. </text:p>
      <text:p text:style-name="Text_20_body"><text:span text:style-name="Source_20_Text">$</text:span>und <text:span text:style-name="Source_20_Text">\Z</text:span>verhalten sich etwas unterschiedlich voneinander in <text:span text:style-name="Source_20_Text">MULTILINE</text:span>Modus. finden Sie im Abschnitt unten über <text:a xlink:type="simple" xlink:href="https://realpython.com/regex-python/#modified-regular-expression-matching-with-flags" text:style-name="Internet_20_link" text:visited-style-name="Visited_20_Internet_20_Link">Flaggen </text:a>Weitere Informationen <text:span text:style-name="Source_20_Text">MULTILINE</text:span>Modus. </text:p>
      <text:p text:style-name="Text_20_body"><text:span text:style-name="Source_20_Text">\b</text:span></text:p>
      <text:p text:style-name="Quotations">Verankert eine Übereinstimmung an einer Wortgrenze. </text:p>
      <text:p text:style-name="Text_20_body"><text:span text:style-name="Source_20_Text">\b</text:span>behauptet, dass die aktuelle Position des Regex-Parsers am Anfang oder am Ende eines Wortes sein muss. Ein Wort besteht aus einer Folge von alphanumerischen Zeichen oder Unterstrichen ( <text:span text:style-name="Source_20_Text">[a-zA-Z0-9_]</text:span>), das gleiche wie für die <text:span text:style-name="Source_20_Text">\w</text:span>Zeichenklasse: </text:p>
      <text:p text:style-name="P57"><text:span text:style-name="Source_20_Text">&gt;&gt;&gt; re.search(r'\bbar', 'foo bar')</text:span></text:p>
      <text:p text:style-name="P57"><text:span text:style-name="Source_20_Text">&lt;_sre.SRE_Match object; span=(4, 7), match='bar'&gt;</text:span></text:p>
      <text:p text:style-name="P57"><text:span text:style-name="Source_20_Text">&gt;&gt;&gt; re.search(r'\bbar', 'foo.bar')</text:span></text:p>
      <text:p text:style-name="P57"><text:span text:style-name="Source_20_Text">&lt;_sre.SRE_Match object; span=(4, 7), match='bar'&gt;</text:span></text:p>
      <text:p text:style-name="P57"/>
      <text:p text:style-name="P57"><text:span text:style-name="Source_20_Text">&gt;&gt;&gt; print(re.search(r'\bbar', 'foobar'))</text:span></text:p>
      <text:p text:style-name="P57"><text:span text:style-name="Source_20_Text">None</text:span></text:p>
      <text:p text:style-name="P57"/>
      <text:p text:style-name="P57"><text:soft-page-break/><text:span text:style-name="Source_20_Text">&gt;&gt;&gt; re.search(r'foo\b', 'foo bar')</text:span></text:p>
      <text:p text:style-name="P57"><text:span text:style-name="Source_20_Text">&lt;_sre.SRE_Match object; span=(0, 3), match='foo'&gt;</text:span></text:p>
      <text:p text:style-name="P57"><text:span text:style-name="Source_20_Text">&gt;&gt;&gt; re.search(r'foo\b', 'foo.bar')</text:span></text:p>
      <text:p text:style-name="P57"><text:span text:style-name="Source_20_Text">&lt;_sre.SRE_Match object; span=(0, 3), match='foo'&gt;</text:span></text:p>
      <text:p text:style-name="P57"/>
      <text:p text:style-name="P57"><text:span text:style-name="Source_20_Text">&gt;&gt;&gt; print(re.search(r'foo\b', 'foobar'))</text:span></text:p>
      <text:p text:style-name="P57"><text:span text:style-name="Source_20_Text">None</text:span></text:p>
      <text:p text:style-name="Text_20_body">In den obigen Beispielen findet eine Übereinstimmung in den <text:span text:style-name="Strong_20_Emphasis">Zeilen 1 und 3 </text:span>statt, da am Anfang von eine Wortgrenze steht <text:span text:style-name="Source_20_Text">'bar'</text:span>. Dies ist in <text:span text:style-name="Strong_20_Emphasis">Zeile 6 </text:span>, daher schlägt die Übereinstimmung dort fehl. </text:p>
      <text:p text:style-name="Text_20_body">In ähnlicher Weise gibt es Übereinstimmungen in <text:span text:style-name="Strong_20_Emphasis">Zeilen 9 und 11 </text:span>da am Ende von eine Wortgrenze existiert <text:span text:style-name="Source_20_Text">'foo'</text:span>, aber nicht in <text:span text:style-name="Strong_20_Emphasis">Zeile 14 </text:span>. </text:p>
      <text:p text:style-name="Text_20_body">Verwendung der <text:span text:style-name="Source_20_Text">\b</text:span>Anker an beiden Enden des <text:span text:style-name="Source_20_Text">&lt;regex&gt;</text:span>bewirkt, dass es übereinstimmt, wenn es in der Suchzeichenfolge als ganzes Wort vorhanden ist: </text:p>
      <text:p text:style-name="Preformatted_20_Text"><text:span text:style-name="Source_20_Text">&gt;&gt;&gt; re.search(r'\bbar\b', 'foo bar baz')</text:span></text:p>
      <text:p text:style-name="Preformatted_20_Text"><text:span text:style-name="Source_20_Text">&lt;_sre.SRE_Match object; span=(4, 7), match='bar'&gt;</text:span></text:p>
      <text:p text:style-name="Preformatted_20_Text"><text:span text:style-name="Source_20_Text">&gt;&gt;&gt; re.search(r'\bbar\b', 'foo(bar)baz')</text:span></text:p>
      <text:p text:style-name="Preformatted_20_Text"><text:span text:style-name="Source_20_Text">&lt;_sre.SRE_Match object; span=(4, 7), match='bar'&gt;</text:span></text:p>
      <text:p text:style-name="Preformatted_20_Text"/>
      <text:p text:style-name="Preformatted_20_Text"><text:span text:style-name="Source_20_Text">&gt;&gt;&gt; print(re.search(r'\bbar\b', 'foobarbaz'))</text:span></text:p>
      <text:p text:style-name="P57"><text:span text:style-name="Source_20_Text">None</text:span></text:p>
      <text:p text:style-name="Text_20_body">Dies ist ein weiterer Fall, in dem es sich lohnt, das anzugeben <text:span text:style-name="Source_20_Text">&lt;regex&gt;</text:span>als Rohstring, wie es die obigen Beispiele getan haben. </text:p>
      <text:p text:style-name="Text_20_body">Da <text:span text:style-name="Source_20_Text">'\b'</text:span>eine Escape-Sequenz sowohl für String-Literale als auch für reguläre Ausdrücke in Python ist, müsste jede obige Verwendung mit einem doppelten Escapezeichen versehen werden <text:span text:style-name="Source_20_Text">'\\b'</text:span>wenn Sie keine rohen Zeichenfolgen verwendet haben. Das wäre kein Weltuntergang, aber rohe Saiten sind aufgeräumter. </text:p>
      <text:p text:style-name="Text_20_body"><text:span text:style-name="Source_20_Text">\B</text:span></text:p>
      <text:p text:style-name="Quotations">Verankert eine Übereinstimmung an einer Stelle, die keine Wortgrenze ist. </text:p>
      <text:p text:style-name="Text_20_body"><text:span text:style-name="Source_20_Text">\B</text:span>macht das Gegenteil von <text:span text:style-name="Source_20_Text">\b</text:span>. Es behauptet, dass die aktuelle Position des Regex-Parsers <text:span text:style-name="Emphasis">nicht </text:span>am Anfang oder Ende eines Wortes sein darf: </text:p>
      <text:p text:style-name="P57"><text:span text:style-name="Source_20_Text">&gt;&gt;&gt; print(re.search(r'\Bfoo\B', 'foo'))</text:span></text:p>
      <text:p text:style-name="P57"><text:span text:style-name="Source_20_Text">None</text:span></text:p>
      <text:p text:style-name="P57"><text:span text:style-name="Source_20_Text">&gt;&gt;&gt; print(re.search(r'\Bfoo\B', '.foo.'))</text:span></text:p>
      <text:p text:style-name="P57"><text:span text:style-name="Source_20_Text">None</text:span></text:p>
      <text:p text:style-name="P57"/>
      <text:p text:style-name="P57"><text:soft-page-break/><text:span text:style-name="Source_20_Text">&gt;&gt;&gt; re.search(r'\Bfoo\B', 'barfoobaz')</text:span></text:p>
      <text:p text:style-name="P57"><text:span text:style-name="Source_20_Text">&lt;_sre.SRE_Match object; span=(3, 6), match='foo'&gt;</text:span></text:p>
      <text:p text:style-name="Text_20_body">In diesem Fall findet eine Übereinstimmung in <text:span text:style-name="Strong_20_Emphasis">Zeile 7 </text:span>da am Anfang oder Ende von keine Wortgrenze existiert <text:span text:style-name="Source_20_Text">'foo'</text:span>im Suchstring <text:span text:style-name="Source_20_Text">'barfoobaz'</text:span>. </text:p>
      <text:h text:style-name="Heading_20_3" text:outline-level="3">Quantifizierer </text:h>
      <text:p text:style-name="Text_20_body">Ein <text:span text:style-name="Strong_20_Emphasis">Quantifizierer </text:span>-Metazeichen folgt unmittelbar auf einen Teil von a <text:span text:style-name="Source_20_Text">&lt;regex&gt;</text:span>und gibt an, wie oft dieser Teil auftreten muss, damit die Übereinstimmung erfolgreich ist. </text:p>
      <text:p text:style-name="Text_20_body"><text:span text:style-name="Source_20_Text">*</text:span></text:p>
      <text:p text:style-name="Quotations">Stimmt mit null oder mehr Wiederholungen der vorhergehenden Regex überein. </text:p>
      <text:p text:style-name="Text_20_body">Zum Beispiel, <text:span text:style-name="Source_20_Text">a*</text:span>stimmt mit null oder mehr überein <text:span text:style-name="Source_20_Text">'a'</text:span>Figuren. Das heißt, es würde eine leere Zeichenfolge finden, <text:span text:style-name="Source_20_Text">'a'</text:span>, <text:span text:style-name="Source_20_Text">'aa'</text:span>, <text:span text:style-name="Source_20_Text">'aaa'</text:span>, usw. </text:p>
      <text:p text:style-name="Text_20_body">Betrachten Sie diese Beispiele: </text:p>
      <text:p text:style-name="P57"><text:span text:style-name="Source_20_Text">&gt;&gt;&gt; re.search('foo-*bar', 'foobar') <text:s text:c="20"/># Zero dashes</text:span></text:p>
      <text:p text:style-name="P57"><text:span text:style-name="Source_20_Text">&lt;_sre.SRE_Match object; span=(0, 6), match='foobar'&gt;</text:span></text:p>
      <text:p text:style-name="P57"><text:span text:style-name="Source_20_Text">&gt;&gt;&gt; re.search('foo-*bar', 'foo-bar') <text:s text:c="19"/># One dash</text:span></text:p>
      <text:p text:style-name="P57"><text:span text:style-name="Source_20_Text">&lt;_sre.SRE_Match object; span=(0, 7), match='foo-bar'&gt;</text:span></text:p>
      <text:p text:style-name="P57"><text:span text:style-name="Source_20_Text">&gt;&gt;&gt; re.search('foo-*bar', 'foo--bar') <text:s text:c="18"/># Two dashes</text:span></text:p>
      <text:p text:style-name="P57"><text:span text:style-name="Source_20_Text">&lt;_sre.SRE_Match object; span=(0, 8), match='foo--bar'&gt;</text:span></text:p>
      <text:p text:style-name="Text_20_body">Auf <text:span text:style-name="Strong_20_Emphasis">Zeile 1 </text:span>gibt es Null <text:span text:style-name="Source_20_Text">'-'</text:span>Zeichen dazwischen <text:span text:style-name="Source_20_Text">'foo'</text:span>und <text:span text:style-name="Source_20_Text">'bar'</text:span>. In <text:span text:style-name="Strong_20_Emphasis">Zeile 3 </text:span>gibt es einen und in <text:span text:style-name="Strong_20_Emphasis">Zeile 5 </text:span>zwei. Die Metazeichenfolge <text:span text:style-name="Source_20_Text">-*</text:span>Übereinstimmungen in allen drei Fällen. </text:p>
      <text:p text:style-name="Text_20_body">Sie werden wahrscheinlich auf die Regex stoßen <text:span text:style-name="Source_20_Text">.*</text:span>irgendwann in einem Python-Programm. Dies stimmt mit null oder mehr Vorkommen eines beliebigen Zeichens überein. Mit anderen Worten, es passt im Wesentlichen jede Zeichenfolge bis zu einem Zeilenumbruch. (Denken Sie daran, dass die <text:span text:style-name="Source_20_Text">.</text:span>Platzhalter-Metazeichen stimmt nicht mit einem Zeilenumbruch überein.) </text:p>
      <text:p text:style-name="Text_20_body">In diesem Beispiel <text:span text:style-name="Source_20_Text">.*</text:span>passt alles dazwischen <text:span text:style-name="Source_20_Text">'foo'</text:span>und <text:span text:style-name="Source_20_Text">'bar'</text:span>: </text:p>
      <text:p text:style-name="Preformatted_20_Text"><text:span text:style-name="Source_20_Text">&gt;&gt;&gt; re.search('foo.*bar', '# foo $qux@grault % bar #')</text:span></text:p>
      <text:p text:style-name="P57"><text:span text:style-name="Source_20_Text">&lt;_sre.SRE_Match object; span=(2, 23), match='foo $qux@grault % bar'&gt;</text:span></text:p>
      <text:p text:style-name="Text_20_body">Hast du das bemerkt <text:span text:style-name="Source_20_Text">span=</text:span>und <text:span text:style-name="Source_20_Text">match=</text:span>Informationen, die im Match-Objekt enthalten sind? </text:p>
      <text:p text:style-name="Text_20_body">Bisher haben die regulären Ausdrücke in den Beispielen, die Sie gesehen haben, Übereinstimmungen mit vorhersagbarer Länge angegeben. Sobald Sie anfangen, Quantifizierer wie zu verwenden <text:span text:style-name="Source_20_Text">*</text:span>, kann die Anzahl der übereinstimmenden Zeichen sehr variabel sein, und die Informationen im Übereinstimmungsobjekt werden nützlicher. </text:p>
      <text:p text:style-name="Text_20_body">Im nächsten Tutorial der Reihe erfahren Sie mehr darüber, wie Sie auf die in einem Übereinstimmungsobjekt gespeicherten Informationen zugreifen. </text:p>
      <text:p text:style-name="Text_20_body"><text:soft-page-break/><text:span text:style-name="Source_20_Text">+</text:span></text:p>
      <text:p text:style-name="Quotations">Stimmt mit einer oder mehreren Wiederholungen der vorhergehenden Regex überein. </text:p>
      <text:p text:style-name="Text_20_body">Dies ist ähnlich wie <text:span text:style-name="Source_20_Text">*</text:span>, aber die quantifizierte Regex muss mindestens einmal vorkommen: </text:p>
      <text:p text:style-name="P57"><text:span text:style-name="Source_20_Text">&gt;&gt;&gt; print(re.search('foo-+bar', 'foobar')) <text:s text:c="13"/># Zero dashes</text:span></text:p>
      <text:p text:style-name="P57"><text:span text:style-name="Source_20_Text">None</text:span></text:p>
      <text:p text:style-name="P57"><text:span text:style-name="Source_20_Text">&gt;&gt;&gt; re.search('foo-+bar', 'foo-bar') <text:s text:c="19"/># One dash</text:span></text:p>
      <text:p text:style-name="P57"><text:span text:style-name="Source_20_Text">&lt;_sre.SRE_Match object; span=(0, 7), match='foo-bar'&gt;</text:span></text:p>
      <text:p text:style-name="P57"><text:span text:style-name="Source_20_Text">&gt;&gt;&gt; re.search('foo-+bar', 'foo--bar') <text:s text:c="18"/># Two dashes</text:span></text:p>
      <text:p text:style-name="P57"><text:span text:style-name="Source_20_Text">&lt;_sre.SRE_Match object; span=(0, 8), match='foo--bar'&gt;</text:span></text:p>
      <text:p text:style-name="Text_20_body">Denken Sie daran von oben <text:span text:style-name="Source_20_Text">foo-*bar</text:span>passte zur Saite <text:span text:style-name="Source_20_Text">'foobar'</text:span>weil die <text:span text:style-name="Source_20_Text">*</text:span>Metazeichen lässt kein Vorkommen von zu <text:span text:style-name="Source_20_Text">'-'</text:span>. Das <text:span text:style-name="Source_20_Text">+</text:span>Metazeichen hingegen erfordert mindestens ein Vorkommen von <text:span text:style-name="Source_20_Text">'-'</text:span>. keine Übereinstimmung auf <text:span text:style-name="Strong_20_Emphasis">Zeile 1 </text:span>in diesem Fall </text:p>
      <text:p text:style-name="Text_20_body"><text:span text:style-name="Source_20_Text">?</text:span></text:p>
      <text:p text:style-name="Quotations">Stimmt mit null oder einer Wiederholung der vorhergehenden Regex überein. </text:p>
      <text:p text:style-name="Text_20_body">Auch dies ist ähnlich wie <text:span text:style-name="Source_20_Text">*</text:span>und <text:span text:style-name="Source_20_Text">+</text:span>, aber in diesem Fall gibt es nur dann eine Übereinstimmung, wenn die vorhergehende Regex einmal oder gar nicht vorkommt: </text:p>
      <text:p text:style-name="P57"><text:span text:style-name="Source_20_Text">&gt;&gt;&gt; re.search('foo-?bar', 'foobar') <text:s text:c="20"/># Zero dashes</text:span></text:p>
      <text:p text:style-name="P57"><text:span text:style-name="Source_20_Text">&lt;_sre.SRE_Match object; span=(0, 6), match='foobar'&gt;</text:span></text:p>
      <text:p text:style-name="P57"><text:span text:style-name="Source_20_Text">&gt;&gt;&gt; re.search('foo-?bar', 'foo-bar') <text:s text:c="19"/># One dash</text:span></text:p>
      <text:p text:style-name="P57"><text:span text:style-name="Source_20_Text">&lt;_sre.SRE_Match object; span=(0, 7), match='foo-bar'&gt;</text:span></text:p>
      <text:p text:style-name="P57"><text:span text:style-name="Source_20_Text">&gt;&gt;&gt; print(re.search('foo-?bar', 'foo--bar')) <text:s text:c="11"/># Two dashes</text:span></text:p>
      <text:p text:style-name="P57"><text:span text:style-name="Source_20_Text">None</text:span></text:p>
      <text:p text:style-name="Text_20_body">In diesem Beispiel gibt es Übereinstimmungen in den <text:span text:style-name="Strong_20_Emphasis">Zeilen 1 und 3 </text:span>. Aber in <text:span text:style-name="Strong_20_Emphasis">Zeile 5 </text:span>, wo es zwei gibt <text:span text:style-name="Source_20_Text">'-'</text:span>Zeichen, schlägt die Übereinstimmung fehl. </text:p>
      <text:p text:style-name="Text_20_body">Hier sind einige weitere Beispiele, die die Verwendung aller drei Quantifizierer-Metazeichen zeigen: </text:p>
      <text:p text:style-name="Preformatted_20_Text"><text:span text:style-name="Source_20_Text">&gt;&gt;&gt; re.match('foo[1-9]*bar', 'foobar')</text:span></text:p>
      <text:p text:style-name="Preformatted_20_Text"><text:span text:style-name="Source_20_Text">&lt;_sre.SRE_Match object; span=(0, 6), match='foobar'&gt;</text:span></text:p>
      <text:p text:style-name="Preformatted_20_Text"><text:span text:style-name="Source_20_Text">&gt;&gt;&gt; re.match('foo[1-9]*bar', 'foo42bar')</text:span></text:p>
      <text:p text:style-name="Preformatted_20_Text"><text:span text:style-name="Source_20_Text">&lt;_sre.SRE_Match object; span=(0, 8), match='foo42bar'&gt;</text:span></text:p>
      <text:p text:style-name="Preformatted_20_Text"/>
      <text:p text:style-name="Preformatted_20_Text"><text:span text:style-name="Source_20_Text">&gt;&gt;&gt; print(re.match('foo[1-9]+bar', 'foobar'))</text:span></text:p>
      <text:p text:style-name="Preformatted_20_Text"><text:span text:style-name="Source_20_Text">None</text:span></text:p>
      <text:p text:style-name="Preformatted_20_Text"><text:span text:style-name="Source_20_Text">&gt;&gt;&gt; re.match('foo[1-9]+bar', 'foo42bar')</text:span></text:p>
      <text:p text:style-name="Preformatted_20_Text"><text:span text:style-name="Source_20_Text">&lt;_sre.SRE_Match object; span=(0, 8), match='foo42bar'&gt;</text:span></text:p>
      <text:p text:style-name="Preformatted_20_Text"/>
      <text:p text:style-name="Preformatted_20_Text"><text:soft-page-break/><text:span text:style-name="Source_20_Text">&gt;&gt;&gt; re.match('foo[1-9]?bar', 'foobar')</text:span></text:p>
      <text:p text:style-name="Preformatted_20_Text"><text:span text:style-name="Source_20_Text">&lt;_sre.SRE_Match object; span=(0, 6), match='foobar'&gt;</text:span></text:p>
      <text:p text:style-name="Preformatted_20_Text"><text:span text:style-name="Source_20_Text">&gt;&gt;&gt; print(re.match('foo[1-9]?bar', 'foo42bar'))</text:span></text:p>
      <text:p text:style-name="P57"><text:span text:style-name="Source_20_Text">None</text:span></text:p>
      <text:p text:style-name="Text_20_body">Diesmal ist die quantifizierte Regex die Zeichenklasse <text:span text:style-name="Source_20_Text">[1-9]</text:span>statt des einfachen Charakters <text:span text:style-name="Source_20_Text">'-'</text:span>. </text:p>
      <text:p text:style-name="Text_20_body"><text:span text:style-name="Source_20_Text">*?</text:span><text:line-break/><text:span text:style-name="Source_20_Text">+?</text:span><text:line-break/><text:span text:style-name="Source_20_Text">??</text:span></text:p>
      <text:p text:style-name="Quotations">Die nicht gierigen (oder faulen) Versionen des <text:span text:style-name="Source_20_Text">*</text:span>, <text:span text:style-name="Source_20_Text">+</text:span>, und <text:span text:style-name="Source_20_Text">?</text:span>Quantifizierer. </text:p>
      <text:p text:style-name="Text_20_body">Bei alleiniger Verwendung die Metazeichen des Quantifizierers <text:span text:style-name="Source_20_Text">*</text:span>, <text:span text:style-name="Source_20_Text">+</text:span>, und <text:span text:style-name="Source_20_Text">?</text:span>sind alle <text:span text:style-name="Strong_20_Emphasis">gierig </text:span>, was bedeutet, dass sie die längstmögliche Übereinstimmung produzieren. Betrachten Sie dieses Beispiel: </text:p>
      <text:p text:style-name="Preformatted_20_Text"><text:span text:style-name="Source_20_Text">&gt;&gt;&gt; re.search('&lt;.*&gt;', '%&lt;foo&gt; &lt;bar&gt; &lt;baz&gt;%')</text:span></text:p>
      <text:p text:style-name="P57"><text:span text:style-name="Source_20_Text">&lt;_sre.SRE_Match object; span=(1, 18), match='&lt;foo&gt; &lt;bar&gt; &lt;baz&gt;'&gt;</text:span></text:p>
      <text:p text:style-name="Text_20_body">Die Regex <text:span text:style-name="Source_20_Text">&lt;.*&gt;</text:span>effektiv bedeutet: </text:p>
      <text:list xml:id="list1670053179" text:style-name="L6">
        <text:list-item>
          <text:p text:style-name="P35">EIN <text:span text:style-name="Source_20_Text">'&lt;'</text:span>Charakter </text:p>
        </text:list-item>
        <text:list-item>
          <text:p text:style-name="P35">Dann eine beliebige Folge von Zeichen </text:p>
        </text:list-item>
        <text:list-item>
          <text:p text:style-name="P6">Dann ein <text:span text:style-name="Source_20_Text">'&gt;'</text:span>Charakter </text:p>
        </text:list-item>
      </text:list>
      <text:p text:style-name="Text_20_body">Aber welches <text:span text:style-name="Source_20_Text">'&gt;'</text:span>Charakter? Es gibt drei Möglichkeiten: </text:p>
      <text:list xml:id="list1378583128" text:style-name="L7">
        <text:list-item>
          <text:p text:style-name="P36">Der gleich danach <text:span text:style-name="Source_20_Text">'foo'</text:span> </text:p>
        </text:list-item>
        <text:list-item>
          <text:p text:style-name="P36">Der gleich danach <text:span text:style-name="Source_20_Text">'bar'</text:span> </text:p>
        </text:list-item>
        <text:list-item>
          <text:p text:style-name="P7">Der gleich danach <text:span text:style-name="Source_20_Text">'baz'</text:span> </text:p>
        </text:list-item>
      </text:list>
      <text:p text:style-name="Text_20_body">Seit der <text:span text:style-name="Source_20_Text">*</text:span>Metazeichen ist gierig, es diktiert die längstmögliche Übereinstimmung, die alles bis einschließlich einschließt <text:span text:style-name="Source_20_Text">'&gt;'</text:span>Charakter, der folgt <text:span text:style-name="Source_20_Text">'baz'</text:span>. Sie können anhand des Übereinstimmungsobjekts sehen, dass dies die erzeugte Übereinstimmung ist. </text:p>
      <text:p text:style-name="Text_20_body">Wenn Sie stattdessen eine möglichst kurze Übereinstimmung wünschen, verwenden Sie die nicht gierige Metazeichenfolge <text:span text:style-name="Source_20_Text">*?</text:span>: </text:p>
      <text:p text:style-name="Preformatted_20_Text"><text:span text:style-name="Source_20_Text">&gt;&gt;&gt; re.search('&lt;.*?&gt;', '%&lt;foo&gt; &lt;bar&gt; &lt;baz&gt;%')</text:span></text:p>
      <text:p text:style-name="P57"><text:span text:style-name="Source_20_Text">&lt;_sre.SRE_Match object; span=(1, 6), match='&lt;foo&gt;'&gt;</text:span></text:p>
      <text:p text:style-name="Text_20_body">In diesem Fall endet das Spiel mit dem <text:span text:style-name="Source_20_Text">'&gt;'</text:span>Charakter folgt <text:span text:style-name="Source_20_Text">'foo'</text:span>. </text:p>
      <text:p text:style-name="Text_20_body"><text:span text:style-name="Strong_20_Emphasis">Hinweis: </text:span>Das Gleiche könnten Sie auch mit der Regex erreichen <text:span text:style-name="Source_20_Text">&lt;[^&gt;]*&gt;</text:span>, was bedeutet: </text:p>
      <text:list xml:id="list1166860512" text:style-name="L8">
        <text:list-item>
          <text:p text:style-name="P37">EIN <text:span text:style-name="Source_20_Text">'&lt;'</text:span>Charakter </text:p>
        </text:list-item>
        <text:list-item>
          <text:p text:style-name="P37">Dann eine beliebige Folge von Zeichen außer <text:span text:style-name="Source_20_Text">'&gt;'</text:span> </text:p>
        </text:list-item>
        <text:list-item>
          <text:p text:style-name="P8">Dann ein <text:span text:style-name="Source_20_Text">'&gt;'</text:span>Charakter </text:p>
        </text:list-item>
      </text:list>
      <text:p text:style-name="Text_20_body">Dies ist die einzige Option, die bei einigen älteren Parsern verfügbar ist, die Lazy Quantifiers nicht unterstützen. Glücklicherweise ist das beim Regex-Parser in Python nicht der Fall <text:span text:style-name="Source_20_Text">re</text:span>Modul. </text:p>
      <text:p text:style-name="Text_20_body">Es gibt faule Versionen der <text:span text:style-name="Source_20_Text">+</text:span>und <text:span text:style-name="Source_20_Text">?</text:span>auch Quantoren: </text:p>
      <text:p text:style-name="P57"><text:span text:style-name="Source_20_Text">&gt;&gt;&gt; re.search('&lt;.+&gt;', '%&lt;foo&gt; &lt;bar&gt; &lt;baz&gt;%')</text:span></text:p>
      <text:p text:style-name="P57"><text:soft-page-break/><text:span text:style-name="Source_20_Text">&lt;_sre.SRE_Match object; span=(1, 18), match='&lt;foo&gt; &lt;bar&gt; &lt;baz&gt;'&gt;</text:span></text:p>
      <text:p text:style-name="P57"><text:span text:style-name="Source_20_Text">&gt;&gt;&gt; re.search('&lt;.+?&gt;', '%&lt;foo&gt; &lt;bar&gt; &lt;baz&gt;%')</text:span></text:p>
      <text:p text:style-name="P57"><text:span text:style-name="Source_20_Text">&lt;_sre.SRE_Match object; span=(1, 6), match='&lt;foo&gt;'&gt;</text:span></text:p>
      <text:p text:style-name="P57"/>
      <text:p text:style-name="P57"><text:span text:style-name="Source_20_Text">&gt;&gt;&gt; re.search('ba?', 'baaaa')</text:span></text:p>
      <text:p text:style-name="P57"><text:span text:style-name="Source_20_Text">&lt;_sre.SRE_Match object; span=(0, 2), match='ba'&gt;</text:span></text:p>
      <text:p text:style-name="P57"><text:span text:style-name="Source_20_Text">&gt;&gt;&gt; re.search('ba??', 'baaaa')</text:span></text:p>
      <text:p text:style-name="P57"><text:span text:style-name="Source_20_Text">&lt;_sre.SRE_Match object; span=(0, 1), match='b'&gt;</text:span></text:p>
      <text:p text:style-name="Text_20_body">Die ersten beiden Beispiele in <text:span text:style-name="Strong_20_Emphasis">Zeilen 1 und 3 </text:span>ähneln den oben gezeigten Beispielen, verwenden aber nur <text:span text:style-name="Source_20_Text">+</text:span>und <text:span text:style-name="Source_20_Text">+?</text:span>Anstatt von <text:span text:style-name="Source_20_Text">*</text:span>und <text:span text:style-name="Source_20_Text">*?</text:span>. </text:p>
      <text:p text:style-name="Text_20_body">Die letzten Beispiele in den <text:span text:style-name="Strong_20_Emphasis">Zeilen 6 und 8 </text:span>sind etwas anders. Im Allgemeinen ist die <text:span text:style-name="Source_20_Text">?</text:span>Metazeichen stimmt mit null oder einem Vorkommen der vorangehenden Regex überein. Die gierige Version, <text:span text:style-name="Source_20_Text">?</text:span>, stimmt mit einem Vorkommen überein, also <text:span text:style-name="Source_20_Text">ba?</text:span>Streichhölzer <text:span text:style-name="Source_20_Text">'b'</text:span>gefolgt von einer Single <text:span text:style-name="Source_20_Text">'a'</text:span>. Die nicht gierige Version, <text:span text:style-name="Source_20_Text">??</text:span>, stimmt mit null Vorkommen überein, also <text:span text:style-name="Source_20_Text">ba??</text:span>passt einfach <text:span text:style-name="Source_20_Text">'b'</text:span>. </text:p>
      <text:p text:style-name="Text_20_body"><text:span text:style-name="Source_20_Text">{m}</text:span></text:p>
      <text:p text:style-name="Quotations">Passt genau <text:span text:style-name="Source_20_Text">m</text:span>Wiederholungen der vorhergehenden Regex. </text:p>
      <text:p text:style-name="Text_20_body">Dies ist ähnlich wie <text:span text:style-name="Source_20_Text">*</text:span>oder <text:span text:style-name="Source_20_Text">+</text:span>, aber es gibt genau an, wie oft die vorangehende Regex vorkommen muss, damit eine Übereinstimmung erfolgreich ist: </text:p>
      <text:p text:style-name="Preformatted_20_Text"><text:span text:style-name="Source_20_Text">&gt;&gt;&gt; print(re.search('x-{3}x', 'x--x')) <text:s text:c="15"/># Two dashes</text:span></text:p>
      <text:p text:style-name="Preformatted_20_Text"><text:span text:style-name="Source_20_Text">None</text:span></text:p>
      <text:p text:style-name="Preformatted_20_Text"/>
      <text:p text:style-name="Preformatted_20_Text"><text:span text:style-name="Source_20_Text">&gt;&gt;&gt; re.search('x-{3}x', 'x---x') <text:s text:c="21"/># Three dashes</text:span></text:p>
      <text:p text:style-name="Preformatted_20_Text"><text:span text:style-name="Source_20_Text">&lt;_sre.SRE_Match object; span=(0, 5), match='x---x'&gt;</text:span></text:p>
      <text:p text:style-name="Preformatted_20_Text"/>
      <text:p text:style-name="Preformatted_20_Text"><text:span text:style-name="Source_20_Text">&gt;&gt;&gt; print(re.search('x-{3}x', 'x----x')) <text:s text:c="13"/># Four dashes</text:span></text:p>
      <text:p text:style-name="P57"><text:span text:style-name="Source_20_Text">None</text:span></text:p>
      <text:p text:style-name="Text_20_body">Hier, <text:span text:style-name="Source_20_Text">x-{3}x</text:span>Streichhölzer <text:span text:style-name="Source_20_Text">'x'</text:span>, gefolgt von genau drei Instanzen der <text:span text:style-name="Source_20_Text">'-'</text:span>Charakter, gefolgt von einem anderen <text:span text:style-name="Source_20_Text">'x'</text:span>. Die Übereinstimmung schlägt fehl, wenn weniger oder mehr als drei Bindestriche dazwischen liegen <text:span text:style-name="Source_20_Text">'x'</text:span>Figuren. </text:p>
      <text:p text:style-name="Text_20_body"><text:span text:style-name="Source_20_Text">{m,n}</text:span></text:p>
      <text:p text:style-name="Quotations">Stimmt mit einer beliebigen Anzahl von Wiederholungen der vorangehenden Regex überein <text:span text:style-name="Source_20_Text">m</text:span>zu <text:span text:style-name="Source_20_Text">n</text:span>, inklusive. </text:p>
      <text:p text:style-name="Text_20_body">Im folgenden Beispiel wird die quantifiziert <text:span text:style-name="Source_20_Text">&lt;regex&gt;</text:span>ist <text:span text:style-name="Source_20_Text">-{2,4}</text:span>. Die Übereinstimmung ist erfolgreich, wenn zwei, drei oder vier Bindestriche dazwischen liegen <text:span text:style-name="Source_20_Text">'x'</text:span>Zeichen, schlägt aber sonst fehl: </text:p>
      <text:p text:style-name="Preformatted_20_Text"><text:span text:style-name="Source_20_Text">&gt;&gt;&gt; for i in range(1, 6):</text:span></text:p>
      <text:p text:style-name="Preformatted_20_Text"><text:soft-page-break/><text:span text:style-name="Source_20_Text">... <text:s text:c="4"/>s = f"x{'-' * i}x"</text:span></text:p>
      <text:p text:style-name="Preformatted_20_Text"><text:span text:style-name="Source_20_Text">... <text:s text:c="4"/>print(f'{i} <text:s/>{s:10}', re.search('x-{2,4}x', s))</text:span></text:p>
      <text:p text:style-name="Preformatted_20_Text"><text:span text:style-name="Source_20_Text">...</text:span></text:p>
      <text:p text:style-name="Preformatted_20_Text"><text:span text:style-name="Source_20_Text">1 <text:s/>x-x <text:s text:c="7"/>None</text:span></text:p>
      <text:p text:style-name="Preformatted_20_Text"><text:span text:style-name="Source_20_Text">2 <text:s/>x--x <text:s text:c="6"/>&lt;_sre.SRE_Match object; span=(0, 4), match='x--x'&gt;</text:span></text:p>
      <text:p text:style-name="Preformatted_20_Text"><text:span text:style-name="Source_20_Text">3 <text:s/>x---x <text:s text:c="5"/>&lt;_sre.SRE_Match object; span=(0, 5), match='x---x'&gt;</text:span></text:p>
      <text:p text:style-name="Preformatted_20_Text"><text:span text:style-name="Source_20_Text">4 <text:s/>x----x <text:s text:c="4"/>&lt;_sre.SRE_Match object; span=(0, 6), match='x----x'&gt;</text:span></text:p>
      <text:p text:style-name="P57"><text:span text:style-name="Source_20_Text">5 <text:s/>x-----x <text:s text:c="3"/>None</text:span></text:p>
      <text:p text:style-name="Text_20_body">Weglassen <text:span text:style-name="Source_20_Text">m</text:span>impliziert eine Untergrenze von <text:span text:style-name="Source_20_Text">0</text:span>, und weglassen <text:span text:style-name="Source_20_Text">n</text:span>impliziert eine unbegrenzte Obergrenze: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Regulären Ausdruck </text:p>
            </table:table-cell>
            <table:table-cell table:style-name="Table2.A1" office:value-type="string">
              <text:p text:style-name="Table_20_Heading">Streichhölzer </text:p>
            </table:table-cell>
            <table:table-cell table:style-name="Table2.A1" office:value-type="string">
              <text:p text:style-name="Table_20_Heading">Identisch mit </text:p>
            </table:table-cell>
          </table:table-row>
        </table:table-header-rows>
        <table:table-row>
          <table:table-cell table:style-name="Table2.A1" office:value-type="string">
            <text:p text:style-name="Table_20_Contents"><text:span text:style-name="Source_20_Text">&lt;regex&gt;{,n}</text:span></text:p>
          </table:table-cell>
          <table:table-cell table:style-name="Table2.A1" office:value-type="string">
            <text:p text:style-name="Table_20_Contents">Beliebig viele Wiederholungen von <text:span text:style-name="Source_20_Text">&lt;regex&gt;</text:span>weniger als oder gleich <text:span text:style-name="Source_20_Text">n</text:span></text:p>
          </table:table-cell>
          <table:table-cell table:style-name="Table2.A1" office:value-type="string">
            <text:p text:style-name="Table_20_Contents"><text:span text:style-name="Source_20_Text">&lt;regex&gt;{0,n}</text:span></text:p>
          </table:table-cell>
        </table:table-row>
        <table:table-row>
          <table:table-cell table:style-name="Table2.A1" office:value-type="string">
            <text:p text:style-name="Table_20_Contents"><text:span text:style-name="Source_20_Text">&lt;regex&gt;{m,}</text:span></text:p>
          </table:table-cell>
          <table:table-cell table:style-name="Table2.A1" office:value-type="string">
            <text:p text:style-name="Table_20_Contents">Beliebig viele Wiederholungen von <text:span text:style-name="Source_20_Text">&lt;regex&gt;</text:span>größer als oder gleich wie <text:span text:style-name="Source_20_Text">m</text:span></text:p>
          </table:table-cell>
          <table:table-cell table:style-name="Table2.A1" office:value-type="string">
            <text:p text:style-name="Table_20_Contents"><text:span text:style-name="Source_20_Text">----</text:span></text:p>
          </table:table-cell>
        </table:table-row>
        <table:table-row>
          <table:table-cell table:style-name="Table2.A1" office:value-type="string">
            <text:p text:style-name="Table_20_Contents"><text:span text:style-name="Source_20_Text">&lt;regex&gt;{,}</text:span></text:p>
          </table:table-cell>
          <table:table-cell table:style-name="Table2.A1" office:value-type="string">
            <text:p text:style-name="Table_20_Contents">Beliebig viele Wiederholungen von <text:span text:style-name="Source_20_Text">&lt;regex&gt;</text:span></text:p>
          </table:table-cell>
          <table:table-cell table:style-name="Table2.A1" office:value-type="string">
            <text:p text:style-name="Table_20_Contents"><text:span text:style-name="Source_20_Text">&lt;regex&gt;{0,}</text:span> <text:line-break/><text:span text:style-name="Source_20_Text">&lt;regex&gt;*</text:span></text:p>
          </table:table-cell>
        </table:table-row>
      </table:table>
      <text:p text:style-name="Text_20_body">Wenn Sie alles weglassen <text:span text:style-name="Source_20_Text">m</text:span>, <text:span text:style-name="Source_20_Text">n</text:span>, und das Komma, dann fungieren die geschweiften Klammern nicht mehr als Metazeichen. <text:span text:style-name="Source_20_Text">{}</text:span>stimmt nur mit der wörtlichen Zeichenfolge überein <text:span text:style-name="Source_20_Text">'{}'</text:span>: </text:p>
      <text:p text:style-name="Preformatted_20_Text"><text:span text:style-name="Source_20_Text">&gt;&gt;&gt; re.search('x{}y', 'x{}y')</text:span></text:p>
      <text:p text:style-name="P57"><text:span text:style-name="Source_20_Text">&lt;_sre.SRE_Match object; span=(0, 4), match='x{}y'&gt;</text:span></text:p>
      <text:p text:style-name="Text_20_body">Tatsächlich muss eine Sequenz mit geschweiften Klammern, um eine besondere Bedeutung zu haben, in eines der folgenden Muster passen <text:span text:style-name="Source_20_Text">m</text:span>und <text:span text:style-name="Source_20_Text">n</text:span>sind nichtnegative ganze Zahlen: </text:p>
      <text:list xml:id="list4238684775" text:style-name="L9">
        <text:list-item>
          <text:p text:style-name="P38"><text:span text:style-name="Source_20_Text">{m,n}</text:span> </text:p>
        </text:list-item>
        <text:list-item>
          <text:p text:style-name="P38"><text:span text:style-name="Source_20_Text">{m,}</text:span> </text:p>
        </text:list-item>
        <text:list-item>
          <text:p text:style-name="P38"><text:span text:style-name="Source_20_Text">{,n}</text:span> </text:p>
        </text:list-item>
        <text:list-item>
          <text:p text:style-name="P9"><text:span text:style-name="Source_20_Text">{,}</text:span> </text:p>
        </text:list-item>
      </text:list>
      <text:p text:style-name="Text_20_body">Ansonsten passt es wörtlich: </text:p>
      <text:p text:style-name="Preformatted_20_Text"><text:span text:style-name="Source_20_Text">&gt;&gt;&gt; re.search('x{foo}y', 'x{foo}y')</text:span></text:p>
      <text:p text:style-name="Preformatted_20_Text"><text:span text:style-name="Source_20_Text">&lt;_sre.SRE_Match object; span=(0, 7), match='x{foo}y'&gt;</text:span></text:p>
      <text:p text:style-name="Preformatted_20_Text"><text:span text:style-name="Source_20_Text">&gt;&gt;&gt; re.search('x{a:b}y', 'x{a:b}y')</text:span></text:p>
      <text:p text:style-name="Preformatted_20_Text"><text:span text:style-name="Source_20_Text">&lt;_sre.SRE_Match object; span=(0, 7), match='x{a:b}y'&gt;</text:span></text:p>
      <text:p text:style-name="Preformatted_20_Text"><text:span text:style-name="Source_20_Text">&gt;&gt;&gt; re.search('x{1,3,5}y', 'x{1,3,5}y')</text:span></text:p>
      <text:p text:style-name="Preformatted_20_Text"><text:span text:style-name="Source_20_Text">&lt;_sre.SRE_Match object; span=(0, 9), match='x{1,3,5}y'&gt;</text:span></text:p>
      <text:p text:style-name="Preformatted_20_Text"><text:span text:style-name="Source_20_Text">&gt;&gt;&gt; re.search('x{foo,bar}y', 'x{foo,bar}y')</text:span></text:p>
      <text:p text:style-name="P57"><text:span text:style-name="Source_20_Text">&lt;_sre.SRE_Match object; span=(0, 11), match='x{foo,bar}y'&gt;</text:span></text:p>
      <text:p text:style-name="Text_20_body">Später in diesem Lernprogramm, wenn Sie mehr über die erfahren <text:span text:style-name="Source_20_Text">DEBUG</text:span>Flagge, Sie werden sehen, wie Sie dies bestätigen können. </text:p>
      <text:p text:style-name="Text_20_body"><text:span text:style-name="Source_20_Text">{m,n}?</text:span></text:p>
      <text:p text:style-name="Quotations">Die nicht-gierige (faule) Version von <text:span text:style-name="Source_20_Text">{m,n}</text:span>. </text:p>
      <text:p text:style-name="Text_20_body"><text:span text:style-name="Source_20_Text">{m,n}</text:span>wird mit so vielen Zeichen wie möglich übereinstimmen, und <text:span text:style-name="Source_20_Text">{m,n}?</text:span>passt so wenig wie möglich: </text:p>
      <text:p text:style-name="Preformatted_20_Text"><text:soft-page-break/><text:span text:style-name="Source_20_Text">&gt;&gt;&gt; re.search('a{3,5}', 'aaaaaaaa')</text:span></text:p>
      <text:p text:style-name="Preformatted_20_Text"><text:span text:style-name="Source_20_Text">&lt;_sre.SRE_Match object; span=(0, 5), match='aaaaa'&gt;</text:span></text:p>
      <text:p text:style-name="Preformatted_20_Text"/>
      <text:p text:style-name="Preformatted_20_Text"><text:span text:style-name="Source_20_Text">&gt;&gt;&gt; re.search('a{3,5}?', 'aaaaaaaa')</text:span></text:p>
      <text:p text:style-name="P57"><text:span text:style-name="Source_20_Text">&lt;_sre.SRE_Match object; span=(0, 3), match='aaa'&gt;</text:span></text:p>
      <text:p text:style-name="Text_20_body">In diesem Fall, <text:span text:style-name="Source_20_Text">a{3,5}</text:span>erzeugt die längstmögliche Übereinstimmung, also passt es zu fünf <text:span text:style-name="Source_20_Text">'a'</text:span>Figuren. <text:span text:style-name="Source_20_Text">a{3,5}?</text:span>erzeugt die kürzeste Übereinstimmung, also drei Übereinstimmungen. </text:p>
      <text:h text:style-name="Heading_20_3" text:outline-level="3">Gruppierungskonstrukte und Rückverweise </text:h>
      <text:p text:style-name="Text_20_body">Gruppierungskonstrukte unterteilen einen regulären Ausdruck in Python in Teilausdrücke oder Gruppen. Dies dient zwei Zwecken: </text:p>
      <text:list xml:id="list3627744308" text:style-name="L10">
        <text:list-item>
          <text:p text:style-name="P39"><text:span text:style-name="Strong_20_Emphasis">Gruppierung: </text:span>Eine Gruppe repräsentiert eine einzelne syntaktische Einheit. Zusätzliche Metazeichen gelten für die gesamte Gruppe als Einheit. </text:p>
        </text:list-item>
        <text:list-item>
          <text:p text:style-name="P10"><text:span text:style-name="Strong_20_Emphasis">Erfassen: </text:span>Einige Gruppierungskonstrukte erfassen auch den Teil der Suchzeichenfolge, der mit dem Teilausdruck in der Gruppe übereinstimmt. Sie können erfasste Übereinstimmungen später über verschiedene Mechanismen abrufen. </text:p>
        </text:list-item>
      </text:list>
      <text:p text:style-name="Text_20_body">Hier sehen Sie, wie das Gruppieren und Erfassen funktioniert. </text:p>
      <text:p text:style-name="Text_20_body"><text:span text:style-name="Source_20_Text">(&lt;regex&gt;)</text:span></text:p>
      <text:p text:style-name="Quotations">Definiert einen Teilausdruck oder eine Gruppe. </text:p>
      <text:p text:style-name="Text_20_body">Dies ist das grundlegendste Gruppierungskonstrukt. Eine Regex in Klammern entspricht einfach dem Inhalt der Klammern: </text:p>
      <text:p text:style-name="Preformatted_20_Text"><text:span text:style-name="Source_20_Text">&gt;&gt;&gt; re.search('(bar)', 'foo bar baz')</text:span></text:p>
      <text:p text:style-name="Preformatted_20_Text"><text:span text:style-name="Source_20_Text">&lt;_sre.SRE_Match object; span=(4, 7), match='bar'&gt;</text:span></text:p>
      <text:p text:style-name="Preformatted_20_Text"/>
      <text:p text:style-name="Preformatted_20_Text"><text:span text:style-name="Source_20_Text">&gt;&gt;&gt; re.search('bar', 'foo bar baz')</text:span></text:p>
      <text:p text:style-name="P57"><text:span text:style-name="Source_20_Text">&lt;_sre.SRE_Match object; span=(4, 7), match='bar'&gt;</text:span></text:p>
      <text:p text:style-name="Text_20_body">Als regulärer Ausdruck <text:span text:style-name="Source_20_Text">(bar)</text:span>stimmt mit der Zeichenfolge überein <text:span text:style-name="Source_20_Text">'bar'</text:span>, das gleiche wie die Regex <text:span text:style-name="Source_20_Text">bar</text:span>würde ohne die Klammern. </text:p>
      <text:h text:style-name="Heading_20_4" text:outline-level="4">Eine Gruppe als Einheit behandeln </text:h>
      <text:p text:style-name="Text_20_body">Ein Quantifizierer-Metazeichen, das einer Gruppe folgt, wirkt auf den gesamten Unterausdruck, der in der Gruppe als eine einzelne Einheit angegeben ist. </text:p>
      <text:p text:style-name="Text_20_body">Das folgende Beispiel stimmt beispielsweise mit einem oder mehreren Vorkommen der Zeichenfolge überein <text:span text:style-name="Source_20_Text">'bar'</text:span>: </text:p>
      <text:p text:style-name="Preformatted_20_Text"><text:span text:style-name="Source_20_Text">&gt;&gt;&gt; re.search('(bar)+', 'foo bar baz')</text:span></text:p>
      <text:p text:style-name="Preformatted_20_Text"><text:span text:style-name="Source_20_Text">&lt;_sre.SRE_Match object; span=(4, 7), match='bar'&gt;</text:span></text:p>
      <text:p text:style-name="Preformatted_20_Text"><text:span text:style-name="Source_20_Text">&gt;&gt;&gt; re.search('(bar)+', 'foo barbar baz')</text:span></text:p>
      <text:p text:style-name="Preformatted_20_Text"><text:span text:style-name="Source_20_Text">&lt;_sre.SRE_Match object; span=(4, 10), match='barbar'&gt;</text:span></text:p>
      <text:p text:style-name="Preformatted_20_Text"><text:span text:style-name="Source_20_Text">&gt;&gt;&gt; re.search('(bar)+', 'foo barbarbarbar baz')</text:span></text:p>
      <text:p text:style-name="P57"><text:span text:style-name="Source_20_Text">&lt;_sre.SRE_Match object; span=(4, 16), match='barbarbarbar'&gt;</text:span></text:p>
      <text:p text:style-name="Text_20_body">Hier ist eine Aufschlüsselung des Unterschieds zwischen den beiden regulären Ausdrücken mit und ohne gruppierende Klammern: </text:p>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Table_20_Heading">Regex </text:p>
            </table:table-cell>
            <table:table-cell table:style-name="Table3.A1" office:value-type="string">
              <text:p text:style-name="Table_20_Heading">Deutung </text:p>
            </table:table-cell>
            <table:table-cell table:style-name="Table3.A1" office:value-type="string">
              <text:p text:style-name="Table_20_Heading">Streichhölzer </text:p>
            </table:table-cell>
            <table:table-cell table:style-name="Table3.A1" office:value-type="string">
              <text:p text:style-name="Table_20_Heading">Beispiele </text:p>
            </table:table-cell>
          </table:table-row>
        </table:table-header-rows>
        <table:table-row>
          <table:table-cell table:style-name="Table3.A1" office:value-type="string">
            <text:p text:style-name="Table_20_Contents"><text:span text:style-name="Source_20_Text">bar+</text:span></text:p>
          </table:table-cell>
          <table:table-cell table:style-name="Table3.A1" office:value-type="string">
            <text:p text:style-name="Table_20_Contents">Das <text:span text:style-name="Source_20_Text">+</text:span>metacharacter gilt nur für das Zeichen <text:span text:style-name="Source_20_Text">'r'</text:span>. </text:p>
          </table:table-cell>
          <table:table-cell table:style-name="Table3.A1" office:value-type="string">
            <text:p text:style-name="Table_20_Contents"><text:span text:style-name="Source_20_Text">'ba'</text:span>gefolgt von einem oder mehreren Vorkommen von <text:span text:style-name="Source_20_Text">'r'</text:span></text:p>
          </table:table-cell>
          <table:table-cell table:style-name="Table3.A1" office:value-type="string">
            <text:p text:style-name="Table_20_Contents"><text:span text:style-name="Source_20_Text">'bar'</text:span><text:line-break/><text:span text:style-name="Source_20_Text">'barr'</text:span><text:line-break/><text:span text:style-name="Source_20_Text">'barrr'</text:span></text:p>
          </table:table-cell>
        </table:table-row>
        <table:table-row>
          <table:table-cell table:style-name="Table3.A1" office:value-type="string">
            <text:p text:style-name="Table_20_Contents"><text:span text:style-name="Source_20_Text">(bar)+</text:span></text:p>
          </table:table-cell>
          <table:table-cell table:style-name="Table3.A1" office:value-type="string">
            <text:p text:style-name="Table_20_Contents">Das <text:span text:style-name="Source_20_Text">+</text:span>metazeichen gilt für die gesamte Zeichenfolge <text:span text:style-name="Source_20_Text">'bar'</text:span>. </text:p>
          </table:table-cell>
          <table:table-cell table:style-name="Table3.A1" office:value-type="string">
            <text:p text:style-name="Table_20_Contents">Ein oder mehrere Vorkommen von <text:span text:style-name="Source_20_Text">'bar'</text:span></text:p>
          </table:table-cell>
          <table:table-cell table:style-name="Table3.A1" office:value-type="string">
            <text:p text:style-name="Table_20_Contents"><text:span text:style-name="Source_20_Text">'bar'</text:span><text:line-break/><text:span text:style-name="Source_20_Text">'barbar'</text:span><text:line-break/><text:span text:style-name="Source_20_Text">'barbarbar'</text:span></text:p>
          </table:table-cell>
        </table:table-row>
      </table:table>
      <text:p text:style-name="Text_20_body">Schauen Sie sich nun ein komplizierteres Beispiel an. Die Regex <text:span text:style-name="Source_20_Text">(ba[rz]){2,4}(qux)?</text:span>Streichhölzer <text:span text:style-name="Source_20_Text">2</text:span>zu <text:span text:style-name="Source_20_Text">4</text:span>Vorkommen von beidem <text:span text:style-name="Source_20_Text">'bar'</text:span>oder <text:span text:style-name="Source_20_Text">'baz'</text:span>, optional gefolgt von <text:span text:style-name="Source_20_Text">'qux'</text:span>: </text:p>
      <text:p text:style-name="Preformatted_20_Text"><text:span text:style-name="Source_20_Text">&gt;&gt;&gt; re.search('(ba[rz]){2,4}(qux)?', 'bazbarbazqux')</text:span></text:p>
      <text:p text:style-name="Preformatted_20_Text"><text:span text:style-name="Source_20_Text">&lt;_sre.SRE_Match object; span=(0, 12), match='bazbarbazqux'&gt;</text:span></text:p>
      <text:p text:style-name="Preformatted_20_Text"><text:span text:style-name="Source_20_Text">&gt;&gt;&gt; re.search('(ba[rz]){2,4}(qux)?', 'barbar')</text:span></text:p>
      <text:p text:style-name="P57"><text:span text:style-name="Source_20_Text">&lt;_sre.SRE_Match object; span=(0, 6), match='barbar'&gt;</text:span></text:p>
      <text:p text:style-name="Text_20_body">Das folgende Beispiel zeigt, dass Sie Gruppierungsklammern verschachteln können: </text:p>
      <text:p text:style-name="Preformatted_20_Text"><text:span text:style-name="Source_20_Text">&gt;&gt;&gt; re.search('(foo(bar)?)+(\d\d\d)?', 'foofoobar')</text:span></text:p>
      <text:p text:style-name="Preformatted_20_Text"><text:span text:style-name="Source_20_Text">&lt;_sre.SRE_Match object; span=(0, 9), match='foofoobar'&gt;</text:span></text:p>
      <text:p text:style-name="Preformatted_20_Text"><text:span text:style-name="Source_20_Text">&gt;&gt;&gt; re.search('(foo(bar)?)+(\d\d\d)?', 'foofoobar123')</text:span></text:p>
      <text:p text:style-name="Preformatted_20_Text"><text:span text:style-name="Source_20_Text">&lt;_sre.SRE_Match object; span=(0, 12), match='foofoobar123'&gt;</text:span></text:p>
      <text:p text:style-name="Preformatted_20_Text"><text:span text:style-name="Source_20_Text">&gt;&gt;&gt; re.search('(foo(bar)?)+(\d\d\d)?', 'foofoo123')</text:span></text:p>
      <text:p text:style-name="P57"><text:span text:style-name="Source_20_Text">&lt;_sre.SRE_Match object; span=(0, 9), match='foofoo123'&gt;</text:span></text:p>
      <text:p text:style-name="Text_20_body">Die Regex <text:span text:style-name="Source_20_Text">(foo(bar)?)+(\d\d\d)?</text:span>ist ziemlich aufwendig, also lasst es uns in kleinere Stücke zerlegen: </text:p>
      <table:table table:name="Table4" table:style-name="Table4">
        <table:table-column table:style-name="Table4.A"/>
        <table:table-column table:style-name="Table4.B"/>
        <table:table-header-rows>
          <table:table-row>
            <table:table-cell table:style-name="Table4.A1" office:value-type="string">
              <text:p text:style-name="Table_20_Heading">Regex </text:p>
            </table:table-cell>
            <table:table-cell table:style-name="Table4.A1" office:value-type="string">
              <text:p text:style-name="Table_20_Heading">Streichhölzer </text:p>
            </table:table-cell>
          </table:table-row>
        </table:table-header-rows>
        <table:table-row>
          <table:table-cell table:style-name="Table4.A1" office:value-type="string">
            <text:p text:style-name="Table_20_Contents"><text:span text:style-name="Source_20_Text">foo(bar)?</text:span></text:p>
          </table:table-cell>
          <table:table-cell table:style-name="Table4.A1" office:value-type="string">
            <text:p text:style-name="Table_20_Contents"><text:span text:style-name="Source_20_Text">'foo'</text:span>optional gefolgt von <text:span text:style-name="Source_20_Text">'bar'</text:span></text:p>
          </table:table-cell>
        </table:table-row>
        <table:table-row>
          <table:table-cell table:style-name="Table4.A1" office:value-type="string">
            <text:p text:style-name="Table_20_Contents"><text:span text:style-name="Source_20_Text">(foo(bar)?)+</text:span></text:p>
          </table:table-cell>
          <table:table-cell table:style-name="Table4.A1" office:value-type="string">
            <text:p text:style-name="Table_20_Contents">Ein oder mehrere Vorkommen der oben genannten Punkte </text:p>
          </table:table-cell>
        </table:table-row>
        <table:table-row>
          <table:table-cell table:style-name="Table4.A1" office:value-type="string">
            <text:p text:style-name="Table_20_Contents"><text:span text:style-name="Source_20_Text">\d\d\d</text:span></text:p>
          </table:table-cell>
          <table:table-cell table:style-name="Table4.A1" office:value-type="string">
            <text:p text:style-name="Table_20_Contents">Drei Dezimalziffern </text:p>
          </table:table-cell>
        </table:table-row>
        <table:table-row>
          <table:table-cell table:style-name="Table4.A1" office:value-type="string">
            <text:p text:style-name="Table_20_Contents"><text:span text:style-name="Source_20_Text">(\d\d\d)?</text:span></text:p>
          </table:table-cell>
          <table:table-cell table:style-name="Table4.A1" office:value-type="string">
            <text:p text:style-name="Table_20_Contents">Kein oder ein Vorkommen der oben genannten Punkte </text:p>
          </table:table-cell>
        </table:table-row>
      </table:table>
      <text:p text:style-name="Text_20_body">Wenn Sie alles aneinanderreihen, erhalten Sie: mindestens ein Vorkommen von <text:span text:style-name="Source_20_Text">'foo'</text:span>optional gefolgt von <text:span text:style-name="Source_20_Text">'bar'</text:span>, alle optional gefolgt von drei Dezimalziffern. </text:p>
      <text:p text:style-name="Text_20_body">Wie Sie sehen können, können Sie in Python sehr komplizierte reguläre Ausdrücke erstellen, indem Sie Klammern zum Gruppieren verwenden. </text:p>
      <text:h text:style-name="Heading_20_4" text:outline-level="4">Erfassungsgruppen </text:h>
      <text:p text:style-name="Text_20_body">Das Gruppieren ist nicht der einzige nützliche Zweck, dem Gruppierungskonstrukte dienen. Die meisten (aber nicht alle) Gruppierungskonstrukte erfassen auch den Teil der Suchzeichenfolge, der mit der Gruppe übereinstimmt. Sie können den erfassten Teil abrufen oder später auf verschiedene Weise darauf verweisen. </text:p>
      <text:p text:style-name="Text_20_body">Denken Sie an das Übereinstimmungsobjekt that <text:span text:style-name="Source_20_Text">re.search()</text:span>kehrt zurück? Für ein Match-Objekt sind zwei Methoden definiert, die Zugriff auf erfasste Gruppen bieten: <text:span text:style-name="Source_20_Text">.groups()</text:span>und <text:span text:style-name="Source_20_Text">.group()</text:span>. </text:p>
      <text:p text:style-name="Text_20_body"><text:span text:style-name="Source_20_Text">m.groups()</text:span></text:p>
      <text:p text:style-name="Quotations">Gibt ein Tupel zurück, das alle erfassten Gruppen aus einer Regex-Übereinstimmung enthält. </text:p>
      <text:p text:style-name="Text_20_body"><text:soft-page-break/>Betrachten Sie dieses Beispiel: </text:p>
      <text:p text:style-name="Preformatted_20_Text"><text:span text:style-name="Source_20_Text">&gt;&gt;&gt; m = re.search('(\w+),(\w+),(\w+)', 'foo,quux,baz')</text:span></text:p>
      <text:p text:style-name="Preformatted_20_Text"><text:span text:style-name="Source_20_Text">&gt;&gt;&gt; m</text:span></text:p>
      <text:p text:style-name="P57"><text:span text:style-name="Source_20_Text">&lt;_sre.SRE_Match object; span=(0, 12), match='foo:quux:baz'&gt;</text:span></text:p>
      <text:p text:style-name="Text_20_body">Jeder der drei <text:span text:style-name="Source_20_Text">(\w+)</text:span>expressions entspricht einer Folge von Wortzeichen. Die vollständige Regex <text:span text:style-name="Source_20_Text">(\w+),(\w+),(\w+)</text:span>zerlegt die Suchzeichenfolge in drei durch Kommas getrennte Token. </text:p>
      <text:p text:style-name="Text_20_body">Weil die <text:span text:style-name="Source_20_Text">(\w+)</text:span>Ausdrücke gruppierende Klammern verwenden, werden die entsprechenden übereinstimmenden Token <text:span text:style-name="Strong_20_Emphasis">erfasst </text:span>. Um auf die erfassten Übereinstimmungen zuzugreifen, können Sie verwenden <text:span text:style-name="Source_20_Text">.groups()</text:span>zurückgibt <text:a xlink:type="simple" xlink:href="https://realpython.com/python-lists-tuples/#python-tuples" text:style-name="Internet_20_link" text:visited-style-name="Visited_20_Internet_20_Link">Tupel </text:a>, das alle erfassten Übereinstimmungen der Reihe nach enthält: </text:p>
      <text:p text:style-name="Preformatted_20_Text"><text:span text:style-name="Source_20_Text">&gt;&gt;&gt; m.groups()</text:span></text:p>
      <text:p text:style-name="P57"><text:span text:style-name="Source_20_Text">('foo', 'quux', 'baz')</text:span></text:p>
      <text:p text:style-name="Text_20_body">Beachten Sie, dass das Tupel die Token enthält, aber nicht die Kommas, die in der Suchzeichenfolge erschienen sind. Das liegt daran, dass die Wortzeichen, aus denen die Token bestehen, innerhalb der gruppierenden Klammern stehen, die Kommas jedoch nicht. Die Kommas, die Sie zwischen den zurückgegebenen Token sehen, sind die Standardtrennzeichen, die zum Trennen von Werten in einem Tupel verwendet werden. </text:p>
      <text:p text:style-name="Text_20_body"><text:span text:style-name="Source_20_Text">m.group(&lt;n&gt;)</text:span></text:p>
      <text:p text:style-name="Quotations">Gibt eine Zeichenfolge zurück, die die enthält <text:span text:style-name="Source_20_Text">&lt;n&gt;</text:span><text:span text:style-name="Source_20_Text"><text:span text:style-name="T1">th</text:span></text:span>gefangenes Spiel. </text:p>
      <text:p text:style-name="Text_20_body">Mit einem Argument, <text:span text:style-name="Source_20_Text">.group()</text:span>gibt eine einzelne erfasste Übereinstimmung zurück. Beachten Sie, dass die Argumente einsbasiert und nicht nullbasiert sind. So, <text:span text:style-name="Source_20_Text">m.group(1)</text:span>bezieht sich auf das erste erfasste Spiel, <text:span text:style-name="Source_20_Text">m.group(2)</text:span>zum zweiten usw.: </text:p>
      <text:p text:style-name="Preformatted_20_Text"><text:span text:style-name="Source_20_Text">&gt;&gt;&gt; m = re.search('(\w+),(\w+),(\w+)', 'foo,quux,baz')</text:span></text:p>
      <text:p text:style-name="Preformatted_20_Text"><text:span text:style-name="Source_20_Text">&gt;&gt;&gt; m.groups()</text:span></text:p>
      <text:p text:style-name="Preformatted_20_Text"><text:span text:style-name="Source_20_Text">('foo', 'quux', 'baz')</text:span></text:p>
      <text:p text:style-name="Preformatted_20_Text"/>
      <text:p text:style-name="Preformatted_20_Text"><text:span text:style-name="Source_20_Text">&gt;&gt;&gt; m.group(1)</text:span></text:p>
      <text:p text:style-name="Preformatted_20_Text"><text:span text:style-name="Source_20_Text">'foo'</text:span></text:p>
      <text:p text:style-name="Preformatted_20_Text"><text:span text:style-name="Source_20_Text">&gt;&gt;&gt; m.group(2)</text:span></text:p>
      <text:p text:style-name="Preformatted_20_Text"><text:span text:style-name="Source_20_Text">'quux'</text:span></text:p>
      <text:p text:style-name="Preformatted_20_Text"><text:span text:style-name="Source_20_Text">&gt;&gt;&gt; m.group(3)</text:span></text:p>
      <text:p text:style-name="P57"><text:span text:style-name="Source_20_Text">'baz'</text:span></text:p>
      <text:p text:style-name="Text_20_body">Da die Nummerierung der erfassten Spiele einsbasiert ist und es keine Gruppe mit der Nummer Null gibt, <text:span text:style-name="Source_20_Text">m.group(0)</text:span>hat eine besondere Bedeutung: </text:p>
      <text:p text:style-name="Preformatted_20_Text"><text:span text:style-name="Source_20_Text">&gt;&gt;&gt; m.group(0)</text:span></text:p>
      <text:p text:style-name="Preformatted_20_Text"><text:span text:style-name="Source_20_Text">'foo,quux,baz'</text:span></text:p>
      <text:p text:style-name="Preformatted_20_Text"><text:span text:style-name="Source_20_Text">&gt;&gt;&gt; m.group()</text:span></text:p>
      <text:p text:style-name="P57"><text:span text:style-name="Source_20_Text">'foo,quux,baz'</text:span></text:p>
      <text:p text:style-name="Text_20_body"><text:span text:style-name="Source_20_Text">m.group(0)</text:span>gibt die gesamte Übereinstimmung zurück, und <text:span text:style-name="Source_20_Text">m.group()</text:span>macht das gleiche. </text:p>
      <text:p text:style-name="Text_20_body"><text:span text:style-name="Source_20_Text">m.group(&lt;n1&gt;, &lt;n2&gt;, ...)</text:span></text:p>
      <text:p text:style-name="Quotations">Gibt ein Tupel zurück, das die angegebenen erfassten Übereinstimmungen enthält. </text:p>
      <text:p text:style-name="Text_20_body"><text:soft-page-break/>Mit mehreren Argumenten <text:span text:style-name="Source_20_Text">.group()</text:span>gibt ein Tupel zurück, das die angegebenen erfassten Übereinstimmungen in der angegebenen Reihenfolge enthält: </text:p>
      <text:p text:style-name="Preformatted_20_Text"><text:span text:style-name="Source_20_Text">&gt;&gt;&gt; m.groups()</text:span></text:p>
      <text:p text:style-name="Preformatted_20_Text"><text:span text:style-name="Source_20_Text">('foo', 'quux', 'baz')</text:span></text:p>
      <text:p text:style-name="Preformatted_20_Text"/>
      <text:p text:style-name="Preformatted_20_Text"><text:span text:style-name="Source_20_Text">&gt;&gt;&gt; m.group(2, 3)</text:span></text:p>
      <text:p text:style-name="Preformatted_20_Text"><text:span text:style-name="Source_20_Text">('quux', 'baz')</text:span></text:p>
      <text:p text:style-name="Preformatted_20_Text"><text:span text:style-name="Source_20_Text">&gt;&gt;&gt; m.group(3, 2, 1)</text:span></text:p>
      <text:p text:style-name="P57"><text:span text:style-name="Source_20_Text">('baz', 'quux', 'foo')</text:span></text:p>
      <text:p text:style-name="Text_20_body">Dies ist nur eine bequeme Abkürzung. Sie könnten das Tupel von Übereinstimmungen stattdessen selbst erstellen: </text:p>
      <text:p text:style-name="Preformatted_20_Text"><text:span text:style-name="Source_20_Text">&gt;&gt;&gt; m.group(3, 2, 1)</text:span></text:p>
      <text:p text:style-name="Preformatted_20_Text"><text:span text:style-name="Source_20_Text">('baz', 'qux', 'foo')</text:span></text:p>
      <text:p text:style-name="Preformatted_20_Text"><text:span text:style-name="Source_20_Text">&gt;&gt;&gt; (m.group(3), m.group(2), m.group(1))</text:span></text:p>
      <text:p text:style-name="P57"><text:span text:style-name="Source_20_Text">('baz', 'qux', 'foo')</text:span></text:p>
      <text:p text:style-name="Text_20_body">Die beiden gezeigten Anweisungen sind funktional gleichwertig. </text:p>
      <text:h text:style-name="Heading_20_4" text:outline-level="4">Rückverweise </text:h>
      <text:p text:style-name="Text_20_body">Sie können eine zuvor erfasste Gruppe später innerhalb derselben Regex abgleichen, indem Sie eine spezielle Metazeichenfolge verwenden, die als <text:span text:style-name="Strong_20_Emphasis">Rückverweis </text:span>. </text:p>
      <text:p text:style-name="Text_20_body"><text:span text:style-name="Source_20_Text">\&lt;n&gt;</text:span></text:p>
      <text:p text:style-name="Quotations">Gleicht den Inhalt einer zuvor erfassten Gruppe ab. </text:p>
      <text:p text:style-name="Text_20_body">Innerhalb einer Regex in Python ist die Sequenz <text:span text:style-name="Source_20_Text">\&lt;n&gt;</text:span>, wo <text:span text:style-name="Source_20_Text">&lt;n&gt;</text:span>ist eine ganze Zahl von <text:span text:style-name="Source_20_Text">1</text:span>zu <text:span text:style-name="Source_20_Text">99</text:span>, entspricht dem Inhalt der <text:span text:style-name="Source_20_Text">&lt;n&gt;</text:span><text:span text:style-name="Source_20_Text"><text:span text:style-name="T1">th</text:span></text:span>gefangene Gruppe. </text:p>
      <text:p text:style-name="Text_20_body">Hier ist eine Regex, die mit einem Wort übereinstimmt, gefolgt von einem Komma, gefolgt von demselben Wort noch einmal: </text:p>
      <text:p text:style-name="P57"><text:span text:style-name="Source_20_Text">&gt;&gt;&gt; regex = r'(\w+),\1'</text:span></text:p>
      <text:p text:style-name="P57"/>
      <text:p text:style-name="P57"><text:span text:style-name="Source_20_Text">&gt;&gt;&gt; m = re.search(regex, 'foo,foo')</text:span></text:p>
      <text:p text:style-name="P57"><text:span text:style-name="Source_20_Text">&gt;&gt;&gt; m</text:span></text:p>
      <text:p text:style-name="P57"><text:span text:style-name="Source_20_Text">&lt;_sre.SRE_Match object; span=(0, 7), match='foo,foo'&gt;</text:span></text:p>
      <text:p text:style-name="P57"><text:span text:style-name="Source_20_Text">&gt;&gt;&gt; m.group(1)</text:span></text:p>
      <text:p text:style-name="P57"><text:span text:style-name="Source_20_Text">'foo'</text:span></text:p>
      <text:p text:style-name="P57"/>
      <text:p text:style-name="P57"><text:span text:style-name="Source_20_Text">&gt;&gt;&gt; m = re.search(regex, 'qux,qux')</text:span></text:p>
      <text:p text:style-name="P57"><text:span text:style-name="Source_20_Text">&gt;&gt;&gt; m</text:span></text:p>
      <text:p text:style-name="P57"><text:span text:style-name="Source_20_Text">&lt;_sre.SRE_Match object; span=(0, 7), match='qux,qux'&gt;</text:span></text:p>
      <text:p text:style-name="P57"><text:soft-page-break/><text:span text:style-name="Source_20_Text">&gt;&gt;&gt; m.group(1)</text:span></text:p>
      <text:p text:style-name="P57"><text:span text:style-name="Source_20_Text">'qux'</text:span></text:p>
      <text:p text:style-name="P57"/>
      <text:p text:style-name="P57"><text:span text:style-name="Source_20_Text">&gt;&gt;&gt; m = re.search(regex, 'foo,qux')</text:span></text:p>
      <text:p text:style-name="P57"><text:span text:style-name="Source_20_Text">&gt;&gt;&gt; print(m)</text:span></text:p>
      <text:p text:style-name="P57"><text:span text:style-name="Source_20_Text">None</text:span></text:p>
      <text:p text:style-name="Text_20_body">Im ersten Beispiel, in <text:span text:style-name="Strong_20_Emphasis">Zeile 3 </text:span>, <text:span text:style-name="Source_20_Text">(\w+)</text:span>stimmt mit der ersten Instanz der Zeichenfolge überein <text:span text:style-name="Source_20_Text">'foo'</text:span>und speichert sie als erste erfasste Gruppe. Das Komma passt wörtlich. Dann <text:span text:style-name="Source_20_Text">\1</text:span>ist ein Rückverweis auf die erste erfasste Gruppe und Übereinstimmungen <text:span text:style-name="Source_20_Text">'foo'</text:span>wieder. Das zweite Beispiel in <text:span text:style-name="Strong_20_Emphasis">Zeile 9 </text:span>ist identisch, außer dass die <text:span text:style-name="Source_20_Text">(\w+)</text:span>Streichhölzer <text:span text:style-name="Source_20_Text">'qux'</text:span>stattdessen. </text:p>
      <text:p text:style-name="Text_20_body">Das letzte Beispiel in <text:span text:style-name="Strong_20_Emphasis">Zeile 15 </text:span>hat keine Übereinstimmung, weil das, was vor dem Komma steht, nicht dasselbe ist wie das, was danach kommt, also das <text:span text:style-name="Source_20_Text">\1</text:span>Rückverweis passt nicht. </text:p>
      <text:p text:style-name="Text_20_body"><text:span text:style-name="Strong_20_Emphasis">Hinweis: </text:span>Jedes Mal, wenn Sie in Python einen regulären Ausdruck mit einer nummerierten Rückwärtsreferenz verwenden, ist es eine gute Idee, ihn als Rohzeichenfolge anzugeben. Andernfalls könnte der Interpreter die Rückwärtsreferenz mit einem <text:a xlink:type="simple" xlink:href="https://en.wikipedia.org/wiki/Octal" text:style-name="Internet_20_link" text:visited-style-name="Visited_20_Internet_20_Link">Oktalwert </text:a>. </text:p>
      <text:p text:style-name="Text_20_body">Betrachten Sie dieses Beispiel: </text:p>
      <text:p text:style-name="Preformatted_20_Text"><text:span text:style-name="Source_20_Text">&gt;&gt;&gt; print(re.search('([a-z])#\1', 'd#d'))</text:span></text:p>
      <text:p text:style-name="P57"><text:span text:style-name="Source_20_Text">None</text:span></text:p>
      <text:p text:style-name="Text_20_body">Die Regex <text:span text:style-name="Source_20_Text">([a-z])#\1</text:span>entspricht einem Kleinbuchstaben, gefolgt von <text:span text:style-name="Source_20_Text">'#'</text:span>, gefolgt von demselben Kleinbuchstaben. Die Zeichenfolge ist in diesem Fall <text:span text:style-name="Source_20_Text">'d#d'</text:span>, was passen sollte. Aber der Abgleich schlägt fehl, weil Python die Rückwärtsreferenz falsch interpretiert <text:span text:style-name="Source_20_Text">\1</text:span>als das Zeichen, dessen Oktalwert eins ist: </text:p>
      <text:p text:style-name="Preformatted_20_Text"><text:span text:style-name="Source_20_Text">&gt;&gt;&gt; oct(ord('\1'))</text:span></text:p>
      <text:p text:style-name="P57"><text:span text:style-name="Source_20_Text">'0o1'</text:span></text:p>
      <text:p text:style-name="Text_20_body">Sie erhalten die richtige Übereinstimmung, wenn Sie die Regex als Rohzeichenfolge angeben: </text:p>
      <text:p text:style-name="Preformatted_20_Text"><text:span text:style-name="Source_20_Text">&gt;&gt;&gt; re.search(r'([a-z])#\1', 'd#d')</text:span></text:p>
      <text:p text:style-name="P57"><text:span text:style-name="Source_20_Text">&lt;_sre.SRE_Match object; span=(0, 3), match='d#d'&gt;</text:span></text:p>
      <text:p text:style-name="Text_20_body">Denken Sie daran, immer dann einen unformatierten String zu verwenden, wenn Ihre Regex eine Metazeichenfolge enthält, die einen umgekehrten Schrägstrich enthält. </text:p>
      <text:p text:style-name="Text_20_body">Nummerierte Rückverweise sind wie die Argumente auf einsbasiert <text:span text:style-name="Source_20_Text">.group()</text:span>. Nur die ersten neunundneunzig erfassten Gruppen sind per Rückverweis zugänglich. Der Dolmetscher wird prüfen <text:span text:style-name="Source_20_Text">\100</text:span>als die <text:span text:style-name="Source_20_Text">'@'</text:span>Zeichen, dessen Oktalwert 100 ist. </text:p>
      <text:h text:style-name="Heading_20_4" text:outline-level="4">Andere Gruppierungskonstrukte </text:h>
      <text:p text:style-name="Text_20_body">Das <text:span text:style-name="Source_20_Text">(&lt;regex&gt;)</text:span>Die oben gezeigte Metazeichensequenz ist die einfachste Möglichkeit, eine Gruppierung innerhalb einer Regex in Python durchzuführen. Der nächste Abschnitt stellt Ihnen <text:soft-page-break/>einige erweiterte Gruppierungskonstrukte vor, mit denen Sie optimieren können, wann und wie die Gruppierung erfolgt. </text:p>
      <text:p text:style-name="Text_20_body"><text:span text:style-name="Source_20_Text">(?P&lt;name&gt;&lt;regex&gt;)</text:span></text:p>
      <text:p text:style-name="Quotations">Erstellt eine benannte erfasste Gruppe. </text:p>
      <text:p text:style-name="Text_20_body">Diese Metazeichenfolge ähnelt Gruppierungsklammern darin, dass sie eine Gruppenübereinstimmung erstellt <text:span text:style-name="Source_20_Text">&lt;regex&gt;</text:span>auf die über das Match-Objekt oder eine nachfolgende Rückwärtsreferenz zugegriffen werden kann. Der Unterschied besteht in diesem Fall darin, dass Sie die übereinstimmende Gruppe über ihre angegebene Symbolik referenzieren <text:span text:style-name="Source_20_Text">&lt;name&gt;</text:span>statt durch seine Nummer. </text:p>
      <text:p text:style-name="Text_20_body">Sie haben vorhin dieses Beispiel mit drei nummerierten eroberten Gruppen gesehen <text:span text:style-name="Source_20_Text">1</text:span>, <text:span text:style-name="Source_20_Text">2</text:span>, und <text:span text:style-name="Source_20_Text">3</text:span>: </text:p>
      <text:p text:style-name="Preformatted_20_Text"><text:span text:style-name="Source_20_Text">&gt;&gt;&gt; m = re.search('(\w+),(\w+),(\w+)', 'foo,quux,baz')</text:span></text:p>
      <text:p text:style-name="Preformatted_20_Text"><text:span text:style-name="Source_20_Text">&gt;&gt;&gt; m.groups()</text:span></text:p>
      <text:p text:style-name="Preformatted_20_Text"><text:span text:style-name="Source_20_Text">('foo', 'quux', 'baz')</text:span></text:p>
      <text:p text:style-name="Preformatted_20_Text"/>
      <text:p text:style-name="Preformatted_20_Text"><text:span text:style-name="Source_20_Text">&gt;&gt;&gt; m.group(1, 2, 3)</text:span></text:p>
      <text:p text:style-name="P57"><text:span text:style-name="Source_20_Text">('foo', 'quux', 'baz')</text:span></text:p>
      <text:p text:style-name="Text_20_body">Das Folgende macht effektiv dasselbe, außer dass die Gruppen die symbolischen Namen haben <text:span text:style-name="Source_20_Text">w1</text:span>, <text:span text:style-name="Source_20_Text">w2</text:span>, und <text:span text:style-name="Source_20_Text">w3</text:span>: </text:p>
      <text:p text:style-name="Preformatted_20_Text"><text:span text:style-name="Source_20_Text">&gt;&gt;&gt; m = re.search('(?P&lt;w1&gt;\w+),(?P&lt;w2&gt;\w+),(?P&lt;w3&gt;\w+)', 'foo,quux,baz')</text:span></text:p>
      <text:p text:style-name="Preformatted_20_Text"><text:span text:style-name="Source_20_Text">&gt;&gt;&gt; m.groups()</text:span></text:p>
      <text:p text:style-name="P57"><text:span text:style-name="Source_20_Text">('foo', 'quux', 'baz')</text:span></text:p>
      <text:p text:style-name="Text_20_body">Sie können auf diese erfassten Gruppen mit ihren symbolischen Namen verweisen: </text:p>
      <text:p text:style-name="Preformatted_20_Text"><text:span text:style-name="Source_20_Text">&gt;&gt;&gt; m.group('w1')</text:span></text:p>
      <text:p text:style-name="Preformatted_20_Text"><text:span text:style-name="Source_20_Text">'foo'</text:span></text:p>
      <text:p text:style-name="Preformatted_20_Text"><text:span text:style-name="Source_20_Text">&gt;&gt;&gt; m.group('w3')</text:span></text:p>
      <text:p text:style-name="Preformatted_20_Text"><text:span text:style-name="Source_20_Text">'baz'</text:span></text:p>
      <text:p text:style-name="Preformatted_20_Text"><text:span text:style-name="Source_20_Text">&gt;&gt;&gt; m.group('w1', 'w2', 'w3')</text:span></text:p>
      <text:p text:style-name="P57"><text:span text:style-name="Source_20_Text">('foo', 'quux', 'baz')</text:span></text:p>
      <text:p text:style-name="Text_20_body">Sie können weiterhin auf Gruppen mit symbolischen Namen per Nummer zugreifen, wenn Sie möchten: </text:p>
      <text:p text:style-name="Preformatted_20_Text"><text:span text:style-name="Source_20_Text">&gt;&gt;&gt; m = re.search('(?P&lt;w1&gt;\w+),(?P&lt;w2&gt;\w+),(?P&lt;w3&gt;\w+)', 'foo,quux,baz')</text:span></text:p>
      <text:p text:style-name="Preformatted_20_Text"/>
      <text:p text:style-name="Preformatted_20_Text"><text:span text:style-name="Source_20_Text">&gt;&gt;&gt; m.group('w1')</text:span></text:p>
      <text:p text:style-name="Preformatted_20_Text"><text:span text:style-name="Source_20_Text">'foo'</text:span></text:p>
      <text:p text:style-name="Preformatted_20_Text"><text:span text:style-name="Source_20_Text">&gt;&gt;&gt; m.group(1)</text:span></text:p>
      <text:p text:style-name="Preformatted_20_Text"><text:span text:style-name="Source_20_Text">'foo'</text:span></text:p>
      <text:p text:style-name="Preformatted_20_Text"/>
      <text:p text:style-name="Preformatted_20_Text"><text:span text:style-name="Source_20_Text">&gt;&gt;&gt; m.group('w1', 'w2', 'w3')</text:span></text:p>
      <text:p text:style-name="Preformatted_20_Text"><text:span text:style-name="Source_20_Text">('foo', 'quux', 'baz')</text:span></text:p>
      <text:p text:style-name="Preformatted_20_Text"><text:span text:style-name="Source_20_Text">&gt;&gt;&gt; m.group(1, 2, 3)</text:span></text:p>
      <text:p text:style-name="P57"><text:span text:style-name="Source_20_Text">('foo', 'quux', 'baz')</text:span></text:p>
      <text:p text:style-name="Text_20_body">Irgendein <text:span text:style-name="Source_20_Text">&lt;name&gt;</text:span>angegeben mit diesem Konstrukt muss den Regeln für einen <text:a xlink:type="simple" xlink:href="https://realpython.com/python-variables/#variable-names" text:style-name="Internet_20_link" text:visited-style-name="Visited_20_Internet_20_Link">Python-Bezeichner </text:a>, und each <text:span text:style-name="Source_20_Text">&lt;name&gt;</text:span>kann nur einmal pro Regex vorkommen. </text:p>
      <text:p text:style-name="Text_20_body"><text:span text:style-name="Source_20_Text">(?P=&lt;name&gt;)</text:span></text:p>
      <text:p text:style-name="Quotations"><text:soft-page-break/>Gleicht den Inhalt einer zuvor erfassten benannten Gruppe ab. </text:p>
      <text:p text:style-name="Text_20_body">Das <text:span text:style-name="Source_20_Text">(?P=&lt;name&gt;)</text:span>Metazeichenfolge ist eine Rückwärtsreferenz, ähnlich wie <text:span text:style-name="Source_20_Text">\&lt;n&gt;</text:span>, außer dass es sich auf eine benannte Gruppe und nicht auf eine nummerierte Gruppe bezieht. </text:p>
      <text:p text:style-name="Text_20_body">Hier ist noch einmal das Beispiel von oben, das eine nummerierte Rückwärtsreferenz verwendet, um ein Wort abzugleichen, gefolgt von einem Komma, gefolgt von demselben Wort noch einmal: </text:p>
      <text:p text:style-name="Preformatted_20_Text"><text:span text:style-name="Source_20_Text">&gt;&gt;&gt; m = re.search(r'(\w+),\1', 'foo,foo')</text:span></text:p>
      <text:p text:style-name="Preformatted_20_Text"><text:span text:style-name="Source_20_Text">&gt;&gt;&gt; m</text:span></text:p>
      <text:p text:style-name="Preformatted_20_Text"><text:span text:style-name="Source_20_Text">&lt;_sre.SRE_Match object; span=(0, 7), match='foo,foo'&gt;</text:span></text:p>
      <text:p text:style-name="Preformatted_20_Text"><text:span text:style-name="Source_20_Text">&gt;&gt;&gt; m.group(1)</text:span></text:p>
      <text:p text:style-name="P57"><text:span text:style-name="Source_20_Text">'foo'</text:span></text:p>
      <text:p text:style-name="Text_20_body">Der folgende Code macht dasselbe, indem er stattdessen eine benannte Gruppe und eine Rückwärtsreferenz verwendet: </text:p>
      <text:p text:style-name="Preformatted_20_Text"><text:span text:style-name="Source_20_Text">&gt;&gt;&gt; m = re.search(r'(?P&lt;word&gt;\w+),(?P=word)', 'foo,foo')</text:span></text:p>
      <text:p text:style-name="Preformatted_20_Text"><text:span text:style-name="Source_20_Text">&gt;&gt;&gt; m</text:span></text:p>
      <text:p text:style-name="Preformatted_20_Text"><text:span text:style-name="Source_20_Text">&lt;_sre.SRE_Match object; span=(0, 7), match='foo,foo'&gt;</text:span></text:p>
      <text:p text:style-name="Preformatted_20_Text"><text:span text:style-name="Source_20_Text">&gt;&gt;&gt; m.group('word')</text:span></text:p>
      <text:p text:style-name="P57"><text:span text:style-name="Source_20_Text">'foo'</text:span></text:p>
      <text:p text:style-name="Text_20_body"><text:span text:style-name="Source_20_Text">(?P=&lt;word&gt;\w+)</text:span>Streichhölzer <text:span text:style-name="Source_20_Text">'foo'</text:span>und speichert sie als erfasste Gruppe mit dem Namen <text:span text:style-name="Source_20_Text">word</text:span>. Auch hier stimmt das Komma wörtlich überein. Dann <text:span text:style-name="Source_20_Text">(?P=word)</text:span>ist ein Rückverweis auf die benannte Erfassung und Übereinstimmungen <text:span text:style-name="Source_20_Text">'foo'</text:span>wieder. </text:p>
      <text:p text:style-name="Text_20_body"><text:span text:style-name="Strong_20_Emphasis">Hinweis: </text:span>Die spitzen Klammern ( <text:span text:style-name="Source_20_Text">&lt;</text:span>und <text:span text:style-name="Source_20_Text">&gt;</text:span>) sind erforderlich <text:span text:style-name="Source_20_Text">name</text:span>beim Erstellen einer benannten Gruppe, aber nicht, wenn später darauf verwiesen wird, entweder durch Rückverweis oder durch <text:span text:style-name="Source_20_Text">.group()</text:span>: </text:p>
      <text:p text:style-name="Preformatted_20_Text"><text:span text:style-name="Source_20_Text">&gt;&gt;&gt; m = re.match(r'(?P&lt;num&gt;\d+)\.(?P=num)', '135.135')</text:span></text:p>
      <text:p text:style-name="Preformatted_20_Text"><text:span text:style-name="Source_20_Text">&gt;&gt;&gt; m</text:span></text:p>
      <text:p text:style-name="Preformatted_20_Text"><text:span text:style-name="Source_20_Text">&lt;_sre.SRE_Match object; span=(0, 7), match='135.135'&gt;</text:span></text:p>
      <text:p text:style-name="Preformatted_20_Text"/>
      <text:p text:style-name="Preformatted_20_Text"><text:span text:style-name="Source_20_Text">&gt;&gt;&gt; m.group('num')</text:span></text:p>
      <text:p text:style-name="P57"><text:span text:style-name="Source_20_Text">'135'</text:span></text:p>
      <text:p text:style-name="Text_20_body">Hier, <text:span text:style-name="Source_20_Text">(?P</text:span><text:span text:style-name="Strong_20_Emphasis"><text:span text:style-name="Source_20_Text">&lt;num&gt;</text:span></text:span><text:span text:style-name="Source_20_Text">\d+)</text:span>erstellt die erfasste Gruppe. Aber die entsprechende Rückreferenz ist <text:span text:style-name="Source_20_Text">(?P=</text:span><text:span text:style-name="Strong_20_Emphasis"><text:span text:style-name="Source_20_Text">num</text:span></text:span><text:span text:style-name="Source_20_Text">)</text:span>ohne die spitzen klammern. </text:p>
      <text:p text:style-name="Text_20_body"><text:span text:style-name="Source_20_Text">(?:&lt;regex&gt;)</text:span></text:p>
      <text:p text:style-name="Quotations">Erstellt eine nicht erfassende Gruppe. </text:p>
      <text:p text:style-name="Text_20_body"><text:span text:style-name="Source_20_Text">(?:&lt;regex&gt;)</text:span>ist genauso wie <text:span text:style-name="Source_20_Text">(&lt;regex&gt;)</text:span>, dass es mit den angegebenen übereinstimmt <text:span text:style-name="Source_20_Text">&lt;regex&gt;</text:span>. Aber <text:span text:style-name="Source_20_Text">(?:&lt;regex&gt;)</text:span>erfasst die Übereinstimmung nicht für einen späteren Abruf: </text:p>
      <text:p text:style-name="Preformatted_20_Text"><text:span text:style-name="Source_20_Text">&gt;&gt;&gt; m = re.search('(\w+),(?:\w+),(\w+)', 'foo,quux,baz')</text:span></text:p>
      <text:p text:style-name="Preformatted_20_Text"><text:span text:style-name="Source_20_Text">&gt;&gt;&gt; m.groups()</text:span></text:p>
      <text:p text:style-name="Preformatted_20_Text"><text:span text:style-name="Source_20_Text">('foo', 'baz')</text:span></text:p>
      <text:p text:style-name="Preformatted_20_Text"/>
      <text:p text:style-name="Preformatted_20_Text"><text:span text:style-name="Source_20_Text">&gt;&gt;&gt; m.group(1)</text:span></text:p>
      <text:p text:style-name="Preformatted_20_Text"><text:span text:style-name="Source_20_Text">'foo'</text:span></text:p>
      <text:p text:style-name="Preformatted_20_Text"><text:span text:style-name="Source_20_Text">&gt;&gt;&gt; m.group(2)</text:span></text:p>
      <text:p text:style-name="P57"><text:span text:style-name="Source_20_Text">'baz'</text:span></text:p>
      <text:p text:style-name="Text_20_body"><text:soft-page-break/>In diesem Beispiel das mittlere Wort <text:span text:style-name="Source_20_Text">'quux'</text:span>befindet sich in nicht erfassenden Klammern, fehlt also im Tupel der erfassten Gruppen. Es ist weder vom Match-Objekt abrufbar, noch wäre es durch Rückwärtsreferenz referenzierbar. </text:p>
      <text:p text:style-name="Text_20_body">Warum möchten Sie eine Gruppe definieren, aber nicht erfassen? </text:p>
      <text:p text:style-name="Text_20_body">Denken Sie daran, dass der Regex-Parser die behandeln wird <text:span text:style-name="Source_20_Text">&lt;regex&gt;</text:span>innerhalb gruppierender Klammern als eine Einheit. Möglicherweise haben Sie eine Situation, in der Sie diese Gruppierungsfunktion benötigen, aber später nichts mit dem Wert tun müssen, sodass Sie ihn nicht wirklich erfassen müssen. Wenn Sie die nicht erfassende Gruppierung verwenden, wird das Tupel der erfassten Gruppen nicht mit Werten überladen, die Sie eigentlich nicht behalten müssen. </text:p>
      <text:p text:style-name="Text_20_body">Außerdem braucht es einige Zeit und Speicher, um eine Gruppe zu erfassen. Wenn der Code, der den Abgleich durchführt, viele Male ausgeführt wird und Sie keine Gruppen erfassen, die Sie später nicht verwenden werden, sehen Sie möglicherweise einen leichten Leistungsvorteil. </text:p>
      <text:p text:style-name="Text_20_body"><text:span text:style-name="Source_20_Text">(?(&lt;n&gt;)&lt;yes-regex&gt;|&lt;no-regex&gt;)</text:span><text:line-break/><text:span text:style-name="Source_20_Text">(?(&lt;name&gt;)&lt;yes-regex&gt;|&lt;no-regex&gt;)</text:span></text:p>
      <text:p text:style-name="Quotations">Gibt eine bedingte Übereinstimmung an. </text:p>
      <text:p text:style-name="Text_20_body">Eine bedingte Übereinstimmung stimmt mit einem von zwei angegebenen regulären Ausdrücken überein, je nachdem, ob die angegebene Gruppe vorhanden ist: </text:p>
      <text:list xml:id="list1080103354" text:style-name="L11">
        <text:list-item>
          <text:p text:style-name="P11"><text:span text:style-name="Source_20_Text">(?(&lt;n&gt;)&lt;yes-regex&gt;|&lt;no-regex&gt;)</text:span>Spiele gegen <text:span text:style-name="Source_20_Text">&lt;yes-regex&gt;</text:span>wenn eine Gruppe nummeriert <text:span text:style-name="Source_20_Text">&lt;n&gt;</text:span>existiert. Ansonsten passt es gegen <text:span text:style-name="Source_20_Text">&lt;no-regex&gt;</text:span>. </text:p>
        </text:list-item>
        <text:list-item>
          <text:p text:style-name="P11"><text:span text:style-name="Source_20_Text">(?(&lt;name&gt;)&lt;yes-regex&gt;|&lt;no-regex&gt;)</text:span>Spiele gegen <text:span text:style-name="Source_20_Text">&lt;yes-regex&gt;</text:span>wenn eine Gruppe namens <text:span text:style-name="Source_20_Text">&lt;name&gt;</text:span>existiert. Ansonsten passt es gegen <text:span text:style-name="Source_20_Text">&lt;no-regex&gt;</text:span>. </text:p>
        </text:list-item>
      </text:list>
      <text:p text:style-name="Text_20_body">Bedingte Übereinstimmungen werden anhand eines Beispiels besser veranschaulicht. Betrachten Sie diese Regex: </text:p>
      <text:p text:style-name="P57"><text:span text:style-name="Source_20_Text">regex = r'^(###)?foo(?(1)bar|baz)'</text:span></text:p>
      <text:p text:style-name="Text_20_body">Hier sind die Teile dieser Regex aufgeschlüsselt mit einer Erklärung: </text:p>
      <text:list xml:id="list2002292695" text:style-name="L12">
        <text:list-item>
          <text:p text:style-name="P40"><text:span text:style-name="Source_20_Text">^(###)?</text:span>gibt an, dass die Suchzeichenfolge optional mit beginnt <text:span text:style-name="Source_20_Text">'###'</text:span>. Wenn dies der Fall ist, werden die Gruppierungsklammern herum gesetzt <text:span text:style-name="Source_20_Text">###</text:span>erstellt eine nummerierte Gruppe <text:span text:style-name="Source_20_Text">1</text:span>. Andernfalls existiert keine solche Gruppe. </text:p>
        </text:list-item>
        <text:list-item>
          <text:p text:style-name="P40">Die nächste Portion, <text:span text:style-name="Source_20_Text">foo</text:span>, stimmt buchstäblich mit der Zeichenfolge überein <text:span text:style-name="Source_20_Text">'foo'</text:span>. </text:p>
        </text:list-item>
        <text:list-item>
          <text:p text:style-name="P12">Zuletzt, <text:span text:style-name="Source_20_Text">(?(1)bar|baz)</text:span>Spiele gegen <text:span text:style-name="Source_20_Text">'bar'</text:span>wenn Gruppe <text:span text:style-name="Source_20_Text">1</text:span>besteht und <text:span text:style-name="Source_20_Text">'baz'</text:span>wenn nicht. </text:p>
        </text:list-item>
      </text:list>
      <text:p text:style-name="Text_20_body">Die folgenden Codeblöcke demonstrieren die Verwendung der obigen Regex in mehreren verschiedenen Python-Codeschnipseln: </text:p>
      <text:p text:style-name="Text_20_body">Beispiel 1: </text:p>
      <text:p text:style-name="Preformatted_20_Text"><text:span text:style-name="Source_20_Text">&gt;&gt;&gt; re.search(regex, '###foobar')</text:span></text:p>
      <text:p text:style-name="P57"><text:span text:style-name="Source_20_Text">&lt;_sre.SRE_Match object; span=(0, 9), match='###foobar'&gt;</text:span></text:p>
      <text:p text:style-name="Text_20_body"><text:soft-page-break/>Die Suchzeichenfolge <text:span text:style-name="Source_20_Text">'###foobar'</text:span>beginnt mit <text:span text:style-name="Source_20_Text">'###'</text:span>, also erstellt der Parser eine Gruppe mit der Nummer <text:span text:style-name="Source_20_Text">1</text:span>. Die bedingte Übereinstimmung ist dann gegen <text:span text:style-name="Source_20_Text">'bar'</text:span>, was passt. </text:p>
      <text:p text:style-name="Text_20_body">Beispiel 2: </text:p>
      <text:p text:style-name="Preformatted_20_Text"><text:span text:style-name="Source_20_Text">&gt;&gt;&gt; print(re.search(regex, '###foobaz'))</text:span></text:p>
      <text:p text:style-name="P57"><text:span text:style-name="Source_20_Text">None</text:span></text:p>
      <text:p text:style-name="Text_20_body">Die Suchzeichenfolge <text:span text:style-name="Source_20_Text">'###foobaz'</text:span>beginnt mit <text:span text:style-name="Source_20_Text">'###'</text:span>, also erstellt der Parser eine Gruppe mit der Nummer <text:span text:style-name="Source_20_Text">1</text:span>. Die bedingte Übereinstimmung ist dann gegen <text:span text:style-name="Source_20_Text">'bar'</text:span>, was nicht passt. </text:p>
      <text:p text:style-name="Text_20_body">Beispiel 3: </text:p>
      <text:p text:style-name="Preformatted_20_Text"><text:span text:style-name="Source_20_Text">&gt;&gt;&gt; print(re.search(regex, 'foobar'))</text:span></text:p>
      <text:p text:style-name="P57"><text:span text:style-name="Source_20_Text">None</text:span></text:p>
      <text:p text:style-name="Text_20_body">Die Suchzeichenfolge <text:span text:style-name="Source_20_Text">'foobar'</text:span>beginnt nicht mit <text:span text:style-name="Source_20_Text">'###'</text:span>, also ist keine Gruppe nummeriert <text:span text:style-name="Source_20_Text">1</text:span>. Die bedingte Übereinstimmung ist dann gegen <text:span text:style-name="Source_20_Text">'baz'</text:span>, was nicht passt. </text:p>
      <text:p text:style-name="Text_20_body">Beispiel 4: </text:p>
      <text:p text:style-name="Preformatted_20_Text"><text:span text:style-name="Source_20_Text">&gt;&gt;&gt; re.search(regex, 'foobaz')</text:span></text:p>
      <text:p text:style-name="P57"><text:span text:style-name="Source_20_Text">&lt;_sre.SRE_Match object; span=(0, 6), match='foobaz'&gt;</text:span></text:p>
      <text:p text:style-name="Text_20_body">Die Suchzeichenfolge <text:span text:style-name="Source_20_Text">'foobaz'</text:span>beginnt nicht mit <text:span text:style-name="Source_20_Text">'###'</text:span>, also ist keine Gruppe nummeriert <text:span text:style-name="Source_20_Text">1</text:span>. Die bedingte Übereinstimmung ist dann gegen <text:span text:style-name="Source_20_Text">'baz'</text:span>, was passt. </text:p>
      <text:p text:style-name="Text_20_body">Hier ist eine weitere bedingte Übereinstimmung mit einer benannten Gruppe anstelle einer nummerierten Gruppe: </text:p>
      <text:p text:style-name="P57"><text:span text:style-name="Source_20_Text">&gt;&gt;&gt; regex = r'^(?P&lt;ch&gt;\W)?foo(?(ch)(?P=ch)|)$'</text:span></text:p>
      <text:p text:style-name="Text_20_body">Diese Regex stimmt mit der Zeichenfolge überein <text:span text:style-name="Source_20_Text">'foo'</text:span>, dem ein einzelnes Nichtwortzeichen vorangestellt ist und dem dasselbe Nichtwortzeichen folgt, oder die Zeichenfolge <text:span text:style-name="Source_20_Text">'foo'</text:span>von selbst. </text:p>
      <text:p text:style-name="Text_20_body">Lassen Sie uns dies noch einmal in Stücke zerlegen: </text:p>
      <table:table table:name="Table5" table:style-name="Table5">
        <table:table-column table:style-name="Table5.A"/>
        <table:table-column table:style-name="Table5.B"/>
        <table:table-header-rows>
          <table:table-row>
            <table:table-cell table:style-name="Table5.A1" office:value-type="string">
              <text:p text:style-name="Table_20_Heading">Regex </text:p>
            </table:table-cell>
            <table:table-cell table:style-name="Table5.A1" office:value-type="string">
              <text:p text:style-name="Table_20_Heading">Streichhölzer </text:p>
            </table:table-cell>
          </table:table-row>
        </table:table-header-rows>
        <table:table-row>
          <table:table-cell table:style-name="Table5.A1" office:value-type="string">
            <text:p text:style-name="Table_20_Contents"><text:span text:style-name="Source_20_Text">^</text:span></text:p>
          </table:table-cell>
          <table:table-cell table:style-name="Table5.A1" office:value-type="string">
            <text:p text:style-name="Table_20_Contents">Der Anfang der Zeichenfolge </text:p>
          </table:table-cell>
        </table:table-row>
        <table:table-row>
          <table:table-cell table:style-name="Table5.A1" office:value-type="string">
            <text:p text:style-name="Table_20_Contents"><text:span text:style-name="Source_20_Text">(?P&lt;ch&gt;\W)</text:span></text:p>
          </table:table-cell>
          <table:table-cell table:style-name="Table5.A1" office:value-type="string">
            <text:p text:style-name="Table_20_Contents">Ein einzelnes Nicht-Wort-Zeichen, das in einer Gruppe mit dem Namen erfasst ist <text:span text:style-name="Source_20_Text">ch</text:span></text:p>
          </table:table-cell>
        </table:table-row>
        <table:table-row>
          <table:table-cell table:style-name="Table5.A1" office:value-type="string">
            <text:p text:style-name="Table_20_Contents"><text:span text:style-name="Source_20_Text">(?P&lt;ch&gt;\W)?</text:span></text:p>
          </table:table-cell>
          <table:table-cell table:style-name="Table5.A1" office:value-type="string">
            <text:p text:style-name="Table_20_Contents">Kein oder ein Vorkommen der oben genannten Punkte </text:p>
          </table:table-cell>
        </table:table-row>
        <table:table-row>
          <table:table-cell table:style-name="Table5.A1" office:value-type="string">
            <text:p text:style-name="Table_20_Contents"><text:span text:style-name="Source_20_Text">foo</text:span></text:p>
          </table:table-cell>
          <table:table-cell table:style-name="Table5.A1" office:value-type="string">
            <text:p text:style-name="Table_20_Contents">Die wörtliche Zeichenfolge <text:span text:style-name="Source_20_Text">'foo'</text:span></text:p>
          </table:table-cell>
        </table:table-row>
        <table:table-row>
          <table:table-cell table:style-name="Table5.A1" office:value-type="string">
            <text:p text:style-name="Table_20_Contents"><text:span text:style-name="Source_20_Text">(?(ch)(?P=ch)|)</text:span></text:p>
          </table:table-cell>
          <table:table-cell table:style-name="Table5.A1" office:value-type="string">
            <text:p text:style-name="Table_20_Contents">Der Inhalt der benannten Gruppe <text:span text:style-name="Source_20_Text">ch</text:span>wenn es existiert, oder die leere Zeichenfolge, wenn es nicht existiert </text:p>
          </table:table-cell>
        </table:table-row>
        <table:table-row>
          <table:table-cell table:style-name="Table5.A1" office:value-type="string">
            <text:p text:style-name="Table_20_Contents"><text:span text:style-name="Source_20_Text">$</text:span></text:p>
          </table:table-cell>
          <table:table-cell table:style-name="Table5.A1" office:value-type="string">
            <text:p text:style-name="Table_20_Contents">Das Ende der Zeichenfolge </text:p>
          </table:table-cell>
        </table:table-row>
      </table:table>
      <text:p text:style-name="Text_20_body">Wenn ein Nicht-Wort-Zeichen vorangeht <text:span text:style-name="Source_20_Text">'foo'</text:span>, dann erstellt der Parser eine Gruppe mit dem Namen <text:span text:style-name="Source_20_Text">ch</text:span>die dieses Zeichen enthält. Die bedingte Übereinstimmung stimmt dann mit überein <text:span text:style-name="Source_20_Text">&lt;yes-regex&gt;</text:span>, welches ist <text:span text:style-name="Source_20_Text">(?P=ch)</text:span>, das gleiche Zeichen noch einmal. Das heißt, es muss auch das gleiche Zeichen folgen <text:span text:style-name="Source_20_Text">'foo'</text:span>damit das gesamte Spiel gelingt. </text:p>
      <text:p text:style-name="Text_20_body">Wenn <text:span text:style-name="Source_20_Text">'foo'</text:span>kein Nichtwortzeichen vorangestellt ist, erstellt der Parser keine Gruppe <text:span text:style-name="Source_20_Text">ch</text:span>. <text:span text:style-name="Source_20_Text">&lt;no-regex&gt;</text:span>ist der leere String, was bedeutet, dass nichts folgen darf <text:span text:style-name="Source_20_Text">'foo'</text:span>damit das gesamte Spiel <text:soft-page-break/>gelingt. Seit <text:span text:style-name="Source_20_Text">^</text:span>und <text:span text:style-name="Source_20_Text">$</text:span>Verankern Sie die gesamte Regex, die Zeichenfolge muss gleich sein <text:span text:style-name="Source_20_Text">'foo'</text:span>exakt. </text:p>
      <text:p text:style-name="Text_20_body">Hier sind einige Beispiele für Suchen mit dieser Regex in Python-Code: </text:p>
      <text:p text:style-name="P57"><text:span text:style-name="Source_20_Text">&gt;&gt;&gt; re.search(regex, 'foo')</text:span></text:p>
      <text:p text:style-name="P57"><text:span text:style-name="Source_20_Text">&lt;_sre.SRE_Match object; span=(0, 3), match='foo'&gt;</text:span></text:p>
      <text:p text:style-name="P57"><text:span text:style-name="Source_20_Text">&gt;&gt;&gt; re.search(regex, '#foo#')</text:span></text:p>
      <text:p text:style-name="P57"><text:span text:style-name="Source_20_Text">&lt;_sre.SRE_Match object; span=(0, 5), match='#foo#'&gt;</text:span></text:p>
      <text:p text:style-name="P57"><text:span text:style-name="Source_20_Text">&gt;&gt;&gt; re.search(regex, '@foo@')</text:span></text:p>
      <text:p text:style-name="P57"><text:span text:style-name="Source_20_Text">&lt;_sre.SRE_Match object; span=(0, 5), match='@foo@'&gt;</text:span></text:p>
      <text:p text:style-name="P57"/>
      <text:p text:style-name="P57"><text:span text:style-name="Source_20_Text">&gt;&gt;&gt; print(re.search(regex, '#foo'))</text:span></text:p>
      <text:p text:style-name="P57"><text:span text:style-name="Source_20_Text">None</text:span></text:p>
      <text:p text:style-name="P57"><text:span text:style-name="Source_20_Text">&gt;&gt;&gt; print(re.search(regex, 'foo@'))</text:span></text:p>
      <text:p text:style-name="P57"><text:span text:style-name="Source_20_Text">None</text:span></text:p>
      <text:p text:style-name="P57"><text:span text:style-name="Source_20_Text">&gt;&gt;&gt; print(re.search(regex, '#foo@'))</text:span></text:p>
      <text:p text:style-name="P57"><text:span text:style-name="Source_20_Text">None</text:span></text:p>
      <text:p text:style-name="P57"><text:span text:style-name="Source_20_Text">&gt;&gt;&gt; print(re.search(regex, '@foo#'))</text:span></text:p>
      <text:p text:style-name="P57"><text:span text:style-name="Source_20_Text">None</text:span></text:p>
      <text:p text:style-name="Text_20_body">Auf <text:span text:style-name="Strong_20_Emphasis">Zeile 1 </text:span>, <text:span text:style-name="Source_20_Text">'foo'</text:span>ist von selbst. In <text:span text:style-name="Strong_20_Emphasis">Zeilen 3 und 5 </text:span>steht dasselbe Nicht-Wort-Zeichen davor und danach <text:span text:style-name="Source_20_Text">'foo'</text:span>. Wie angekündigt, sind diese Übereinstimmungen erfolgreich. </text:p>
      <text:p text:style-name="Text_20_body">In den verbleibenden Fällen schlagen die Übereinstimmungen fehl. </text:p>
      <text:p text:style-name="Text_20_body">Bedingte reguläre Ausdrücke in Python sind ziemlich esoterisch und schwierig zu bearbeiten. Wenn Sie jemals einen Grund finden, einen zu verwenden, könnten Sie wahrscheinlich dasselbe Ziel mit mehreren separaten erreichen <text:span text:style-name="Source_20_Text">re.search()</text:span>Anrufe, und Ihr Code wäre weniger kompliziert zu lesen und zu verstehen. </text:p>
      <text:h text:style-name="Heading_20_3" text:outline-level="3">Lookahead- und Lookbehind-Zusicherungen </text:h>
      <text:p text:style-name="Text_20_body"><text:span text:style-name="Strong_20_Emphasis">Lookahead- </text:span>und <text:span text:style-name="Strong_20_Emphasis">Lookbehin- </text:span>Assertionen bestimmen den Erfolg oder Misserfolg einer Regex-Übereinstimmung in Python basierend darauf, was direkt hinter (links) oder vor (rechts) der aktuellen Position des Parsers in der Suchzeichenfolge liegt. </text:p>
      <text:p text:style-name="Text_20_body">Lookahead- und Lookbehind-Assertionen sind wie Anker Aussagen mit einer Breite von null, sodass sie nichts von der Suchzeichenfolge verbrauchen. Auch wenn sie Klammern enthalten und Gruppierungen durchführen, erfassen sie nicht, was sie finden. </text:p>
      <text:p text:style-name="Text_20_body"><text:soft-page-break/><text:span text:style-name="Source_20_Text">(?=&lt;lookahead_regex&gt;)</text:span></text:p>
      <text:p text:style-name="Quotations">Erstellt eine positive Lookahead-Assertion. </text:p>
      <text:p text:style-name="Text_20_body"><text:span text:style-name="Source_20_Text">(?=&lt;lookahead_regex&gt;)</text:span>behauptet, dass das, was auf die aktuelle Position des Regex-Parsers folgt, übereinstimmen muss <text:span text:style-name="Source_20_Text">&lt;lookahead_regex&gt;</text:span>: </text:p>
      <text:p text:style-name="Preformatted_20_Text"><text:span text:style-name="Source_20_Text">&gt;&gt;&gt; re.search('foo(?=[a-z])', 'foobar')</text:span></text:p>
      <text:p text:style-name="P57"><text:span text:style-name="Source_20_Text">&lt;_sre.SRE_Match object; span=(0, 3), match='foo'&gt;</text:span></text:p>
      <text:p text:style-name="Text_20_body">Die Lookahead-Behauptung <text:span text:style-name="Source_20_Text">(?=[a-z])</text:span>präzisiert das Folgende <text:span text:style-name="Source_20_Text">'foo'</text:span>muss ein Kleinbuchstabe sein. In diesem Fall ist es der Charakter <text:span text:style-name="Source_20_Text">'b'</text:span>, also wird eine Übereinstimmung gefunden. </text:p>
      <text:p text:style-name="Text_20_body">Im nächsten Beispiel hingegen schlägt die Vorausschau fehl. Das nächste Zeichen danach <text:span text:style-name="Source_20_Text">'foo'</text:span>ist <text:span text:style-name="Source_20_Text">'1'</text:span>, also gibt es keine Übereinstimmung: </text:p>
      <text:p text:style-name="Preformatted_20_Text"><text:span text:style-name="Source_20_Text">&gt;&gt;&gt; print(re.search('foo(?=[a-z])', 'foo123'))</text:span></text:p>
      <text:p text:style-name="P57"><text:span text:style-name="Source_20_Text">None</text:span></text:p>
      <text:p text:style-name="Text_20_body">Das Einzigartige an einem Lookahead ist der Teil der Suchzeichenfolge, der übereinstimmt <text:span text:style-name="Source_20_Text">&lt;lookahead_regex&gt;</text:span>wird nicht verbraucht und ist nicht Teil des zurückgegebenen Übereinstimmungsobjekts. </text:p>
      <text:p text:style-name="Text_20_body">Schauen Sie sich noch einmal das erste Beispiel an: </text:p>
      <text:p text:style-name="Preformatted_20_Text"><text:span text:style-name="Source_20_Text">&gt;&gt;&gt; re.search('foo(?=[a-z])', 'foobar')</text:span></text:p>
      <text:p text:style-name="P57"><text:span text:style-name="Source_20_Text">&lt;_sre.SRE_Match object; span=(0, 3), match='foo'&gt;</text:span></text:p>
      <text:p text:style-name="Text_20_body">Der Regex-Parser schaut nur auf die voraus <text:span text:style-name="Source_20_Text">'b'</text:span>dass folgt <text:span text:style-name="Source_20_Text">'foo'</text:span>geht aber noch nicht darüber hinweg. Das kann man sagen <text:span text:style-name="Source_20_Text">'b'</text:span>wird nicht als Teil der Übereinstimmung betrachtet, da das Übereinstimmungsobjekt angezeigt wird <text:span text:style-name="Source_20_Text">match='foo'</text:span>. </text:p>
      <text:p text:style-name="Text_20_body">Vergleichen Sie das mit einem ähnlichen Beispiel, das Gruppierungsklammern ohne Lookahead verwendet: </text:p>
      <text:p text:style-name="Preformatted_20_Text"><text:span text:style-name="Source_20_Text">&gt;&gt;&gt; re.search('foo([a-z])', 'foobar')</text:span></text:p>
      <text:p text:style-name="P57"><text:span text:style-name="Source_20_Text">&lt;_sre.SRE_Match object; span=(0, 4), match='foob'&gt;</text:span></text:p>
      <text:p text:style-name="Text_20_body">Diesmal verbraucht die Regex die <text:span text:style-name="Source_20_Text">'b'</text:span>, und es wird Teil des eventuellen Spiels. </text:p>
      <text:p text:style-name="Text_20_body">Hier ist ein weiteres Beispiel, das veranschaulicht, wie sich ein Lookahead von einer herkömmlichen Regex in Python unterscheidet: </text:p>
      <text:p text:style-name="P57"><text:span text:style-name="Source_20_Text">&gt;&gt;&gt; m = re.search('foo(?=[a-z])(?P&lt;ch&gt;.)', 'foobar')</text:span></text:p>
      <text:p text:style-name="P57"><text:span text:style-name="Source_20_Text">&gt;&gt;&gt; m.group('ch')</text:span></text:p>
      <text:p text:style-name="P57"><text:span text:style-name="Source_20_Text">'b'</text:span></text:p>
      <text:p text:style-name="P57"/>
      <text:p text:style-name="P57"><text:span text:style-name="Source_20_Text">&gt;&gt;&gt; m = re.search('foo([a-z])(?P&lt;ch&gt;.)', 'foobar')</text:span></text:p>
      <text:p text:style-name="P57"><text:span text:style-name="Source_20_Text">&gt;&gt;&gt; m.group('ch')</text:span></text:p>
      <text:p text:style-name="P57"><text:span text:style-name="Source_20_Text">'a'</text:span></text:p>
      <text:p text:style-name="Text_20_body"><text:soft-page-break/>Bei der ersten Suche in <text:span text:style-name="Strong_20_Emphasis">Zeile 1 </text:span>geht der Parser wie folgt vor: </text:p>
      <text:list xml:id="list2745330521" text:style-name="L13">
        <text:list-item>
          <text:p text:style-name="P41">Der erste Teil der Regex, <text:span text:style-name="Source_20_Text">foo</text:span>, Streichhölzer und verbraucht <text:span text:style-name="Source_20_Text">'foo'</text:span>aus der Suchzeichenfolge <text:span text:style-name="Source_20_Text">'foobar'</text:span>. </text:p>
        </text:list-item>
        <text:list-item>
          <text:p text:style-name="P41">Die nächste Portion, <text:span text:style-name="Source_20_Text">(?=[a-z])</text:span>, ist ein passendes Lookahead <text:span text:style-name="Source_20_Text">'b'</text:span>, aber der Parser geht nicht über die hinaus <text:span text:style-name="Source_20_Text">'b'</text:span>. </text:p>
        </text:list-item>
        <text:list-item>
          <text:p text:style-name="P13">Zuletzt, <text:span text:style-name="Source_20_Text">(?P&lt;ch&gt;.)</text:span>stimmt mit dem nächsten verfügbaren Einzelzeichen überein, das ist <text:span text:style-name="Source_20_Text">'b'</text:span>, und erfasst es in einer Gruppe mit dem Namen <text:span text:style-name="Source_20_Text">ch</text:span>. </text:p>
        </text:list-item>
      </text:list>
      <text:p text:style-name="Text_20_body">Das <text:span text:style-name="Source_20_Text">m.group('ch')</text:span>Anruf bestätigt, dass die genannte Gruppe <text:span text:style-name="Source_20_Text">ch</text:span>enthält <text:span text:style-name="Source_20_Text">'b'</text:span>. </text:p>
      <text:p text:style-name="Text_20_body">Vergleichen Sie das mit der Suche in <text:span text:style-name="Strong_20_Emphasis">Zeile 5 </text:span>, die kein Lookahead enthält: </text:p>
      <text:list xml:id="list640344338" text:style-name="L14">
        <text:list-item>
          <text:p text:style-name="P42">Wie im ersten Beispiel, der erste Teil der Regex, <text:span text:style-name="Source_20_Text">foo</text:span>, Streichhölzer und verbraucht <text:span text:style-name="Source_20_Text">'foo'</text:span>aus der Suchzeichenfolge <text:span text:style-name="Source_20_Text">'foobar'</text:span>. </text:p>
        </text:list-item>
        <text:list-item>
          <text:p text:style-name="P42">Die nächste Portion, <text:span text:style-name="Source_20_Text">([a-z])</text:span>, Streichhölzer und verbraucht <text:span text:style-name="Source_20_Text">'b'</text:span>, und der Parser rückt vor <text:span text:style-name="Source_20_Text">'b'</text:span>. </text:p>
        </text:list-item>
        <text:list-item>
          <text:p text:style-name="P14">Zuletzt, <text:span text:style-name="Source_20_Text">(?P&lt;ch&gt;.)</text:span>stimmt mit dem nächsten verfügbaren Einzelzeichen überein, das jetzt ist <text:span text:style-name="Source_20_Text">'a'</text:span>. </text:p>
        </text:list-item>
      </text:list>
      <text:p text:style-name="Text_20_body"><text:span text:style-name="Source_20_Text">m.group('ch')</text:span>bestätigt, dass in diesem Fall die genannte Gruppe <text:span text:style-name="Source_20_Text">ch</text:span>enthält <text:span text:style-name="Source_20_Text">'a'</text:span>. </text:p>
      <text:p text:style-name="Text_20_body"><text:span text:style-name="Source_20_Text">(?!&lt;lookahead_regex&gt;)</text:span></text:p>
      <text:p text:style-name="Quotations">Erstellt eine negative Lookahead-Assertion. </text:p>
      <text:p text:style-name="Text_20_body"><text:span text:style-name="Source_20_Text">(?!&lt;lookahead_regex&gt;)</text:span>behauptet, dass das, was auf die aktuelle Position des Regex-Parsers folgt, <text:span text:style-name="Emphasis">nicht </text:span>übereinstimmen <text:span text:style-name="Source_20_Text">&lt;lookahead_regex&gt;</text:span>. </text:p>
      <text:p text:style-name="Text_20_body">Hier sind die positiven Lookahead-Beispiele, die Sie zuvor gesehen haben, zusammen mit ihren negativen Lookahead-Gegenstücken: </text:p>
      <text:p text:style-name="P57"><text:span text:style-name="Source_20_Text">&gt;&gt;&gt; re.search('foo(?=[a-z])', 'foobar')</text:span></text:p>
      <text:p text:style-name="P57"><text:span text:style-name="Source_20_Text">&lt;_sre.SRE_Match object; span=(0, 3), match='foo'&gt;</text:span></text:p>
      <text:p text:style-name="P57"><text:span text:style-name="Source_20_Text">&gt;&gt;&gt; print(re.search('foo(?![a-z])', 'foobar'))</text:span></text:p>
      <text:p text:style-name="P57"><text:span text:style-name="Source_20_Text">None</text:span></text:p>
      <text:p text:style-name="P57"/>
      <text:p text:style-name="P57"><text:span text:style-name="Source_20_Text">&gt;&gt;&gt; print(re.search('foo(?=[a-z])', 'foo123'))</text:span></text:p>
      <text:p text:style-name="P57"><text:span text:style-name="Source_20_Text">None</text:span></text:p>
      <text:p text:style-name="P57"><text:span text:style-name="Source_20_Text">&gt;&gt;&gt; re.search('foo(?![a-z])', 'foo123')</text:span></text:p>
      <text:p text:style-name="P57"><text:span text:style-name="Source_20_Text">&lt;_sre.SRE_Match object; span=(0, 3), match='foo'&gt;</text:span></text:p>
      <text:p text:style-name="Text_20_body">Die negativen Lookahead-Assertionen in den <text:span text:style-name="Strong_20_Emphasis">Zeilen 3 und 8 </text:span>legen das Folgende fest <text:span text:style-name="Source_20_Text">'foo'</text:span>sollte kein Kleinbuchstabe sein. Dies schlägt in <text:span text:style-name="Strong_20_Emphasis">Zeile 3 </text:span>aber in <text:span text:style-name="Strong_20_Emphasis">Zeile 8 </text:span>. Dies ist das Gegenteil von dem, was mit den entsprechenden positiven Lookahead-Assertionen passiert ist. </text:p>
      <text:p text:style-name="Text_20_body"><text:soft-page-break/>Wie bei einem positiven Lookahead ist das, was mit einem negativen Lookahead übereinstimmt, nicht Teil des zurückgegebenen Match-Objekts und wird nicht verbraucht. </text:p>
      <text:p text:style-name="Text_20_body"><text:span text:style-name="Source_20_Text">(?&lt;=&lt;lookbehind_regex&gt;)</text:span></text:p>
      <text:p text:style-name="Quotations">Erstellt eine positive Lookbehind-Assertion. </text:p>
      <text:p text:style-name="Text_20_body"><text:span text:style-name="Source_20_Text">(?&lt;=&lt;lookbehind_regex&gt;)</text:span>behauptet, dass das, was vor der aktuellen Position des Regex-Parsers steht, übereinstimmen muss <text:span text:style-name="Source_20_Text">&lt;lookbehind_regex&gt;</text:span>. </text:p>
      <text:p text:style-name="Text_20_body">Im folgenden Beispiel gibt die Lookbehind-Assertion dies an <text:span text:style-name="Source_20_Text">'foo'</text:span>muss vorangehen <text:span text:style-name="Source_20_Text">'bar'</text:span>: </text:p>
      <text:p text:style-name="Preformatted_20_Text"><text:span text:style-name="Source_20_Text">&gt;&gt;&gt; re.search('(?&lt;=foo)bar', 'foobar')</text:span></text:p>
      <text:p text:style-name="P57"><text:span text:style-name="Source_20_Text">&lt;_sre.SRE_Match object; span=(3, 6), match='bar'&gt;</text:span></text:p>
      <text:p text:style-name="Text_20_body">Dies ist hier der Fall, sodass das Match erfolgreich ist. Wie bei Lookahead-Assertionen wird der Teil der Suchzeichenfolge, der mit dem Lookbehind übereinstimmt, nicht Teil der endgültigen Übereinstimmung. </text:p>
      <text:p text:style-name="Text_20_body">Das nächste Beispiel passt nicht, weil das Lookbehind dies erfordert <text:span text:style-name="Source_20_Text">'qux'</text:span>vorausgehen <text:span text:style-name="Source_20_Text">'bar'</text:span>: </text:p>
      <text:p text:style-name="Preformatted_20_Text"><text:span text:style-name="Source_20_Text">&gt;&gt;&gt; print(re.search('(?&lt;=qux)bar', 'foobar'))</text:span></text:p>
      <text:p text:style-name="P57"><text:span text:style-name="Source_20_Text">None</text:span></text:p>
      <text:p text:style-name="Text_20_body">Es gibt eine Einschränkung für Lookbehind-Assertionen, die nicht für Lookahead-Assertionen gilt. Das <text:span text:style-name="Source_20_Text">&lt;lookbehind_regex&gt;</text:span>in einer Lookbehind-Assertion muss eine Übereinstimmung fester Länge angeben. </text:p>
      <text:p text:style-name="Text_20_body">Folgendes ist beispielsweise nicht zulässig, da die Länge der Zeichenfolge übereinstimmt mit <text:span text:style-name="Source_20_Text">a+</text:span>ist unbestimmt: </text:p>
      <text:p text:style-name="Preformatted_20_Text"><text:span text:style-name="Source_20_Text">&gt;&gt;&gt; re.search('(?&lt;=a+)def', 'aaadef')</text:span></text:p>
      <text:p text:style-name="Preformatted_20_Text"><text:span text:style-name="Source_20_Text">Traceback (most recent call last):</text:span></text:p>
      <text:p text:style-name="Preformatted_20_Text"><text:span text:style-name="Source_20_Text"><text:s text:c="2"/>File "&lt;pyshell#72&gt;", line 1, in &lt;module&gt;</text:span></text:p>
      <text:p text:style-name="Preformatted_20_Text"><text:span text:style-name="Source_20_Text"><text:s text:c="4"/>re.search('(?&lt;=a+)def', 'aaadef')</text:span></text:p>
      <text:p text:style-name="Preformatted_20_Text"><text:span text:style-name="Source_20_Text"><text:s text:c="2"/>File "C:\Python36\lib\re.py", line 182, in search</text:span></text:p>
      <text:p text:style-name="Preformatted_20_Text"><text:span text:style-name="Source_20_Text"><text:s text:c="4"/>return _compile(pattern, flags).search(string)</text:span></text:p>
      <text:p text:style-name="Preformatted_20_Text"><text:span text:style-name="Source_20_Text"><text:s text:c="2"/>File "C:\Python36\lib\re.py", line 301, in _compile</text:span></text:p>
      <text:p text:style-name="Preformatted_20_Text"><text:span text:style-name="Source_20_Text"><text:s text:c="4"/>p = sre_compile.compile(pattern, flags)</text:span></text:p>
      <text:p text:style-name="Preformatted_20_Text"><text:span text:style-name="Source_20_Text"><text:s text:c="2"/>File "C:\Python36\lib\sre_compile.py", line 566, in compile</text:span></text:p>
      <text:p text:style-name="Preformatted_20_Text"><text:span text:style-name="Source_20_Text"><text:s text:c="4"/>code = _code(p, flags)</text:span></text:p>
      <text:p text:style-name="Preformatted_20_Text"><text:span text:style-name="Source_20_Text"><text:s text:c="2"/>File "C:\Python36\lib\sre_compile.py", line 551, in _code</text:span></text:p>
      <text:p text:style-name="Preformatted_20_Text"><text:span text:style-name="Source_20_Text"><text:s text:c="4"/>_compile(code, p.data, flags)</text:span></text:p>
      <text:p text:style-name="Preformatted_20_Text"><text:span text:style-name="Source_20_Text"><text:s text:c="2"/>File "C:\Python36\lib\sre_compile.py", line 160, in _compile</text:span></text:p>
      <text:p text:style-name="Preformatted_20_Text"><text:span text:style-name="Source_20_Text"><text:s text:c="4"/>raise error("look-behind requires fixed-width pattern")</text:span></text:p>
      <text:p text:style-name="P57"><text:span text:style-name="Source_20_Text">sre_constants.error: look-behind requires fixed-width pattern</text:span></text:p>
      <text:p text:style-name="Text_20_body">Das ist aber in Ordnung: </text:p>
      <text:p text:style-name="Preformatted_20_Text"><text:span text:style-name="Source_20_Text">&gt;&gt;&gt; re.search('(?&lt;=a{3})def', 'aaadef')</text:span></text:p>
      <text:p text:style-name="P57"><text:span text:style-name="Source_20_Text">&lt;_sre.SRE_Match object; span=(3, 6), match='def'&gt;</text:span></text:p>
      <text:p text:style-name="Text_20_body">Alles was passt <text:span text:style-name="Source_20_Text">a{3}</text:span>wird eine feste Länge von drei haben, also <text:span text:style-name="Source_20_Text">a{3}</text:span>in einer Lookbehind-Assertion gültig ist. </text:p>
      <text:p text:style-name="Text_20_body"><text:span text:style-name="Source_20_Text">(?&lt;!--&lt;lookbehind_regex--&gt;)</text:span></text:p>
      <text:p text:style-name="Quotations">Erstellt eine negative Lookbehind-Assertion. </text:p>
      <text:p text:style-name="Text_20_body"><text:soft-page-break/><text:span text:style-name="Source_20_Text">(?&lt;!--&lt;lookbehind_regex--&gt;)</text:span>behauptet, dass das, was vor der aktuellen Position des Regex-Parsers steht, <text:span text:style-name="Emphasis">nicht </text:span>übereinstimmen <text:span text:style-name="Source_20_Text">&lt;lookbehind_regex&gt;</text:span>: </text:p>
      <text:p text:style-name="Preformatted_20_Text"><text:span text:style-name="Source_20_Text">&gt;&gt;&gt; print(re.search('(?&lt;!foo)bar', 'foobar'))</text:span></text:p>
      <text:p text:style-name="Preformatted_20_Text"><text:span text:style-name="Source_20_Text">None</text:span></text:p>
      <text:p text:style-name="Preformatted_20_Text"/>
      <text:p text:style-name="Preformatted_20_Text"><text:span text:style-name="Source_20_Text">&gt;&gt;&gt; re.search('(?&lt;!qux)bar', 'foobar')</text:span></text:p>
      <text:p text:style-name="P57"><text:span text:style-name="Source_20_Text">&lt;_sre.SRE_Match object; span=(3, 6), match='bar'&gt;</text:span></text:p>
      <text:p text:style-name="Text_20_body">Wie bei der positiven Lookbehind-Behauptung, <text:span text:style-name="Source_20_Text">&lt;lookbehind_regex&gt;</text:span>muss eine Übereinstimmung mit fester Länge angeben. </text:p>
      <text:h text:style-name="Heading_20_3" text:outline-level="3">Verschiedene Metazeichen </text:h>
      <text:p text:style-name="Text_20_body">Es gibt noch ein paar weitere Metazeichenfolgen zu behandeln. Dies sind streunende Metazeichen, die offensichtlich in keine der bereits besprochenen Kategorien fallen. </text:p>
      <text:p text:style-name="Text_20_body"><text:span text:style-name="Source_20_Text">(?#...)</text:span></text:p>
      <text:p text:style-name="Quotations">Gibt einen Kommentar an. </text:p>
      <text:p text:style-name="Text_20_body">Der Regex-Parser ignoriert alles, was in der Sequenz enthalten ist <text:span text:style-name="Source_20_Text">(?#...)</text:span>: </text:p>
      <text:p text:style-name="Preformatted_20_Text"><text:span text:style-name="Source_20_Text">&gt;&gt;&gt; re.search('bar(?#This is a comment) *baz', 'foo bar baz qux')</text:span></text:p>
      <text:p text:style-name="P57"><text:span text:style-name="Source_20_Text">&lt;_sre.SRE_Match object; span=(4, 11), match='bar baz'&gt;</text:span></text:p>
      <text:p text:style-name="Text_20_body">Auf diese Weise können Sie in Python eine Dokumentation innerhalb einer Regex angeben, was besonders nützlich sein kann, wenn die Regex besonders lang ist. </text:p>
      <text:p text:style-name="Text_20_body">Vertikaler Balken oder Rohr ( <text:span text:style-name="Source_20_Text">|</text:span>) </text:p>
      <text:p text:style-name="Quotations">Gibt eine Reihe von Alternativen an, die abgeglichen werden sollen. </text:p>
      <text:p text:style-name="Text_20_body">Ein Ausdruck des Formulars <text:span text:style-name="Source_20_Text">&lt;regex</text:span><text:span text:style-name="Source_20_Text"><text:span text:style-name="T2">1</text:span></text:span><text:span text:style-name="Source_20_Text">&gt;|&lt;regex</text:span><text:span text:style-name="Source_20_Text"><text:span text:style-name="T2">2</text:span></text:span><text:span text:style-name="Source_20_Text">&gt;|...|&lt;regex</text:span><text:span text:style-name="Source_20_Text"><text:span text:style-name="T2">n</text:span></text:span><text:span text:style-name="Source_20_Text">&gt;</text:span>entspricht höchstens einer der angegebenen <text:span text:style-name="Source_20_Text">&lt;regex</text:span><text:span text:style-name="Source_20_Text"><text:span text:style-name="T2">i</text:span></text:span><text:span text:style-name="Source_20_Text">&gt;</text:span>Ausdrücke: </text:p>
      <text:p text:style-name="Preformatted_20_Text"><text:span text:style-name="Source_20_Text">&gt;&gt;&gt; re.search('foo|bar|baz', 'bar')</text:span></text:p>
      <text:p text:style-name="Preformatted_20_Text"><text:span text:style-name="Source_20_Text">&lt;_sre.SRE_Match object; span=(0, 3), match='bar'&gt;</text:span></text:p>
      <text:p text:style-name="Preformatted_20_Text"/>
      <text:p text:style-name="Preformatted_20_Text"><text:span text:style-name="Source_20_Text">&gt;&gt;&gt; re.search('foo|bar|baz', 'baz')</text:span></text:p>
      <text:p text:style-name="Preformatted_20_Text"><text:span text:style-name="Source_20_Text">&lt;_sre.SRE_Match object; span=(0, 3), match='baz'&gt;</text:span></text:p>
      <text:p text:style-name="Preformatted_20_Text"/>
      <text:p text:style-name="Preformatted_20_Text"><text:span text:style-name="Source_20_Text">&gt;&gt;&gt; print(re.search('foo|bar|baz', 'quux'))</text:span></text:p>
      <text:p text:style-name="P57"><text:span text:style-name="Source_20_Text">None</text:span></text:p>
      <text:p text:style-name="Text_20_body">Hier, <text:span text:style-name="Source_20_Text">foo|bar|baz</text:span>passt zu jedem von <text:span text:style-name="Source_20_Text">'foo'</text:span>, <text:span text:style-name="Source_20_Text">'bar'</text:span>, oder <text:span text:style-name="Source_20_Text">'baz'</text:span>. Sie können eine beliebige Anzahl von regulären Ausdrücken mit trennen <text:span text:style-name="Source_20_Text">|</text:span>. </text:p>
      <text:p text:style-name="Text_20_body">Abwechslung ist nicht gierig. Der Regex-Parser betrachtet die durch getrennten Ausdrücke <text:span text:style-name="Source_20_Text">|</text:span>in der Reihenfolge von links nach rechts und gibt die erste gefundene Übereinstimmung zurück. Die verbleibenden Ausdrücke werden nicht getestet, auch wenn einer von ihnen eine längere Übereinstimmung ergeben würde: </text:p>
      <text:p text:style-name="P57"><text:span text:style-name="Source_20_Text">&gt;&gt;&gt; re.search('foo', 'foograult')</text:span></text:p>
      <text:p text:style-name="P57"><text:span text:style-name="Source_20_Text">&lt;_sre.SRE_Match object; span=(0, 3), match='foo'&gt;</text:span></text:p>
      <text:p text:style-name="P57"><text:soft-page-break/><text:span text:style-name="Source_20_Text">&gt;&gt;&gt; re.search('grault', 'foograult')</text:span></text:p>
      <text:p text:style-name="P57"><text:span text:style-name="Source_20_Text">&lt;_sre.SRE_Match object; span=(3, 9), match='grault'&gt;</text:span></text:p>
      <text:p text:style-name="P57"/>
      <text:p text:style-name="P57"><text:span text:style-name="Source_20_Text">&gt;&gt;&gt; re.search('foo|grault', 'foograult')</text:span></text:p>
      <text:p text:style-name="P57"><text:span text:style-name="Source_20_Text">&lt;_sre.SRE_Match object; span=(0, 3), match='foo'&gt;</text:span></text:p>
      <text:p text:style-name="Text_20_body">angegebene Muster <text:span text:style-name="Strong_20_Emphasis">Zeile 6 </text:span>, <text:span text:style-name="Source_20_Text">'foo|grault'</text:span>, würde auf beiden übereinstimmen <text:span text:style-name="Source_20_Text">'foo'</text:span>oder <text:span text:style-name="Source_20_Text">'grault'</text:span>. Das zurückgegebene Match ist <text:span text:style-name="Source_20_Text">'foo'</text:span>weil das beim Scannen von links nach rechts zuerst erscheint, obwohl <text:span text:style-name="Source_20_Text">'grault'</text:span>wäre ein längeres Spiel. </text:p>
      <text:p text:style-name="Text_20_body">Sie können Alternation, Gruppierung und beliebige andere Metazeichen kombinieren, um den gewünschten Grad an Komplexität zu erreichen. Im folgenden Beispiel <text:span text:style-name="Source_20_Text">(foo|bar|baz)+</text:span>bedeutet eine Folge von einer oder mehreren der Zeichenfolgen <text:span text:style-name="Source_20_Text">'foo'</text:span>, <text:span text:style-name="Source_20_Text">'bar'</text:span>, oder <text:span text:style-name="Source_20_Text">'baz'</text:span>: </text:p>
      <text:p text:style-name="Preformatted_20_Text"><text:span text:style-name="Source_20_Text">&gt;&gt;&gt; re.search('(foo|bar|baz)+', 'foofoofoo')</text:span></text:p>
      <text:p text:style-name="Preformatted_20_Text"><text:span text:style-name="Source_20_Text">&lt;_sre.SRE_Match object; span=(0, 9), match='foofoofoo'&gt;</text:span></text:p>
      <text:p text:style-name="Preformatted_20_Text"><text:span text:style-name="Source_20_Text">&gt;&gt;&gt; re.search('(foo|bar|baz)+', 'bazbazbazbaz')</text:span></text:p>
      <text:p text:style-name="Preformatted_20_Text"><text:span text:style-name="Source_20_Text">&lt;_sre.SRE_Match object; span=(0, 12), match='bazbazbazbaz'&gt;</text:span></text:p>
      <text:p text:style-name="Preformatted_20_Text"><text:span text:style-name="Source_20_Text">&gt;&gt;&gt; re.search('(foo|bar|baz)+', 'barbazfoo')</text:span></text:p>
      <text:p text:style-name="P57"><text:span text:style-name="Source_20_Text">&lt;_sre.SRE_Match object; span=(0, 9), match='barbazfoo'&gt;</text:span></text:p>
      <text:p text:style-name="Text_20_body">Im nächsten Beispiel <text:span text:style-name="Source_20_Text">([0-9]+|[a-f]+)</text:span>bedeutet eine Folge von einem oder mehreren Dezimalziffern oder eine Folge von einem oder mehreren der Zeichen <text:span text:style-name="Source_20_Text">'a-f'</text:span>: </text:p>
      <text:p text:style-name="Preformatted_20_Text"><text:span text:style-name="Source_20_Text">&gt;&gt;&gt; re.search('([0-9]+|[a-f]+)', '456')</text:span></text:p>
      <text:p text:style-name="Preformatted_20_Text"><text:span text:style-name="Source_20_Text">&lt;_sre.SRE_Match object; span=(0, 3), match='456'&gt;</text:span></text:p>
      <text:p text:style-name="Preformatted_20_Text"><text:span text:style-name="Source_20_Text">&gt;&gt;&gt; re.search('([0-9]+|[a-f]+)', 'ffda')</text:span></text:p>
      <text:p text:style-name="P57"><text:span text:style-name="Source_20_Text">&lt;_sre.SRE_Match object; span=(0, 4), match='ffda'&gt;</text:span></text:p>
      <text:p text:style-name="Text_20_body">Mit all den Metazeichen, die die <text:span text:style-name="Source_20_Text">re</text:span>Modul unterstützt, der Himmel ist praktisch die Grenze. </text:p>
      <text:p text:style-name="Text_20_body">Das war's Leute! </text:p>
      <text:p text:style-name="Text_20_body">Damit ist unsere Tour durch die von Python unterstützten Regex-Metazeichen abgeschlossen <text:span text:style-name="Source_20_Text">re</text:span>Modul. (Eigentlich nicht ganz – es gibt noch ein paar Nachzügler, die Sie weiter unten in der Diskussion über Flaggen kennenlernen werden.) </text:p>
      <text:p text:style-name="Text_20_body">Es ist eine Menge zu verdauen, aber sobald Sie sich mit der Regex-Syntax in Python vertraut gemacht haben, ist die Komplexität des Mustervergleichs, die Sie durchführen können, nahezu grenzenlos. Diese Tools sind sehr praktisch, wenn Sie Code schreiben, um Textdaten zu verarbeiten. </text:p>
      <text:p text:style-name="Text_20_body">Wenn Sie mit Regexes noch nicht vertraut sind und mehr Übung im Umgang mit ihnen wünschen oder wenn Sie eine Anwendung entwickeln, die eine Regex verwendet, und Sie diese interaktiv testen möchten, besuchen Sie die <text:a xlink:type="simple" xlink:href="https://regex101.com/" text:style-name="Internet_20_link" text:visited-style-name="Visited_20_Internet_20_Link">Regular Expressions 101 </text:a>Website Es ist wirklich cool! </text:p>
      <text:h text:style-name="Heading_20_2" text:outline-level="2">Modifizierter Abgleich regulärer Ausdrücke mit Flags </text:h>
      <text:p text:style-name="Text_20_body">Die meisten Funktionen in der <text:span text:style-name="Source_20_Text">re</text:span>Modul nehmen Sie ein optionales <text:span text:style-name="Source_20_Text">&lt;flags&gt;</text:span>Streit. Dazu gehört die Funktion, mit der Sie jetzt sehr vertraut sind, <text:span text:style-name="Source_20_Text">re.search()</text:span>. </text:p>
      <text:p text:style-name="Text_20_body"><text:span text:style-name="Source_20_Text">re.search(&lt;regex&gt;, &lt;string&gt;, &lt;flags&gt;)</text:span></text:p>
      <text:p text:style-name="Quotations"><text:soft-page-break/>Durchsucht eine Zeichenfolge nach einer Regex-Übereinstimmung und wendet den angegebenen Modifikator an <text:span text:style-name="Source_20_Text">&lt;flags&gt;</text:span>. </text:p>
      <text:p text:style-name="Text_20_body">Flags ändern das Regex-Parsing-Verhalten, sodass Sie Ihren Musterabgleich noch weiter verfeinern können. </text:p>
      <text:h text:style-name="Heading_20_3" text:outline-level="3">Unterstützte Flags für reguläre Ausdrücke </text:h>
      <text:p text:style-name="Text_20_body">Die folgende Tabelle fasst die verfügbaren Flags kurz zusammen. Alle Flaggen außer <text:span text:style-name="Source_20_Text">re.DEBUG</text:span>haben einen kurzen, aus einem Buchstaben bestehenden Namen und auch einen längeren, aus ganzen Wörtern bestehenden Namen: </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Kurzer Name </text:p>
            </table:table-cell>
            <table:table-cell table:style-name="Table6.A1" office:value-type="string">
              <text:p text:style-name="Table_20_Heading">Langer Name </text:p>
            </table:table-cell>
            <table:table-cell table:style-name="Table6.A1" office:value-type="string">
              <text:p text:style-name="Table_20_Heading">Wirkung </text:p>
            </table:table-cell>
          </table:table-row>
        </table:table-header-rows>
        <table:table-row>
          <table:table-cell table:style-name="Table6.A1" office:value-type="string">
            <text:p text:style-name="Table_20_Contents"><text:span text:style-name="Source_20_Text">re.I</text:span></text:p>
          </table:table-cell>
          <table:table-cell table:style-name="Table6.A1" office:value-type="string">
            <text:p text:style-name="Table_20_Contents"><text:span text:style-name="Source_20_Text">re.IGNORECASE</text:span></text:p>
          </table:table-cell>
          <table:table-cell table:style-name="Table6.A1" office:value-type="string">
            <text:p text:style-name="Table_20_Contents">Bewirkt, dass bei der Suche nach alphabetischen Zeichen die Groß-/Kleinschreibung nicht beachtet wird </text:p>
          </table:table-cell>
        </table:table-row>
        <table:table-row>
          <table:table-cell table:style-name="Table6.A1" office:value-type="string">
            <text:p text:style-name="Table_20_Contents"><text:span text:style-name="Source_20_Text">re.M</text:span></text:p>
          </table:table-cell>
          <table:table-cell table:style-name="Table6.A1" office:value-type="string">
            <text:p text:style-name="Table_20_Contents"><text:span text:style-name="Source_20_Text">re.MULTILINE</text:span></text:p>
          </table:table-cell>
          <table:table-cell table:style-name="Table6.A1" office:value-type="string">
            <text:p text:style-name="Table_20_Contents">Bewirkt, dass Anfangs- und Endanker von Zeichenfolgen mit eingebetteten Zeilenumbrüchen übereinstimmen </text:p>
          </table:table-cell>
        </table:table-row>
        <table:table-row>
          <table:table-cell table:style-name="Table6.A1" office:value-type="string">
            <text:p text:style-name="Table_20_Contents"><text:span text:style-name="Source_20_Text">re.S</text:span></text:p>
          </table:table-cell>
          <table:table-cell table:style-name="Table6.A1" office:value-type="string">
            <text:p text:style-name="Table_20_Contents"><text:span text:style-name="Source_20_Text">re.DOTALL</text:span></text:p>
          </table:table-cell>
          <table:table-cell table:style-name="Table6.A1" office:value-type="string">
            <text:p text:style-name="Table_20_Contents">Bewirkt, dass das Punkt-Metazeichen einem Zeilenumbruch entspricht </text:p>
          </table:table-cell>
        </table:table-row>
        <table:table-row>
          <table:table-cell table:style-name="Table6.A1" office:value-type="string">
            <text:p text:style-name="Table_20_Contents"><text:span text:style-name="Source_20_Text">re.X</text:span></text:p>
          </table:table-cell>
          <table:table-cell table:style-name="Table6.A1" office:value-type="string">
            <text:p text:style-name="Table_20_Contents"><text:span text:style-name="Source_20_Text">re.VERBOSE</text:span></text:p>
          </table:table-cell>
          <table:table-cell table:style-name="Table6.A1" office:value-type="string">
            <text:p text:style-name="Table_20_Contents">Ermöglicht das Einfügen von Leerzeichen und Kommentaren in einen regulären Ausdruck </text:p>
          </table:table-cell>
        </table:table-row>
        <table:table-row>
          <table:table-cell table:style-name="Table6.A1" office:value-type="string">
            <text:p text:style-name="Table_20_Contents"><text:span text:style-name="Source_20_Text">----</text:span></text:p>
          </table:table-cell>
          <table:table-cell table:style-name="Table6.A1" office:value-type="string">
            <text:p text:style-name="Table_20_Contents"><text:span text:style-name="Source_20_Text">re.DEBUG</text:span></text:p>
          </table:table-cell>
          <table:table-cell table:style-name="Table6.A1" office:value-type="string">
            <text:p text:style-name="Table_20_Contents">Bewirkt, dass der Regex-Parser Debugging-Informationen in der Konsole anzeigt </text:p>
          </table:table-cell>
        </table:table-row>
        <table:table-row>
          <table:table-cell table:style-name="Table6.A1" office:value-type="string">
            <text:p text:style-name="Table_20_Contents"><text:span text:style-name="Source_20_Text">re.A</text:span></text:p>
          </table:table-cell>
          <table:table-cell table:style-name="Table6.A1" office:value-type="string">
            <text:p text:style-name="Table_20_Contents"><text:span text:style-name="Source_20_Text">re.ASCII</text:span></text:p>
          </table:table-cell>
          <table:table-cell table:style-name="Table6.A1" office:value-type="string">
            <text:p text:style-name="Table_20_Contents">Gibt die ASCII-Codierung für die Zeichenklassifizierung an </text:p>
          </table:table-cell>
        </table:table-row>
        <table:table-row>
          <table:table-cell table:style-name="Table6.A1" office:value-type="string">
            <text:p text:style-name="Table_20_Contents"><text:span text:style-name="Source_20_Text">re.U</text:span></text:p>
          </table:table-cell>
          <table:table-cell table:style-name="Table6.A1" office:value-type="string">
            <text:p text:style-name="Table_20_Contents"><text:span text:style-name="Source_20_Text">re.UNICODE</text:span></text:p>
          </table:table-cell>
          <table:table-cell table:style-name="Table6.A1" office:value-type="string">
            <text:p text:style-name="Table_20_Contents">Gibt die Unicode-Codierung für die Zeichenklassifizierung an </text:p>
          </table:table-cell>
        </table:table-row>
        <table:table-row>
          <table:table-cell table:style-name="Table6.A1" office:value-type="string">
            <text:p text:style-name="Table_20_Contents"><text:span text:style-name="Source_20_Text">re.L</text:span>                            </text:p>
          </table:table-cell>
          <table:table-cell table:style-name="Table6.A1" office:value-type="string">
            <text:p text:style-name="Table_20_Contents"><text:span text:style-name="Source_20_Text">re.LOCALE</text:span></text:p>
          </table:table-cell>
          <table:table-cell table:style-name="Table6.A1" office:value-type="string">
            <text:p text:style-name="Table_20_Contents">Gibt die Codierung für die Zeichenklassifizierung basierend auf dem aktuellen Gebietsschema an </text:p>
          </table:table-cell>
        </table:table-row>
      </table:table>
      <text:p text:style-name="Text_20_body">In den folgenden Abschnitten wird ausführlicher beschrieben, wie sich diese Flags auf das Übereinstimmungsverhalten auswirken. </text:p>
      <text:p text:style-name="Text_20_body"><text:span text:style-name="Source_20_Text">re.I</text:span><text:line-break/><text:span text:style-name="Source_20_Text">re.IGNORECASE</text:span></text:p>
      <text:p text:style-name="Quotations">Macht übereinstimmende Groß-/Kleinschreibung unempfindlich. </text:p>
      <text:p text:style-name="Text_20_body">Wann <text:span text:style-name="Source_20_Text">IGNORECASE</text:span>aktiv ist, wird beim Zeichenabgleich die Groß-/Kleinschreibung nicht beachtet: </text:p>
      <text:p text:style-name="P57"><text:span text:style-name="Source_20_Text">&gt;&gt;&gt; re.search('a+', 'aaaAAA')</text:span></text:p>
      <text:p text:style-name="P57"><text:span text:style-name="Source_20_Text">&lt;_sre.SRE_Match object; span=(0, 3), match='aaa'&gt;</text:span></text:p>
      <text:p text:style-name="P57"><text:span text:style-name="Source_20_Text">&gt;&gt;&gt; re.search('A+', 'aaaAAA')</text:span></text:p>
      <text:p text:style-name="P57"><text:span text:style-name="Source_20_Text">&lt;_sre.SRE_Match object; span=(3, 6), match='AAA'&gt;</text:span></text:p>
      <text:p text:style-name="P57"/>
      <text:p text:style-name="P57"><text:span text:style-name="Source_20_Text">&gt;&gt;&gt; re.search('a+', 'aaaAAA', re.I)</text:span></text:p>
      <text:p text:style-name="P57"><text:span text:style-name="Source_20_Text">&lt;_sre.SRE_Match object; span=(0, 6), match='aaaAAA'&gt;</text:span></text:p>
      <text:p text:style-name="P57"><text:soft-page-break/><text:span text:style-name="Source_20_Text">&gt;&gt;&gt; re.search('A+', 'aaaAAA', re.IGNORECASE)</text:span></text:p>
      <text:p text:style-name="P57"><text:span text:style-name="Source_20_Text">&lt;_sre.SRE_Match object; span=(0, 6), match='aaaAAA'&gt;</text:span></text:p>
      <text:p text:style-name="Text_20_body">Bei der Suche in <text:span text:style-name="Strong_20_Emphasis">Zeile 1 </text:span>, <text:span text:style-name="Source_20_Text">a+</text:span>stimmt nur mit den ersten drei Zeichen von überein <text:span text:style-name="Source_20_Text">'aaaAAA'</text:span>. Ebenso in <text:span text:style-name="Strong_20_Emphasis">Zeile 3 </text:span>, <text:span text:style-name="Source_20_Text">A+</text:span>stimmt nur mit den letzten drei Zeichen überein. Aber bei den nachfolgenden Suchen ignoriert der Parser die Groß-/Kleinschreibung, also beides <text:span text:style-name="Source_20_Text">a+</text:span>und <text:span text:style-name="Source_20_Text">A+</text:span>Übereinstimmung mit der gesamten Zeichenfolge. </text:p>
      <text:p text:style-name="Text_20_body"><text:span text:style-name="Source_20_Text">IGNORECASE</text:span>wirkt sich auch auf den alphabetischen Abgleich mit Zeichenklassen aus: </text:p>
      <text:p text:style-name="Preformatted_20_Text"><text:span text:style-name="Source_20_Text">&gt;&gt;&gt; re.search('[a-z]+', 'aBcDeF')</text:span></text:p>
      <text:p text:style-name="Preformatted_20_Text"><text:span text:style-name="Source_20_Text">&lt;_sre.SRE_Match object; span=(0, 1), match='a'&gt;</text:span></text:p>
      <text:p text:style-name="Preformatted_20_Text"><text:span text:style-name="Source_20_Text">&gt;&gt;&gt; re.search('[a-z]+', 'aBcDeF', re.I)</text:span></text:p>
      <text:p text:style-name="P57"><text:span text:style-name="Source_20_Text">&lt;_sre.SRE_Match object; span=(0, 6), match='aBcDeF'&gt;</text:span></text:p>
      <text:p text:style-name="Text_20_body">Wenn die Groß-/Kleinschreibung signifikant ist, der längste Teil von <text:span text:style-name="Source_20_Text">'aBcDeF'</text:span>das <text:span text:style-name="Source_20_Text">[a-z]+</text:span>Übereinstimmungen ist nur der Anfang <text:span text:style-name="Source_20_Text">'a'</text:span>. Angabe <text:span text:style-name="Source_20_Text">re.I</text:span>macht die Groß- und Kleinschreibung bei der Suche unempfindlich, so <text:span text:style-name="Source_20_Text">[a-z]+</text:span>stimmt mit der gesamten Zeichenfolge überein. </text:p>
      <text:p text:style-name="Text_20_body"><text:span text:style-name="Source_20_Text">re.M</text:span><text:line-break/><text:span text:style-name="Source_20_Text">re.MULTILINE</text:span></text:p>
      <text:p text:style-name="Quotations">Bewirkt, dass Anfangs- und Endanker von Zeichenfolgen bei eingebetteten Zeilenumbrüchen übereinstimmen. </text:p>
      <text:p text:style-name="Text_20_body">Standardmäßig ist die <text:span text:style-name="Source_20_Text">^</text:span>(Anfang der Zeichenkette) und <text:span text:style-name="Source_20_Text">$</text:span>(String-of-String)-Anker stimmen nur am Anfang und am Ende des Suchstrings überein: </text:p>
      <text:p text:style-name="Preformatted_20_Text"><text:span text:style-name="Source_20_Text">&gt;&gt;&gt; s = 'foo\nbar\nbaz'</text:span></text:p>
      <text:p text:style-name="Preformatted_20_Text"/>
      <text:p text:style-name="Preformatted_20_Text"><text:span text:style-name="Source_20_Text">&gt;&gt;&gt; re.search('^foo', s)</text:span></text:p>
      <text:p text:style-name="Preformatted_20_Text"><text:span text:style-name="Source_20_Text">&lt;_sre.SRE_Match object; span=(0, 3), match='foo'&gt;</text:span></text:p>
      <text:p text:style-name="Preformatted_20_Text"><text:span text:style-name="Source_20_Text">&gt;&gt;&gt; print(re.search('^bar', s))</text:span></text:p>
      <text:p text:style-name="Preformatted_20_Text"><text:span text:style-name="Source_20_Text">None</text:span></text:p>
      <text:p text:style-name="Preformatted_20_Text"><text:span text:style-name="Source_20_Text">&gt;&gt;&gt; print(re.search('^baz', s))</text:span></text:p>
      <text:p text:style-name="Preformatted_20_Text"><text:span text:style-name="Source_20_Text">None</text:span></text:p>
      <text:p text:style-name="Preformatted_20_Text"/>
      <text:p text:style-name="Preformatted_20_Text"><text:span text:style-name="Source_20_Text">&gt;&gt;&gt; print(re.search('foo$', s))</text:span></text:p>
      <text:p text:style-name="Preformatted_20_Text"><text:span text:style-name="Source_20_Text">None</text:span></text:p>
      <text:p text:style-name="Preformatted_20_Text"><text:span text:style-name="Source_20_Text">&gt;&gt;&gt; print(re.search('bar$', s))</text:span></text:p>
      <text:p text:style-name="Preformatted_20_Text"><text:span text:style-name="Source_20_Text">None</text:span></text:p>
      <text:p text:style-name="Preformatted_20_Text"><text:span text:style-name="Source_20_Text">&gt;&gt;&gt; re.search('baz$', s)</text:span></text:p>
      <text:p text:style-name="P57"><text:span text:style-name="Source_20_Text">&lt;_sre.SRE_Match object; span=(8, 11), match='baz'&gt;</text:span></text:p>
      <text:p text:style-name="Text_20_body">In diesem Fall, obwohl die Suchzeichenfolge <text:span text:style-name="Source_20_Text">'foo\nbar\nbaz'</text:span>enthält nur eingebettete Newline-Zeichen <text:span text:style-name="Source_20_Text">'foo'</text:span>Übereinstimmungen, wenn sie am Anfang der Zeichenfolge verankert sind, und nur <text:span text:style-name="Source_20_Text">'baz'</text:span>passt, wenn am Ende verankert. </text:p>
      <text:p text:style-name="Text_20_body">Wenn ein String jedoch Zeilenumbrüche eingebettet hat, können Sie sich vorstellen, dass er aus mehreren internen Zeilen besteht. In diesem Fall, wenn die <text:span text:style-name="Source_20_Text">MULTILINE</text:span>Flag gesetzt ist, die <text:span text:style-name="Source_20_Text">^</text:span>und <text:span text:style-name="Source_20_Text">$</text:span>Anker-Metazeichen stimmen auch mit internen Zeilen überein: </text:p>
      <text:list xml:id="list4099199457" text:style-name="L15">
        <text:list-item>
          <text:p text:style-name="P43"><text:span text:style-name="Strong_20_Emphasis"><text:span text:style-name="Source_20_Text">^</text:span></text:span>Übereinstimmungen am Anfang der Zeichenfolge oder am Anfang einer beliebigen Zeile innerhalb der Zeichenfolge (d. h. unmittelbar nach einem Zeilenumbruch). </text:p>
        </text:list-item>
        <text:list-item>
          <text:p text:style-name="P15"><text:soft-page-break/><text:span text:style-name="Strong_20_Emphasis"><text:span text:style-name="Source_20_Text">$</text:span></text:span>Übereinstimmungen am Ende der Zeichenfolge oder am Ende einer beliebigen Zeile innerhalb der Zeichenfolge (unmittelbar vor einem Zeilenumbruch). </text:p>
        </text:list-item>
      </text:list>
      <text:p text:style-name="Text_20_body">Das Folgende sind die gleichen Suchanfragen wie oben gezeigt: </text:p>
      <text:p text:style-name="Preformatted_20_Text"><text:span text:style-name="Source_20_Text">&gt;&gt;&gt; s = 'foo\nbar\nbaz'</text:span></text:p>
      <text:p text:style-name="Preformatted_20_Text"><text:span text:style-name="Source_20_Text">&gt;&gt;&gt; print(s)</text:span></text:p>
      <text:p text:style-name="Preformatted_20_Text"><text:span text:style-name="Source_20_Text">foo</text:span></text:p>
      <text:p text:style-name="Preformatted_20_Text"><text:span text:style-name="Source_20_Text">bar</text:span></text:p>
      <text:p text:style-name="Preformatted_20_Text"><text:span text:style-name="Source_20_Text">baz</text:span></text:p>
      <text:p text:style-name="Preformatted_20_Text"/>
      <text:p text:style-name="Preformatted_20_Text"><text:span text:style-name="Source_20_Text">&gt;&gt;&gt; re.search('^foo', s, re.MULTILINE)</text:span></text:p>
      <text:p text:style-name="Preformatted_20_Text"><text:span text:style-name="Source_20_Text">&lt;_sre.SRE_Match object; span=(0, 3), match='foo'&gt;</text:span></text:p>
      <text:p text:style-name="Preformatted_20_Text"><text:span text:style-name="Source_20_Text">&gt;&gt;&gt; re.search('^bar', s, re.MULTILINE)</text:span></text:p>
      <text:p text:style-name="Preformatted_20_Text"><text:span text:style-name="Source_20_Text">&lt;_sre.SRE_Match object; span=(4, 7), match='bar'&gt;</text:span></text:p>
      <text:p text:style-name="Preformatted_20_Text"><text:span text:style-name="Source_20_Text">&gt;&gt;&gt; re.search('^baz', s, re.MULTILINE)</text:span></text:p>
      <text:p text:style-name="Preformatted_20_Text"><text:span text:style-name="Source_20_Text">&lt;_sre.SRE_Match object; span=(8, 11), match='baz'&gt;</text:span></text:p>
      <text:p text:style-name="Preformatted_20_Text"/>
      <text:p text:style-name="Preformatted_20_Text"><text:span text:style-name="Source_20_Text">&gt;&gt;&gt; re.search('foo$', s, re.M)</text:span></text:p>
      <text:p text:style-name="Preformatted_20_Text"><text:span text:style-name="Source_20_Text">&lt;_sre.SRE_Match object; span=(0, 3), match='foo'&gt;</text:span></text:p>
      <text:p text:style-name="Preformatted_20_Text"><text:span text:style-name="Source_20_Text">&gt;&gt;&gt; re.search('bar$', s, re.M)</text:span></text:p>
      <text:p text:style-name="Preformatted_20_Text"><text:span text:style-name="Source_20_Text">&lt;_sre.SRE_Match object; span=(4, 7), match='bar'&gt;</text:span></text:p>
      <text:p text:style-name="Preformatted_20_Text"><text:span text:style-name="Source_20_Text">&gt;&gt;&gt; re.search('baz$', s, re.M)</text:span></text:p>
      <text:p text:style-name="P57"><text:span text:style-name="Source_20_Text">&lt;_sre.SRE_Match object; span=(8, 11), match='baz'&gt;</text:span></text:p>
      <text:p text:style-name="Text_20_body">In der Schnur <text:span text:style-name="Source_20_Text">'foo\nbar\nbaz'</text:span>, alle drei <text:span text:style-name="Source_20_Text">'foo'</text:span>, <text:span text:style-name="Source_20_Text">'bar'</text:span>, und <text:span text:style-name="Source_20_Text">'baz'</text:span>treten entweder am Anfang oder Ende der Zeichenfolge oder am Anfang oder Ende einer Zeile innerhalb der Zeichenfolge auf. Mit dem <text:span text:style-name="Source_20_Text">MULTILINE</text:span>Flaggensatz, alle drei passen zusammen, wenn sie mit einem von beiden verankert sind <text:span text:style-name="Source_20_Text">^</text:span>oder <text:span text:style-name="Source_20_Text">$</text:span>. </text:p>
      <text:p text:style-name="Text_20_body"><text:span text:style-name="Strong_20_Emphasis">Hinweis: </text:span>Die <text:span text:style-name="Source_20_Text">MULTILINE</text:span>Flag ändert nur die <text:span text:style-name="Source_20_Text">^</text:span>und <text:span text:style-name="Source_20_Text">$</text:span>Anker auf diese Weise. Es hat keine Auswirkungen auf die <text:span text:style-name="Source_20_Text">\A</text:span>und <text:span text:style-name="Source_20_Text">\Z</text:span>Anker: </text:p>
      <text:p text:style-name="P57"><text:span text:style-name="Source_20_Text">&gt;&gt;&gt; s = 'foo\nbar\nbaz'</text:span></text:p>
      <text:p text:style-name="P57"/>
      <text:p text:style-name="P57"><text:span text:style-name="Source_20_Text">&gt;&gt;&gt; re.search('^bar', s, re.MULTILINE)</text:span></text:p>
      <text:p text:style-name="P57"><text:span text:style-name="Source_20_Text">&lt;_sre.SRE_Match object; span=(4, 7), match='bar'&gt;</text:span></text:p>
      <text:p text:style-name="P57"><text:span text:style-name="Source_20_Text">&gt;&gt;&gt; re.search('bar$', s, re.MULTILINE)</text:span></text:p>
      <text:p text:style-name="P57"><text:span text:style-name="Source_20_Text">&lt;_sre.SRE_Match object; span=(4, 7), match='bar'&gt;</text:span></text:p>
      <text:p text:style-name="P57"/>
      <text:p text:style-name="P57"><text:span text:style-name="Source_20_Text">&gt;&gt;&gt; print(re.search('\Abar', s, re.MULTILINE))</text:span></text:p>
      <text:p text:style-name="P57"><text:span text:style-name="Source_20_Text">None</text:span></text:p>
      <text:p text:style-name="P57"><text:span text:style-name="Source_20_Text">&gt;&gt;&gt; print(re.search('bar\Z', s, re.MULTILINE))</text:span></text:p>
      <text:p text:style-name="P57"><text:span text:style-name="Source_20_Text">None</text:span></text:p>
      <text:p text:style-name="Text_20_body">In <text:span text:style-name="Strong_20_Emphasis">Zeilen 3 und 5 </text:span>wird die <text:span text:style-name="Source_20_Text">^</text:span>und <text:span text:style-name="Source_20_Text">$</text:span>Anker diktieren das <text:span text:style-name="Source_20_Text">'bar'</text:span>muss am Anfang und am Ende einer Zeile stehen. Angabe der <text:span text:style-name="Source_20_Text">MULTILINE</text:span>Flagge macht diese Spiele erfolgreich. </text:p>
      <text:p text:style-name="Text_20_body"><text:soft-page-break/>Die Beispiele in <text:span text:style-name="Strong_20_Emphasis">Zeilen 8 und 10 </text:span>verwenden die <text:span text:style-name="Source_20_Text">\A</text:span>und <text:span text:style-name="Source_20_Text">\Z</text:span>stattdessen Fahnen. Sie können sehen, dass diese Übereinstimmungen auch mit dem fehlschlagen <text:span text:style-name="Source_20_Text">MULTILINE</text:span>Flagge in Kraft. </text:p>
      <text:p text:style-name="Text_20_body"><text:span text:style-name="Source_20_Text">re.S</text:span><text:line-break/><text:span text:style-name="Source_20_Text">re.DOTALL</text:span></text:p>
      <text:p text:style-name="Quotations">Verursacht den Punkt ( <text:span text:style-name="Source_20_Text">.</text:span>) Metazeichen, um einem Zeilenumbruch zu entsprechen. </text:p>
      <text:p text:style-name="Text_20_body">Denken Sie daran, dass das Punkt-Metazeichen standardmäßig mit jedem Zeichen außer dem Zeilenumbruchzeichen übereinstimmt. Das <text:span text:style-name="Source_20_Text">DOTALL</text:span>Flag hebt diese Einschränkung auf: </text:p>
      <text:p text:style-name="P57"><text:span text:style-name="Source_20_Text">&gt;&gt;&gt; print(re.search('foo.bar', 'foo\nbar'))</text:span></text:p>
      <text:p text:style-name="P57"><text:span text:style-name="Source_20_Text">None</text:span></text:p>
      <text:p text:style-name="P57"><text:span text:style-name="Source_20_Text">&gt;&gt;&gt; re.search('foo.bar', 'foo\nbar', re.DOTALL)</text:span></text:p>
      <text:p text:style-name="P57"><text:span text:style-name="Source_20_Text">&lt;_sre.SRE_Match object; span=(0, 7), match='foo\nbar'&gt;</text:span></text:p>
      <text:p text:style-name="P57"><text:span text:style-name="Source_20_Text">&gt;&gt;&gt; re.search('foo.bar', 'foo\nbar', re.S)</text:span></text:p>
      <text:p text:style-name="P57"><text:span text:style-name="Source_20_Text">&lt;_sre.SRE_Match object; span=(0, 7), match='foo\nbar'&gt;</text:span></text:p>
      <text:p text:style-name="Text_20_body">In diesem Beispiel stimmt das Punkt-Metazeichen in <text:span text:style-name="Strong_20_Emphasis">Zeile 1 </text:span>nicht mit dem Zeilenumbruch überein <text:span text:style-name="Source_20_Text">'foo\nbar'</text:span>. In <text:span text:style-name="Strong_20_Emphasis">den Zeilen 3 und 5 </text:span>, <text:span text:style-name="Source_20_Text">DOTALL</text:span>ist in Kraft, also stimmt der Punkt mit dem Zeilenumbruch überein. Beachten Sie, dass der Kurzname der <text:span text:style-name="Source_20_Text">DOTALL</text:span>Flagge ist <text:span text:style-name="Source_20_Text">re.S</text:span>, nicht <text:span text:style-name="Source_20_Text">re.D</text:span>wie Du vielleicht erwartest. </text:p>
      <text:p text:style-name="Text_20_body"><text:span text:style-name="Source_20_Text">re.X</text:span><text:line-break/><text:span text:style-name="Source_20_Text">re.VERBOSE</text:span></text:p>
      <text:p text:style-name="Quotations">Ermöglicht das Einfügen von Leerzeichen und Kommentaren in eine Regex. </text:p>
      <text:p text:style-name="Text_20_body">Das <text:span text:style-name="Source_20_Text">VERBOSE</text:span>flag gibt einige spezielle Verhaltensweisen an: </text:p>
      <text:list xml:id="list673506054" text:style-name="L16">
        <text:list-item>
          <text:p text:style-name="P16">Der Regex-Parser ignoriert alle Leerzeichen, es sei denn, sie befinden sich innerhalb einer Zeichenklasse oder werden mit einem Backslash maskiert. </text:p>
        </text:list-item>
        <text:list-item>
          <text:p text:style-name="P16">Wenn die Regex eine enthält <text:span text:style-name="Source_20_Text">#</text:span>Zeichen, das nicht in einer Zeichenklasse enthalten ist oder mit einem Backslash maskiert ist, dann ignoriert der Parser es und alle Zeichen rechts davon. </text:p>
        </text:list-item>
      </text:list>
      <text:p text:style-name="Text_20_body">Was nützt das? Es ermöglicht Ihnen, eine Regex in Python zu formatieren, damit sie besser lesbar und selbstdokumentierend ist. </text:p>
      <text:p text:style-name="Text_20_body">Hier ist ein Beispiel, das zeigt, wie Sie dies verwenden können. Angenommen, Sie möchten Telefonnummern mit dem folgenden Format parsen: </text:p>
      <text:list xml:id="list2975781671" text:style-name="L17">
        <text:list-item>
          <text:p text:style-name="P44">Optionale dreistellige Vorwahl in Klammern </text:p>
        </text:list-item>
        <text:list-item>
          <text:p text:style-name="P44">Optionales Leerzeichen </text:p>
        </text:list-item>
        <text:list-item>
          <text:p text:style-name="P44">Dreistelliges Präfix </text:p>
        </text:list-item>
        <text:list-item>
          <text:p text:style-name="P44">Trennzeichen (entweder <text:span text:style-name="Source_20_Text">'-'</text:span>oder <text:span text:style-name="Source_20_Text">'.'</text:span>) </text:p>
        </text:list-item>
        <text:list-item>
          <text:p text:style-name="P17">Vierstellige Zeilennummer </text:p>
        </text:list-item>
      </text:list>
      <text:p text:style-name="Text_20_body">Die folgende Regex macht den Trick: </text:p>
      <text:p text:style-name="Preformatted_20_Text"><text:soft-page-break/><text:span text:style-name="Source_20_Text">&gt;&gt;&gt; regex = r'^(\(\d{3}\))?\s*\d{3}[-.]\d{4}$'</text:span></text:p>
      <text:p text:style-name="Preformatted_20_Text"/>
      <text:p text:style-name="Preformatted_20_Text"><text:span text:style-name="Source_20_Text">&gt;&gt;&gt; re.search(regex, '414.9229')</text:span></text:p>
      <text:p text:style-name="Preformatted_20_Text"><text:span text:style-name="Source_20_Text">&lt;_sre.SRE_Match object; span=(0, 8), match='414.9229'&gt;</text:span></text:p>
      <text:p text:style-name="Preformatted_20_Text"><text:span text:style-name="Source_20_Text">&gt;&gt;&gt; re.search(regex, '414-9229')</text:span></text:p>
      <text:p text:style-name="Preformatted_20_Text"><text:span text:style-name="Source_20_Text">&lt;_sre.SRE_Match object; span=(0, 8), match='414-9229'&gt;</text:span></text:p>
      <text:p text:style-name="Preformatted_20_Text"><text:span text:style-name="Source_20_Text">&gt;&gt;&gt; re.search(regex, '(712)414-9229')</text:span></text:p>
      <text:p text:style-name="Preformatted_20_Text"><text:span text:style-name="Source_20_Text">&lt;_sre.SRE_Match object; span=(0, 13), match='(712)414-9229'&gt;</text:span></text:p>
      <text:p text:style-name="Preformatted_20_Text"><text:span text:style-name="Source_20_Text">&gt;&gt;&gt; re.search(regex, '(712) 414-9229')</text:span></text:p>
      <text:p text:style-name="P57"><text:span text:style-name="Source_20_Text">&lt;_sre.SRE_Match object; span=(0, 14), match='(712) 414-9229'&gt;</text:span></text:p>
      <text:p text:style-name="Text_20_body">Aber <text:span text:style-name="Source_20_Text">r'^(\(\d{3}\))?\s*\d{3}[-.]\d{4}$'</text:span>ist ein Augenschmaus, nicht wahr? Verwendung der <text:span text:style-name="Source_20_Text">VERBOSE</text:span>flag, können Sie dieselbe Regex stattdessen wie folgt in Python schreiben: </text:p>
      <text:p text:style-name="Preformatted_20_Text"><text:span text:style-name="Source_20_Text">&gt;&gt;&gt; regex = r'''^ <text:s text:c="14"/># Start of string</text:span></text:p>
      <text:p text:style-name="Preformatted_20_Text"><text:span text:style-name="Source_20_Text">... <text:s text:c="12"/>(\(\d{3}\))? <text:s text:c="3"/># Optional area code</text:span></text:p>
      <text:p text:style-name="Preformatted_20_Text"><text:span text:style-name="Source_20_Text">... <text:s text:c="12"/>\s* <text:s text:c="12"/># Optional whitespace</text:span></text:p>
      <text:p text:style-name="Preformatted_20_Text"><text:span text:style-name="Source_20_Text">... <text:s text:c="12"/>\d{3} <text:s text:c="10"/># Three-digit prefix</text:span></text:p>
      <text:p text:style-name="Preformatted_20_Text"><text:span text:style-name="Source_20_Text">... <text:s text:c="12"/>[-.] <text:s text:c="11"/># Separator character</text:span></text:p>
      <text:p text:style-name="Preformatted_20_Text"><text:span text:style-name="Source_20_Text">... <text:s text:c="12"/>\d{4} <text:s text:c="10"/># Four-digit line number</text:span></text:p>
      <text:p text:style-name="Preformatted_20_Text"><text:span text:style-name="Source_20_Text">... <text:s text:c="12"/>$ <text:s text:c="14"/># Anchor at end of string</text:span></text:p>
      <text:p text:style-name="Preformatted_20_Text"><text:span text:style-name="Source_20_Text">... <text:s text:c="12"/>'''</text:span></text:p>
      <text:p text:style-name="Preformatted_20_Text"/>
      <text:p text:style-name="Preformatted_20_Text"><text:span text:style-name="Source_20_Text">&gt;&gt;&gt; re.search(regex, '414.9229', re.VERBOSE)</text:span></text:p>
      <text:p text:style-name="Preformatted_20_Text"><text:span text:style-name="Source_20_Text">&lt;_sre.SRE_Match object; span=(0, 8), match='414.9229'&gt;</text:span></text:p>
      <text:p text:style-name="Preformatted_20_Text"><text:span text:style-name="Source_20_Text">&gt;&gt;&gt; re.search(regex, '414-9229', re.VERBOSE)</text:span></text:p>
      <text:p text:style-name="Preformatted_20_Text"><text:span text:style-name="Source_20_Text">&lt;_sre.SRE_Match object; span=(0, 8), match='414-9229'&gt;</text:span></text:p>
      <text:p text:style-name="Preformatted_20_Text"><text:span text:style-name="Source_20_Text">&gt;&gt;&gt; re.search(regex, '(712)414-9229', re.X)</text:span></text:p>
      <text:p text:style-name="Preformatted_20_Text"><text:span text:style-name="Source_20_Text">&lt;_sre.SRE_Match object; span=(0, 13), match='(712)414-9229'&gt;</text:span></text:p>
      <text:p text:style-name="Preformatted_20_Text"><text:span text:style-name="Source_20_Text">&gt;&gt;&gt; re.search(regex, '(712) 414-9229', re.X)</text:span></text:p>
      <text:p text:style-name="P57"><text:span text:style-name="Source_20_Text">&lt;_sre.SRE_Match object; span=(0, 14), match='(712) 414-9229'&gt;</text:span></text:p>
      <text:p text:style-name="Text_20_body">Das <text:span text:style-name="Source_20_Text">re.search()</text:span>Die Aufrufe sind die gleichen wie die oben gezeigten, sodass Sie sehen können, dass diese Regex genauso funktioniert wie die zuvor angegebene. Aber es ist auf den ersten Blick weniger schwer zu verstehen. </text:p>
      <text:p text:style-name="Text_20_body">Beachten Sie, dass <text:a xlink:type="simple" xlink:href="https://realpython.com/lessons/triple-quoted-strings/" text:style-name="Internet_20_link" text:visited-style-name="Visited_20_Internet_20_Link">dreifache </text:a>Anführungszeichen es besonders bequem machen, eingebettete Zeilenumbrüche einzuschließen, die als ignorierte Leerzeichen gelten <text:span text:style-name="Source_20_Text">VERBOSE</text:span>Modus. </text:p>
      <text:p text:style-name="Text_20_body">Bei Verwendung der <text:span text:style-name="Source_20_Text">VERBOSE</text:span>flag, achten Sie auf Leerzeichen, die Sie beabsichtigen, von Bedeutung zu sein. Betrachten Sie diese Beispiele: </text:p>
      <text:p text:style-name="P57"><text:span text:style-name="Source_20_Text">&gt;&gt;&gt; re.search('foo bar', 'foo bar')</text:span></text:p>
      <text:p text:style-name="P57"><text:span text:style-name="Source_20_Text">&lt;_sre.SRE_Match object; span=(0, 7), match='foo bar'&gt;</text:span></text:p>
      <text:p text:style-name="P57"/>
      <text:p text:style-name="P57"><text:span text:style-name="Source_20_Text">&gt;&gt;&gt; print(re.search('foo bar', 'foo bar', re.VERBOSE))</text:span></text:p>
      <text:p text:style-name="P57"><text:span text:style-name="Source_20_Text">None</text:span></text:p>
      <text:p text:style-name="P57"/>
      <text:p text:style-name="P57"><text:span text:style-name="Source_20_Text">&gt;&gt;&gt; re.search('foo\ bar', 'foo bar', re.VERBOSE)</text:span></text:p>
      <text:p text:style-name="P57"><text:span text:style-name="Source_20_Text">&lt;_sre.SRE_Match object; span=(0, 7), match='foo bar'&gt;</text:span></text:p>
      <text:p text:style-name="P57"><text:soft-page-break/><text:span text:style-name="Source_20_Text">&gt;&gt;&gt; re.search('foo[ ]bar', 'foo bar', re.VERBOSE)</text:span></text:p>
      <text:p text:style-name="P57"><text:span text:style-name="Source_20_Text">&lt;_sre.SRE_Match object; span=(0, 7), match='foo bar'&gt;</text:span></text:p>
      <text:p text:style-name="Text_20_body">Nach allem, was Sie bisher gesehen haben, fragen Sie sich vielleicht, warum in <text:span text:style-name="Strong_20_Emphasis">Zeile 4 </text:span>die Regex <text:span text:style-name="Source_20_Text">foo bar</text:span>stimmt nicht mit der Zeichenfolge überein <text:span text:style-name="Source_20_Text">'foo bar'</text:span>. Es tut nicht, weil die <text:span text:style-name="Source_20_Text">VERBOSE</text:span>flag bewirkt, dass der Parser das Leerzeichen ignoriert. </text:p>
      <text:p text:style-name="Text_20_body">Um diese Übereinstimmung wie erwartet zu erzielen, maskieren Sie das Leerzeichen mit einem umgekehrten Schrägstrich oder fügen Sie es in eine Zeichenklasse ein, wie in den <text:span text:style-name="Strong_20_Emphasis">Zeilen 7 und 9 </text:span>. </text:p>
      <text:p text:style-name="Text_20_body">Wie bei der <text:span text:style-name="Source_20_Text">DOTALL</text:span>Flagge, beachten Sie, dass die <text:span text:style-name="Source_20_Text">VERBOSE</text:span>flag hat einen nicht intuitiven Kurznamen: <text:span text:style-name="Source_20_Text">re.X</text:span>, nicht <text:span text:style-name="Source_20_Text">re.V</text:span>. </text:p>
      <text:p text:style-name="Text_20_body"><text:span text:style-name="Source_20_Text">re.DEBUG</text:span></text:p>
      <text:p text:style-name="Quotations">Zeigt Debugging-Informationen an. </text:p>
      <text:p text:style-name="Text_20_body">Das <text:span text:style-name="Source_20_Text">DEBUG</text:span>Flag bewirkt, dass der Regex-Parser in Python Debugging-Informationen über den Parsing-Prozess in der Konsole anzeigt: </text:p>
      <text:p text:style-name="Preformatted_20_Text"><text:span text:style-name="Source_20_Text">&gt;&gt;&gt; re.search('foo.bar', 'fooxbar', re.DEBUG)</text:span></text:p>
      <text:p text:style-name="Preformatted_20_Text"><text:span text:style-name="Source_20_Text">LITERAL 102</text:span></text:p>
      <text:p text:style-name="Preformatted_20_Text"><text:span text:style-name="Source_20_Text">LITERAL 111</text:span></text:p>
      <text:p text:style-name="Preformatted_20_Text"><text:span text:style-name="Source_20_Text">LITERAL 111</text:span></text:p>
      <text:p text:style-name="Preformatted_20_Text"><text:span text:style-name="Source_20_Text">ANY None</text:span></text:p>
      <text:p text:style-name="Preformatted_20_Text"><text:span text:style-name="Source_20_Text">LITERAL 98</text:span></text:p>
      <text:p text:style-name="Preformatted_20_Text"><text:span text:style-name="Source_20_Text">LITERAL 97</text:span></text:p>
      <text:p text:style-name="Preformatted_20_Text"><text:span text:style-name="Source_20_Text">LITERAL 114</text:span></text:p>
      <text:p text:style-name="P57"><text:span text:style-name="Source_20_Text">&lt;_sre.SRE_Match object; span=(0, 7), match='fooxbar'&gt;</text:span></text:p>
      <text:p text:style-name="Text_20_body">Wenn der Parser anzeigt <text:span text:style-name="Source_20_Text">LITERAL nnn</text:span>In der Debugging-Ausgabe zeigt es den ASCII-Code eines Literalzeichens in der Regex. In diesem Fall sind die Literalzeichen <text:span text:style-name="Source_20_Text">'f'</text:span>, <text:span text:style-name="Source_20_Text">'o'</text:span>, <text:span text:style-name="Source_20_Text">'o'</text:span>und <text:span text:style-name="Source_20_Text">'b'</text:span>, <text:span text:style-name="Source_20_Text">'a'</text:span>, <text:span text:style-name="Source_20_Text">'r'</text:span>. </text:p>
      <text:p text:style-name="Text_20_body">Hier ist ein komplizierteres Beispiel. Dies ist die Telefonnummern-Regex, die in der Diskussion über die angezeigt wird <text:span text:style-name="Source_20_Text">VERBOSE</text:span>Flagge früher: </text:p>
      <text:p text:style-name="Preformatted_20_Text"><text:span text:style-name="Source_20_Text">&gt;&gt;&gt; regex = r'^(\(\d{3}\))?\s*\d{3}[-.]\d{4}$'</text:span></text:p>
      <text:p text:style-name="Preformatted_20_Text"/>
      <text:p text:style-name="Preformatted_20_Text"><text:span text:style-name="Source_20_Text">&gt;&gt;&gt; re.search(regex, '414.9229', re.DEBUG)</text:span></text:p>
      <text:p text:style-name="Preformatted_20_Text"><text:span text:style-name="Source_20_Text">AT AT_BEGINNING</text:span></text:p>
      <text:p text:style-name="Preformatted_20_Text"><text:span text:style-name="Source_20_Text">MAX_REPEAT 0 1</text:span></text:p>
      <text:p text:style-name="Preformatted_20_Text"><text:span text:style-name="Source_20_Text"><text:s text:c="2"/>SUBPATTERN 1 0 0</text:span></text:p>
      <text:p text:style-name="Preformatted_20_Text"><text:span text:style-name="Source_20_Text"><text:s text:c="4"/>LITERAL 40</text:span></text:p>
      <text:p text:style-name="Preformatted_20_Text"><text:span text:style-name="Source_20_Text"><text:s text:c="4"/>MAX_REPEAT 3 3</text:span></text:p>
      <text:p text:style-name="Preformatted_20_Text"><text:span text:style-name="Source_20_Text"><text:s text:c="6"/>IN</text:span></text:p>
      <text:p text:style-name="Preformatted_20_Text"><text:span text:style-name="Source_20_Text"><text:s text:c="8"/>CATEGORY CATEGORY_DIGIT</text:span></text:p>
      <text:p text:style-name="Preformatted_20_Text"><text:span text:style-name="Source_20_Text"><text:s text:c="4"/>LITERAL 41</text:span></text:p>
      <text:p text:style-name="Preformatted_20_Text"><text:span text:style-name="Source_20_Text">MAX_REPEAT 0 MAXREPEAT</text:span></text:p>
      <text:p text:style-name="Preformatted_20_Text"><text:span text:style-name="Source_20_Text"><text:s text:c="2"/>IN</text:span></text:p>
      <text:p text:style-name="Preformatted_20_Text"><text:span text:style-name="Source_20_Text"><text:s text:c="4"/>CATEGORY CATEGORY_SPACE</text:span></text:p>
      <text:p text:style-name="Preformatted_20_Text"><text:span text:style-name="Source_20_Text">MAX_REPEAT 3 3</text:span></text:p>
      <text:p text:style-name="Preformatted_20_Text"><text:span text:style-name="Source_20_Text"><text:s text:c="2"/>IN</text:span></text:p>
      <text:p text:style-name="Preformatted_20_Text"><text:span text:style-name="Source_20_Text"><text:s text:c="4"/>CATEGORY CATEGORY_DIGIT</text:span></text:p>
      <text:p text:style-name="Preformatted_20_Text"><text:span text:style-name="Source_20_Text">IN</text:span></text:p>
      <text:p text:style-name="Preformatted_20_Text"><text:span text:style-name="Source_20_Text"><text:s text:c="2"/>LITERAL 45</text:span></text:p>
      <text:p text:style-name="Preformatted_20_Text"><text:span text:style-name="Source_20_Text"><text:s text:c="2"/>LITERAL 46</text:span></text:p>
      <text:p text:style-name="Preformatted_20_Text"><text:soft-page-break/><text:span text:style-name="Source_20_Text">MAX_REPEAT 4 4</text:span></text:p>
      <text:p text:style-name="Preformatted_20_Text"><text:span text:style-name="Source_20_Text"><text:s text:c="2"/>IN</text:span></text:p>
      <text:p text:style-name="Preformatted_20_Text"><text:span text:style-name="Source_20_Text"><text:s text:c="4"/>CATEGORY CATEGORY_DIGIT</text:span></text:p>
      <text:p text:style-name="Preformatted_20_Text"><text:span text:style-name="Source_20_Text">AT AT_END</text:span></text:p>
      <text:p text:style-name="P57"><text:span text:style-name="Source_20_Text">&lt;_sre.SRE_Match object; span=(0, 8), match='414.9229'&gt;</text:span></text:p>
      <text:p text:style-name="Text_20_body">Das sieht nach vielen esoterischen Informationen aus, die Sie nie brauchen würden, aber sie können nützlich sein. Sehen Sie sich den Deep Dive unten für eine praktische Anwendung an. </text:p>
      <text:h text:style-name="P60" text:outline-level="4"><text:bookmark text:name="deep-dive-debugging-regular-expression-parsing"/>Deep Dive: Debuggen der Analyse regulärer Ausdrücke </text:h>
      <text:p text:style-name="Quotations">Wie Sie von oben wissen, die Metazeichenfolge <text:span text:style-name="Source_20_Text">{m,n}</text:span>gibt eine bestimmte Anzahl von Wiederholungen an. Es passt überall hin <text:span text:style-name="Source_20_Text">m</text:span>zu <text:span text:style-name="Source_20_Text">n</text:span>Wiederholungen des Vorhergehenden: </text:p>
      <text:p text:style-name="Preformatted_20_Text"><text:span text:style-name="Source_20_Text">&gt;&gt;&gt; re.search('x[123]{2,4}y', 'x222y')</text:span></text:p>
      <text:p text:style-name="P57"><text:span text:style-name="Source_20_Text">&lt;_sre.SRE_Match object; span=(0, 5), match='x222y'&gt;</text:span></text:p>
      <text:p text:style-name="Text_20_body">Sie können dies mit überprüfen <text:span text:style-name="Source_20_Text">DEBUG</text:span>Flagge: </text:p>
      <text:p text:style-name="Preformatted_20_Text"><text:span text:style-name="Source_20_Text">&gt;&gt;&gt; re.search('x[123]{2,4}y', 'x222y', re.DEBUG)</text:span></text:p>
      <text:p text:style-name="Preformatted_20_Text"><text:span text:style-name="Source_20_Text">LITERAL 120</text:span></text:p>
      <text:p text:style-name="Preformatted_20_Text"><text:span text:style-name="Source_20_Text">MAX_REPEAT 2 4</text:span></text:p>
      <text:p text:style-name="Preformatted_20_Text"><text:span text:style-name="Source_20_Text"><text:s text:c="2"/>IN</text:span></text:p>
      <text:p text:style-name="Preformatted_20_Text"><text:span text:style-name="Source_20_Text"><text:s text:c="4"/>LITERAL 49</text:span></text:p>
      <text:p text:style-name="Preformatted_20_Text"><text:span text:style-name="Source_20_Text"><text:s text:c="4"/>LITERAL 50</text:span></text:p>
      <text:p text:style-name="Preformatted_20_Text"><text:span text:style-name="Source_20_Text"><text:s text:c="4"/>LITERAL 51</text:span></text:p>
      <text:p text:style-name="Preformatted_20_Text"><text:span text:style-name="Source_20_Text">LITERAL 121</text:span></text:p>
      <text:p text:style-name="P57"><text:span text:style-name="Source_20_Text">&lt;_sre.SRE_Match object; span=(0, 5), match='x222y'&gt;</text:span></text:p>
      <text:p text:style-name="Text_20_body"><text:span text:style-name="Source_20_Text">MAX_REPEAT 2 4</text:span>bestätigt, dass der Regex-Parser die Metazeichenfolge erkennt <text:span text:style-name="Source_20_Text">{2,4}</text:span>und interpretiert es als Bereichsquantifizierer. </text:p>
      <text:p text:style-name="Text_20_body">Aber wie bereits erwähnt, wenn ein Paar geschweifter Klammern in einer Regex in Python etwas anderes als eine gültige Zahl oder einen numerischen Bereich enthält, verliert es seine besondere Bedeutung. </text:p>
      <text:p text:style-name="Text_20_body">Sie können dies auch überprüfen: </text:p>
      <text:p text:style-name="P58"><text:span text:style-name="Source_20_Text">&gt;&gt;&gt; re.search('x[123]{foo}y', 'x222y', re.DEBUG)</text:span></text:p>
      <text:p text:style-name="P58"><text:span text:style-name="Source_20_Text">LITERAL 120</text:span></text:p>
      <text:p text:style-name="P58"><text:span text:style-name="Source_20_Text">IN</text:span></text:p>
      <text:p text:style-name="P58"><text:span text:style-name="Source_20_Text"><text:s text:c="2"/>LITERAL 49</text:span></text:p>
      <text:p text:style-name="P58"><text:span text:style-name="Source_20_Text"><text:s text:c="2"/>LITERAL 50</text:span></text:p>
      <text:p text:style-name="P58"><text:span text:style-name="Source_20_Text"><text:s text:c="2"/>LITERAL 51</text:span></text:p>
      <text:p text:style-name="P58"><text:span text:style-name="Source_20_Text">LITERAL 123</text:span></text:p>
      <text:p text:style-name="P58"><text:span text:style-name="Source_20_Text">LITERAL 102</text:span></text:p>
      <text:p text:style-name="P58"><text:span text:style-name="Source_20_Text">LITERAL 111</text:span></text:p>
      <text:p text:style-name="P58"><text:span text:style-name="Source_20_Text">LITERAL 111</text:span></text:p>
      <text:p text:style-name="P58"><text:span text:style-name="Source_20_Text">LITERAL 125</text:span></text:p>
      <text:p text:style-name="P59"><text:span text:style-name="Source_20_Text">LITERAL 121</text:span></text:p>
      <text:p text:style-name="Quotations">Sie können sehen, dass es keine gibt <text:span text:style-name="Source_20_Text">MAX_REPEAT</text:span>Token in der Debug-Ausgabe. Das <text:span text:style-name="Source_20_Text">LITERAL</text:span>Token zeigen an, dass der Parser behandelt <text:span text:style-name="Source_20_Text">{foo}</text:span>wörtlich und nicht als Quantifizierer-Metazeichenfolge. <text:span text:style-name="Source_20_Text">123</text:span>, <text:span text:style-name="Source_20_Text">102</text:span>, <text:span text:style-name="Source_20_Text">111</text:span>, <text:span text:style-name="Source_20_Text">111</text:span>, und <text:span text:style-name="Source_20_Text">125</text:span>sind die ASCII-Codes für die Zeichen in der Literalzeichenfolge <text:span text:style-name="Source_20_Text">'{foo}'</text:span>. </text:p>
      <text:p text:style-name="Quotations">Informationen, die von angezeigt werden <text:span text:style-name="Source_20_Text">DEBUG</text:span>flag kann Ihnen bei der Fehlersuche helfen, indem es Ihnen zeigt, wie der Parser Ihre Regex interpretiert. </text:p>
      <text:p text:style-name="Text_20_body"><text:soft-page-break/>Kurioserweise die <text:span text:style-name="Source_20_Text">re</text:span>-Modul definiert keine Ein-Buchstaben-Version von <text:span text:style-name="Source_20_Text">DEBUG</text:span>Flagge. Sie könnten Ihre eigenen definieren, wenn Sie wollten: </text:p>
      <text:p text:style-name="Preformatted_20_Text"><text:span text:style-name="Source_20_Text">&gt;&gt;&gt; import re</text:span></text:p>
      <text:p text:style-name="Preformatted_20_Text"><text:span text:style-name="Source_20_Text">&gt;&gt;&gt; re.D</text:span></text:p>
      <text:p text:style-name="Preformatted_20_Text"><text:span text:style-name="Source_20_Text">Traceback (most recent call last):</text:span></text:p>
      <text:p text:style-name="Preformatted_20_Text"><text:span text:style-name="Source_20_Text"><text:s text:c="2"/>File "&lt;stdin&gt;", line 1, in &lt;module&gt;</text:span></text:p>
      <text:p text:style-name="Preformatted_20_Text"><text:span text:style-name="Source_20_Text">AttributeError: module 're' has no attribute 'D'</text:span></text:p>
      <text:p text:style-name="Preformatted_20_Text"/>
      <text:p text:style-name="Preformatted_20_Text"><text:span text:style-name="Source_20_Text">&gt;&gt;&gt; re.D = re.DEBUG</text:span></text:p>
      <text:p text:style-name="Preformatted_20_Text"><text:span text:style-name="Source_20_Text">&gt;&gt;&gt; re.search('foo', 'foo', re.D)</text:span></text:p>
      <text:p text:style-name="Preformatted_20_Text"><text:span text:style-name="Source_20_Text">LITERAL 102</text:span></text:p>
      <text:p text:style-name="Preformatted_20_Text"><text:span text:style-name="Source_20_Text">LITERAL 111</text:span></text:p>
      <text:p text:style-name="Preformatted_20_Text"><text:span text:style-name="Source_20_Text">LITERAL 111</text:span></text:p>
      <text:p text:style-name="P57"><text:span text:style-name="Source_20_Text">&lt;_sre.SRE_Match object; span=(0, 3), match='foo'&gt;</text:span></text:p>
      <text:p text:style-name="Text_20_body">Dies könnte jedoch eher verwirrend als hilfreich sein, da Leser Ihres Codes es möglicherweise als Abkürzung für das missverstehen könnten <text:span text:style-name="Source_20_Text">DOTALL</text:span>Flagge. Wenn Sie diese Aufgabe gemacht haben, wäre es eine gute Idee, sie gründlich zu dokumentieren. </text:p>
      <text:p text:style-name="Text_20_body"><text:span text:style-name="Source_20_Text">re.A</text:span><text:line-break/><text:span text:style-name="Source_20_Text">re.ASCII</text:span><text:line-break/><text:span text:style-name="Source_20_Text">re.U</text:span><text:line-break/><text:span text:style-name="Source_20_Text">re.UNICODE</text:span><text:line-break/><text:span text:style-name="Source_20_Text">re.L</text:span><text:line-break/><text:span text:style-name="Source_20_Text">re.LOCALE</text:span></text:p>
      <text:p text:style-name="Quotations">Geben Sie die Zeichencodierung an, die zum Parsen spezieller Regex-Zeichenklassen verwendet wird. </text:p>
      <text:p text:style-name="Text_20_body">Einige der Regex-Metazeichenfolgen ( <text:span text:style-name="Source_20_Text">\w</text:span>, <text:span text:style-name="Source_20_Text">\W</text:span>, <text:span text:style-name="Source_20_Text">\b</text:span>, <text:span text:style-name="Source_20_Text">\B</text:span>, <text:span text:style-name="Source_20_Text">\d</text:span>, <text:span text:style-name="Source_20_Text">\D</text:span>, <text:span text:style-name="Source_20_Text">\s</text:span>, und <text:span text:style-name="Source_20_Text">\S</text:span>) erfordern, dass Sie bestimmten Klassen wie Wörtern, Ziffern oder Leerzeichen Zeichen zuweisen. Die Flags in dieser Gruppe bestimmen das Kodierungsschema, das verwendet wird, um diesen Klassen Zeichen zuzuweisen. Die möglichen Kodierungen sind ASCII, Unicode oder entsprechend dem aktuellen Gebietsschema. </text:p>
      <text:p text:style-name="Text_20_body">Sie hatten eine kurze Einführung in die Zeichencodierung und Unicode im Tutorial zu Zeichenfolgen und Zeichendaten in Python unter der Diskussion der <text:a xlink:type="simple" xlink:href="https://realpython.com/python-strings/#built-in-string-functions" text:style-name="Internet_20_link" text:visited-style-name="Visited_20_Internet_20_Link"><text:span text:style-name="Source_20_Text">ord()</text:span></text:a><text:a xlink:type="simple" xlink:href="https://realpython.com/python-strings/#built-in-string-functions" text:style-name="Internet_20_link" text:visited-style-name="Visited_20_Internet_20_Link">eingebaute Funktion </text:a>. Ausführlichere Informationen finden Sie in diesen Ressourcen: </text:p>
      <text:list xml:id="list3177956158" text:style-name="L18">
        <text:list-item>
          <text:p text:style-name="P45"><text:a xlink:type="simple" xlink:href="https://realpython.com/python-encodings-guide" text:style-name="Internet_20_link" text:visited-style-name="Visited_20_Internet_20_Link">Unicode- und Zeichencodierungen in Python: Ein schmerzloser Leitfaden </text:a></text:p>
        </text:list-item>
        <text:list-item>
          <text:p text:style-name="P18"><text:a xlink:type="simple" xlink:href="https://docs.python.org/3/howto/unicode.html#python-s-unicode-support" text:style-name="Internet_20_link" text:visited-style-name="Visited_20_Internet_20_Link">Pythons Unicode-Unterstützung </text:a></text:p>
        </text:list-item>
      </text:list>
      <text:p text:style-name="Text_20_body">Warum ist die Zeichenkodierung im Kontext von Regexes in Python so wichtig? Hier ist ein kurzes Beispiel. </text:p>
      <text:p text:style-name="Text_20_body">Das hast du früher gelernt <text:span text:style-name="Source_20_Text">\d</text:span>gibt ein einstelliges Zeichen an. Die Beschreibung der <text:span text:style-name="Source_20_Text">\d</text:span>Metazeichensequenz gibt an, dass sie der Zeichenklasse entspricht <text:span text:style-name="Source_20_Text">[0-9]</text:span>. Das gilt für Englisch und westeuropäische Sprachen, aber für die meisten Sprachen der Welt, die Schriftzeichen <text:span text:style-name="Source_20_Text">'0'</text:span>durch <text:span text:style-name="Source_20_Text">'9'</text:span>stellen nicht alle oder auch nur <text:span text:style-name="Emphasis">eine </text:span>der Ziffern dar. </text:p>
      <text:p text:style-name="Text_20_body">Hier ist zum Beispiel eine Zeichenfolge, die aus drei <text:a xlink:type="simple" xlink:href="https://en.wikipedia.org/wiki/Devanagari#Numerals" text:style-name="Internet_20_link" text:visited-style-name="Visited_20_Internet_20_Link">Devanagari-Ziffern </text:a>: </text:p>
      <text:p text:style-name="Preformatted_20_Text"><text:span text:style-name="Source_20_Text">&gt;&gt;&gt; s = '\u0967\u096a\u096c'</text:span></text:p>
      <text:p text:style-name="Preformatted_20_Text"><text:span text:style-name="Source_20_Text">&gt;&gt;&gt; s</text:span></text:p>
      <text:p text:style-name="P57"><text:soft-page-break/><text:span text:style-name="Source_20_Text">'१४६'</text:span></text:p>
      <text:p text:style-name="Text_20_body">Damit der Regex-Parser das Devanagari-Skript richtig berücksichtigt, die Ziffern-Metazeichenfolge <text:span text:style-name="Source_20_Text">\d</text:span>muss auch mit jedem dieser Zeichen übereinstimmen. </text:p>
      <text:p text:style-name="Text_20_body">Das <text:a xlink:type="simple" xlink:href="https://en.wikipedia.org/wiki/Unicode_Consortium" text:style-name="Internet_20_link" text:visited-style-name="Visited_20_Internet_20_Link">Unicode-Konsortium </text:a>hat Unicode entwickelt, um dieses Problem zu lösen. Unicode ist ein Zeichencodierungsstandard, der alle Schriftsysteme der Welt repräsentieren soll. Alle Zeichenfolgen in Python 3, einschließlich regulärer Ausdrücke, sind standardmäßig Unicode. </text:p>
      <text:p text:style-name="Text_20_body">Also zurück zu den oben aufgeführten Flaggen. Diese Flags helfen bei der Bestimmung, ob ein Zeichen in eine bestimmte Klasse fällt, indem sie angeben, ob die verwendete Kodierung ASCII, Unicode oder das aktuelle Gebietsschema ist: </text:p>
      <text:list xml:id="list2140642253" text:style-name="L19">
        <text:list-item>
          <text:p text:style-name="P46"><text:span text:style-name="Strong_20_Emphasis"><text:span text:style-name="Source_20_Text">re.U</text:span></text:span>und <text:span text:style-name="Strong_20_Emphasis"><text:span text:style-name="Source_20_Text">re.UNICODE</text:span></text:span>Geben Sie die Unicode-Codierung an. Unicode ist der Standard, daher sind diese Flags überflüssig. Sie werden hauptsächlich aus Gründen der Abwärtskompatibilität unterstützt. </text:p>
        </text:list-item>
        <text:list-item>
          <text:p text:style-name="P46"><text:span text:style-name="Strong_20_Emphasis"><text:span text:style-name="Source_20_Text">re.A</text:span></text:span>und <text:span text:style-name="Strong_20_Emphasis"><text:span text:style-name="Source_20_Text">re.ASCII</text:span></text:span>Erzwingen Sie eine Bestimmung basierend auf der ASCII-Codierung. Wenn Sie zufällig auf Englisch arbeiten, geschieht dies sowieso, sodass das Flag keinen Einfluss darauf hat, ob eine Übereinstimmung gefunden wird oder nicht. </text:p>
        </text:list-item>
        <text:list-item>
          <text:p text:style-name="P19"><text:span text:style-name="Strong_20_Emphasis"><text:span text:style-name="Source_20_Text">re.L</text:span></text:span>und <text:span text:style-name="Strong_20_Emphasis"><text:span text:style-name="Source_20_Text">re.LOCALE</text:span></text:span>Treffen Sie die Bestimmung basierend auf dem aktuellen Gebietsschema. Gebietsschema ist ein veraltetes Konzept und gilt als nicht zuverlässig. Außer in seltenen Fällen werden Sie es wahrscheinlich nicht brauchen. </text:p>
        </text:list-item>
      </text:list>
      <text:p text:style-name="Text_20_body">Mit der standardmäßigen Unicode-Codierung sollte der Regex-Parser in der Lage sein, jede Sprache zu verarbeiten, die Sie ihm zuwerfen. Im folgenden Beispiel werden alle Zeichen in der Zeichenfolge korrekt erkannt <text:span text:style-name="Source_20_Text">'१४६'</text:span>als Ziffer: </text:p>
      <text:p text:style-name="Preformatted_20_Text"><text:span text:style-name="Source_20_Text">&gt;&gt;&gt; s = '\u0967\u096a\u096c'</text:span></text:p>
      <text:p text:style-name="Preformatted_20_Text"><text:span text:style-name="Source_20_Text">&gt;&gt;&gt; s</text:span></text:p>
      <text:p text:style-name="Preformatted_20_Text"><text:span text:style-name="Source_20_Text">'१४६'</text:span></text:p>
      <text:p text:style-name="Preformatted_20_Text"><text:span text:style-name="Source_20_Text">&gt;&gt;&gt; re.search('\d+', s)</text:span></text:p>
      <text:p text:style-name="P57"><text:span text:style-name="Source_20_Text">&lt;_sre.SRE_Match object; span=(0, 3), match='१४६'&gt;</text:span></text:p>
      <text:p text:style-name="Text_20_body">Hier ist ein weiteres Beispiel, das veranschaulicht, wie sich die Zeichenkodierung auf eine Regex-Übereinstimmung in Python auswirken kann. Betrachten Sie diese Zeichenfolge: </text:p>
      <text:p text:style-name="Preformatted_20_Text"><text:span text:style-name="Source_20_Text">&gt;&gt;&gt; s = 'sch\u00f6n'</text:span></text:p>
      <text:p text:style-name="Preformatted_20_Text"><text:span text:style-name="Source_20_Text">&gt;&gt;&gt; s</text:span></text:p>
      <text:p text:style-name="P57"><text:span text:style-name="Source_20_Text">'schön'</text:span></text:p>
      <text:p text:style-name="Text_20_body"><text:span text:style-name="Source_20_Text">'schön'</text:span>(das deutsche Wort für <text:span text:style-name="Emphasis">hübsch </text:span>oder <text:span text:style-name="Emphasis">nett </text:span>) enthält die <text:span text:style-name="Source_20_Text">'ö'</text:span>Zeichen, das den 16-Bit-Hexadezimal-Unicode-Wert hat <text:span text:style-name="Source_20_Text">00f6</text:span>. Dieses Zeichen ist im herkömmlichen 7-Bit-ASCII nicht darstellbar. </text:p>
      <text:p text:style-name="Text_20_body">Wenn Sie auf Deutsch arbeiten, sollten Sie davon ausgehen, dass der Regex-Parser alle darin enthaltenen Zeichen berücksichtigt <text:span text:style-name="Source_20_Text">'schön'</text:span>Wortzeichen sein. Aber schau dir an, was passiert, wenn du suchst <text:span text:style-name="Source_20_Text">s</text:span>für Wortzeichen mit dem <text:span text:style-name="Source_20_Text">\w</text:span>Zeichenklasse und erzwinge eine ASCII-Kodierung: </text:p>
      <text:p text:style-name="Preformatted_20_Text"><text:span text:style-name="Source_20_Text">&gt;&gt;&gt; re.search('\w+', s, re.ASCII)</text:span></text:p>
      <text:p text:style-name="P57"><text:span text:style-name="Source_20_Text">&lt;_sre.SRE_Match object; span=(0, 3), match='sch'&gt;</text:span></text:p>
      <text:p text:style-name="Text_20_body">Wenn Sie die Kodierung auf ASCII beschränken, erkennt der Regex-Parser nur die ersten drei Zeichen als Wortzeichen. Das Spiel endet um <text:span text:style-name="Source_20_Text">'ö'</text:span>. </text:p>
      <text:p text:style-name="Text_20_body"><text:soft-page-break/>Andererseits, wenn Sie angeben <text:span text:style-name="Source_20_Text">re.UNICODE</text:span>oder zulassen, dass die Codierung standardmäßig auf Unicode eingestellt wird, dann alle Zeichen in <text:span text:style-name="Source_20_Text">'schön'</text:span>gelten als Wortzeichen: </text:p>
      <text:p text:style-name="Preformatted_20_Text"><text:span text:style-name="Source_20_Text">&gt;&gt;&gt; re.search('\w+', s, re.UNICODE)</text:span></text:p>
      <text:p text:style-name="Preformatted_20_Text"><text:span text:style-name="Source_20_Text">&lt;_sre.SRE_Match object; span=(0, 5), match='schön'&gt;</text:span></text:p>
      <text:p text:style-name="Preformatted_20_Text"><text:span text:style-name="Source_20_Text">&gt;&gt;&gt; re.search('\w+', s)</text:span></text:p>
      <text:p text:style-name="P57"><text:span text:style-name="Source_20_Text">&lt;_sre.SRE_Match object; span=(0, 5), match='schön'&gt;</text:span></text:p>
      <text:p text:style-name="Text_20_body">Das <text:span text:style-name="Source_20_Text">ASCII</text:span>und <text:span text:style-name="Source_20_Text">LOCALE</text:span>Flaggen sind verfügbar, falls Sie sie für besondere Umstände benötigen. Aber im Allgemeinen ist es die beste Strategie, die standardmäßige Unicode-Codierung zu verwenden. Dies sollte jede Weltsprache korrekt handhaben. </text:p>
      <text:h text:style-name="Heading_20_3" text:outline-level="3">Kombinieren <text:span text:style-name="Source_20_Text">&lt;flags&gt;</text:span>Argumente in einem Funktionsaufruf </text:h>
      <text:p text:style-name="Text_20_body">Flag-Werte sind so definiert, dass Sie sie mit dem <text:a xlink:type="simple" xlink:href="https://realpython.com/python-operators-expressions/#bitwise-operators" text:style-name="Internet_20_link" text:visited-style-name="Visited_20_Internet_20_Link">bitweisen OR </text:a>( <text:span text:style-name="Source_20_Text">|</text:span>) Operator. Dadurch können Sie mehrere Flags in einem einzigen Funktionsaufruf angeben: </text:p>
      <text:p text:style-name="Preformatted_20_Text"><text:span text:style-name="Source_20_Text">&gt;&gt;&gt; re.search('^bar', 'FOO\nBAR\nBAZ', re.I|re.M)</text:span></text:p>
      <text:p text:style-name="P57"><text:span text:style-name="Source_20_Text">&lt;_sre.SRE_Match object; span=(4, 7), match='BAR'&gt;</text:span></text:p>
      <text:p text:style-name="Text_20_body">Dies <text:span text:style-name="Source_20_Text">re.search()</text:span>Aufruf verwendet bitweises ODER, um sowohl die <text:span text:style-name="Source_20_Text">IGNORECASE</text:span>und <text:span text:style-name="Source_20_Text">MULTILINE</text:span>Flaggen auf einmal. </text:p>
      <text:h text:style-name="Heading_20_3" text:outline-level="3">Setzen und Löschen von Flags innerhalb eines regulären Ausdrucks </text:h>
      <text:p text:style-name="Text_20_body">Neben der Möglichkeit, a <text:span text:style-name="Source_20_Text">&lt;flags&gt;</text:span>Argument für die meisten <text:span text:style-name="Source_20_Text">re</text:span>Modulfunktionsaufrufe können Sie auch Flag-Werte innerhalb einer Regex in Python ändern. Es gibt zwei Regex-Metazeichensequenzen, die diese Möglichkeit bieten. </text:p>
      <text:p text:style-name="Text_20_body"><text:span text:style-name="Source_20_Text">(?&lt;flags&gt;)</text:span></text:p>
      <text:p text:style-name="Quotations">Legt Flag-Werte für die Dauer einer Regex fest. </text:p>
      <text:p text:style-name="Text_20_body">Innerhalb einer Regex die Metazeichenfolge <text:span text:style-name="Source_20_Text">(?&lt;flags&gt;)</text:span>setzt die angegebenen Flags für den gesamten Ausdruck. </text:p>
      <text:p text:style-name="Text_20_body">Der Wert von <text:span text:style-name="Source_20_Text">&lt;flags&gt;</text:span>ist ein oder mehrere Buchstaben aus der Menge <text:span text:style-name="Source_20_Text">a</text:span>, <text:span text:style-name="Source_20_Text">i</text:span>, <text:span text:style-name="Source_20_Text">L</text:span>, <text:span text:style-name="Source_20_Text">m</text:span>, <text:span text:style-name="Source_20_Text">s</text:span>, <text:span text:style-name="Source_20_Text">u</text:span>, und <text:span text:style-name="Source_20_Text">x</text:span>. So entsprechen sie dem <text:span text:style-name="Source_20_Text">re</text:span>Modulflags: </text:p>
      <table:table table:name="Table7" table:style-name="Table7">
        <table:table-column table:style-name="Table7.A"/>
        <table:table-column table:style-name="Table7.B"/>
        <table:table-header-rows>
          <table:table-row>
            <table:table-cell table:style-name="Table7.A1" office:value-type="string">
              <text:p text:style-name="Table_20_Heading">Brief </text:p>
            </table:table-cell>
            <table:table-cell table:style-name="Table7.A1" office:value-type="string">
              <text:p text:style-name="Table_20_Heading">Flaggen </text:p>
            </table:table-cell>
          </table:table-row>
        </table:table-header-rows>
        <table:table-row>
          <table:table-cell table:style-name="Table7.A1" office:value-type="string">
            <text:p text:style-name="Table_20_Contents"><text:span text:style-name="Source_20_Text">a</text:span></text:p>
          </table:table-cell>
          <table:table-cell table:style-name="Table7.A1" office:value-type="string">
            <text:p text:style-name="Table_20_Contents"><text:span text:style-name="Source_20_Text">re.A</text:span>     <text:span text:style-name="Source_20_Text">re.ASCII</text:span></text:p>
          </table:table-cell>
        </table:table-row>
        <table:table-row>
          <table:table-cell table:style-name="Table7.A1" office:value-type="string">
            <text:p text:style-name="Table_20_Contents"><text:span text:style-name="Source_20_Text">i</text:span></text:p>
          </table:table-cell>
          <table:table-cell table:style-name="Table7.A1" office:value-type="string">
            <text:p text:style-name="Table_20_Contents"><text:span text:style-name="Source_20_Text">re.I</text:span>     <text:span text:style-name="Source_20_Text">re.IGNORECASE</text:span></text:p>
          </table:table-cell>
        </table:table-row>
        <table:table-row>
          <table:table-cell table:style-name="Table7.A1" office:value-type="string">
            <text:p text:style-name="Table_20_Contents"><text:span text:style-name="Source_20_Text">L</text:span></text:p>
          </table:table-cell>
          <table:table-cell table:style-name="Table7.A1" office:value-type="string">
            <text:p text:style-name="Table_20_Contents"><text:span text:style-name="Source_20_Text">re.L</text:span>     <text:span text:style-name="Source_20_Text">re.LOCALE</text:span></text:p>
          </table:table-cell>
        </table:table-row>
        <table:table-row>
          <table:table-cell table:style-name="Table7.A1" office:value-type="string">
            <text:p text:style-name="Table_20_Contents"><text:span text:style-name="Source_20_Text">m</text:span></text:p>
          </table:table-cell>
          <table:table-cell table:style-name="Table7.A1" office:value-type="string">
            <text:p text:style-name="Table_20_Contents"><text:span text:style-name="Source_20_Text">re.M</text:span>     <text:span text:style-name="Source_20_Text">re.MULTILINE</text:span></text:p>
          </table:table-cell>
        </table:table-row>
        <table:table-row>
          <table:table-cell table:style-name="Table7.A1" office:value-type="string">
            <text:p text:style-name="Table_20_Contents"><text:span text:style-name="Source_20_Text">s</text:span></text:p>
          </table:table-cell>
          <table:table-cell table:style-name="Table7.A1" office:value-type="string">
            <text:p text:style-name="Table_20_Contents"><text:span text:style-name="Source_20_Text">re.S</text:span>     <text:span text:style-name="Source_20_Text">re.DOTALL</text:span></text:p>
          </table:table-cell>
        </table:table-row>
        <table:table-row>
          <table:table-cell table:style-name="Table7.A1" office:value-type="string">
            <text:p text:style-name="Table_20_Contents"><text:span text:style-name="Source_20_Text">u</text:span></text:p>
          </table:table-cell>
          <table:table-cell table:style-name="Table7.A1" office:value-type="string">
            <text:p text:style-name="Table_20_Contents"><text:span text:style-name="Source_20_Text">re.U</text:span>     <text:span text:style-name="Source_20_Text">re.UNICODE</text:span></text:p>
          </table:table-cell>
        </table:table-row>
        <table:table-row>
          <table:table-cell table:style-name="Table7.A1" office:value-type="string">
            <text:p text:style-name="Table_20_Contents"><text:span text:style-name="Source_20_Text">x</text:span></text:p>
          </table:table-cell>
          <table:table-cell table:style-name="Table7.A1" office:value-type="string">
            <text:p text:style-name="Table_20_Contents"><text:span text:style-name="Source_20_Text">re.X</text:span>     <text:span text:style-name="Source_20_Text">re.VERBOSE</text:span></text:p>
          </table:table-cell>
        </table:table-row>
      </table:table>
      <text:p text:style-name="Text_20_body">Das <text:span text:style-name="Source_20_Text">(?&lt;flags&gt;)</text:span>Metazeichenfolge als Ganzes stimmt mit der leeren Zeichenfolge überein. Es stimmt immer erfolgreich überein und verbraucht nichts von der Suchzeichenfolge. </text:p>
      <text:p text:style-name="Text_20_body"><text:soft-page-break/>Die folgenden Beispiele sind äquivalente Möglichkeiten zum Einstellen von <text:span text:style-name="Source_20_Text">IGNORECASE</text:span>und <text:span text:style-name="Source_20_Text">MULTILINE</text:span>Flaggen: </text:p>
      <text:p text:style-name="Preformatted_20_Text"><text:span text:style-name="Source_20_Text">&gt;&gt;&gt; re.search('^bar', 'FOO\nBAR\nBAZ\n', re.I|re.M)</text:span></text:p>
      <text:p text:style-name="Preformatted_20_Text"><text:span text:style-name="Source_20_Text">&lt;_sre.SRE_Match object; span=(4, 7), match='BAR'&gt;</text:span></text:p>
      <text:p text:style-name="Preformatted_20_Text"/>
      <text:p text:style-name="Preformatted_20_Text"><text:span text:style-name="Source_20_Text">&gt;&gt;&gt; re.search('(?im)^bar', 'FOO\nBAR\nBAZ\n')</text:span></text:p>
      <text:p text:style-name="P57"><text:span text:style-name="Source_20_Text">&lt;_sre.SRE_Match object; span=(4, 7), match='BAR'&gt;</text:span></text:p>
      <text:p text:style-name="Text_20_body">Beachten Sie, dass a <text:span text:style-name="Source_20_Text">(?&lt;flags&gt;)</text:span>Metazeichensequenz setzt die angegebenen Flags für die gesamte Regex, unabhängig davon, wo Sie sie im Ausdruck platzieren: </text:p>
      <text:p text:style-name="Preformatted_20_Text"><text:span text:style-name="Source_20_Text">&gt;&gt;&gt; re.search('foo.bar(?s).baz', 'foo\nbar\nbaz')</text:span></text:p>
      <text:p text:style-name="Preformatted_20_Text"><text:span text:style-name="Source_20_Text">&lt;_sre.SRE_Match object; span=(0, 11), match='foo\nbar\nbaz'&gt;</text:span></text:p>
      <text:p text:style-name="Preformatted_20_Text"/>
      <text:p text:style-name="Preformatted_20_Text"><text:span text:style-name="Source_20_Text">&gt;&gt;&gt; re.search('foo.bar.baz(?s)', 'foo\nbar\nbaz')</text:span></text:p>
      <text:p text:style-name="P57"><text:span text:style-name="Source_20_Text">&lt;_sre.SRE_Match object; span=(0, 11), match='foo\nbar\nbaz'&gt;</text:span></text:p>
      <text:p text:style-name="Text_20_body">In den obigen Beispielen stimmen beide Punkt-Metazeichen mit Zeilenumbrüchen überein, weil die <text:span text:style-name="Source_20_Text">DOTALL</text:span>Flagge ist in Kraft. Dies gilt auch dann, wenn <text:span text:style-name="Source_20_Text">(?s)</text:span>erscheint in der Mitte oder am Ende des Ausdrucks. </text:p>
      <text:p text:style-name="Text_20_body">Ab Python 3.7 ist die Angabe veraltet <text:span text:style-name="Source_20_Text">(?&lt;flags&gt;)</text:span>irgendwo in einer Regex außer am Anfang: </text:p>
      <text:p text:style-name="Preformatted_20_Text"><text:span text:style-name="Source_20_Text">&gt;&gt;&gt; import sys</text:span></text:p>
      <text:p text:style-name="Preformatted_20_Text"><text:span text:style-name="Source_20_Text">&gt;&gt;&gt; sys.version</text:span></text:p>
      <text:p text:style-name="Preformatted_20_Text"><text:span text:style-name="Source_20_Text">'3.8.0 (default, Oct 14 2019, 21:29:03) \n[GCC 7.4.0]'</text:span></text:p>
      <text:p text:style-name="Preformatted_20_Text"/>
      <text:p text:style-name="Preformatted_20_Text"><text:span text:style-name="Source_20_Text">&gt;&gt;&gt; re.search('foo.bar.baz(?s)', 'foo\nbar\nbaz')</text:span></text:p>
      <text:p text:style-name="Preformatted_20_Text"><text:span text:style-name="Source_20_Text">&lt;stdin&gt;:1: DeprecationWarning: Flags not at the start</text:span></text:p>
      <text:p text:style-name="Preformatted_20_Text"><text:span text:style-name="Source_20_Text"><text:s text:c="4"/>of the expression 'foo.bar.baz(?s)'</text:span></text:p>
      <text:p text:style-name="P57"><text:span text:style-name="Source_20_Text">&lt;re.Match object; span=(0, 11), match='foo\nbar\nbaz'&gt;</text:span></text:p>
      <text:p text:style-name="Text_20_body">Es erzeugt immer noch die entsprechende Übereinstimmung, aber Sie erhalten eine Warnmeldung. </text:p>
      <text:p text:style-name="Text_20_body"><text:span text:style-name="Source_20_Text">(?&lt;set_flags&gt;-&lt;remove_flags&gt;:&lt;regex&gt;)</text:span></text:p>
      <text:p text:style-name="Quotations">Setzt oder entfernt Flag-Werte für die Dauer einer Gruppe. </text:p>
      <text:p text:style-name="Text_20_body"><text:span text:style-name="Source_20_Text">(?&lt;set_flags&gt;-&lt;remove_flags&gt;:&lt;regex&gt;)</text:span>definiert eine nicht einfangende Gruppe, gegen die gematcht wird <text:span text:style-name="Source_20_Text">&lt;regex&gt;</text:span>. Für die <text:span text:style-name="Source_20_Text">&lt;regex&gt;</text:span>in der Gruppe enthalten sind, setzt der Regex-Parser alle in angegebenen Flags <text:span text:style-name="Source_20_Text">&lt;set_flags&gt;</text:span>und löscht alle Flags, die in angegeben sind <text:span text:style-name="Source_20_Text">&lt;remove_flags&gt;</text:span>. </text:p>
      <text:p text:style-name="Text_20_body">Werte für <text:span text:style-name="Source_20_Text">&lt;set_flags&gt;</text:span>und <text:span text:style-name="Source_20_Text">&lt;remove_flags&gt;</text:span>sind am häufigsten <text:span text:style-name="Source_20_Text">i</text:span>, <text:span text:style-name="Source_20_Text">m</text:span>, <text:span text:style-name="Source_20_Text">s</text:span>oder <text:span text:style-name="Source_20_Text">x</text:span>. </text:p>
      <text:p text:style-name="Text_20_body">Im folgenden Beispiel ist die <text:span text:style-name="Source_20_Text">IGNORECASE</text:span>Flag ist für die angegebene Gruppe gesetzt: </text:p>
      <text:p text:style-name="Preformatted_20_Text"><text:span text:style-name="Source_20_Text">&gt;&gt;&gt; re.search('(?i:foo)bar', 'FOObar')</text:span></text:p>
      <text:p text:style-name="P57"><text:span text:style-name="Source_20_Text">&lt;re.Match object; span=(0, 6), match='FOObar'&gt;</text:span></text:p>
      <text:p text:style-name="Text_20_body">Dies ergibt eine Übereinstimmung, weil <text:span text:style-name="Source_20_Text">(?i:foo)</text:span>diktiert, dass das Spiel gegen <text:span text:style-name="Source_20_Text">'FOO'</text:span>Groß- und Kleinschreibung wird nicht beachtet. </text:p>
      <text:p text:style-name="Text_20_body">Vergleichen Sie dies nun mit diesem Beispiel: </text:p>
      <text:p text:style-name="Preformatted_20_Text"><text:span text:style-name="Source_20_Text">&gt;&gt;&gt; print(re.search('(?i:foo)bar', 'FOOBAR'))</text:span></text:p>
      <text:p text:style-name="P57"><text:span text:style-name="Source_20_Text">None</text:span></text:p>
      <text:p text:style-name="Text_20_body"><text:soft-page-break/>Wie im vorherigen Beispiel, das Spiel gegen <text:span text:style-name="Source_20_Text">'FOO'</text:span>würde gelingen, weil die Groß-/Kleinschreibung nicht beachtet wird. Aber einmal außerhalb der Gruppe, <text:span text:style-name="Source_20_Text">IGNORECASE</text:span>ist nicht mehr in Kraft, also das Spiel gegen <text:span text:style-name="Source_20_Text">'BAR'</text:span>unterscheidet zwischen Groß- und Kleinschreibung und schlägt fehl. </text:p>
      <text:p text:style-name="Text_20_body">Hier ist ein Beispiel, das das Deaktivieren eines Flags für eine Gruppe zeigt: </text:p>
      <text:p text:style-name="Preformatted_20_Text"><text:span text:style-name="Source_20_Text">&gt;&gt;&gt; print(re.search('(?-i:foo)bar', 'FOOBAR', re.IGNORECASE))</text:span></text:p>
      <text:p text:style-name="P57"><text:span text:style-name="Source_20_Text">None</text:span></text:p>
      <text:p text:style-name="Text_20_body">Wieder gibt es keine Übereinstimmung. Obwohl <text:span text:style-name="Source_20_Text">re.IGNORECASE</text:span>ermöglicht den Vergleich ohne Berücksichtigung der Groß-/Kleinschreibung für den gesamten Aufruf, die Metazeichenfolge <text:span text:style-name="Source_20_Text">(?-i:foo)</text:span>schaltet sich aus <text:span text:style-name="Source_20_Text">IGNORECASE</text:span>für die Dauer dieser Gruppe, also das Spiel gegen <text:span text:style-name="Source_20_Text">'FOO'</text:span>scheitert. </text:p>
      <text:p text:style-name="Text_20_body">Ab Python 3.7 können Sie angeben <text:span text:style-name="Source_20_Text">u</text:span>, <text:span text:style-name="Source_20_Text">a</text:span>, oder <text:span text:style-name="Source_20_Text">L</text:span>wie <text:span text:style-name="Source_20_Text">&lt;set_flags&gt;</text:span>um die Standardcodierung für die angegebene Gruppe zu überschreiben: </text:p>
      <text:p text:style-name="Preformatted_20_Text"><text:span text:style-name="Source_20_Text">&gt;&gt;&gt; s = 'sch\u00f6n'</text:span></text:p>
      <text:p text:style-name="Preformatted_20_Text"><text:span text:style-name="Source_20_Text">&gt;&gt;&gt; s</text:span></text:p>
      <text:p text:style-name="Preformatted_20_Text"><text:span text:style-name="Source_20_Text">'schön'</text:span></text:p>
      <text:p text:style-name="Preformatted_20_Text"/>
      <text:p text:style-name="Preformatted_20_Text"><text:span text:style-name="Source_20_Text">&gt;&gt;&gt; # Requires Python 3.7 or later</text:span></text:p>
      <text:p text:style-name="Preformatted_20_Text"><text:span text:style-name="Source_20_Text">&gt;&gt;&gt; re.search('(?a:\w+)', s)</text:span></text:p>
      <text:p text:style-name="Preformatted_20_Text"><text:span text:style-name="Source_20_Text">&lt;re.Match object; span=(0, 3), match='sch'&gt;</text:span></text:p>
      <text:p text:style-name="Preformatted_20_Text"><text:span text:style-name="Source_20_Text">&gt;&gt;&gt; re.search('(?u:\w+)', s)</text:span></text:p>
      <text:p text:style-name="P57"><text:span text:style-name="Source_20_Text">&lt;re.Match object; span=(0, 5), match='schön'&gt;</text:span></text:p>
      <text:p text:style-name="Text_20_body">Sie können die Codierung jedoch nur auf diese Weise festlegen. Sie können es nicht entfernen: </text:p>
      <text:p text:style-name="Preformatted_20_Text"><text:span text:style-name="Source_20_Text">&gt;&gt;&gt; re.search('(?-a:\w+)', s)</text:span></text:p>
      <text:p text:style-name="Preformatted_20_Text"><text:span text:style-name="Source_20_Text">Traceback (most recent call last):</text:span></text:p>
      <text:p text:style-name="Preformatted_20_Text"><text:span text:style-name="Source_20_Text"><text:s text:c="2"/>File "&lt;stdin&gt;", line 1, in &lt;module&gt;</text:span></text:p>
      <text:p text:style-name="Preformatted_20_Text"><text:span text:style-name="Source_20_Text"><text:s text:c="2"/>File "/usr/lib/python3.8/re.py", line 199, in search</text:span></text:p>
      <text:p text:style-name="Preformatted_20_Text"><text:span text:style-name="Source_20_Text"><text:s text:c="4"/>return _compile(pattern, flags).search(string)</text:span></text:p>
      <text:p text:style-name="Preformatted_20_Text"><text:span text:style-name="Source_20_Text"><text:s text:c="2"/>File "/usr/lib/python3.8/re.py", line 302, in _compile</text:span></text:p>
      <text:p text:style-name="Preformatted_20_Text"><text:span text:style-name="Source_20_Text"><text:s text:c="4"/>p = sre_compile.compile(pattern, flags)</text:span></text:p>
      <text:p text:style-name="Preformatted_20_Text"><text:span text:style-name="Source_20_Text"><text:s text:c="2"/>File "/usr/lib/python3.8/sre_compile.py", line 764, in compile</text:span></text:p>
      <text:p text:style-name="Preformatted_20_Text"><text:span text:style-name="Source_20_Text"><text:s text:c="4"/>p = sre_parse.parse(p, flags)</text:span></text:p>
      <text:p text:style-name="Preformatted_20_Text"><text:span text:style-name="Source_20_Text"><text:s text:c="2"/>File "/usr/lib/python3.8/sre_parse.py", line 948, in parse</text:span></text:p>
      <text:p text:style-name="Preformatted_20_Text"><text:span text:style-name="Source_20_Text"><text:s text:c="4"/>p = _parse_sub(source, state, flags &amp; SRE_FLAG_VERBOSE, 0)</text:span></text:p>
      <text:p text:style-name="Preformatted_20_Text"><text:span text:style-name="Source_20_Text"><text:s text:c="2"/>File "/usr/lib/python3.8/sre_parse.py", line 443, in _parse_sub</text:span></text:p>
      <text:p text:style-name="Preformatted_20_Text"><text:span text:style-name="Source_20_Text"><text:s text:c="4"/>itemsappend(_parse(source, state, verbose, nested + 1,</text:span></text:p>
      <text:p text:style-name="Preformatted_20_Text"><text:span text:style-name="Source_20_Text"><text:s text:c="2"/>File "/usr/lib/python3.8/sre_parse.py", line 805, in _parse</text:span></text:p>
      <text:p text:style-name="Preformatted_20_Text"><text:span text:style-name="Source_20_Text"><text:s text:c="4"/>flags = _parse_flags(source, state, char)</text:span></text:p>
      <text:p text:style-name="Preformatted_20_Text"><text:span text:style-name="Source_20_Text"><text:s text:c="2"/>File "/usr/lib/python3.8/sre_parse.py", line 904, in _parse_flags</text:span></text:p>
      <text:p text:style-name="Preformatted_20_Text"><text:span text:style-name="Source_20_Text"><text:s text:c="4"/>raise source.error(msg)</text:span></text:p>
      <text:p text:style-name="Preformatted_20_Text"><text:span text:style-name="Source_20_Text">re.error: bad inline flags: cannot turn off flags 'a', 'u' and 'L' at</text:span></text:p>
      <text:p text:style-name="P57"><text:span text:style-name="Source_20_Text">position 4</text:span></text:p>
      <text:p text:style-name="Text_20_body"><text:span text:style-name="Source_20_Text">u</text:span>, <text:span text:style-name="Source_20_Text">a</text:span>, und <text:span text:style-name="Source_20_Text">L</text:span>schließen sich gegenseitig aus. Pro Gruppe darf nur einer erscheinen. </text:p>
      <text:h text:style-name="Heading_20_2" text:outline-level="2">Fazit </text:h>
      <text:p text:style-name="Text_20_body">Damit ist Ihre Einführung in den Abgleich regulärer Ausdrücke und in Python abgeschlossen <text:span text:style-name="Source_20_Text">re</text:span>Modul. Herzliche Glückwünsche! Sie haben eine enorme Menge an Material gemeistert. </text:p>
      <text:p text:style-name="Text_20_body"><text:soft-page-break/><text:span text:style-name="Strong_20_Emphasis">Sie wissen jetzt, wie Sie: </text:span></text:p>
      <text:list xml:id="list2123619469" text:style-name="L20">
        <text:list-item>
          <text:p text:style-name="P47">Verwenden <text:span text:style-name="Strong_20_Emphasis"><text:span text:style-name="Source_20_Text">re.search()</text:span></text:span>Regex-Matching in Python durchzuführen </text:p>
        </text:list-item>
        <text:list-item>
          <text:p text:style-name="P47">Erstellen Sie komplexe Musterabgleichsuchen mit Regex- <text:span text:style-name="Strong_20_Emphasis">Metazeichen </text:span></text:p>
        </text:list-item>
        <text:list-item>
          <text:p text:style-name="P20">Optimieren Sie das Regex-Parsing-Verhalten mit <text:span text:style-name="Strong_20_Emphasis">Flags </text:span></text:p>
        </text:list-item>
      </text:list>
      <text:p text:style-name="Text_20_body">Aber Sie haben immer noch nur eine Funktion im Modul gesehen: <text:span text:style-name="Source_20_Text">re.search()</text:span>! Das <text:span text:style-name="Source_20_Text">re</text:span>-Modul verfügt über viele weitere nützliche Funktionen und Objekte, die Sie Ihrem Mustererkennungs-Toolkit hinzufügen können. Das nächste Tutorial in der Reihe stellt Ihnen vor, was das Regex-Modul in Python sonst noch zu bieten hat. </text:p>
      <text:h text:style-name="Heading_20_1" text:outline-level="1">Reguläre Ausdrücke: Regex in Python (Teil 2) </text:h>
      <text:p text:style-name="Text_20_body"><text:bookmark text:name="toc"/>Inhaltsverzeichnis </text:p>
      <text:section text:style-name="Sect1" text:name="Section1">
        <text:list xml:id="list3122495558" text:style-name="L21">
          <text:list-item>
            <text:p text:style-name="P48"><text:a xlink:type="simple" xlink:href="https://realpython.com/regex-python-part-2/#re-module-functions" text:style-name="Internet_20_link" text:visited-style-name="Visited_20_Internet_20_Link">zu den Modulfunktionen </text:a></text:p>
            <text:list>
              <text:list-item>
                <text:p text:style-name="P48"><text:a xlink:type="simple" xlink:href="https://realpython.com/regex-python-part-2/#searching-functions" text:style-name="Internet_20_link" text:visited-style-name="Visited_20_Internet_20_Link">Suchfunktionen </text:a></text:p>
              </text:list-item>
              <text:list-item>
                <text:p text:style-name="P48"><text:a xlink:type="simple" xlink:href="https://realpython.com/regex-python-part-2/#substitution-functions" text:style-name="Internet_20_link" text:visited-style-name="Visited_20_Internet_20_Link">Substitutionsfunktionen </text:a></text:p>
              </text:list-item>
              <text:list-item>
                <text:p text:style-name="P48"><text:a xlink:type="simple" xlink:href="https://realpython.com/regex-python-part-2/#utility-functions" text:style-name="Internet_20_link" text:visited-style-name="Visited_20_Internet_20_Link">Dienstprogrammfunktionen </text:a></text:p>
              </text:list-item>
            </text:list>
          </text:list-item>
          <text:list-item>
            <text:p text:style-name="P48"><text:a xlink:type="simple" xlink:href="https://realpython.com/regex-python-part-2/#compiled-regex-objects-in-python" text:style-name="Internet_20_link" text:visited-style-name="Visited_20_Internet_20_Link">Kompilierte Regex-Objekte in Python </text:a></text:p>
            <text:list>
              <text:list-item>
                <text:p text:style-name="P48"><text:a xlink:type="simple" xlink:href="https://realpython.com/regex-python-part-2/#why-bother-compiling-a-regex" text:style-name="Internet_20_link" text:visited-style-name="Visited_20_Internet_20_Link">Warum sich die Mühe machen, eine Regex zu kompilieren? </text:a></text:p>
              </text:list-item>
              <text:list-item>
                <text:p text:style-name="P48"><text:a xlink:type="simple" xlink:href="https://realpython.com/regex-python-part-2/#regular-expression-object-methods" text:style-name="Internet_20_link" text:visited-style-name="Visited_20_Internet_20_Link">Objektmethoden für reguläre Ausdrücke </text:a></text:p>
              </text:list-item>
              <text:list-item>
                <text:p text:style-name="P48"><text:a xlink:type="simple" xlink:href="https://realpython.com/regex-python-part-2/#regular-expression-object-attributes" text:style-name="Internet_20_link" text:visited-style-name="Visited_20_Internet_20_Link">Objektattribute für reguläre Ausdrücke </text:a></text:p>
              </text:list-item>
            </text:list>
          </text:list-item>
          <text:list-item>
            <text:p text:style-name="P48"><text:a xlink:type="simple" xlink:href="https://realpython.com/regex-python-part-2/#match-object-methods-and-attributes" text:style-name="Internet_20_link" text:visited-style-name="Visited_20_Internet_20_Link">Objektmethoden und -attribute abgleichen </text:a></text:p>
            <text:list>
              <text:list-item>
                <text:p text:style-name="P48"><text:a xlink:type="simple" xlink:href="https://realpython.com/regex-python-part-2/#match-object-methods" text:style-name="Internet_20_link" text:visited-style-name="Visited_20_Internet_20_Link">Objektmethoden abgleichen </text:a></text:p>
              </text:list-item>
              <text:list-item>
                <text:p text:style-name="P48"><text:a xlink:type="simple" xlink:href="https://realpython.com/regex-python-part-2/#match-object-attributes" text:style-name="Internet_20_link" text:visited-style-name="Visited_20_Internet_20_Link">Objektattribute abgleichen </text:a></text:p>
              </text:list-item>
            </text:list>
          </text:list-item>
          <text:list-item>
            <text:p text:style-name="P21"><text:a xlink:type="simple" xlink:href="https://realpython.com/regex-python-part-2/#conclusion" text:style-name="Internet_20_link" text:visited-style-name="Visited_20_Internet_20_Link">Fazit </text:a></text:p>
          </text:list-item>
        </text:list>
      </text:section>
      <text:p text:style-name="Text_20_body">Im <text:a xlink:type="simple" xlink:href="https://realpython.com/regex-python" text:style-name="Internet_20_link" text:visited-style-name="Visited_20_Internet_20_Link">vorherigen Tutorial </text:a>dieser Reihe haben Sie viel Boden behandelt. Sie haben gesehen, wie man es benutzt <text:span text:style-name="Source_20_Text">re.search()</text:span>Mustervergleich mit regulären Ausdrücken in Python durchzuführen und lernte die vielen Regex-Metazeichen und Parsing-Flags kennen, die Sie zur Feinabstimmung Ihrer Mustervergleichsfunktionen verwenden können. </text:p>
      <text:p text:style-name="Text_20_body">Aber so großartig das alles ist, die <text:span text:style-name="Source_20_Text">re</text:span>Modul hat noch viel mehr zu bieten. </text:p>
      <text:p text:style-name="Text_20_body"><text:span text:style-name="Strong_20_Emphasis">In diesem Tutorial werden Sie: </text:span></text:p>
      <text:list xml:id="list3911248944" text:style-name="L22">
        <text:list-item>
          <text:p text:style-name="P49">Entdecken Sie mehr Funktionen, darüber hinaus <text:span text:style-name="Source_20_Text">re.search()</text:span>, dass die <text:span text:style-name="Source_20_Text">re</text:span>Modul bietet </text:p>
        </text:list-item>
        <text:list-item>
          <text:p text:style-name="P49">Erfahren Sie, wann und wie Sie eine Regex in Python in ein <text:span text:style-name="Strong_20_Emphasis">reguläres Ausdrucksobjekt </text:span></text:p>
        </text:list-item>
        <text:list-item>
          <text:p text:style-name="P22">tun können, das <text:span text:style-name="Strong_20_Emphasis">Match-Objekt </text:span>von den Funktionen in zurückgegeben wird <text:span text:style-name="Source_20_Text">re</text:span>Modul </text:p>
        </text:list-item>
      </text:list>
      <text:p text:style-name="Text_20_body">Bereit? Lassen Sie uns graben! </text:p>
      <text:h text:style-name="Heading_20_2" text:outline-level="2"><text:span text:style-name="Source_20_Text">re</text:span>Modulfunktionen </text:h>
      <text:p text:style-name="Text_20_body">Zusätzlich zu <text:span text:style-name="Source_20_Text">re.search()</text:span>, das <text:span text:style-name="Source_20_Text">re</text:span>Das Modul enthält mehrere andere Funktionen, die Ihnen bei der Ausführung von Aufgaben im Zusammenhang mit Regex helfen. </text:p>
      <text:p text:style-name="Text_20_body"><text:soft-page-break/><text:span text:style-name="Strong_20_Emphasis">Hinweis: </text:span>Das haben Sie im vorherigen Tutorial gesehen <text:span text:style-name="Source_20_Text">re.search()</text:span>kann eine optionale nehmen <text:span text:style-name="Source_20_Text">&lt;flags&gt;</text:span>-Argument, das <text:a xlink:type="simple" xlink:href="https://realpython.com/regex-python/#modifying-regular-expression-matching-with-flags" text:style-name="Internet_20_link" text:visited-style-name="Visited_20_Internet_20_Link">Flags </text:a>ändern. Alle unten gezeigten Funktionen, mit Ausnahme von <text:span text:style-name="Source_20_Text">re.escape()</text:span>, unterstütz die <text:span text:style-name="Source_20_Text">&lt;flags&gt;</text:span>genauso argumentieren. </text:p>
      <text:p text:style-name="Text_20_body">Sie können angeben <text:span text:style-name="Source_20_Text">&lt;flags&gt;</text:span>entweder als Positionsargument oder als Schlüsselwortargument: </text:p>
      <text:p text:style-name="Preformatted_20_Text"><text:span text:style-name="Source_20_Text">re.search(&lt;regex&gt;, &lt;string&gt;, &lt;flags&gt;)</text:span></text:p>
      <text:p text:style-name="P57"><text:span text:style-name="Source_20_Text">re.search(&lt;regex&gt;, &lt;string&gt;, flags=&lt;flags&gt;)</text:span></text:p>
      <text:p text:style-name="Text_20_body">Die Voreinstellung für <text:span text:style-name="Source_20_Text">&lt;flags&gt;</text:span>ist immer <text:span text:style-name="Source_20_Text">0</text:span>, was auf keine spezielle Modifikation des Übereinstimmungsverhaltens hinweist. Erinnern Sie sich an die <text:a xlink:type="simple" xlink:href="https://realpython.com/regex-python/#supported-regular-expression-flags" text:style-name="Internet_20_link" text:visited-style-name="Visited_20_Internet_20_Link">Diskussion von Flags im vorherigen Tutorial </text:a>, dass die <text:span text:style-name="Source_20_Text">re.UNICODE</text:span>Das Flag ist standardmäßig immer gesetzt. </text:p>
      <text:p text:style-name="Text_20_body">Die verfügbaren Regex-Funktionen in Python <text:span text:style-name="Source_20_Text">re</text:span>Module fallen in die folgenden drei Kategorien: </text:p>
      <text:list xml:id="list3720730504" text:style-name="L23">
        <text:list-item>
          <text:p text:style-name="P50">Suchfunktionen </text:p>
        </text:list-item>
        <text:list-item>
          <text:p text:style-name="P50">Substitutionsfunktionen </text:p>
        </text:list-item>
        <text:list-item>
          <text:p text:style-name="P23">Dienstprogrammfunktionen </text:p>
        </text:list-item>
      </text:list>
      <text:p text:style-name="Text_20_body">In den folgenden Abschnitten werden diese Funktionen näher erläutert. </text:p>
      <text:h text:style-name="Heading_20_3" text:outline-level="3">Suchfunktionen </text:h>
      <text:p text:style-name="Text_20_body">Suchfunktionen scannen einen Suchstring nach einer oder mehreren Übereinstimmungen der angegebenen Regex: </text:p>
      <table:table table:name="Table8" table:style-name="Table8">
        <table:table-column table:style-name="Table8.A"/>
        <table:table-column table:style-name="Table8.B"/>
        <table:table-header-rows>
          <table:table-row>
            <table:table-cell table:style-name="Table8.A1" office:value-type="string">
              <text:p text:style-name="Table_20_Heading">Funktion </text:p>
            </table:table-cell>
            <table:table-cell table:style-name="Table8.A1" office:value-type="string">
              <text:p text:style-name="Table_20_Heading">Beschreibung </text:p>
            </table:table-cell>
          </table:table-row>
        </table:table-header-rows>
        <table:table-row>
          <table:table-cell table:style-name="Table8.A1" office:value-type="string">
            <text:p text:style-name="Table_20_Contents"><text:span text:style-name="Source_20_Text">re.search()</text:span></text:p>
          </table:table-cell>
          <table:table-cell table:style-name="Table8.A1" office:value-type="string">
            <text:p text:style-name="Table_20_Contents">Durchsucht eine Zeichenfolge nach einer Regex-Übereinstimmung </text:p>
          </table:table-cell>
        </table:table-row>
        <table:table-row>
          <table:table-cell table:style-name="Table8.A1" office:value-type="string">
            <text:p text:style-name="Table_20_Contents"><text:span text:style-name="Source_20_Text">re.match()</text:span></text:p>
          </table:table-cell>
          <table:table-cell table:style-name="Table8.A1" office:value-type="string">
            <text:p text:style-name="Table_20_Contents">Sucht nach einer Regex-Übereinstimmung am Anfang einer Zeichenfolge </text:p>
          </table:table-cell>
        </table:table-row>
        <table:table-row>
          <table:table-cell table:style-name="Table8.A1" office:value-type="string">
            <text:p text:style-name="Table_20_Contents"><text:span text:style-name="Source_20_Text">re.fullmatch()</text:span></text:p>
          </table:table-cell>
          <table:table-cell table:style-name="Table8.A1" office:value-type="string">
            <text:p text:style-name="Table_20_Contents">Sucht nach einer Regex-Übereinstimmung auf einer ganzen Zeichenfolge </text:p>
          </table:table-cell>
        </table:table-row>
        <table:table-row>
          <table:table-cell table:style-name="Table8.A1" office:value-type="string">
            <text:p text:style-name="Table_20_Contents"><text:span text:style-name="Source_20_Text">re.findall()</text:span></text:p>
          </table:table-cell>
          <table:table-cell table:style-name="Table8.A1" office:value-type="string">
            <text:p text:style-name="Table_20_Contents">Gibt eine <text:a xlink:type="simple" xlink:href="https://realpython.com/python-lists-tuples/" text:style-name="Internet_20_link" text:visited-style-name="Visited_20_Internet_20_Link">Liste </text:a>aller Regex-Übereinstimmungen in einem String zurück </text:p>
          </table:table-cell>
        </table:table-row>
        <table:table-row>
          <table:table-cell table:style-name="Table8.A1" office:value-type="string">
            <text:p text:style-name="Table_20_Contents"><text:span text:style-name="Source_20_Text">re.finditer()</text:span></text:p>
          </table:table-cell>
          <table:table-cell table:style-name="Table8.A1" office:value-type="string">
            <text:p text:style-name="Table_20_Contents">Gibt einen Iterator zurück, der Regex-Übereinstimmungen aus einer Zeichenfolge liefert </text:p>
          </table:table-cell>
        </table:table-row>
      </table:table>
      <text:p text:style-name="Text_20_body">Wie Sie der Tabelle entnehmen können, sind diese Funktionen einander ähnlich. Aber jeder optimiert die Suchfunktion auf seine eigene Weise. </text:p>
      <text:p text:style-name="Text_20_body"><text:span text:style-name="Source_20_Text">re.search(&lt;regex&gt;, &lt;string&gt;, flags=0)</text:span></text:p>
      <text:p text:style-name="Quotations">Durchsucht eine Zeichenfolge nach einer Regex-Übereinstimmung. </text:p>
      <text:p text:style-name="Text_20_body">durchgearbeitet <text:a xlink:type="simple" xlink:href="https://realpython.com/regex-python/" text:style-name="Internet_20_link" text:visited-style-name="Visited_20_Internet_20_Link">vorherige Tutorial </text:a>haben, sollten Sie mit dieser Funktion inzwischen gut vertraut sein. <text:span text:style-name="Source_20_Text">re.search(&lt;regex&gt;, &lt;string&gt;)</text:span>sucht nach einem beliebigen Ort in <text:span text:style-name="Source_20_Text">&lt;string&gt;</text:span>wo <text:span text:style-name="Source_20_Text">&lt;regex&gt;</text:span>Streichhölzer: </text:p>
      <text:p text:style-name="Preformatted_20_Text"><text:span text:style-name="Source_20_Text">&gt;&gt;&gt; re.search(r'(\d+)', 'foo123bar')</text:span></text:p>
      <text:p text:style-name="Preformatted_20_Text"><text:span text:style-name="Source_20_Text">&lt;_sre.SRE_Match object; span=(3, 6), match='123'&gt;</text:span></text:p>
      <text:p text:style-name="Preformatted_20_Text"><text:span text:style-name="Source_20_Text">&gt;&gt;&gt; re.search(r'[a-z]+', '123FOO456', flags=re.IGNORECASE)</text:span></text:p>
      <text:p text:style-name="Preformatted_20_Text"><text:span text:style-name="Source_20_Text">&lt;_sre.SRE_Match object; span=(3, 6), match='FOO'&gt;</text:span></text:p>
      <text:p text:style-name="Preformatted_20_Text"/>
      <text:p text:style-name="Preformatted_20_Text"><text:span text:style-name="Source_20_Text">&gt;&gt;&gt; print(re.search(r'\d+', 'foo.bar'))</text:span></text:p>
      <text:p text:style-name="P57"><text:span text:style-name="Source_20_Text">None</text:span></text:p>
      <text:p text:style-name="Text_20_body"><text:soft-page-break/>Die Funktion gibt ein Übereinstimmungsobjekt zurück, wenn sie eine Übereinstimmung findet und <text:a xlink:type="simple" xlink:href="https://realpython.com/null-in-python/" text:style-name="Internet_20_link" text:visited-style-name="Visited_20_Internet_20_Link"><text:span text:style-name="Source_20_Text">None</text:span></text:a>Andernfalls. </text:p>
      <text:p text:style-name="Text_20_body"><text:span text:style-name="Source_20_Text">re.match(&lt;regex&gt;, &lt;string&gt;, flags=0)</text:span></text:p>
      <text:p text:style-name="Quotations">Sucht nach einer Regex-Übereinstimmung am Anfang einer Zeichenfolge. </text:p>
      <text:p text:style-name="Text_20_body">Dies ist identisch mit <text:span text:style-name="Source_20_Text">re.search()</text:span>, außer dass <text:span text:style-name="Source_20_Text">re.search()</text:span>gibt eine Übereinstimmung zurück, wenn <text:span text:style-name="Source_20_Text">&lt;regex&gt;</text:span>Übereinstimmungen <text:span text:style-name="Emphasis">überall </text:span>in <text:span text:style-name="Source_20_Text">&lt;string&gt;</text:span>, wohingegen <text:span text:style-name="Source_20_Text">re.match()</text:span>gibt nur dann eine Übereinstimmung zurück, wenn <text:span text:style-name="Source_20_Text">&lt;regex&gt;</text:span>Spiele <text:span text:style-name="Emphasis">Beginn </text:span>zu <text:span text:style-name="Source_20_Text">&lt;string&gt;</text:span>: </text:p>
      <text:p text:style-name="Preformatted_20_Text"><text:span text:style-name="Source_20_Text">&gt;&gt;&gt; re.search(r'\d+', '123foobar')</text:span></text:p>
      <text:p text:style-name="Preformatted_20_Text"><text:span text:style-name="Source_20_Text">&lt;_sre.SRE_Match object; span=(0, 3), match='123'&gt;</text:span></text:p>
      <text:p text:style-name="Preformatted_20_Text"><text:span text:style-name="Source_20_Text">&gt;&gt;&gt; re.search(r'\d+', 'foo123bar')</text:span></text:p>
      <text:p text:style-name="Preformatted_20_Text"><text:span text:style-name="Source_20_Text">&lt;_sre.SRE_Match object; span=(3, 6), match='123'&gt;</text:span></text:p>
      <text:p text:style-name="Preformatted_20_Text"/>
      <text:p text:style-name="Preformatted_20_Text"><text:span text:style-name="Source_20_Text">&gt;&gt;&gt; re.match(r'\d+', '123foobar')</text:span></text:p>
      <text:p text:style-name="Preformatted_20_Text"><text:span text:style-name="Source_20_Text">&lt;_sre.SRE_Match object; span=(0, 3), match='123'&gt;</text:span></text:p>
      <text:p text:style-name="Preformatted_20_Text"><text:span text:style-name="Source_20_Text">&gt;&gt;&gt; print(re.match(r'\d+', 'foo123bar'))</text:span></text:p>
      <text:p text:style-name="P57"><text:span text:style-name="Source_20_Text">None</text:span></text:p>
      <text:p text:style-name="Text_20_body">Im obigen Beispiel <text:span text:style-name="Source_20_Text">re.search()</text:span>stimmt überein, wenn die Ziffern sowohl am Anfang der Zeichenfolge als auch in der Mitte stehen, aber <text:span text:style-name="Source_20_Text">re.match()</text:span>passt nur, wenn die Ziffern am Anfang stehen. </text:p>
      <text:p text:style-name="Text_20_body">Erinnern Sie sich aus dem vorherigen Tutorial in dieser Reihe daran, dass if <text:span text:style-name="Source_20_Text">&lt;string&gt;</text:span>enthält eingebettete Zeilenumbrüche, dann die <text:a xlink:type="simple" xlink:href="https://realpython.com/regex-python/#modifying-regular-expression-matching-with-flags" text:style-name="Internet_20_link" text:visited-style-name="Visited_20_Internet_20_Link"><text:span text:style-name="Source_20_Text">MULTILINE</text:span></text:a><text:a xlink:type="simple" xlink:href="https://realpython.com/regex-python/#modifying-regular-expression-matching-with-flags" text:style-name="Internet_20_link" text:visited-style-name="Visited_20_Internet_20_Link">Flagge </text:a>verursacht <text:span text:style-name="Source_20_Text">re.search()</text:span>passend zum Caretzeichen ( <text:span text:style-name="Source_20_Text">^</text:span>) Anker-Metazeichen entweder am Anfang von <text:span text:style-name="Source_20_Text">&lt;string&gt;</text:span>oder am Anfang einer darin enthaltenen Zeile <text:span text:style-name="Source_20_Text">&lt;string&gt;</text:span>: </text:p>
      <text:p text:style-name="P57"><text:span text:style-name="Source_20_Text">&gt;&gt;&gt; s = 'foo\nbar\nbaz'</text:span></text:p>
      <text:p text:style-name="P57"/>
      <text:p text:style-name="P57"><text:span text:style-name="Source_20_Text">&gt;&gt;&gt; re.search('^foo', s)</text:span></text:p>
      <text:p text:style-name="P57"><text:span text:style-name="Source_20_Text">&lt;_sre.SRE_Match object; span=(0, 3), match='foo'&gt;</text:span></text:p>
      <text:p text:style-name="P57"><text:span text:style-name="Source_20_Text">&gt;&gt;&gt; re.search('^bar', s, re.MULTILINE)</text:span></text:p>
      <text:p text:style-name="P57"><text:span text:style-name="Source_20_Text">&lt;_sre.SRE_Match object; span=(4, 7), match='bar'&gt;</text:span></text:p>
      <text:p text:style-name="Text_20_body">Das <text:span text:style-name="Source_20_Text">MULTILINE</text:span>Flagge hat keinen Einfluss <text:span text:style-name="Source_20_Text">re.match()</text:span>auf diese Weise: </text:p>
      <text:p text:style-name="P57"><text:span text:style-name="Source_20_Text">&gt;&gt;&gt; s = 'foo\nbar\nbaz'</text:span></text:p>
      <text:p text:style-name="P57"/>
      <text:p text:style-name="P57"><text:span text:style-name="Source_20_Text">&gt;&gt;&gt; re.match('^foo', s)</text:span></text:p>
      <text:p text:style-name="P57"><text:span text:style-name="Source_20_Text">&lt;_sre.SRE_Match object; span=(0, 3), match='foo'&gt;</text:span></text:p>
      <text:p text:style-name="P57"><text:span text:style-name="Source_20_Text">&gt;&gt;&gt; print(re.match('^bar', s, re.MULTILINE))</text:span></text:p>
      <text:p text:style-name="P57"><text:soft-page-break/><text:span text:style-name="Source_20_Text">None</text:span></text:p>
      <text:p text:style-name="Text_20_body">Auch mit der <text:span text:style-name="Source_20_Text">MULTILINE</text:span>Flagge gesetzt, <text:span text:style-name="Source_20_Text">re.match()</text:span>entspricht dem Caretzeichen ( <text:span text:style-name="Source_20_Text">^</text:span>) Anker nur am Anfang von <text:span text:style-name="Source_20_Text">&lt;string&gt;</text:span>, nicht am Anfang der darin enthaltenen Zeilen <text:span text:style-name="Source_20_Text">&lt;string&gt;</text:span>. </text:p>
      <text:p text:style-name="Text_20_body">Beachten Sie, dass das Caretzeichen ( <text:span text:style-name="Source_20_Text">^</text:span>) Anker in <text:span text:style-name="Strong_20_Emphasis">Zeile 3 </text:span>im obigen Beispiel ist überflüssig. Mit <text:span text:style-name="Source_20_Text">re.match()</text:span>, werden Übereinstimmungen grundsätzlich immer am Anfang der Zeichenfolge verankert. </text:p>
      <text:p text:style-name="Text_20_body"><text:span text:style-name="Source_20_Text">re.fullmatch(&lt;regex&gt;, &lt;string&gt;, flags=0)</text:span></text:p>
      <text:p text:style-name="Quotations">Sucht nach einer Regex-Übereinstimmung auf einer ganzen Zeichenfolge. </text:p>
      <text:p text:style-name="Text_20_body">Dies ist ähnlich wie <text:span text:style-name="Source_20_Text">re.search()</text:span>und <text:span text:style-name="Source_20_Text">re.match()</text:span>, aber <text:span text:style-name="Source_20_Text">re.fullmatch()</text:span>gibt nur dann eine Übereinstimmung zurück, wenn <text:span text:style-name="Source_20_Text">&lt;regex&gt;</text:span>Streichhölzer <text:span text:style-name="Source_20_Text">&lt;string&gt;</text:span>in seiner Gänze: </text:p>
      <text:p text:style-name="P57"><text:span text:style-name="Source_20_Text">&gt;&gt;&gt; print(re.fullmatch(r'\d+', '123foo'))</text:span></text:p>
      <text:p text:style-name="P57"><text:span text:style-name="Source_20_Text">None</text:span></text:p>
      <text:p text:style-name="P57"><text:span text:style-name="Source_20_Text">&gt;&gt;&gt; print(re.fullmatch(r'\d+', 'foo123'))</text:span></text:p>
      <text:p text:style-name="P57"><text:span text:style-name="Source_20_Text">None</text:span></text:p>
      <text:p text:style-name="P57"><text:span text:style-name="Source_20_Text">&gt;&gt;&gt; print(re.fullmatch(r'\d+', 'foo123bar'))</text:span></text:p>
      <text:p text:style-name="P57"><text:span text:style-name="Source_20_Text">None</text:span></text:p>
      <text:p text:style-name="P57"><text:span text:style-name="Source_20_Text">&gt;&gt;&gt; re.fullmatch(r'\d+', '123')</text:span></text:p>
      <text:p text:style-name="P57"><text:span text:style-name="Source_20_Text">&lt;_sre.SRE_Match object; span=(0, 3), match='123'&gt;</text:span></text:p>
      <text:p text:style-name="P57"/>
      <text:p text:style-name="P57"><text:span text:style-name="Source_20_Text">&gt;&gt;&gt; re.search(r'^\d+$', '123')</text:span></text:p>
      <text:p text:style-name="P57"><text:span text:style-name="Source_20_Text">&lt;_sre.SRE_Match object; span=(0, 3), match='123'&gt;</text:span></text:p>
      <text:p text:style-name="Text_20_body">Beim Aufruf auf <text:span text:style-name="Strong_20_Emphasis">Zeile 7 </text:span>die Suchzeichenfolge <text:span text:style-name="Source_20_Text">'123'</text:span>besteht von Anfang bis Ende ausschließlich aus Ziffern. Das ist also der einzige Fall, in dem <text:span text:style-name="Source_20_Text">re.fullmatch()</text:span>gibt ein Spiel zurück. </text:p>
      <text:p text:style-name="Text_20_body">Das <text:span text:style-name="Source_20_Text">re.search()</text:span>Anruf auf <text:span text:style-name="Strong_20_Emphasis">Leitung 10 </text:span>, in dem die <text:span text:style-name="Source_20_Text">\d+</text:span>regex explizit am Anfang und am Ende des Suchstrings verankert wird, ist funktional gleichwertig. </text:p>
      <text:p text:style-name="Text_20_body"><text:span text:style-name="Source_20_Text">re.findall(&lt;regex&gt;, &lt;string&gt;, flags=0)</text:span></text:p>
      <text:p text:style-name="Quotations">Gibt eine Liste aller Übereinstimmungen einer Regex in einem String zurück. </text:p>
      <text:p text:style-name="Text_20_body"><text:span text:style-name="Source_20_Text">re.findall(&lt;regex&gt;, &lt;string&gt;)</text:span>gibt eine Liste aller nicht überlappenden Übereinstimmungen von zurück <text:span text:style-name="Source_20_Text">&lt;regex&gt;</text:span>in <text:span text:style-name="Source_20_Text">&lt;string&gt;</text:span>. Es scannt die Suchzeichenfolge von links nach rechts und gibt alle Übereinstimmungen in der gefundenen Reihenfolge zurück: </text:p>
      <text:p text:style-name="Preformatted_20_Text"><text:span text:style-name="Source_20_Text">&gt;&gt;&gt; re.findall(r'\w+', '...foo,,,,bar:%$baz//|')</text:span></text:p>
      <text:p text:style-name="P57"><text:span text:style-name="Source_20_Text">['foo', 'bar', 'baz']</text:span></text:p>
      <text:p text:style-name="Text_20_body"><text:soft-page-break/>Wenn <text:span text:style-name="Source_20_Text">&lt;regex&gt;</text:span>eine einfangende Gruppe enthält, dann enthält die Rückgabeliste nur den Inhalt der Gruppe, nicht die gesamte Übereinstimmung: </text:p>
      <text:p text:style-name="Preformatted_20_Text"><text:span text:style-name="Source_20_Text">&gt;&gt;&gt; re.findall(r'#(\w+)#', '#foo#.#bar#.#baz#')</text:span></text:p>
      <text:p text:style-name="P57"><text:span text:style-name="Source_20_Text">['foo', 'bar', 'baz']</text:span></text:p>
      <text:p text:style-name="Text_20_body">In diesem Fall ist die angegebene Regex <text:span text:style-name="Source_20_Text">#(\w+)#</text:span>. Die passenden Saiten sind <text:span text:style-name="Source_20_Text">'#foo#'</text:span>, <text:span text:style-name="Source_20_Text">'#bar#'</text:span>, und <text:span text:style-name="Source_20_Text">'#baz#'</text:span>. Aber das Haschisch ( <text:span text:style-name="Source_20_Text">#</text:span>) Zeichen werden nicht in der Rückgabeliste angezeigt, da sie sich außerhalb der Gruppierungsklammern befinden. </text:p>
      <text:p text:style-name="Text_20_body">Wenn <text:span text:style-name="Source_20_Text">&lt;regex&gt;</text:span>enthält dann mehr als eine einfangende Gruppe <text:span text:style-name="Source_20_Text">re.findall()</text:span>gibt eine Liste von Tupeln zurück, die die erfassten Gruppen enthalten. Die Länge jedes Tupels entspricht der Anzahl der angegebenen Gruppen: </text:p>
      <text:p text:style-name="P57"><text:span text:style-name="Source_20_Text">&gt;&gt;&gt; re.findall(r'(\w+),(\w+)', 'foo,bar,baz,qux,quux,corge')</text:span></text:p>
      <text:p text:style-name="P57"><text:span text:style-name="Source_20_Text">[('foo', 'bar'), ('baz', 'qux'), ('quux', 'corge')]</text:span></text:p>
      <text:p text:style-name="P57"/>
      <text:p text:style-name="P57"><text:span text:style-name="Source_20_Text">&gt;&gt;&gt; re.findall(r'(\w+),(\w+),(\w+)', 'foo,bar,baz,qux,quux,corge')</text:span></text:p>
      <text:p text:style-name="P57"><text:span text:style-name="Source_20_Text">[('foo', 'bar', 'baz'), ('qux', 'quux', 'corge')]</text:span></text:p>
      <text:p text:style-name="Text_20_body">Im obigen Beispiel enthält die Regex in <text:span text:style-name="Strong_20_Emphasis">Zeile 1 </text:span>zwei einfangende Gruppen, also <text:span text:style-name="Source_20_Text">re.findall()</text:span>gibt eine Liste von drei Zwei-Tupeln zurück, die jeweils zwei erfasste Übereinstimmungen enthalten. <text:span text:style-name="Strong_20_Emphasis">Zeile 4 </text:span>enthält drei Gruppen, der Rückgabewert ist also eine Liste mit zwei Dreier-Tupeln. </text:p>
      <text:p text:style-name="Text_20_body"><text:span text:style-name="Source_20_Text">re.finditer(&lt;regex&gt;, &lt;string&gt;, flags=0)</text:span></text:p>
      <text:p text:style-name="Quotations">Gibt einen Iterator zurück, der Regex-Übereinstimmungen liefert. </text:p>
      <text:p text:style-name="Text_20_body"><text:span text:style-name="Source_20_Text">re.finditer(&lt;regex&gt;, &lt;string&gt;)</text:span>scannt <text:span text:style-name="Source_20_Text">&lt;string&gt;</text:span>für nicht überlappende Übereinstimmungen von <text:span text:style-name="Source_20_Text">&lt;regex&gt;</text:span>und gibt einen Iterator zurück, der die Übereinstimmungsobjekte von allen findet. Es scannt die Suchzeichenfolge von links nach rechts und gibt Übereinstimmungen in der Reihenfolge zurück, in der es sie findet: </text:p>
      <text:p text:style-name="Preformatted_20_Text"><text:span text:style-name="Source_20_Text">&gt;&gt;&gt; it = re.finditer(r'\w+', '...foo,,,,bar:%$baz//|')</text:span></text:p>
      <text:p text:style-name="Preformatted_20_Text"><text:span text:style-name="Source_20_Text">&gt;&gt;&gt; next(it)</text:span></text:p>
      <text:p text:style-name="Preformatted_20_Text"><text:span text:style-name="Source_20_Text">&lt;_sre.SRE_Match object; span=(3, 6), match='foo'&gt;</text:span></text:p>
      <text:p text:style-name="Preformatted_20_Text"><text:span text:style-name="Source_20_Text">&gt;&gt;&gt; next(it)</text:span></text:p>
      <text:p text:style-name="Preformatted_20_Text"><text:span text:style-name="Source_20_Text">&lt;_sre.SRE_Match object; span=(10, 13), match='bar'&gt;</text:span></text:p>
      <text:p text:style-name="Preformatted_20_Text"><text:span text:style-name="Source_20_Text">&gt;&gt;&gt; next(it)</text:span></text:p>
      <text:p text:style-name="Preformatted_20_Text"><text:span text:style-name="Source_20_Text">&lt;_sre.SRE_Match object; span=(16, 19), match='baz'&gt;</text:span></text:p>
      <text:p text:style-name="Preformatted_20_Text"><text:span text:style-name="Source_20_Text">&gt;&gt;&gt; next(it)</text:span></text:p>
      <text:p text:style-name="Preformatted_20_Text"><text:span text:style-name="Source_20_Text">Traceback (most recent call last):</text:span></text:p>
      <text:p text:style-name="Preformatted_20_Text"><text:span text:style-name="Source_20_Text"><text:s text:c="2"/>File "&lt;stdin&gt;", line 1, in &lt;module&gt;</text:span></text:p>
      <text:p text:style-name="Preformatted_20_Text"><text:span text:style-name="Source_20_Text">StopIteration</text:span></text:p>
      <text:p text:style-name="Preformatted_20_Text"/>
      <text:p text:style-name="Preformatted_20_Text"><text:span text:style-name="Source_20_Text">&gt;&gt;&gt; for i in re.finditer(r'\w+', '...foo,,,,bar:%$baz//|'):</text:span></text:p>
      <text:p text:style-name="Preformatted_20_Text"><text:span text:style-name="Source_20_Text">... <text:s text:c="4"/>print(i)</text:span></text:p>
      <text:p text:style-name="Preformatted_20_Text"><text:span text:style-name="Source_20_Text">...</text:span></text:p>
      <text:p text:style-name="Preformatted_20_Text"><text:span text:style-name="Source_20_Text">&lt;_sre.SRE_Match object; span=(3, 6), match='foo'&gt;</text:span></text:p>
      <text:p text:style-name="Preformatted_20_Text"><text:span text:style-name="Source_20_Text">&lt;_sre.SRE_Match object; span=(10, 13), match='bar'&gt;</text:span></text:p>
      <text:p text:style-name="P57"><text:span text:style-name="Source_20_Text">&lt;_sre.SRE_Match object; span=(16, 19), match='baz'&gt;</text:span></text:p>
      <text:p text:style-name="Text_20_body"><text:soft-page-break/><text:span text:style-name="Source_20_Text">re.findall()</text:span>und <text:span text:style-name="Source_20_Text">re.finditer()</text:span>sind sich sehr ähnlich, unterscheiden sich aber in zwei Punkten: </text:p>
      <text:list xml:id="list2844400040" text:style-name="L24">
        <text:list-item>
          <text:p text:style-name="P24"><text:span text:style-name="Source_20_Text">re.findall()</text:span>gibt eine Liste zurück, wohingegen <text:span text:style-name="Source_20_Text">re.finditer()</text:span>gibt einen Iterator zurück. </text:p>
        </text:list-item>
        <text:list-item>
          <text:p text:style-name="P24">Die Elemente in der Liste, die <text:span text:style-name="Source_20_Text">re.findall()</text:span>Returns sind die eigentlichen übereinstimmenden Strings, während die vom Iterator zurückgegebenen Elemente das sind <text:span text:style-name="Source_20_Text">re.finditer()</text:span>Rückgaben sind Match-Objekte. </text:p>
        </text:list-item>
      </text:list>
      <text:p text:style-name="Text_20_body">Jede Aufgabe, die Sie mit dem einen erledigen könnten, könnten Sie wahrscheinlich auch mit dem anderen bewältigen. Welche Sie wählen, hängt von den Umständen ab. Wie Sie später in diesem Lernprogramm sehen werden, können viele nützliche Informationen von einem Übereinstimmungsobjekt abgerufen werden. Wenn Sie diese Informationen benötigen, dann <text:span text:style-name="Source_20_Text">re.finditer()</text:span>wird wohl die bessere wahl sein. </text:p>
      <text:h text:style-name="Heading_20_3" text:outline-level="3">Substitutionsfunktionen </text:h>
      <text:p text:style-name="Text_20_body">Substitutionsfunktionen ersetzen Teile einer Suchzeichenfolge, die mit einer bestimmten Regex übereinstimmen: </text:p>
      <table:table table:name="Table9" table:style-name="Table9">
        <table:table-column table:style-name="Table9.A"/>
        <table:table-column table:style-name="Table9.B"/>
        <table:table-header-rows>
          <table:table-row>
            <table:table-cell table:style-name="Table9.A1" office:value-type="string">
              <text:p text:style-name="Table_20_Heading">Funktion </text:p>
            </table:table-cell>
            <table:table-cell table:style-name="Table9.A1" office:value-type="string">
              <text:p text:style-name="Table_20_Heading">Beschreibung </text:p>
            </table:table-cell>
          </table:table-row>
        </table:table-header-rows>
        <table:table-row>
          <table:table-cell table:style-name="Table9.A1" office:value-type="string">
            <text:p text:style-name="Table_20_Contents"><text:span text:style-name="Source_20_Text">re.sub()</text:span></text:p>
          </table:table-cell>
          <table:table-cell table:style-name="Table9.A1" office:value-type="string">
            <text:p text:style-name="Table_20_Contents">Durchsucht eine Zeichenfolge nach Regex-Übereinstimmungen, ersetzt die übereinstimmenden Teile der Zeichenfolge durch die angegebene Ersatzzeichenfolge und gibt das Ergebnis zurück </text:p>
          </table:table-cell>
        </table:table-row>
        <table:table-row>
          <table:table-cell table:style-name="Table9.A1" office:value-type="string">
            <text:p text:style-name="Table_20_Contents"><text:span text:style-name="Source_20_Text">re.subn()</text:span></text:p>
          </table:table-cell>
          <table:table-cell table:style-name="Table9.A1" office:value-type="string">
            <text:p text:style-name="Table_20_Contents">Verhält sich genauso <text:span text:style-name="Source_20_Text">re.sub()</text:span>gibt aber auch Informationen über die Anzahl der vorgenommenen Ersetzungen zurück </text:p>
          </table:table-cell>
        </table:table-row>
      </table:table>
      <text:p text:style-name="Text_20_body">Beide <text:span text:style-name="Source_20_Text">re.sub()</text:span>und <text:span text:style-name="Source_20_Text">re.subn()</text:span>Erstellen Sie eine neue Zeichenfolge mit den angegebenen Ersetzungen und geben Sie sie zurück. Der ursprüngliche String bleibt unverändert. (Denken Sie daran, dass <text:a xlink:type="simple" xlink:href="https://realpython.com/python-strings/#modifying-strings" text:style-name="Internet_20_link" text:visited-style-name="Visited_20_Internet_20_Link">Zeichenfolgen </text:a>in Python unveränderlich sind, sodass es diesen Funktionen nicht möglich wäre, die ursprüngliche Zeichenfolge zu ändern.) </text:p>
      <text:p text:style-name="Text_20_body"><text:span text:style-name="Source_20_Text">re.sub(&lt;regex&gt;, &lt;repl&gt;, &lt;string&gt;, count=0, flags=0)</text:span></text:p>
      <text:p text:style-name="Quotations">Gibt eine neue Zeichenfolge zurück, die sich aus der Ersetzung einer Suchzeichenfolge ergibt. </text:p>
      <text:p text:style-name="Text_20_body"><text:span text:style-name="Source_20_Text">re.sub(&lt;regex&gt;, &lt;repl&gt;, &lt;string&gt;)</text:span>findet die am weitesten links liegenden nicht überlappenden Vorkommen von <text:span text:style-name="Source_20_Text">&lt;regex&gt;</text:span>in <text:span text:style-name="Source_20_Text">&lt;string&gt;</text:span>, ersetzt jede Übereinstimmung wie durch angegeben <text:span text:style-name="Source_20_Text">&lt;repl&gt;</text:span>, und gibt das Ergebnis zurück. <text:span text:style-name="Source_20_Text">&lt;string&gt;</text:span>bleibt unverändert. </text:p>
      <text:p text:style-name="Text_20_body"><text:span text:style-name="Source_20_Text">&lt;repl&gt;</text:span>kann entweder ein String oder eine Funktion sein, wie unten erklärt. </text:p>
      <text:h text:style-name="Heading_20_4" text:outline-level="4">Substitution durch Zeichenfolge </text:h>
      <text:p text:style-name="Text_20_body">Wenn <text:span text:style-name="Source_20_Text">&lt;repl&gt;</text:span>ist dann ein String <text:span text:style-name="Source_20_Text">re.sub()</text:span>fügt es ein <text:span text:style-name="Source_20_Text">&lt;string&gt;</text:span>anstelle aller übereinstimmenden Sequenzen <text:span text:style-name="Source_20_Text">&lt;regex&gt;</text:span>: </text:p>
      <text:p text:style-name="P57"><text:span text:style-name="Source_20_Text">&gt;&gt;&gt; s = 'foo.123.bar.789.baz'</text:span></text:p>
      <text:p text:style-name="P57"/>
      <text:p text:style-name="P57"><text:soft-page-break/><text:span text:style-name="Source_20_Text">&gt;&gt;&gt; re.sub(r'\d+', '#', s)</text:span></text:p>
      <text:p text:style-name="P57"><text:span text:style-name="Source_20_Text">'foo.#.bar.#.baz'</text:span></text:p>
      <text:p text:style-name="P57"><text:span text:style-name="Source_20_Text">&gt;&gt;&gt; re.sub('[a-z]+', '(*)', s)</text:span></text:p>
      <text:p text:style-name="P57"><text:span text:style-name="Source_20_Text">'(*).123.(*).789.(*)'</text:span></text:p>
      <text:p text:style-name="Text_20_body">In <text:span text:style-name="Strong_20_Emphasis">Zeile 3 </text:span>die Zeichenfolge <text:span text:style-name="Source_20_Text">'#'</text:span>ersetzt Ziffernfolgen in <text:span text:style-name="Source_20_Text">s</text:span>. In <text:span text:style-name="Strong_20_Emphasis">Zeile 5 </text:span>die Zeichenfolge <text:span text:style-name="Source_20_Text">'(*)'</text:span>ersetzt Folgen von Kleinbuchstaben. In beiden Fällen, <text:span text:style-name="Source_20_Text">re.sub()</text:span>gibt den geänderten String wie immer zurück. </text:p>
      <text:p text:style-name="Text_20_body"><text:span text:style-name="Source_20_Text">re.sub()</text:span>ersetzt nummerierte Rückverweise ( <text:span text:style-name="Source_20_Text">\&lt;n&gt;</text:span>) in <text:span text:style-name="Source_20_Text">&lt;repl&gt;</text:span>mit dem Text der entsprechenden erfassten Gruppe: </text:p>
      <text:p text:style-name="Preformatted_20_Text"><text:span text:style-name="Source_20_Text">&gt;&gt;&gt; re.sub(r'(\w+),bar,baz,(\w+)',</text:span></text:p>
      <text:p text:style-name="Preformatted_20_Text"><text:span text:style-name="Source_20_Text">... <text:s text:c="7"/>r'\2,bar,baz,\1',</text:span></text:p>
      <text:p text:style-name="Preformatted_20_Text"><text:span text:style-name="Source_20_Text">... <text:s text:c="7"/>'foo,bar,baz,qux')</text:span></text:p>
      <text:p text:style-name="P57"><text:span text:style-name="Source_20_Text">'qux,bar,baz,foo'</text:span></text:p>
      <text:p text:style-name="Text_20_body">Hier enthalten die erfassten Gruppen 1 und 2 <text:span text:style-name="Source_20_Text">'foo'</text:span>und <text:span text:style-name="Source_20_Text">'qux'</text:span>. In der Ersetzungszeichenfolge <text:span text:style-name="Source_20_Text">'\2,bar,baz,\1'</text:span>, <text:span text:style-name="Source_20_Text">'foo'</text:span>ersetzt <text:span text:style-name="Source_20_Text">\1</text:span>und <text:span text:style-name="Source_20_Text">'qux'</text:span>ersetzt <text:span text:style-name="Source_20_Text">\2</text:span>. </text:p>
      <text:p text:style-name="Text_20_body">Sie können auch auf benannte Rückverweise verweisen, die mit erstellt wurden <text:span text:style-name="Source_20_Text">(?P&lt;name&gt;&lt;regex&gt;)</text:span>in der Ersetzungszeichenfolge mithilfe der Metazeichenfolge <text:span text:style-name="Source_20_Text">\g&lt;name&gt;</text:span>: </text:p>
      <text:p text:style-name="Preformatted_20_Text"><text:span text:style-name="Source_20_Text">&gt;&gt;&gt; re.sub(r'foo,(?P&lt;w1&gt;\w+),(?P&lt;w2&gt;\w+),qux',</text:span></text:p>
      <text:p text:style-name="Preformatted_20_Text"><text:span text:style-name="Source_20_Text">... <text:s text:c="7"/>r'foo,\g&lt;w2&gt;,\g&lt;w1&gt;,qux',</text:span></text:p>
      <text:p text:style-name="Preformatted_20_Text"><text:span text:style-name="Source_20_Text">... <text:s text:c="7"/>'foo,bar,baz,qux')</text:span></text:p>
      <text:p text:style-name="P57"><text:span text:style-name="Source_20_Text">'foo,baz,bar,qux'</text:span></text:p>
      <text:p text:style-name="Text_20_body">Tatsächlich können Sie auf diese Weise auch auf <text:span text:style-name="Emphasis">nummerierte </text:span>Rückverweise verweisen, indem Sie die Gruppennummer in den spitzen Klammern angeben: </text:p>
      <text:p text:style-name="Preformatted_20_Text"><text:span text:style-name="Source_20_Text">&gt;&gt;&gt; re.sub(r'foo,(\w+),(\w+),qux',</text:span></text:p>
      <text:p text:style-name="Preformatted_20_Text"><text:span text:style-name="Source_20_Text">... <text:s text:c="7"/>r'foo,\g&lt;2&gt;,\g&lt;1&gt;,qux',</text:span></text:p>
      <text:p text:style-name="Preformatted_20_Text"><text:span text:style-name="Source_20_Text">... <text:s text:c="7"/>'foo,bar,baz,qux')</text:span></text:p>
      <text:p text:style-name="P57"><text:span text:style-name="Source_20_Text">'foo,baz,bar,qux'</text:span></text:p>
      <text:p text:style-name="Text_20_body">Möglicherweise müssen Sie diese Technik verwenden, um Mehrdeutigkeiten in Fällen zu vermeiden, in denen auf eine nummerierte Rückwärtsreferenz unmittelbar eine wörtliche Ziffer folgt. Angenommen, Sie haben eine Zeichenfolge wie <text:span text:style-name="Source_20_Text">'foo 123 bar'</text:span>und möchte eine hinzufügen <text:span text:style-name="Source_20_Text">'0'</text:span>am Ende der Ziffernfolge. Sie könnten dies versuchen: </text:p>
      <text:p text:style-name="Preformatted_20_Text"><text:span text:style-name="Source_20_Text">&gt;&gt;&gt; re.sub(r'(\d+)', r'\10', 'foo 123 bar')</text:span></text:p>
      <text:p text:style-name="Preformatted_20_Text"><text:span text:style-name="Source_20_Text">Traceback (most recent call last):</text:span></text:p>
      <text:p text:style-name="Preformatted_20_Text"><text:span text:style-name="Source_20_Text"><text:s text:c="2"/>File "&lt;stdin&gt;", line 1, in &lt;module&gt;</text:span></text:p>
      <text:p text:style-name="Preformatted_20_Text"><text:span text:style-name="Source_20_Text"><text:s text:c="2"/>File "/usr/lib/python3.6/re.py", line 191, in sub</text:span></text:p>
      <text:p text:style-name="Preformatted_20_Text"><text:span text:style-name="Source_20_Text"><text:s text:c="4"/>return _compile(pattern, flags).sub(repl, string, count)</text:span></text:p>
      <text:p text:style-name="Preformatted_20_Text"><text:span text:style-name="Source_20_Text"><text:s text:c="2"/>File "/usr/lib/python3.6/re.py", line 326, in _subx</text:span></text:p>
      <text:p text:style-name="Preformatted_20_Text"><text:span text:style-name="Source_20_Text"><text:s text:c="4"/>template = _compile_repl(template, pattern)</text:span></text:p>
      <text:p text:style-name="Preformatted_20_Text"><text:span text:style-name="Source_20_Text"><text:s text:c="2"/>File "/usr/lib/python3.6/re.py", line 317, in _compile_repl</text:span></text:p>
      <text:p text:style-name="Preformatted_20_Text"><text:span text:style-name="Source_20_Text"><text:s text:c="4"/>return sre_parse.parse_template(repl, pattern)</text:span></text:p>
      <text:p text:style-name="Preformatted_20_Text"><text:span text:style-name="Source_20_Text"><text:s text:c="2"/>File "/usr/lib/python3.6/sre_parse.py", line 943, in parse_template</text:span></text:p>
      <text:p text:style-name="Preformatted_20_Text"><text:span text:style-name="Source_20_Text"><text:s text:c="4"/>addgroup(int(this[1:]), len(this) - 1)</text:span></text:p>
      <text:p text:style-name="Preformatted_20_Text"><text:span text:style-name="Source_20_Text"><text:s text:c="2"/>File "/usr/lib/python3.6/sre_parse.py", line 887, in addgroup</text:span></text:p>
      <text:p text:style-name="Preformatted_20_Text"><text:span text:style-name="Source_20_Text"><text:s text:c="4"/>raise s.error("invalid group reference %d" % index, pos)</text:span></text:p>
      <text:p text:style-name="P57"><text:soft-page-break/><text:span text:style-name="Source_20_Text">sre_constants.error: invalid group reference 10 at position 1</text:span></text:p>
      <text:p text:style-name="Text_20_body">Leider interpretiert der Regex-Parser in Python <text:span text:style-name="Source_20_Text">\10</text:span>als Rückverweis auf die zehnte erfasste Gruppe, die in diesem Fall nicht existiert. Stattdessen können Sie verwenden <text:span text:style-name="Source_20_Text">\g&lt;1&gt;</text:span>um auf die Gruppe zu verweisen: </text:p>
      <text:p text:style-name="Preformatted_20_Text"><text:span text:style-name="Source_20_Text">&gt;&gt;&gt; re.sub(r'(\d+)', r'\g&lt;1&gt;0', 'foo 123 bar')</text:span></text:p>
      <text:p text:style-name="P57"><text:span text:style-name="Source_20_Text">'foo 1230 bar'</text:span></text:p>
      <text:p text:style-name="Text_20_body">Die Rückreferenz <text:span text:style-name="Source_20_Text">\g&lt;0&gt;</text:span>bezieht sich auf den Text des gesamten Spiels. Dies gilt auch dann, wenn keine Gruppierungsklammern vorhanden sind <text:span text:style-name="Source_20_Text">&lt;regex&gt;</text:span>: </text:p>
      <text:p text:style-name="Preformatted_20_Text"><text:span text:style-name="Source_20_Text">&gt;&gt;&gt; re.sub(r'\d+', '/\g&lt;0&gt;/', 'foo 123 bar')</text:span></text:p>
      <text:p text:style-name="P57"><text:span text:style-name="Source_20_Text">'foo /123/ bar'</text:span></text:p>
      <text:p text:style-name="Text_20_body">Wenn <text:span text:style-name="Source_20_Text">&lt;regex&gt;</text:span>gibt dann eine Übereinstimmung mit der Länge null an <text:span text:style-name="Source_20_Text">re.sub()</text:span>wird ersetzen <text:span text:style-name="Source_20_Text">&lt;repl&gt;</text:span>in jede Zeichenposition in der Zeichenfolge: </text:p>
      <text:p text:style-name="Preformatted_20_Text"><text:span text:style-name="Source_20_Text">&gt;&gt;&gt; re.sub('x*', '-', 'foo')</text:span></text:p>
      <text:p text:style-name="P57"><text:span text:style-name="Source_20_Text">'-f-o-o-'</text:span></text:p>
      <text:p text:style-name="Text_20_body">Im obigen Beispiel ist die Regex <text:span text:style-name="Source_20_Text">x*</text:span>stimmt mit jeder Sequenz der Länge Null überein, also <text:span text:style-name="Source_20_Text">re.sub()</text:span>fügt die Ersetzungszeichenfolge an jeder Zeichenposition in der Zeichenfolge ein – vor dem ersten Zeichen, zwischen jedem Zeichenpaar und nach dem letzten Zeichen. </text:p>
      <text:p text:style-name="Text_20_body">Wenn <text:span text:style-name="Source_20_Text">re.sub()</text:span>keine Übereinstimmungen findet, kehrt es immer zurück <text:span text:style-name="Source_20_Text">&lt;string&gt;</text:span>unverändert. </text:p>
      <text:h text:style-name="Heading_20_4" text:outline-level="4">Substitution durch Funktion </text:h>
      <text:p text:style-name="Text_20_body">Wenn Sie angeben <text:span text:style-name="Source_20_Text">&lt;repl&gt;</text:span>dann als Funktion <text:span text:style-name="Source_20_Text">re.sub()</text:span>ruft diese Funktion für jede gefundene Übereinstimmung auf. Es übergibt jedes entsprechende Übereinstimmungsobjekt als Argument an die Funktion, um Informationen über die Übereinstimmung bereitzustellen. Der Rückgabewert der Funktion wird dann zum Ersetzungsstring: </text:p>
      <text:p text:style-name="Preformatted_20_Text"><text:span text:style-name="Source_20_Text">&gt;&gt;&gt; def f(match_obj):</text:span></text:p>
      <text:p text:style-name="Preformatted_20_Text"><text:span text:style-name="Source_20_Text">... <text:s text:c="4"/>s = match_obj.group(0) <text:s/># The matching string</text:span></text:p>
      <text:p text:style-name="Preformatted_20_Text"><text:span text:style-name="Source_20_Text">...</text:span></text:p>
      <text:p text:style-name="Preformatted_20_Text"><text:span text:style-name="Source_20_Text">... <text:s text:c="4"/># s.isdigit() returns True if all characters in s are digits</text:span></text:p>
      <text:p text:style-name="Preformatted_20_Text"><text:span text:style-name="Source_20_Text">... <text:s text:c="4"/>if s.isdigit():</text:span></text:p>
      <text:p text:style-name="Preformatted_20_Text"><text:span text:style-name="Source_20_Text">... <text:s text:c="8"/>return str(int(s) * 10)</text:span></text:p>
      <text:p text:style-name="Preformatted_20_Text"><text:span text:style-name="Source_20_Text">... <text:s text:c="4"/>else:</text:span></text:p>
      <text:p text:style-name="Preformatted_20_Text"><text:span text:style-name="Source_20_Text">... <text:s text:c="8"/>return s.upper()</text:span></text:p>
      <text:p text:style-name="Preformatted_20_Text"><text:span text:style-name="Source_20_Text">...</text:span></text:p>
      <text:p text:style-name="Preformatted_20_Text"><text:span text:style-name="Source_20_Text">&gt;&gt;&gt; re.sub(r'\w+', f, 'foo.10.bar.20.baz.30')</text:span></text:p>
      <text:p text:style-name="P57"><text:span text:style-name="Source_20_Text">'FOO.100.BAR.200.BAZ.300'</text:span></text:p>
      <text:p text:style-name="Text_20_body">In diesem Beispiel <text:span text:style-name="Source_20_Text">f()</text:span>wird für jedes Spiel aufgerufen. Als Ergebnis, <text:span text:style-name="Source_20_Text">re.sub()</text:span>konvertiert jeden alphanumerischen Teil von <text:span text:style-name="Source_20_Text">&lt;string&gt;</text:span>in Großbuchstaben und multipliziert jeden numerischen Teil mit <text:span text:style-name="Source_20_Text">10</text:span>. </text:p>
      <text:h text:style-name="Heading_20_4" text:outline-level="4">Begrenzung der Anzahl der Ersetzungen </text:h>
      <text:p text:style-name="Text_20_body">Wenn Sie eine positive Ganzzahl für das optionale angeben <text:span text:style-name="Source_20_Text">count</text:span>Parameter, dann <text:span text:style-name="Source_20_Text">re.sub()</text:span>führt höchstens so viele Ersetzungen durch: </text:p>
      <text:p text:style-name="Preformatted_20_Text"><text:span text:style-name="Source_20_Text">&gt;&gt;&gt; re.sub(r'\w+', 'xxx', 'foo.bar.baz.qux')</text:span></text:p>
      <text:p text:style-name="Preformatted_20_Text"><text:soft-page-break/><text:span text:style-name="Source_20_Text">'xxx.xxx.xxx.xxx'</text:span></text:p>
      <text:p text:style-name="Preformatted_20_Text"><text:span text:style-name="Source_20_Text">&gt;&gt;&gt; re.sub(r'\w+', 'xxx', 'foo.bar.baz.qux', count=2)</text:span></text:p>
      <text:p text:style-name="P57"><text:span text:style-name="Source_20_Text">'xxx.xxx.baz.qux'</text:span></text:p>
      <text:p text:style-name="Text_20_body">Wie bei den meisten <text:span text:style-name="Source_20_Text">re</text:span>Modulfunktionen, <text:span text:style-name="Source_20_Text">re.sub()</text:span>akzeptiert optional <text:span text:style-name="Source_20_Text">&lt;flags&gt;</text:span>Argument auch. </text:p>
      <text:p text:style-name="Text_20_body"><text:span text:style-name="Source_20_Text">re.subn(&lt;regex&gt;, &lt;repl&gt;, &lt;string&gt;, count=0, flags=0)</text:span></text:p>
      <text:p text:style-name="Quotations">Gibt eine neue Zeichenfolge zurück, die sich aus der Durchführung von Ersetzungen an einer Suchzeichenfolge ergibt, und gibt auch die Anzahl der vorgenommenen Ersetzungen zurück. </text:p>
      <text:p text:style-name="Text_20_body"><text:span text:style-name="Source_20_Text">re.subn()</text:span>ist identisch mit <text:span text:style-name="Source_20_Text">re.sub()</text:span>, außer dass <text:span text:style-name="Source_20_Text">re.subn()</text:span>gibt ein Zwei-Tupel zurück, das aus der geänderten Zeichenfolge und der Anzahl der vorgenommenen Ersetzungen besteht: </text:p>
      <text:p text:style-name="Preformatted_20_Text"><text:span text:style-name="Source_20_Text">&gt;&gt;&gt; re.subn(r'\w+', 'xxx', 'foo.bar.baz.qux')</text:span></text:p>
      <text:p text:style-name="Preformatted_20_Text"><text:span text:style-name="Source_20_Text">('xxx.xxx.xxx.xxx', 4)</text:span></text:p>
      <text:p text:style-name="Preformatted_20_Text"><text:span text:style-name="Source_20_Text">&gt;&gt;&gt; re.subn(r'\w+', 'xxx', 'foo.bar.baz.qux', count=2)</text:span></text:p>
      <text:p text:style-name="Preformatted_20_Text"><text:span text:style-name="Source_20_Text">('xxx.xxx.baz.qux', 2)</text:span></text:p>
      <text:p text:style-name="Preformatted_20_Text"/>
      <text:p text:style-name="Preformatted_20_Text"><text:span text:style-name="Source_20_Text">&gt;&gt;&gt; def f(match_obj):</text:span></text:p>
      <text:p text:style-name="Preformatted_20_Text"><text:span text:style-name="Source_20_Text">... <text:s text:c="4"/>m = match_obj.group(0)</text:span></text:p>
      <text:p text:style-name="Preformatted_20_Text"><text:span text:style-name="Source_20_Text">... <text:s text:c="4"/>if m.isdigit():</text:span></text:p>
      <text:p text:style-name="Preformatted_20_Text"><text:span text:style-name="Source_20_Text">... <text:s text:c="8"/>return str(int(m) * 10)</text:span></text:p>
      <text:p text:style-name="Preformatted_20_Text"><text:span text:style-name="Source_20_Text">... <text:s text:c="4"/>else:</text:span></text:p>
      <text:p text:style-name="Preformatted_20_Text"><text:span text:style-name="Source_20_Text">... <text:s text:c="8"/>return m.upper()</text:span></text:p>
      <text:p text:style-name="Preformatted_20_Text"><text:span text:style-name="Source_20_Text">...</text:span></text:p>
      <text:p text:style-name="Preformatted_20_Text"><text:span text:style-name="Source_20_Text">&gt;&gt;&gt; re.subn(r'\w+', f, 'foo.10.bar.20.baz.30')</text:span></text:p>
      <text:p text:style-name="P57"><text:span text:style-name="Source_20_Text">('FOO.100.BAR.200.BAZ.300', 6)</text:span></text:p>
      <text:p text:style-name="Text_20_body">In allen anderen Belangen <text:span text:style-name="Source_20_Text">re.subn()</text:span>verhält sich genauso <text:span text:style-name="Source_20_Text">re.sub()</text:span>. </text:p>
      <text:h text:style-name="Heading_20_3" text:outline-level="3">Dienstprogrammfunktionen </text:h>
      <text:p text:style-name="Text_20_body">Es gibt zwei verbleibende Regex-Funktionen in Python <text:span text:style-name="Source_20_Text">re</text:span>Modul, das Sie noch abdecken müssen: </text:p>
      <table:table table:name="Table10" table:style-name="Table10">
        <table:table-column table:style-name="Table10.A"/>
        <table:table-column table:style-name="Table10.B"/>
        <table:table-header-rows>
          <table:table-row>
            <table:table-cell table:style-name="Table10.A1" office:value-type="string">
              <text:p text:style-name="Table_20_Heading">Funktion </text:p>
            </table:table-cell>
            <table:table-cell table:style-name="Table10.A1" office:value-type="string">
              <text:p text:style-name="Table_20_Heading">Beschreibung </text:p>
            </table:table-cell>
          </table:table-row>
        </table:table-header-rows>
        <table:table-row>
          <table:table-cell table:style-name="Table10.A1" office:value-type="string">
            <text:p text:style-name="Table_20_Contents"><text:span text:style-name="Source_20_Text">re.split()</text:span></text:p>
          </table:table-cell>
          <table:table-cell table:style-name="Table10.A1" office:value-type="string">
            <text:p text:style-name="Table_20_Contents">Teilt einen String mit einem regulären Ausdruck als Trennzeichen in Teilstrings auf </text:p>
          </table:table-cell>
        </table:table-row>
        <table:table-row>
          <table:table-cell table:style-name="Table10.A1" office:value-type="string">
            <text:p text:style-name="Table_20_Contents"><text:span text:style-name="Source_20_Text">re.escape()</text:span></text:p>
          </table:table-cell>
          <table:table-cell table:style-name="Table10.A1" office:value-type="string">
            <text:p text:style-name="Table_20_Contents">Maskiert Zeichen in einer Regex </text:p>
          </table:table-cell>
        </table:table-row>
      </table:table>
      <text:p text:style-name="Text_20_body">Dies sind Funktionen, die einen Regex-Abgleich beinhalten, aber nicht eindeutig in eine der oben beschriebenen Kategorien fallen. </text:p>
      <text:p text:style-name="Text_20_body"><text:span text:style-name="Source_20_Text">re.split(&lt;regex&gt;, &lt;string&gt;, maxsplit=0, flags=0)</text:span></text:p>
      <text:p text:style-name="Quotations">Teilt einen String in Teilstrings. </text:p>
      <text:p text:style-name="Text_20_body"><text:span text:style-name="Source_20_Text">re.split(&lt;regex&gt;, &lt;string&gt;)</text:span>spaltet <text:span text:style-name="Source_20_Text">&lt;string&gt;</text:span>in Teilstrings mit <text:span text:style-name="Source_20_Text">&lt;regex&gt;</text:span>als Trennzeichen und gibt die Teilstrings als Liste zurück. </text:p>
      <text:p text:style-name="Text_20_body">Das folgende Beispiel teilt die angegebene Zeichenfolge in Teilzeichenfolgen, die durch ein Komma getrennt sind ( <text:span text:style-name="Source_20_Text">,</text:span>), Semikolon ( <text:span text:style-name="Source_20_Text">;</text:span>) oder Schrägstrich ( <text:span text:style-name="Source_20_Text">/</text:span>) Zeichen, umgeben von beliebig viel Leerzeichen: </text:p>
      <text:p text:style-name="Preformatted_20_Text"><text:span text:style-name="Source_20_Text">&gt;&gt;&gt; re.split('\s*[,;/]\s*', 'foo,bar <text:s/>; <text:s/>baz / qux')</text:span></text:p>
      <text:p text:style-name="P57"><text:span text:style-name="Source_20_Text">['foo', 'bar', 'baz', 'qux']</text:span></text:p>
      <text:p text:style-name="Text_20_body"><text:soft-page-break/>Wenn <text:span text:style-name="Source_20_Text">&lt;regex&gt;</text:span>einfangende Gruppen enthält, enthält die Rückgabeliste auch die passenden Trennzeichenfolgen: </text:p>
      <text:p text:style-name="Preformatted_20_Text"><text:span text:style-name="Source_20_Text">&gt;&gt;&gt; re.split('(\s*[,;/]\s*)', 'foo,bar <text:s/>; <text:s/>baz / qux')</text:span></text:p>
      <text:p text:style-name="P57"><text:span text:style-name="Source_20_Text">['foo', ',', 'bar', ' <text:s/>; <text:s/>', 'baz', ' / ', 'qux']</text:span></text:p>
      <text:p text:style-name="Text_20_body">Diesmal enthält die Rückgabeliste nicht nur die Teilstrings <text:span text:style-name="Source_20_Text">'foo'</text:span>, <text:span text:style-name="Source_20_Text">'bar'</text:span>, <text:span text:style-name="Source_20_Text">'baz'</text:span>, und <text:span text:style-name="Source_20_Text">'qux'</text:span>sondern auch mehrere Trennzeichenfolgen: </text:p>
      <text:list xml:id="list618932716" text:style-name="L25">
        <text:list-item>
          <text:p text:style-name="P51"><text:span text:style-name="Source_20_Text">','</text:span> </text:p>
        </text:list-item>
        <text:list-item>
          <text:p text:style-name="P51"><text:span text:style-name="Source_20_Text">' ; '</text:span> </text:p>
        </text:list-item>
        <text:list-item>
          <text:p text:style-name="P25"><text:span text:style-name="Source_20_Text">' / '</text:span> </text:p>
        </text:list-item>
      </text:list>
      <text:p text:style-name="Text_20_body">Dies kann nützlich sein, wenn Sie aufteilen möchten <text:span text:style-name="Source_20_Text">&lt;string&gt;</text:span>Zerlegen Sie sie in getrennte Token, verarbeiten Sie die Token auf irgendeine Weise und setzen Sie die Zeichenfolge dann wieder zusammen, indem Sie dieselben Trennzeichen verwenden, die sie ursprünglich getrennt haben: </text:p>
      <text:p text:style-name="Preformatted_20_Text"><text:span text:style-name="Source_20_Text">&gt;&gt;&gt; string = 'foo,bar <text:s/>; <text:s/>baz / qux'</text:span></text:p>
      <text:p text:style-name="Preformatted_20_Text"><text:span text:style-name="Source_20_Text">&gt;&gt;&gt; regex = r'(\s*[,;/]\s*)'</text:span></text:p>
      <text:p text:style-name="Preformatted_20_Text"><text:span text:style-name="Source_20_Text">&gt;&gt;&gt; a = re.split(regex, string)</text:span></text:p>
      <text:p text:style-name="Preformatted_20_Text"/>
      <text:p text:style-name="Preformatted_20_Text"><text:span text:style-name="Source_20_Text">&gt;&gt;&gt; # List of tokens and delimiters</text:span></text:p>
      <text:p text:style-name="Preformatted_20_Text"><text:span text:style-name="Source_20_Text">&gt;&gt;&gt; a</text:span></text:p>
      <text:p text:style-name="Preformatted_20_Text"><text:span text:style-name="Source_20_Text">['foo', ',', 'bar', ' <text:s/>; <text:s/>', 'baz', ' / ', 'qux']</text:span></text:p>
      <text:p text:style-name="Preformatted_20_Text"/>
      <text:p text:style-name="Preformatted_20_Text"><text:span text:style-name="Source_20_Text">&gt;&gt;&gt; # Enclose each token in &lt;&gt;'s</text:span></text:p>
      <text:p text:style-name="Preformatted_20_Text"><text:span text:style-name="Source_20_Text">&gt;&gt;&gt; for i, s in enumerate(a):</text:span></text:p>
      <text:p text:style-name="Preformatted_20_Text"><text:span text:style-name="Source_20_Text">...</text:span></text:p>
      <text:p text:style-name="Preformatted_20_Text"><text:span text:style-name="Source_20_Text">... <text:s text:c="4"/># This will be True for the tokens but not the delimiters</text:span></text:p>
      <text:p text:style-name="Preformatted_20_Text"><text:span text:style-name="Source_20_Text">... <text:s text:c="4"/>if not re.fullmatch(regex, s):</text:span></text:p>
      <text:p text:style-name="Preformatted_20_Text"><text:span text:style-name="Source_20_Text">... <text:s text:c="8"/>a[i] = f'&lt;{s}&gt;'</text:span></text:p>
      <text:p text:style-name="Preformatted_20_Text"><text:span text:style-name="Source_20_Text">...</text:span></text:p>
      <text:p text:style-name="Preformatted_20_Text"/>
      <text:p text:style-name="Preformatted_20_Text"><text:span text:style-name="Source_20_Text">&gt;&gt;&gt; # Put the tokens back together using the same delimiters</text:span></text:p>
      <text:p text:style-name="Preformatted_20_Text"><text:span text:style-name="Source_20_Text">&gt;&gt;&gt; ''.join(a)</text:span></text:p>
      <text:p text:style-name="P57"><text:span text:style-name="Source_20_Text">'&lt;foo&gt;,&lt;bar&gt; <text:s/>; <text:s/>&lt;baz&gt; / &lt;qux&gt;'</text:span></text:p>
      <text:p text:style-name="Text_20_body">Wenn Sie Gruppen verwenden müssen, aber nicht möchten, dass die Trennzeichen in die Rückgabeliste aufgenommen werden, können Sie nicht erfassende Gruppen verwenden: </text:p>
      <text:p text:style-name="Preformatted_20_Text"><text:span text:style-name="Source_20_Text">&gt;&gt;&gt; string = 'foo,bar <text:s/>; <text:s/>baz / qux'</text:span></text:p>
      <text:p text:style-name="Preformatted_20_Text"><text:span text:style-name="Source_20_Text">&gt;&gt;&gt; regex = r'(?:\s*[,;/]\s*)'</text:span></text:p>
      <text:p text:style-name="Preformatted_20_Text"><text:span text:style-name="Source_20_Text">&gt;&gt;&gt; re.split(regex, string)</text:span></text:p>
      <text:p text:style-name="P57"><text:span text:style-name="Source_20_Text">['foo', 'bar', 'baz', 'qux']</text:span></text:p>
      <text:p text:style-name="Text_20_body">Wenn die optional <text:span text:style-name="Source_20_Text">maxsplit</text:span>argument ist vorhanden und größer als Null, dann <text:span text:style-name="Source_20_Text">re.split()</text:span>führt höchstens so viele Splits aus. Das letzte Element in der Rückgabeliste ist der Rest von <text:span text:style-name="Source_20_Text">&lt;string&gt;</text:span>Nachdem alle Splits aufgetreten sind: </text:p>
      <text:p text:style-name="Preformatted_20_Text"><text:span text:style-name="Source_20_Text">&gt;&gt;&gt; s = 'foo, bar, baz, qux, quux, corge'</text:span></text:p>
      <text:p text:style-name="Preformatted_20_Text"/>
      <text:p text:style-name="Preformatted_20_Text"><text:span text:style-name="Source_20_Text">&gt;&gt;&gt; re.split(r',\s*', s)</text:span></text:p>
      <text:p text:style-name="Preformatted_20_Text"><text:span text:style-name="Source_20_Text">['foo', 'bar', 'baz', 'qux', 'quux', 'corge']</text:span></text:p>
      <text:p text:style-name="Preformatted_20_Text"><text:span text:style-name="Source_20_Text">&gt;&gt;&gt; re.split(r',\s*', s, maxsplit=3)</text:span></text:p>
      <text:p text:style-name="P57"><text:span text:style-name="Source_20_Text">['foo', 'bar', 'baz', 'qux, quux, corge']</text:span></text:p>
      <text:p text:style-name="Text_20_body"><text:soft-page-break/>Explizit angeben <text:span text:style-name="Source_20_Text">maxsplit=0</text:span>ist gleichbedeutend mit dem vollständigen Weglassen. Wenn <text:span text:style-name="Source_20_Text">maxsplit</text:span>ist dann negativ <text:span text:style-name="Source_20_Text">re.split()</text:span>kehrt zurück <text:span text:style-name="Source_20_Text">&lt;string&gt;</text:span>unverändert (falls Sie auf der Suche nach einer ziemlich aufwändigen Möglichkeit waren, gar nichts zu tun). </text:p>
      <text:p text:style-name="Text_20_body">Wenn <text:span text:style-name="Source_20_Text">&lt;regex&gt;</text:span>enthält Erfassungsgruppen, sodass die Rückgabeliste Trennzeichen enthält, und <text:span text:style-name="Source_20_Text">&lt;regex&gt;</text:span>entspricht dem Beginn von <text:span text:style-name="Source_20_Text">&lt;string&gt;</text:span>, dann <text:span text:style-name="Source_20_Text">re.split()</text:span>fügt einen leeren String als erstes Element in die Rückgabeliste ein. Ebenso ist das letzte Element in der Rückgabeliste eine leere Zeichenfolge if <text:span text:style-name="Source_20_Text">&lt;regex&gt;</text:span>entspricht dem Ende von <text:span text:style-name="Source_20_Text">&lt;string&gt;</text:span>: </text:p>
      <text:p text:style-name="Preformatted_20_Text"><text:span text:style-name="Source_20_Text">&gt;&gt;&gt; re.split('(/)', '/foo/bar/baz/')</text:span></text:p>
      <text:p text:style-name="P57"><text:span text:style-name="Source_20_Text">['', '/', 'foo', '/', 'bar', '/', 'baz', '/', '']</text:span></text:p>
      <text:p text:style-name="Text_20_body">In diesem Fall ist die <text:span text:style-name="Source_20_Text">&lt;regex&gt;</text:span>Trennzeichen ist ein einzelner Schrägstrich ( <text:span text:style-name="Source_20_Text">/</text:span>) Charakter. In gewisser Weise befindet sich also links vom ersten Trennzeichen und rechts vom letzten ein leerer String. Das macht also Sinn <text:span text:style-name="Source_20_Text">re.split()</text:span>platziert leere Zeichenfolgen als erstes und letztes Element der Rückgabeliste. </text:p>
      <text:p text:style-name="Text_20_body"><text:span text:style-name="Source_20_Text">re.escape(&lt;regex&gt;)</text:span></text:p>
      <text:p text:style-name="Quotations">Maskiert Zeichen in einer Regex. </text:p>
      <text:p text:style-name="Text_20_body"><text:span text:style-name="Source_20_Text">re.escape(&lt;regex&gt;)</text:span>gibt eine Kopie von zurück <text:span text:style-name="Source_20_Text">&lt;regex&gt;</text:span>wobei jedem Nichtwortzeichen (alles andere als ein Buchstabe, eine Ziffer oder ein Unterstrich) ein umgekehrter Schrägstrich vorangestellt ist. </text:p>
      <text:p text:style-name="Text_20_body">Dies ist nützlich, wenn Sie einen der anrufen <text:span text:style-name="Source_20_Text">re</text:span>Modulfunktionen und die <text:span text:style-name="Source_20_Text">&lt;regex&gt;</text:span>Sie übergeben eine Menge Sonderzeichen, die der Parser buchstäblich statt als Metazeichen auffassen soll. Es erspart Ihnen die Mühe, alle Backslash-Zeichen manuell einzugeben: </text:p>
      <text:p text:style-name="P57"><text:span text:style-name="Source_20_Text">&gt;&gt;&gt; print(re.match('foo^bar(baz)|qux', 'foo^bar(baz)|qux'))</text:span></text:p>
      <text:p text:style-name="P57"><text:span text:style-name="Source_20_Text">None</text:span></text:p>
      <text:p text:style-name="P57"><text:span text:style-name="Source_20_Text">&gt;&gt;&gt; re.match('foo\^bar\(baz\)\|qux', 'foo^bar(baz)|qux')</text:span></text:p>
      <text:p text:style-name="P57"><text:span text:style-name="Source_20_Text">&lt;_sre.SRE_Match object; span=(0, 16), match='foo^bar(baz)|qux'&gt;</text:span></text:p>
      <text:p text:style-name="P57"/>
      <text:p text:style-name="P57"><text:span text:style-name="Source_20_Text">&gt;&gt;&gt; re.escape('foo^bar(baz)|qux') == 'foo\^bar\(baz\)\|qux'</text:span></text:p>
      <text:p text:style-name="P57"><text:span text:style-name="Source_20_Text">True</text:span></text:p>
      <text:p text:style-name="P57"><text:span text:style-name="Source_20_Text">&gt;&gt;&gt; re.match(re.escape('foo^bar(baz)|qux'), 'foo^bar(baz)|qux')</text:span></text:p>
      <text:p text:style-name="P57"><text:span text:style-name="Source_20_Text">&lt;_sre.SRE_Match object; span=(0, 16), match='foo^bar(baz)|qux'&gt;</text:span></text:p>
      <text:p text:style-name="Text_20_body">In diesem Beispiel gibt es keine Übereinstimmung in <text:span text:style-name="Strong_20_Emphasis">Zeile 1, </text:span>weil die regex <text:span text:style-name="Source_20_Text">'foo^bar(baz)|qux'</text:span>enthält Sonderzeichen, die sich wie Metazeichen verhalten. In <text:span text:style-name="Strong_20_Emphasis">Zeile 3 </text:span>werden sie explizit mit Backslashes maskiert, sodass eine Übereinstimmung auftritt. <text:span text:style-name="Strong_20_Emphasis">Zeilen 6 und 8 </text:span>zeigen, dass Sie denselben Effekt erzielen können, indem Sie verwenden <text:span text:style-name="Source_20_Text">re.escape()</text:span>. </text:p>
      <text:h text:style-name="Heading_20_2" text:outline-level="2"><text:soft-page-break/>Kompilierte Regex-Objekte in Python </text:h>
      <text:p text:style-name="Text_20_body">Das <text:span text:style-name="Source_20_Text">re</text:span>-Modul unterstützt die Fähigkeit, eine Regex in Python in ein <text:span text:style-name="Strong_20_Emphasis">reguläres Ausdrucksobjekt vorzukompilieren </text:span>, das später wiederholt verwendet werden kann. </text:p>
      <text:p text:style-name="Text_20_body"><text:span text:style-name="Source_20_Text">re.compile(&lt;regex&gt;, flags=0)</text:span></text:p>
      <text:p text:style-name="Quotations">Kompiliert einen regulären Ausdruck in ein reguläres Ausdrucksobjekt. </text:p>
      <text:p text:style-name="Text_20_body"><text:span text:style-name="Source_20_Text">re.compile(&lt;regex&gt;)</text:span>kompiliert <text:span text:style-name="Source_20_Text">&lt;regex&gt;</text:span>und gibt das entsprechende reguläre Ausdrucksobjekt zurück. Wenn Sie a <text:span text:style-name="Source_20_Text">&lt;flags&gt;</text:span>Wert, dann gelten die entsprechenden Flags für alle Suchen, die mit dem Objekt durchgeführt werden. </text:p>
      <text:p text:style-name="Text_20_body">Es gibt zwei Möglichkeiten, ein kompiliertes reguläres Ausdrucksobjekt zu verwenden. Sie können es als erstes Argument für angeben <text:span text:style-name="Source_20_Text">re</text:span>Modulfunktionen anstelle von <text:span text:style-name="Source_20_Text">&lt;regex&gt;</text:span>: </text:p>
      <text:p text:style-name="Preformatted_20_Text"><text:span text:style-name="Source_20_Text">re_obj = re.compile(&lt;regex&gt;, &lt;flags&gt;)</text:span></text:p>
      <text:p text:style-name="P57"><text:span text:style-name="Source_20_Text">result = re.search(re_obj, &lt;string&gt;)</text:span></text:p>
      <text:p text:style-name="Text_20_body">Sie können eine Methode auch direkt aus einem regulären Ausdrucksobjekt aufrufen: </text:p>
      <text:p text:style-name="Preformatted_20_Text"><text:span text:style-name="Source_20_Text">re_obj = re.compile(&lt;regex&gt;, &lt;flags&gt;)</text:span></text:p>
      <text:p text:style-name="P57"><text:span text:style-name="Source_20_Text">result = re_obj.search(&lt;string&gt;)</text:span></text:p>
      <text:p text:style-name="Text_20_body">Die beiden obigen Beispiele sind äquivalent dazu: </text:p>
      <text:p text:style-name="P57"><text:span text:style-name="Source_20_Text">result = re.search(&lt;regex&gt;, &lt;string&gt;, &lt;flags&gt;)</text:span></text:p>
      <text:p text:style-name="Text_20_body">Hier ist eines der Beispiele, die Sie zuvor gesehen haben, neu formuliert mit einem kompilierten Objekt für reguläre Ausdrücke: </text:p>
      <text:p text:style-name="Preformatted_20_Text"><text:span text:style-name="Source_20_Text">&gt;&gt;&gt; re.search(r'(\d+)', 'foo123bar')</text:span></text:p>
      <text:p text:style-name="Preformatted_20_Text"><text:span text:style-name="Source_20_Text">&lt;_sre.SRE_Match object; span=(3, 6), match='123'&gt;</text:span></text:p>
      <text:p text:style-name="Preformatted_20_Text"/>
      <text:p text:style-name="Preformatted_20_Text"><text:span text:style-name="Source_20_Text">&gt;&gt;&gt; re_obj = re.compile(r'(\d+)')</text:span></text:p>
      <text:p text:style-name="Preformatted_20_Text"><text:span text:style-name="Source_20_Text">&gt;&gt;&gt; re.search(re_obj, 'foo123bar')</text:span></text:p>
      <text:p text:style-name="Preformatted_20_Text"><text:span text:style-name="Source_20_Text">&lt;_sre.SRE_Match object; span=(3, 6), match='123'&gt;</text:span></text:p>
      <text:p text:style-name="Preformatted_20_Text"><text:span text:style-name="Source_20_Text">&gt;&gt;&gt; re_obj.search('foo123bar')</text:span></text:p>
      <text:p text:style-name="P57"><text:span text:style-name="Source_20_Text">&lt;_sre.SRE_Match object; span=(3, 6), match='123'&gt;</text:span></text:p>
      <text:p text:style-name="Text_20_body">Hier ist eine andere, die auch die verwendet <text:span text:style-name="Source_20_Text">IGNORECASE</text:span>Flagge: </text:p>
      <text:p text:style-name="P57"><text:span text:style-name="Source_20_Text">&gt;&gt;&gt; r1 = re.search('ba[rz]', 'FOOBARBAZ', flags=re.I)</text:span></text:p>
      <text:p text:style-name="P57"/>
      <text:p text:style-name="P57"><text:span text:style-name="Source_20_Text">&gt;&gt;&gt; re_obj = re.compile('ba[rz]', flags=re.I)</text:span></text:p>
      <text:p text:style-name="P57"><text:span text:style-name="Source_20_Text">&gt;&gt;&gt; r2 = re.search(re_obj, 'FOOBARBAZ')</text:span></text:p>
      <text:p text:style-name="P57"><text:span text:style-name="Source_20_Text">&gt;&gt;&gt; r3 = re_obj.search('FOOBARBAZ')</text:span></text:p>
      <text:p text:style-name="P57"/>
      <text:p text:style-name="P57"><text:span text:style-name="Source_20_Text">&gt;&gt;&gt; r1</text:span></text:p>
      <text:p text:style-name="P57"><text:span text:style-name="Source_20_Text">&lt;_sre.SRE_Match object; span=(3, 6), match='BAR'&gt;</text:span></text:p>
      <text:p text:style-name="P57"><text:soft-page-break/><text:span text:style-name="Source_20_Text">&gt;&gt;&gt; r2</text:span></text:p>
      <text:p text:style-name="P57"><text:span text:style-name="Source_20_Text">&lt;_sre.SRE_Match object; span=(3, 6), match='BAR'&gt;</text:span></text:p>
      <text:p text:style-name="P57"><text:span text:style-name="Source_20_Text">&gt;&gt;&gt; r3</text:span></text:p>
      <text:p text:style-name="P57"><text:span text:style-name="Source_20_Text">&lt;_sre.SRE_Match object; span=(3, 6), match='BAR'&gt;</text:span></text:p>
      <text:p text:style-name="Text_20_body">In diesem Beispiel gibt die Anweisung in <text:span text:style-name="Strong_20_Emphasis">Zeile 1 </text:span>Regex an <text:span text:style-name="Source_20_Text">ba[rz]</text:span>direkt zu <text:span text:style-name="Source_20_Text">re.search()</text:span>als erstes Argument. In <text:span text:style-name="Strong_20_Emphasis">Zeile 4 </text:span>das erste Argument für <text:span text:style-name="Source_20_Text">re.search()</text:span>ist das kompilierte reguläre Ausdrucksobjekt <text:span text:style-name="Source_20_Text">re_obj</text:span>. In <text:span text:style-name="Strong_20_Emphasis">Zeile 5 </text:span>, <text:span text:style-name="Source_20_Text">search()</text:span>wird direkt aufgerufen <text:span text:style-name="Source_20_Text">re_obj</text:span>. Alle drei Fälle erzeugen die gleiche Übereinstimmung. </text:p>
      <text:h text:style-name="Heading_20_3" text:outline-level="3">Warum sich die Mühe machen, eine Regex zu kompilieren? </text:h>
      <text:p text:style-name="Text_20_body">Was nützt das Vorkompilieren? Es gibt ein paar mögliche Vorteile. </text:p>
      <text:p text:style-name="Text_20_body">Wenn Sie häufig einen bestimmten Regex in Ihrem Python-Code verwenden, können Sie durch Vorkompilieren die Regex-Definition von ihrer Verwendung trennen. Dies verbessert die <text:a xlink:type="simple" xlink:href="https://en.wikipedia.org/wiki/Modular_programming" text:style-name="Internet_20_link" text:visited-style-name="Visited_20_Internet_20_Link">Modularität </text:a>. Betrachten Sie dieses Beispiel: </text:p>
      <text:p text:style-name="Preformatted_20_Text"><text:span text:style-name="Source_20_Text">&gt;&gt;&gt; s1, s2, s3, s4 = 'foo.bar', 'foo123bar', 'baz99', 'qux &amp; grault'</text:span></text:p>
      <text:p text:style-name="Preformatted_20_Text"/>
      <text:p text:style-name="Preformatted_20_Text"><text:span text:style-name="Source_20_Text">&gt;&gt;&gt; import re</text:span></text:p>
      <text:p text:style-name="Preformatted_20_Text"><text:span text:style-name="Source_20_Text">&gt;&gt;&gt; re.search('\d+', s1)</text:span></text:p>
      <text:p text:style-name="Preformatted_20_Text"><text:span text:style-name="Source_20_Text">&gt;&gt;&gt; re.search('\d+', s2)</text:span></text:p>
      <text:p text:style-name="Preformatted_20_Text"><text:span text:style-name="Source_20_Text">&lt;_sre.SRE_Match object; span=(3, 6), match='123'&gt;</text:span></text:p>
      <text:p text:style-name="Preformatted_20_Text"><text:span text:style-name="Source_20_Text">&gt;&gt;&gt; re.search('\d+', s3)</text:span></text:p>
      <text:p text:style-name="Preformatted_20_Text"><text:span text:style-name="Source_20_Text">&lt;_sre.SRE_Match object; span=(3, 5), match='99'&gt;</text:span></text:p>
      <text:p text:style-name="P57"><text:span text:style-name="Source_20_Text">&gt;&gt;&gt; re.search('\d+', s4)</text:span></text:p>
      <text:p text:style-name="Text_20_body">Hier die Regex <text:span text:style-name="Source_20_Text">\d+</text:span>taucht mehrfach auf. Wenn Sie im Laufe der Pflege dieses Codes entscheiden, dass Sie eine andere Regex benötigen, müssen Sie sie an jeder Stelle ändern. Das ist bei diesem kleinen Beispiel gar nicht so schlimm, denn die Nutzungen liegen nah beieinander. Aber in einer größeren Anwendung könnten sie weit verstreut und schwer aufzuspüren sein. </text:p>
      <text:p text:style-name="Text_20_body">Das Folgende ist modularer und wartbarer: </text:p>
      <text:p text:style-name="Preformatted_20_Text"><text:span text:style-name="Source_20_Text">&gt;&gt;&gt; s1, s2, s3, s4 = 'foo.bar', 'foo123bar', 'baz99', 'qux &amp; grault'</text:span></text:p>
      <text:p text:style-name="Preformatted_20_Text"><text:span text:style-name="Source_20_Text">&gt;&gt;&gt; re_obj = re.compile('\d+')</text:span></text:p>
      <text:p text:style-name="Preformatted_20_Text"/>
      <text:p text:style-name="Preformatted_20_Text"><text:span text:style-name="Source_20_Text">&gt;&gt;&gt; re_obj.search(s1)</text:span></text:p>
      <text:p text:style-name="Preformatted_20_Text"><text:span text:style-name="Source_20_Text">&gt;&gt;&gt; re_obj.search(s2)</text:span></text:p>
      <text:p text:style-name="Preformatted_20_Text"><text:span text:style-name="Source_20_Text">&lt;_sre.SRE_Match object; span=(3, 6), match='123'&gt;</text:span></text:p>
      <text:p text:style-name="Preformatted_20_Text"><text:span text:style-name="Source_20_Text">&gt;&gt;&gt; re_obj.search(s3)</text:span></text:p>
      <text:p text:style-name="Preformatted_20_Text"><text:span text:style-name="Source_20_Text">&lt;_sre.SRE_Match object; span=(3, 5), match='99'&gt;</text:span></text:p>
      <text:p text:style-name="P57"><text:span text:style-name="Source_20_Text">&gt;&gt;&gt; re_obj.search(s4)</text:span></text:p>
      <text:p text:style-name="Text_20_body">Andererseits können Sie eine ähnliche Modularität ohne Vorkompilierung erreichen, indem Sie die Variablenzuweisung verwenden: </text:p>
      <text:p text:style-name="Preformatted_20_Text"><text:span text:style-name="Source_20_Text">&gt;&gt;&gt; s1, s2, s3, s4 = 'foo.bar', 'foo123bar', 'baz99', 'qux &amp; grault'</text:span></text:p>
      <text:p text:style-name="Preformatted_20_Text"><text:span text:style-name="Source_20_Text">&gt;&gt;&gt; regex = '\d+'</text:span></text:p>
      <text:p text:style-name="Preformatted_20_Text"/>
      <text:p text:style-name="Preformatted_20_Text"><text:span text:style-name="Source_20_Text">&gt;&gt;&gt; re.search(regex, s1)</text:span></text:p>
      <text:p text:style-name="Preformatted_20_Text"><text:span text:style-name="Source_20_Text">&gt;&gt;&gt; re.search(regex, s2)</text:span></text:p>
      <text:p text:style-name="Preformatted_20_Text"><text:span text:style-name="Source_20_Text">&lt;_sre.SRE_Match object; span=(3, 6), match='123'&gt;</text:span></text:p>
      <text:p text:style-name="Preformatted_20_Text"><text:span text:style-name="Source_20_Text">&gt;&gt;&gt; re.search(regex, s3)</text:span></text:p>
      <text:p text:style-name="Preformatted_20_Text"><text:soft-page-break/><text:span text:style-name="Source_20_Text">&lt;_sre.SRE_Match object; span=(3, 5), match='99'&gt;</text:span></text:p>
      <text:p text:style-name="P57"><text:span text:style-name="Source_20_Text">&gt;&gt;&gt; re.search(regex, s4)</text:span></text:p>
      <text:p text:style-name="Text_20_body">Theoretisch könnten Sie erwarten, dass die Vorkompilierung auch zu einer schnelleren Ausführungszeit führt. Angenommen, Sie rufen an <text:span text:style-name="Source_20_Text">re.search()</text:span>viele tausend Male auf der gleichen Regex. Es mag den Anschein haben, als wäre es effizienter, die Regex einmal im Voraus zu kompilieren, als sie jedes Mal neu zu kompilieren, wenn sie tausende Male verwendet wird. </text:p>
      <text:p text:style-name="Text_20_body">In der Praxis ist das aber nicht der Fall. Die Wahrheit ist, dass die <text:span text:style-name="Source_20_Text">re</text:span>-Modul kompiliert und <text:a xlink:type="simple" xlink:href="https://en.wikipedia.org/wiki/Cache_(computing)#Software_caches" text:style-name="Internet_20_link" text:visited-style-name="Visited_20_Internet_20_Link">cachet </text:a>eine Regex, wenn sie in einem Funktionsaufruf verwendet wird. Wenn dieselbe Regex anschließend im selben Python-Code verwendet wird, wird sie nicht neu kompiliert. Der kompilierte Wert wird stattdessen aus dem Cache abgerufen. Der Leistungsvorteil ist also minimal. </text:p>
      <text:p text:style-name="Text_20_body">Alles in allem gibt es keinen zwingenden Grund, eine Regex in Python zu kompilieren. Wie vieles in Python ist es nur ein weiteres Tool in Ihrem Toolkit, das Sie verwenden können, wenn Sie glauben, dass es die Lesbarkeit oder Struktur Ihres Codes verbessert. </text:p>
      <text:h text:style-name="Heading_20_3" text:outline-level="3">Objektmethoden für reguläre Ausdrücke </text:h>
      <text:p text:style-name="Text_20_body">Ein kompiliertes reguläres Ausdrucksobjekt <text:span text:style-name="Source_20_Text">re_obj</text:span>unterstützt die folgenden Methoden: </text:p>
      <text:list xml:id="list2759994928" text:style-name="L26">
        <text:list-item>
          <text:p text:style-name="P52"><text:span text:style-name="Source_20_Text">re_obj.search(&lt;string&gt;[, &lt;pos&gt;[, &lt;endpos&gt;]])</text:span> </text:p>
        </text:list-item>
        <text:list-item>
          <text:p text:style-name="P52"><text:span text:style-name="Source_20_Text">re_obj.match(&lt;string&gt;[, &lt;pos&gt;[, &lt;endpos&gt;]])</text:span> </text:p>
        </text:list-item>
        <text:list-item>
          <text:p text:style-name="P52"><text:span text:style-name="Source_20_Text">re_obj.fullmatch(&lt;string&gt;[, &lt;pos&gt;[, &lt;endpos&gt;]])</text:span> </text:p>
        </text:list-item>
        <text:list-item>
          <text:p text:style-name="P52"><text:span text:style-name="Source_20_Text">re_obj.findall(&lt;string&gt;[, &lt;pos&gt;[, &lt;endpos&gt;]])</text:span> </text:p>
        </text:list-item>
        <text:list-item>
          <text:p text:style-name="P26"><text:span text:style-name="Source_20_Text">re_obj.finditer(&lt;string&gt;[, &lt;pos&gt;[, &lt;endpos&gt;]])</text:span> </text:p>
        </text:list-item>
      </text:list>
      <text:p text:style-name="Text_20_body">Diese verhalten sich alle gleich wie die entsprechenden <text:span text:style-name="Source_20_Text">re</text:span>Funktionen, denen Sie bereits begegnet sind, mit der Ausnahme, dass sie auch die optionalen unterstützen <text:span text:style-name="Source_20_Text">&lt;pos&gt;</text:span>und <text:span text:style-name="Source_20_Text">&lt;endpos&gt;</text:span>Parameter. Sind diese vorhanden, dann bezieht sich die Suche nur auf den Teil von <text:span text:style-name="Source_20_Text">&lt;string&gt;</text:span>angezeigt durch <text:span text:style-name="Source_20_Text">&lt;pos&gt;</text:span>und <text:span text:style-name="Source_20_Text">&lt;endpos&gt;</text:span>, die sich wie Indizes in <text:a xlink:type="simple" xlink:href="https://realpython.com/python-strings/#string-slicing" text:style-name="Internet_20_link" text:visited-style-name="Visited_20_Internet_20_Link">Slice-Notation verhalten </text:a>: </text:p>
      <text:p text:style-name="P57"><text:span text:style-name="Source_20_Text">&gt;&gt;&gt; re_obj = re.compile(r'\d+')</text:span></text:p>
      <text:p text:style-name="P57"><text:span text:style-name="Source_20_Text">&gt;&gt;&gt; s = 'foo123barbaz'</text:span></text:p>
      <text:p text:style-name="P57"/>
      <text:p text:style-name="P57"><text:span text:style-name="Source_20_Text">&gt;&gt;&gt; re_obj.search(s)</text:span></text:p>
      <text:p text:style-name="P57"><text:span text:style-name="Source_20_Text">&lt;_sre.SRE_Match object; span=(3, 6), match='123'&gt;</text:span></text:p>
      <text:p text:style-name="P57"/>
      <text:p text:style-name="P57"><text:span text:style-name="Source_20_Text">&gt;&gt;&gt; s[6:9]</text:span></text:p>
      <text:p text:style-name="P57"><text:span text:style-name="Source_20_Text">'bar'</text:span></text:p>
      <text:p text:style-name="P57"><text:span text:style-name="Source_20_Text">&gt;&gt;&gt; print(re_obj.search(s, 6, 9))</text:span></text:p>
      <text:p text:style-name="P57"><text:span text:style-name="Source_20_Text">None</text:span></text:p>
      <text:p text:style-name="Text_20_body"><text:soft-page-break/>Im obigen Beispiel lautet die Regex <text:span text:style-name="Source_20_Text">\d+</text:span>, eine Folge von Ziffern. Das <text:span text:style-name="Source_20_Text">.search()</text:span>Anruf auf <text:span text:style-name="Strong_20_Emphasis">Leitung 4 </text:span>sucht alle <text:span text:style-name="Source_20_Text">s</text:span>, also gibt es eine Übereinstimmung. Auf <text:span text:style-name="Strong_20_Emphasis">Zeile 9 </text:span>, die <text:span text:style-name="Source_20_Text">&lt;pos&gt;</text:span>und <text:span text:style-name="Source_20_Text">&lt;endpos&gt;</text:span>Parameter schränken die Suche effektiv auf die Teilzeichenfolge ein, die mit Zeichen 6 beginnt und bis zu Zeichen 9 reicht, diese jedoch nicht einschließt (die Teilzeichenfolge <text:span text:style-name="Source_20_Text">'bar'</text:span>), die keine Ziffern enthält. </text:p>
      <text:p text:style-name="Text_20_body">Wenn Sie angeben <text:span text:style-name="Source_20_Text">&lt;pos&gt;</text:span>aber weglassen <text:span text:style-name="Source_20_Text">&lt;endpos&gt;</text:span>, dann gilt die Suche für den Teilstring von <text:span text:style-name="Source_20_Text">&lt;pos&gt;</text:span>bis zum Ende der Zeichenfolge. </text:p>
      <text:p text:style-name="Text_20_body">Beachten Sie, dass Anker wie Caret ( <text:span text:style-name="Source_20_Text">^</text:span>) und Dollarzeichen ( <text:span text:style-name="Source_20_Text">$</text:span>) beziehen sich immer noch auf den Anfang und das Ende der gesamten Zeichenfolge, nicht auf die Teilzeichenfolge, die durch bestimmt wird <text:span text:style-name="Source_20_Text">&lt;pos&gt;</text:span>und <text:span text:style-name="Source_20_Text">&lt;endpos&gt;</text:span>: </text:p>
      <text:p text:style-name="Preformatted_20_Text"><text:span text:style-name="Source_20_Text">&gt;&gt;&gt; re_obj = re.compile('^bar')</text:span></text:p>
      <text:p text:style-name="Preformatted_20_Text"><text:span text:style-name="Source_20_Text">&gt;&gt;&gt; s = 'foobarbaz'</text:span></text:p>
      <text:p text:style-name="Preformatted_20_Text"/>
      <text:p text:style-name="Preformatted_20_Text"><text:span text:style-name="Source_20_Text">&gt;&gt;&gt; s[3:]</text:span></text:p>
      <text:p text:style-name="Preformatted_20_Text"><text:span text:style-name="Source_20_Text">'barbaz'</text:span></text:p>
      <text:p text:style-name="Preformatted_20_Text"/>
      <text:p text:style-name="Preformatted_20_Text"><text:span text:style-name="Source_20_Text">&gt;&gt;&gt; print(re_obj.search(s, 3))</text:span></text:p>
      <text:p text:style-name="P57"><text:span text:style-name="Source_20_Text">None</text:span></text:p>
      <text:p text:style-name="Text_20_body">Hier allerdings <text:span text:style-name="Source_20_Text">'bar'</text:span>am Anfang des Teilstrings ab Zeichen 3 steht, aber nicht am Anfang des gesamten Strings, also das Caretzeichen ( <text:span text:style-name="Source_20_Text">^</text:span>)-Anker stimmt nicht überein. </text:p>
      <text:p text:style-name="Text_20_body">Die folgenden Methoden sind für ein kompiliertes reguläres Ausdrucksobjekt verfügbar <text:span text:style-name="Source_20_Text">re_obj</text:span>auch: </text:p>
      <text:list xml:id="list2646412941" text:style-name="L27">
        <text:list-item>
          <text:p text:style-name="P53"><text:span text:style-name="Source_20_Text">re_obj.split(&lt;string&gt;, maxsplit=0)</text:span> </text:p>
        </text:list-item>
        <text:list-item>
          <text:p text:style-name="P53"><text:span text:style-name="Source_20_Text">re_obj.sub(&lt;repl&gt;, &lt;string&gt;, count=0)</text:span> </text:p>
        </text:list-item>
        <text:list-item>
          <text:p text:style-name="P27"><text:span text:style-name="Source_20_Text">re_obj.subn(&lt;repl&gt;, &lt;string&gt;, count=0)</text:span> </text:p>
        </text:list-item>
      </text:list>
      <text:p text:style-name="Text_20_body">Auch diese verhalten sich analog zu den entsprechenden <text:span text:style-name="Source_20_Text">re</text:span>Funktionen, aber sie unterstützen nicht die <text:span text:style-name="Source_20_Text">&lt;pos&gt;</text:span>und <text:span text:style-name="Source_20_Text">&lt;endpos&gt;</text:span>Parameter. </text:p>
      <text:h text:style-name="Heading_20_3" text:outline-level="3">Objektattribute für reguläre Ausdrücke </text:h>
      <text:p text:style-name="Text_20_body">Das <text:span text:style-name="Source_20_Text">re</text:span>Das Modul definiert mehrere nützliche Attribute für ein kompiliertes reguläres Ausdrucksobjekt: </text:p>
      <table:table table:name="Table11" table:style-name="Table11">
        <table:table-column table:style-name="Table11.A"/>
        <table:table-column table:style-name="Table11.B"/>
        <table:table-header-rows>
          <table:table-row>
            <table:table-cell table:style-name="Table11.A1" office:value-type="string">
              <text:p text:style-name="Table_20_Heading">Attribut </text:p>
            </table:table-cell>
            <table:table-cell table:style-name="Table11.A1" office:value-type="string">
              <text:p text:style-name="Table_20_Heading">Bedeutung </text:p>
            </table:table-cell>
          </table:table-row>
        </table:table-header-rows>
        <table:table-row>
          <table:table-cell table:style-name="Table11.A1" office:value-type="string">
            <text:p text:style-name="Table_20_Contents"><text:span text:style-name="Source_20_Text">re_obj.flags</text:span></text:p>
          </table:table-cell>
          <table:table-cell table:style-name="Table11.A1" office:value-type="string">
            <text:p text:style-name="Table_20_Contents">Irgendein <text:span text:style-name="Source_20_Text">&lt;flags&gt;</text:span>die für die Regex gelten </text:p>
          </table:table-cell>
        </table:table-row>
        <table:table-row>
          <table:table-cell table:style-name="Table11.A1" office:value-type="string">
            <text:p text:style-name="Table_20_Contents"><text:span text:style-name="Source_20_Text">re_obj.groups</text:span></text:p>
          </table:table-cell>
          <table:table-cell table:style-name="Table11.A1" office:value-type="string">
            <text:p text:style-name="Table_20_Contents">Die Anzahl der einfangenden Gruppen in der Regex </text:p>
          </table:table-cell>
        </table:table-row>
        <table:table-row>
          <table:table-cell table:style-name="Table11.A1" office:value-type="string">
            <text:p text:style-name="Table_20_Contents"><text:span text:style-name="Source_20_Text">re_obj.groupindex</text:span></text:p>
          </table:table-cell>
          <table:table-cell table:style-name="Table11.A1" office:value-type="string">
            <text:p text:style-name="Table_20_Contents">Ein Wörterbuch, das jeden symbolischen Gruppennamen abbildet, der durch definiert wird <text:span text:style-name="Source_20_Text">(?P&lt;name&gt;)</text:span>Konstrukt (falls vorhanden) auf die entsprechende Gruppennummer </text:p>
          </table:table-cell>
        </table:table-row>
        <table:table-row>
          <table:table-cell table:style-name="Table11.A1" office:value-type="string">
            <text:p text:style-name="Table_20_Contents"><text:span text:style-name="Source_20_Text">re_obj.pattern</text:span></text:p>
          </table:table-cell>
          <table:table-cell table:style-name="Table11.A1" office:value-type="string">
            <text:p text:style-name="Table_20_Contents">Das <text:span text:style-name="Source_20_Text">&lt;regex&gt;</text:span>Muster, das dieses Objekt erzeugt hat </text:p>
          </table:table-cell>
        </table:table-row>
      </table:table>
      <text:p text:style-name="Text_20_body">Der folgende Code demonstriert einige Verwendungen dieser Attribute: </text:p>
      <text:p text:style-name="P57"><text:span text:style-name="Source_20_Text">&gt;&gt;&gt; re_obj = re.compile(r'(?m)(\w+),(\w+)', re.I)</text:span></text:p>
      <text:p text:style-name="P57"><text:span text:style-name="Source_20_Text">&gt;&gt;&gt; re_obj.flags</text:span></text:p>
      <text:p text:style-name="P57"><text:soft-page-break/><text:span text:style-name="Source_20_Text">42</text:span></text:p>
      <text:p text:style-name="P57"><text:span text:style-name="Source_20_Text">&gt;&gt;&gt; re.I|re.M|re.UNICODE</text:span></text:p>
      <text:p text:style-name="P57"><text:span text:style-name="Source_20_Text">&lt;RegexFlag.UNICODE|MULTILINE|IGNORECASE: 42&gt;</text:span></text:p>
      <text:p text:style-name="P57"><text:span text:style-name="Source_20_Text">&gt;&gt;&gt; re_obj.groups</text:span></text:p>
      <text:p text:style-name="P57"><text:span text:style-name="Source_20_Text">2</text:span></text:p>
      <text:p text:style-name="P57"><text:span text:style-name="Source_20_Text">&gt;&gt;&gt; re_obj.pattern</text:span></text:p>
      <text:p text:style-name="P57"><text:span text:style-name="Source_20_Text">'(?m)(\\w+),(\\w+)'</text:span></text:p>
      <text:p text:style-name="P57"/>
      <text:p text:style-name="P57"><text:span text:style-name="Source_20_Text">&gt;&gt;&gt; re_obj = re.compile(r'(?P&lt;w1&gt;),(?P&lt;w2&gt;)')</text:span></text:p>
      <text:p text:style-name="P57"><text:span text:style-name="Source_20_Text">&gt;&gt;&gt; re_obj.groupindex</text:span></text:p>
      <text:p text:style-name="P57"><text:span text:style-name="Source_20_Text">mappingproxy({'w1': 1, 'w2': 2})</text:span></text:p>
      <text:p text:style-name="P57"><text:span text:style-name="Source_20_Text">&gt;&gt;&gt; re_obj.groupindex['w1']</text:span></text:p>
      <text:p text:style-name="P57"><text:span text:style-name="Source_20_Text">1</text:span></text:p>
      <text:p text:style-name="P57"><text:span text:style-name="Source_20_Text">&gt;&gt;&gt; re_obj.groupindex['w2']</text:span></text:p>
      <text:p text:style-name="P57"><text:span text:style-name="Source_20_Text">2</text:span></text:p>
      <text:p text:style-name="Text_20_body">Beachten Sie, dass <text:span text:style-name="Source_20_Text">.flags</text:span>enthält alle Flags, die als Argumente für angegeben sind <text:span text:style-name="Source_20_Text">re.compile()</text:span>, alle innerhalb der Regex mit dem angegebenen <text:span text:style-name="Source_20_Text">(?flags)</text:span>Metazeichenfolge und alle, die standardmäßig in Kraft sind. definierten regulären Ausdrucksobjekt <text:span text:style-name="Strong_20_Emphasis">Zeile 1 </text:span>sind drei Flags definiert: </text:p>
      <text:list xml:id="list3124048709" text:style-name="L28">
        <text:list-item>
          <text:p text:style-name="P54"><text:span text:style-name="Strong_20_Emphasis"><text:span text:style-name="Source_20_Text">re.I</text:span></text:span><text:span text:style-name="Strong_20_Emphasis">: </text:span>Angegeben als <text:span text:style-name="Source_20_Text">&lt;flags&gt;</text:span>Wert in der <text:span text:style-name="Source_20_Text">re.compile()</text:span>Anruf </text:p>
        </text:list-item>
        <text:list-item>
          <text:p text:style-name="P54"><text:span text:style-name="Strong_20_Emphasis"><text:span text:style-name="Source_20_Text">re.M</text:span></text:span><text:span text:style-name="Strong_20_Emphasis">: </text:span>Angegeben als <text:span text:style-name="Source_20_Text">(?m)</text:span>innerhalb der Regex </text:p>
        </text:list-item>
        <text:list-item>
          <text:p text:style-name="P28"><text:span text:style-name="Strong_20_Emphasis"><text:span text:style-name="Source_20_Text">re.UNICODE</text:span></text:span><text:span text:style-name="Strong_20_Emphasis">: </text:span>Standardmäßig aktiviert </text:p>
        </text:list-item>
      </text:list>
      <text:p text:style-name="Text_20_body">Sie können in <text:span text:style-name="Strong_20_Emphasis">Zeile 4 </text:span>, dass der Wert von <text:span text:style-name="Source_20_Text">re_obj.flags</text:span>ist das <text:span text:style-name="Strong_20_Emphasis">logische ODER </text:span>dieser drei Werte, was gleich ist <text:span text:style-name="Source_20_Text">42</text:span>. </text:p>
      <text:p text:style-name="Text_20_body">Der Wert der <text:span text:style-name="Source_20_Text">.groupindex</text:span>Das Attribut für das in <text:span text:style-name="Strong_20_Emphasis">Zeile 11 </text:span>ist technisch gesehen ein Objekt vom Typ <text:span text:style-name="Source_20_Text">mappingproxy</text:span>. Aus praktischen Gründen funktioniert es wie ein <text:a xlink:type="simple" xlink:href="https://realpython.com/courses/dictionaries-python/" text:style-name="Internet_20_link" text:visited-style-name="Visited_20_Internet_20_Link">Wörterbuch </text:a>. </text:p>
      <text:h text:style-name="Heading_20_2" text:outline-level="2">Objektmethoden und -attribute abgleichen </text:h>
      <text:p text:style-name="Text_20_body">Wie Sie gesehen haben, sind die meisten Funktionen und Methoden in der <text:span text:style-name="Source_20_Text">re</text:span>-Modul gibt ein <text:span text:style-name="Strong_20_Emphasis">Übereinstimmungsobjekt </text:span>wenn es eine erfolgreiche Übereinstimmung gibt. Da ein Match-Objekt <text:a xlink:type="simple" xlink:href="https://realpython.com/python-data-types/#boolean-type-boolean-context-and-truthiness" text:style-name="Internet_20_link" text:visited-style-name="Visited_20_Internet_20_Link">truthy </text:a>, können Sie es in einer Bedingung verwenden: </text:p>
      <text:p text:style-name="Preformatted_20_Text"><text:span text:style-name="Source_20_Text">&gt;&gt;&gt; m = re.search('bar', 'foo.bar.baz')</text:span></text:p>
      <text:p text:style-name="Preformatted_20_Text"><text:span text:style-name="Source_20_Text">&gt;&gt;&gt; m</text:span></text:p>
      <text:p text:style-name="Preformatted_20_Text"><text:span text:style-name="Source_20_Text">&lt;_sre.SRE_Match object; span=(4, 7), match='bar'&gt;</text:span></text:p>
      <text:p text:style-name="Preformatted_20_Text"><text:soft-page-break/><text:span text:style-name="Source_20_Text">&gt;&gt;&gt; bool(m)</text:span></text:p>
      <text:p text:style-name="Preformatted_20_Text"><text:span text:style-name="Source_20_Text">True</text:span></text:p>
      <text:p text:style-name="Preformatted_20_Text"/>
      <text:p text:style-name="Preformatted_20_Text"><text:span text:style-name="Source_20_Text">&gt;&gt;&gt; if re.search('bar', 'foo.bar.baz'):</text:span></text:p>
      <text:p text:style-name="Preformatted_20_Text"><text:span text:style-name="Source_20_Text">... <text:s text:c="4"/>print('Found a match')</text:span></text:p>
      <text:p text:style-name="Preformatted_20_Text"><text:span text:style-name="Source_20_Text">...</text:span></text:p>
      <text:p text:style-name="P57"><text:span text:style-name="Source_20_Text">Found a match</text:span></text:p>
      <text:p text:style-name="Text_20_body">Aber Match-Objekte enthalten auch ziemlich viele nützliche Informationen über das Match. Sie haben bereits einige davon gesehen – die <text:span text:style-name="Source_20_Text">span=</text:span>und <text:span text:style-name="Source_20_Text">match=</text:span>Daten, die der Interpreter anzeigt, wenn er ein Übereinstimmungsobjekt anzeigt. Mit seinen Methoden und Attributen können Sie viel mehr aus einem Match-Objekt herausholen. </text:p>
      <text:h text:style-name="Heading_20_3" text:outline-level="3">Objektmethoden abgleichen </text:h>
      <text:p text:style-name="Text_20_body">Die folgende Tabelle fasst die Methoden zusammen, die für ein Übereinstimmungsobjekt verfügbar sind <text:span text:style-name="Source_20_Text">match</text:span>: </text:p>
      <table:table table:name="Table12" table:style-name="Table12">
        <table:table-column table:style-name="Table12.A"/>
        <table:table-column table:style-name="Table12.B"/>
        <table:table-header-rows>
          <table:table-row>
            <table:table-cell table:style-name="Table12.A1" office:value-type="string">
              <text:p text:style-name="Table_20_Heading">Methode </text:p>
            </table:table-cell>
            <table:table-cell table:style-name="Table12.A1" office:value-type="string">
              <text:p text:style-name="Table_20_Heading">Kehrt zurück </text:p>
            </table:table-cell>
          </table:table-row>
        </table:table-header-rows>
        <table:table-row>
          <table:table-cell table:style-name="Table12.A1" office:value-type="string">
            <text:p text:style-name="Table_20_Contents"><text:span text:style-name="Source_20_Text">match.group()</text:span></text:p>
          </table:table-cell>
          <table:table-cell table:style-name="Table12.A1" office:value-type="string">
            <text:p text:style-name="Table_20_Contents">Die angegebene erfasste Gruppe oder Gruppen aus <text:span text:style-name="Source_20_Text">match</text:span></text:p>
          </table:table-cell>
        </table:table-row>
        <table:table-row>
          <table:table-cell table:style-name="Table12.A1" office:value-type="string">
            <text:p text:style-name="Table_20_Contents"><text:span text:style-name="Source_20_Text">match.__getitem__()</text:span></text:p>
          </table:table-cell>
          <table:table-cell table:style-name="Table12.A1" office:value-type="string">
            <text:p text:style-name="Table_20_Contents">Eine gefangene Gruppe aus <text:span text:style-name="Source_20_Text">match</text:span></text:p>
          </table:table-cell>
        </table:table-row>
        <table:table-row>
          <table:table-cell table:style-name="Table12.A1" office:value-type="string">
            <text:p text:style-name="Table_20_Contents"><text:span text:style-name="Source_20_Text">match.groups()</text:span></text:p>
          </table:table-cell>
          <table:table-cell table:style-name="Table12.A1" office:value-type="string">
            <text:p text:style-name="Table_20_Contents">Alle erfassten Gruppen aus <text:span text:style-name="Source_20_Text">match</text:span></text:p>
          </table:table-cell>
        </table:table-row>
        <table:table-row>
          <table:table-cell table:style-name="Table12.A1" office:value-type="string">
            <text:p text:style-name="Table_20_Contents"><text:span text:style-name="Source_20_Text">match.groupdict()</text:span></text:p>
          </table:table-cell>
          <table:table-cell table:style-name="Table12.A1" office:value-type="string">
            <text:p text:style-name="Table_20_Contents">Ein Wörterbuch benannter erfasster Gruppen aus <text:span text:style-name="Source_20_Text">match</text:span></text:p>
          </table:table-cell>
        </table:table-row>
        <table:table-row>
          <table:table-cell table:style-name="Table12.A1" office:value-type="string">
            <text:p text:style-name="Table_20_Contents"><text:span text:style-name="Source_20_Text">match.expand()</text:span></text:p>
          </table:table-cell>
          <table:table-cell table:style-name="Table12.A1" office:value-type="string">
            <text:p text:style-name="Table_20_Contents">Das Ergebnis der Durchführung von Rückverweissubstitutionen von <text:span text:style-name="Source_20_Text">match</text:span></text:p>
          </table:table-cell>
        </table:table-row>
        <table:table-row>
          <table:table-cell table:style-name="Table12.A1" office:value-type="string">
            <text:p text:style-name="Table_20_Contents"><text:span text:style-name="Source_20_Text">match.start()</text:span></text:p>
          </table:table-cell>
          <table:table-cell table:style-name="Table12.A1" office:value-type="string">
            <text:p text:style-name="Table_20_Contents">Der Startindex von <text:span text:style-name="Source_20_Text">match</text:span></text:p>
          </table:table-cell>
        </table:table-row>
        <table:table-row>
          <table:table-cell table:style-name="Table12.A1" office:value-type="string">
            <text:p text:style-name="Table_20_Contents"><text:span text:style-name="Source_20_Text">match.end()</text:span></text:p>
          </table:table-cell>
          <table:table-cell table:style-name="Table12.A1" office:value-type="string">
            <text:p text:style-name="Table_20_Contents">Der Endindex von <text:span text:style-name="Source_20_Text">match</text:span></text:p>
          </table:table-cell>
        </table:table-row>
        <table:table-row>
          <table:table-cell table:style-name="Table12.A1" office:value-type="string">
            <text:p text:style-name="Table_20_Contents"><text:span text:style-name="Source_20_Text">match.span()</text:span></text:p>
          </table:table-cell>
          <table:table-cell table:style-name="Table12.A1" office:value-type="string">
            <text:p text:style-name="Table_20_Contents">Sowohl der Anfangs- als auch der Endindex von <text:span text:style-name="Source_20_Text">match</text:span>als Tupel </text:p>
          </table:table-cell>
        </table:table-row>
      </table:table>
      <text:p text:style-name="Text_20_body">In den folgenden Abschnitten werden diese Methoden ausführlicher beschrieben. </text:p>
      <text:p text:style-name="Text_20_body"><text:span text:style-name="Source_20_Text">match.group([&lt;group1&gt;, ...])</text:span></text:p>
      <text:p text:style-name="Quotations">Gibt die angegebene(n) erfasste(n) Gruppe(n) aus einer Übereinstimmung zurück. </text:p>
      <text:p text:style-name="Text_20_body">Für nummerierte Gruppen, <text:span text:style-name="Source_20_Text">match.group(n)</text:span>gibt die zurück <text:span text:style-name="Source_20_Text">n</text:span><text:span text:style-name="Source_20_Text"><text:span text:style-name="T1">th</text:span></text:span>Gruppe: </text:p>
      <text:p text:style-name="Preformatted_20_Text"><text:span text:style-name="Source_20_Text">&gt;&gt;&gt; m = re.search(r'(\w+),(\w+),(\w+)', 'foo,bar,baz')</text:span></text:p>
      <text:p text:style-name="Preformatted_20_Text"><text:span text:style-name="Source_20_Text">&gt;&gt;&gt; m.group(1)</text:span></text:p>
      <text:p text:style-name="Preformatted_20_Text"><text:span text:style-name="Source_20_Text">'foo'</text:span></text:p>
      <text:p text:style-name="Preformatted_20_Text"><text:span text:style-name="Source_20_Text">&gt;&gt;&gt; m.group(3)</text:span></text:p>
      <text:p text:style-name="P57"><text:span text:style-name="Source_20_Text">'baz'</text:span></text:p>
      <text:p text:style-name="Text_20_body"><text:span text:style-name="Strong_20_Emphasis">Denken Sie daran: </text:span>Nummerierte erfasste Gruppen sind einsbasiert, nicht nullbasiert. </text:p>
      <text:p text:style-name="Text_20_body">Wenn Sie Gruppen mit erfassen <text:span text:style-name="Source_20_Text">(?P&lt;name&gt;&lt;regex&gt;)</text:span>, dann <text:span text:style-name="Source_20_Text">match.group(&lt;name&gt;)</text:span>gibt die entsprechende benannte Gruppe zurück: </text:p>
      <text:p text:style-name="Preformatted_20_Text"><text:span text:style-name="Source_20_Text">&gt;&gt;&gt; m = re.match(r'(?P&lt;w1&gt;\w+),(?P&lt;w2&gt;\w+),(?P&lt;w3&gt;\w+)', 'quux,corge,grault')</text:span></text:p>
      <text:p text:style-name="Preformatted_20_Text"><text:span text:style-name="Source_20_Text">&gt;&gt;&gt; m.group('w1')</text:span></text:p>
      <text:p text:style-name="Preformatted_20_Text"><text:span text:style-name="Source_20_Text">'quux'</text:span></text:p>
      <text:p text:style-name="Preformatted_20_Text"><text:span text:style-name="Source_20_Text">&gt;&gt;&gt; m.group('w3')</text:span></text:p>
      <text:p text:style-name="P57"><text:span text:style-name="Source_20_Text">'grault'</text:span></text:p>
      <text:p text:style-name="Text_20_body"><text:soft-page-break/>Mit mehr als einem Argument <text:span text:style-name="Source_20_Text">.group()</text:span>gibt ein Tupel aller angegebenen Gruppen zurück. Eine bestimmte Gruppe kann mehrmals erscheinen, und Sie können alle erfassten Gruppen in beliebiger Reihenfolge angeben: </text:p>
      <text:p text:style-name="Preformatted_20_Text"><text:span text:style-name="Source_20_Text">&gt;&gt;&gt; m = re.search(r'(\w+),(\w+),(\w+)', 'foo,bar,baz')</text:span></text:p>
      <text:p text:style-name="Preformatted_20_Text"><text:span text:style-name="Source_20_Text">&gt;&gt;&gt; m.group(1, 3)</text:span></text:p>
      <text:p text:style-name="Preformatted_20_Text"><text:span text:style-name="Source_20_Text">('foo', 'baz')</text:span></text:p>
      <text:p text:style-name="Preformatted_20_Text"><text:span text:style-name="Source_20_Text">&gt;&gt;&gt; m.group(3, 3, 1, 1, 2, 2)</text:span></text:p>
      <text:p text:style-name="Preformatted_20_Text"><text:span text:style-name="Source_20_Text">('baz', 'baz', 'foo', 'foo', 'bar', 'bar')</text:span></text:p>
      <text:p text:style-name="Preformatted_20_Text"/>
      <text:p text:style-name="Preformatted_20_Text"><text:span text:style-name="Source_20_Text">&gt;&gt;&gt; m = re.match(r'(?P&lt;w1&gt;\w+),(?P&lt;w2&gt;\w+),(?P&lt;w3&gt;\w+)', 'quux,corge,grault')</text:span></text:p>
      <text:p text:style-name="Preformatted_20_Text"><text:span text:style-name="Source_20_Text">&gt;&gt;&gt; m.group('w3', 'w1', 'w1', 'w2')</text:span></text:p>
      <text:p text:style-name="P57"><text:span text:style-name="Source_20_Text">('grault', 'quux', 'quux', 'corge')</text:span></text:p>
      <text:p text:style-name="Text_20_body">Wenn Sie eine Gruppe angeben, die außerhalb des Bereichs liegt oder nicht vorhanden ist, dann <text:span text:style-name="Source_20_Text">.group()</text:span>erhebt ein <text:span text:style-name="Source_20_Text">IndexError</text:span>Ausnahme: </text:p>
      <text:p text:style-name="Preformatted_20_Text"><text:span text:style-name="Source_20_Text">&gt;&gt;&gt; m = re.search(r'(\w+),(\w+),(\w+)', 'foo,bar,baz')</text:span></text:p>
      <text:p text:style-name="Preformatted_20_Text"><text:span text:style-name="Source_20_Text">&gt;&gt;&gt; m.group(4)</text:span></text:p>
      <text:p text:style-name="Preformatted_20_Text"><text:span text:style-name="Source_20_Text">Traceback (most recent call last):</text:span></text:p>
      <text:p text:style-name="Preformatted_20_Text"><text:span text:style-name="Source_20_Text"><text:s text:c="2"/>File "&lt;stdin&gt;", line 1, in &lt;module&gt;</text:span></text:p>
      <text:p text:style-name="Preformatted_20_Text"><text:span text:style-name="Source_20_Text">IndexError: no such group</text:span></text:p>
      <text:p text:style-name="Preformatted_20_Text"/>
      <text:p text:style-name="Preformatted_20_Text"><text:span text:style-name="Source_20_Text">&gt;&gt;&gt; m = re.match(r'(?P&lt;w1&gt;\w+),(?P&lt;w2&gt;\w+),(?P&lt;w3&gt;\w+)', 'quux,corge,grault')</text:span></text:p>
      <text:p text:style-name="Preformatted_20_Text"><text:span text:style-name="Source_20_Text">&gt;&gt;&gt; m.group('foo')</text:span></text:p>
      <text:p text:style-name="Preformatted_20_Text"><text:span text:style-name="Source_20_Text">Traceback (most recent call last):</text:span></text:p>
      <text:p text:style-name="Preformatted_20_Text"><text:span text:style-name="Source_20_Text"><text:s text:c="2"/>File "&lt;stdin&gt;", line 1, in &lt;module&gt;</text:span></text:p>
      <text:p text:style-name="P57"><text:span text:style-name="Source_20_Text">IndexError: no such group</text:span></text:p>
      <text:p text:style-name="Text_20_body">Es ist möglich, dass eine Regex in Python als Ganzes übereinstimmt, aber eine Gruppe enthält, die nicht an der Übereinstimmung teilnimmt. In diesem Fall, <text:span text:style-name="Source_20_Text">.group()</text:span>kehrt zurück <text:span text:style-name="Source_20_Text">None</text:span>für die nicht teilnehmende Gruppe. Betrachten Sie dieses Beispiel: </text:p>
      <text:p text:style-name="Preformatted_20_Text"><text:span text:style-name="Source_20_Text">&gt;&gt;&gt; m = re.search(r'(\w+),(\w+),(\w+)?', 'foo,bar,')</text:span></text:p>
      <text:p text:style-name="Preformatted_20_Text"><text:span text:style-name="Source_20_Text">&gt;&gt;&gt; m</text:span></text:p>
      <text:p text:style-name="Preformatted_20_Text"><text:span text:style-name="Source_20_Text">&lt;_sre.SRE_Match object; span=(0, 8), match='foo,bar,'&gt;</text:span></text:p>
      <text:p text:style-name="Preformatted_20_Text"><text:span text:style-name="Source_20_Text">&gt;&gt;&gt; m.group(1, 2)</text:span></text:p>
      <text:p text:style-name="P57"><text:span text:style-name="Source_20_Text">('foo', 'bar')</text:span></text:p>
      <text:p text:style-name="Text_20_body">Diese Regex passt, wie Sie am Match-Objekt sehen können. Die ersten beiden erfassten Gruppen enthalten <text:span text:style-name="Source_20_Text">'foo'</text:span>und <text:span text:style-name="Source_20_Text">'bar'</text:span>, beziehungsweise. </text:p>
      <text:p text:style-name="Text_20_body">Ein Fragezeichen ( <text:span text:style-name="Source_20_Text">?</text:span>) Quantifizierer-Metazeichen folgt jedoch auf die dritte Gruppe, sodass diese Gruppe optional ist. Eine Übereinstimmung tritt auf, wenn nach dem zweiten Komma eine dritte Folge von Wortzeichen folgt ( <text:span text:style-name="Source_20_Text">,</text:span>), sondern auch, wenn es keine gibt. </text:p>
      <text:p text:style-name="Text_20_body">In diesem Fall gibt es das nicht. Es gibt also insgesamt ein Spiel, aber die dritte Gruppe nimmt daran nicht teil. Als Ergebnis, <text:span text:style-name="Source_20_Text">m.group(3)</text:span>ist immer noch definiert und eine gültige Referenz, kehrt aber zurück <text:span text:style-name="Source_20_Text">None</text:span>: </text:p>
      <text:p text:style-name="Preformatted_20_Text"><text:span text:style-name="Source_20_Text">&gt;&gt;&gt; print(m.group(3))</text:span></text:p>
      <text:p text:style-name="P57"><text:span text:style-name="Source_20_Text">None</text:span></text:p>
      <text:p text:style-name="Text_20_body">Es kann auch vorkommen, dass eine Gruppe mehrfach am Gesamtspiel teilnimmt. Wenn Sie anrufen <text:span text:style-name="Source_20_Text">.group()</text:span>für diese Gruppennummer, dann wird nur der Teil der Suchzeichenfolge zurückgegeben, der beim letzten Mal übereinstimmte. Die früheren Spiele sind nicht zugänglich: </text:p>
      <text:p text:style-name="Preformatted_20_Text"><text:soft-page-break/><text:span text:style-name="Source_20_Text">&gt;&gt;&gt; m = re.match(r'(\w{3},)+', 'foo,bar,baz,qux')</text:span></text:p>
      <text:p text:style-name="Preformatted_20_Text"><text:span text:style-name="Source_20_Text">&gt;&gt;&gt; m</text:span></text:p>
      <text:p text:style-name="Preformatted_20_Text"><text:span text:style-name="Source_20_Text">&lt;_sre.SRE_Match object; span=(0, 12), match='foo,bar,baz,'&gt;</text:span></text:p>
      <text:p text:style-name="Preformatted_20_Text"><text:span text:style-name="Source_20_Text">&gt;&gt;&gt; m.group(1)</text:span></text:p>
      <text:p text:style-name="P57"><text:span text:style-name="Source_20_Text">'baz,'</text:span></text:p>
      <text:p text:style-name="Text_20_body">In diesem Beispiel ist die vollständige Übereinstimmung <text:span text:style-name="Source_20_Text">'foo,bar,baz,'</text:span>, wie durch das angezeigte Übereinstimmungsobjekt gezeigt. Jeder von <text:span text:style-name="Source_20_Text">'foo,'</text:span>, <text:span text:style-name="Source_20_Text">'bar,'</text:span>, und <text:span text:style-name="Source_20_Text">'baz,'</text:span>stimmt mit dem überein, was in der Gruppe ist, aber <text:span text:style-name="Source_20_Text">m.group(1)</text:span>gibt nur das letzte Spiel zurück, <text:span text:style-name="Source_20_Text">'baz,'</text:span>. </text:p>
      <text:p text:style-name="Text_20_body">Wenn Sie anrufen <text:span text:style-name="Source_20_Text">.group()</text:span>mit einem Argument von <text:span text:style-name="Source_20_Text">0</text:span>oder überhaupt kein Argument, dann wird die gesamte Übereinstimmung zurückgegeben: </text:p>
      <text:p text:style-name="P57"><text:span text:style-name="Source_20_Text">&gt;&gt;&gt; m = re.search(r'(\w+),(\w+),(\w+)', 'foo,bar,baz')</text:span></text:p>
      <text:p text:style-name="P57"><text:span text:style-name="Source_20_Text">&gt;&gt;&gt; m</text:span></text:p>
      <text:p text:style-name="P57"><text:span text:style-name="Source_20_Text">&lt;_sre.SRE_Match object; span=(0, 11), match='foo,bar,baz'&gt;</text:span></text:p>
      <text:p text:style-name="P57"/>
      <text:p text:style-name="P57"><text:span text:style-name="Source_20_Text">&gt;&gt;&gt; m.group(0)</text:span></text:p>
      <text:p text:style-name="P57"><text:span text:style-name="Source_20_Text">'foo,bar,baz'</text:span></text:p>
      <text:p text:style-name="P57"><text:span text:style-name="Source_20_Text">&gt;&gt;&gt; m.group()</text:span></text:p>
      <text:p text:style-name="P57"><text:span text:style-name="Source_20_Text">'foo,bar,baz'</text:span></text:p>
      <text:p text:style-name="Text_20_body">Dies sind dieselben Daten, die der Interpreter im Folgenden anzeigt <text:span text:style-name="Source_20_Text">match=</text:span>wenn es das Übereinstimmungsobjekt anzeigt, wie Sie in <text:span text:style-name="Strong_20_Emphasis">Zeile 3 </text:span>oben sehen können. </text:p>
      <text:p text:style-name="Text_20_body"><text:span text:style-name="Source_20_Text">match.__getitem__(&lt;grp&gt;)</text:span></text:p>
      <text:p text:style-name="Quotations">Gibt eine erfasste Gruppe aus einem Spiel zurück. </text:p>
      <text:p text:style-name="Text_20_body"><text:span text:style-name="Source_20_Text">match.__getitem__(&lt;grp&gt;)</text:span>ist identisch mit <text:span text:style-name="Source_20_Text">match.group(&lt;grp&gt;)</text:span>und gibt die durch angegebene einzelne Gruppe zurück <text:span text:style-name="Source_20_Text">&lt;grp&gt;</text:span>: </text:p>
      <text:p text:style-name="Preformatted_20_Text"><text:span text:style-name="Source_20_Text">&gt;&gt;&gt; m = re.search(r'(\w+),(\w+),(\w+)', 'foo,bar,baz')</text:span></text:p>
      <text:p text:style-name="Preformatted_20_Text"><text:span text:style-name="Source_20_Text">&gt;&gt;&gt; m.group(2)</text:span></text:p>
      <text:p text:style-name="Preformatted_20_Text"><text:span text:style-name="Source_20_Text">'bar'</text:span></text:p>
      <text:p text:style-name="Preformatted_20_Text"><text:span text:style-name="Source_20_Text">&gt;&gt;&gt; m.__getitem__(2)</text:span></text:p>
      <text:p text:style-name="P57"><text:span text:style-name="Source_20_Text">'bar'</text:span></text:p>
      <text:p text:style-name="Text_20_body">Wenn <text:span text:style-name="Source_20_Text">.__getitem__()</text:span>repliziert einfach die Funktionalität von <text:span text:style-name="Source_20_Text">.group()</text:span>, warum würden Sie es dann verwenden? Sie würden wahrscheinlich nicht direkt, aber Sie könnten indirekt. Lesen Sie weiter, um zu sehen, warum. </text:p>
      <text:h text:style-name="Heading_20_4" text:outline-level="4">Eine kurze Einführung in magische Methoden </text:h>
      <text:p text:style-name="Text_20_body"><text:span text:style-name="Source_20_Text">.__getitem__()</text:span>gehört zu einer Sammlung von Methoden in Python, die <text:span text:style-name="Strong_20_Emphasis">magische Methoden </text:span>. Dies sind spezielle Methoden, die der Interpreter aufruft, wenn eine Python-Anweisung bestimmte entsprechende syntaktische Elemente enthält. </text:p>
      <text:p text:style-name="Text_20_body"><text:soft-page-break/><text:span text:style-name="Strong_20_Emphasis">Hinweis: </text:span>auch als <text:span text:style-name="Strong_20_Emphasis">Dunder-Methoden </text:span>wegen des <text:span text:style-name="Strong_20_Emphasis">doppelten </text:span>Unterstrichs <text:span text:style-name="Strong_20_Emphasis">Methodennamens </text:span>am Anfang und am Ende des </text:p>
      <text:p text:style-name="Text_20_body">Später in dieser Serie gibt es mehrere Tutorials zur objektorientierten Programmierung. Dort erfährst du noch viel mehr über magische Methoden. </text:p>
      <text:p text:style-name="Text_20_body">Die besondere Syntax, die <text:span text:style-name="Source_20_Text">.__getitem__()</text:span>entspricht der Indizierung mit eckigen Klammern. Für jedes Objekt <text:span text:style-name="Source_20_Text">obj</text:span>, wenn Sie den Ausdruck verwenden <text:span text:style-name="Source_20_Text">obj[n]</text:span>, hinter den Kulissen übersetzt Python es leise in einen Aufruf an <text:span text:style-name="Source_20_Text">.__getitem__()</text:span>. Die folgenden Ausdrücke sind effektiv äquivalent: </text:p>
      <text:p text:style-name="Preformatted_20_Text"><text:span text:style-name="Source_20_Text">obj[n]</text:span></text:p>
      <text:p text:style-name="P57"><text:span text:style-name="Source_20_Text">obj.__getitem__(n)</text:span></text:p>
      <text:p text:style-name="Text_20_body">Die Syntax <text:span text:style-name="Source_20_Text">obj[n]</text:span>ist nur sinnvoll, wenn a <text:span text:style-name="Source_20_Text">.__getitem()__</text:span>Methode existiert für die Klasse oder den Typ, zu dem <text:span text:style-name="Source_20_Text">obj</text:span>gehört. Genau wie Python interpretiert <text:span text:style-name="Source_20_Text">obj[n]</text:span>hängt dann von der Umsetzung ab <text:span text:style-name="Source_20_Text">.__getitem__()</text:span>für diese Klasse. </text:p>
      <text:h text:style-name="Heading_20_4" text:outline-level="4">Zurück zu Objekten anpassen </text:h>
      <text:p text:style-name="Text_20_body">Ab Python-Version 3.6 ist die <text:span text:style-name="Source_20_Text">re</text:span>Modul implementiert <text:span text:style-name="Source_20_Text">.__getitem__()</text:span>für Spielobjekte. Die Umsetzung ist so, dass <text:span text:style-name="Source_20_Text">match.__getitem__(n)</text:span>ist das gleiche wie <text:span text:style-name="Source_20_Text">match.group(n)</text:span>. </text:p>
      <text:p text:style-name="Text_20_body">Das Ergebnis von all dem ist, dass, anstatt anzurufen <text:span text:style-name="Source_20_Text">.group()</text:span>direkt können Sie von einem Match-Objekt aus auf erfasste Gruppen zugreifen, indem Sie stattdessen die Indizierungssyntax mit eckigen Klammern verwenden: </text:p>
      <text:p text:style-name="Preformatted_20_Text"><text:span text:style-name="Source_20_Text">&gt;&gt;&gt; m = re.search(r'(\w+),(\w+),(\w+)', 'foo,bar,baz')</text:span></text:p>
      <text:p text:style-name="Preformatted_20_Text"><text:span text:style-name="Source_20_Text">&gt;&gt;&gt; m.group(2)</text:span></text:p>
      <text:p text:style-name="Preformatted_20_Text"><text:span text:style-name="Source_20_Text">'bar'</text:span></text:p>
      <text:p text:style-name="Preformatted_20_Text"><text:span text:style-name="Source_20_Text">&gt;&gt;&gt; m.__getitem__(2)</text:span></text:p>
      <text:p text:style-name="Preformatted_20_Text"><text:span text:style-name="Source_20_Text">'bar'</text:span></text:p>
      <text:p text:style-name="Preformatted_20_Text"><text:span text:style-name="Source_20_Text">&gt;&gt;&gt; m[2]</text:span></text:p>
      <text:p text:style-name="P57"><text:span text:style-name="Source_20_Text">'bar'</text:span></text:p>
      <text:p text:style-name="Text_20_body">Dies funktioniert auch mit benannten erfassten Gruppen: </text:p>
      <text:p text:style-name="Preformatted_20_Text"><text:span text:style-name="Source_20_Text">&gt;&gt;&gt; m = re.match(</text:span></text:p>
      <text:p text:style-name="Preformatted_20_Text"><text:span text:style-name="Source_20_Text">... <text:s text:c="4"/>r'foo,(?P&lt;w1&gt;\w+),(?P&lt;w2&gt;\w+),qux',</text:span></text:p>
      <text:p text:style-name="Preformatted_20_Text"><text:span text:style-name="Source_20_Text">... <text:s text:c="4"/>'foo,bar,baz,qux')</text:span></text:p>
      <text:p text:style-name="Preformatted_20_Text"><text:span text:style-name="Source_20_Text">&gt;&gt;&gt; m.group('w2')</text:span></text:p>
      <text:p text:style-name="Preformatted_20_Text"><text:span text:style-name="Source_20_Text">'baz'</text:span></text:p>
      <text:p text:style-name="Preformatted_20_Text"><text:span text:style-name="Source_20_Text">&gt;&gt;&gt; m['w2']</text:span></text:p>
      <text:p text:style-name="P57"><text:span text:style-name="Source_20_Text">'baz'</text:span></text:p>
      <text:p text:style-name="Text_20_body">Dies ist etwas, das Sie erreichen könnten, indem Sie einfach anrufen <text:span text:style-name="Source_20_Text">.group()</text:span>ausdrücklich, aber es ist trotzdem eine ziemlich verkürzte Schreibweise. </text:p>
      <text:p text:style-name="Text_20_body">Wenn eine Programmiersprache eine alternative Syntax bereitstellt, die nicht unbedingt erforderlich ist, aber den Ausdruck von etwas auf eine sauberere, leichter lesbare Weise ermöglicht, wird sie als <text:a xlink:type="simple" xlink:href="https://en.wikipedia.org/wiki/Syntactic_sugar" text:style-name="Internet_20_link" text:visited-style-name="Visited_20_Internet_20_Link"><text:span text:style-name="Strong_20_Emphasis">syntaktischer Zucker </text:span></text:a>. Für ein Übereinstimmungsobjekt <text:span text:style-name="Source_20_Text">match[n]</text:span>ist syntaktischer Zucker für <text:span text:style-name="Source_20_Text">match.group(n)</text:span>. </text:p>
      <text:p text:style-name="Text_20_body"><text:soft-page-break/><text:span text:style-name="Strong_20_Emphasis">Hinweis: </text:span>Viele Objekte in Python haben eine <text:span text:style-name="Source_20_Text">.__getitem()__</text:span>-Methode definiert, die die Verwendung der Indizierungssyntax mit eckigen Klammern ermöglicht. Diese Funktion ist jedoch nur für Regex-Match-Objekte in Python Version 3.6 oder höher verfügbar. </text:p>
      <text:p text:style-name="Text_20_body"><text:span text:style-name="Source_20_Text">match.groups(default=None)</text:span></text:p>
      <text:p text:style-name="Quotations">Gibt alle erfassten Gruppen eines Spiels zurück. </text:p>
      <text:p text:style-name="Text_20_body"><text:span text:style-name="Source_20_Text">match.groups()</text:span>gibt ein Tupel aller erfassten Gruppen zurück: </text:p>
      <text:p text:style-name="Preformatted_20_Text"><text:span text:style-name="Source_20_Text">&gt;&gt;&gt; m = re.search(r'(\w+),(\w+),(\w+)', 'foo,bar,baz')</text:span></text:p>
      <text:p text:style-name="Preformatted_20_Text"><text:span text:style-name="Source_20_Text">&gt;&gt;&gt; m.groups()</text:span></text:p>
      <text:p text:style-name="P57"><text:span text:style-name="Source_20_Text">('foo', 'bar', 'baz')</text:span></text:p>
      <text:p text:style-name="Text_20_body">Wie Sie zuvor gesehen haben, wenn eine Gruppe in einer Regex in Python nicht am Gesamtmatch teilnimmt, <text:span text:style-name="Source_20_Text">.group()</text:span>kehrt zurück <text:span text:style-name="Source_20_Text">None</text:span>für diese Gruppe. Standardmäßig, <text:span text:style-name="Source_20_Text">.groups()</text:span>tut es ebenso. </text:p>
      <text:p text:style-name="Text_20_body">Falls Sie es wollen <text:span text:style-name="Source_20_Text">.groups()</text:span>Um in dieser Situation etwas anderes zurückzugeben, können Sie die verwenden <text:span text:style-name="Source_20_Text">default</text:span>Stichwortargument: </text:p>
      <text:p text:style-name="P57"><text:span text:style-name="Source_20_Text">&gt;&gt;&gt; m = re.search(r'(\w+),(\w+),(\w+)?', 'foo,bar,')</text:span></text:p>
      <text:p text:style-name="P57"><text:span text:style-name="Source_20_Text">&gt;&gt;&gt; m</text:span></text:p>
      <text:p text:style-name="P57"><text:span text:style-name="Source_20_Text">&lt;_sre.SRE_Match object; span=(0, 8), match='foo,bar,'&gt;</text:span></text:p>
      <text:p text:style-name="P57"><text:span text:style-name="Source_20_Text">&gt;&gt;&gt; print(m.group(3))</text:span></text:p>
      <text:p text:style-name="P57"><text:span text:style-name="Source_20_Text">None</text:span></text:p>
      <text:p text:style-name="P57"/>
      <text:p text:style-name="P57"><text:span text:style-name="Source_20_Text">&gt;&gt;&gt; m.groups()</text:span></text:p>
      <text:p text:style-name="P57"><text:span text:style-name="Source_20_Text">('foo', 'bar', None)</text:span></text:p>
      <text:p text:style-name="P57"><text:span text:style-name="Source_20_Text">&gt;&gt;&gt; m.groups(default='---')</text:span></text:p>
      <text:p text:style-name="P57"><text:span text:style-name="Source_20_Text">('foo', 'bar', '---')</text:span></text:p>
      <text:p text:style-name="Text_20_body">Hier der dritte <text:span text:style-name="Source_20_Text">(\w+)</text:span>Gruppe nimmt nicht am Spiel teil, weil das Fragezeichen ( <text:span text:style-name="Source_20_Text">?</text:span>) Metazeichen macht es optional, und die Zeichenfolge <text:span text:style-name="Source_20_Text">'foo,bar,'</text:span>enthält keine dritte Folge von Wortzeichen. Standardmäßig, <text:span text:style-name="Source_20_Text">m.groups()</text:span>kehrt zurück <text:span text:style-name="Source_20_Text">None</text:span>für die dritte Gruppe, wie in <text:span text:style-name="Strong_20_Emphasis">Zeile 8 </text:span>. In <text:span text:style-name="Strong_20_Emphasis">Zeile 10 </text:span>können Sie diese Angabe sehen <text:span text:style-name="Source_20_Text">default='---'</text:span>bewirkt, dass es die Zeichenfolge zurückgibt <text:span text:style-name="Source_20_Text">'---'</text:span>stattdessen. </text:p>
      <text:p text:style-name="Text_20_body">Es gibt keine entsprechende <text:span text:style-name="Source_20_Text">default</text:span>Stichwort für <text:span text:style-name="Source_20_Text">.group()</text:span>. Es kehrt immer zurück <text:span text:style-name="Source_20_Text">None</text:span>für nicht teilnehmende Gruppen. </text:p>
      <text:p text:style-name="Text_20_body"><text:span text:style-name="Source_20_Text">match.groupdict(default=None)</text:span></text:p>
      <text:p text:style-name="Quotations">Gibt ein Wörterbuch benannter erfasster Gruppen zurück. </text:p>
      <text:p text:style-name="Text_20_body"><text:soft-page-break/><text:span text:style-name="Source_20_Text">match.groupdict()</text:span>gibt ein Wörterbuch aller benannten Gruppen zurück, die mit erfasst wurden <text:span text:style-name="Source_20_Text">(?P&lt;name&gt;&lt;regex&gt;)</text:span>Metazeichenfolge. Die Wörterbuchschlüssel sind die Gruppennamen und die Wörterbuchwerte sind die entsprechenden Gruppenwerte: </text:p>
      <text:p text:style-name="Preformatted_20_Text"><text:span text:style-name="Source_20_Text">&gt;&gt;&gt; m = re.match(</text:span></text:p>
      <text:p text:style-name="Preformatted_20_Text"><text:span text:style-name="Source_20_Text">... <text:s text:c="4"/>r'foo,(?P&lt;w1&gt;\w+),(?P&lt;w2&gt;\w+),qux',</text:span></text:p>
      <text:p text:style-name="Preformatted_20_Text"><text:span text:style-name="Source_20_Text">... <text:s text:c="4"/>'foo,bar,baz,qux')</text:span></text:p>
      <text:p text:style-name="Preformatted_20_Text"><text:span text:style-name="Source_20_Text">&gt;&gt;&gt; m.groupdict()</text:span></text:p>
      <text:p text:style-name="Preformatted_20_Text"><text:span text:style-name="Source_20_Text">{'w1': 'bar', 'w2': 'baz'}</text:span></text:p>
      <text:p text:style-name="Preformatted_20_Text"><text:span text:style-name="Source_20_Text">&gt;&gt;&gt; m.groupdict()['w2']</text:span></text:p>
      <text:p text:style-name="P57"><text:span text:style-name="Source_20_Text">'baz'</text:span></text:p>
      <text:p text:style-name="Text_20_body">Wie bei <text:span text:style-name="Source_20_Text">.groups()</text:span>, zum <text:span text:style-name="Source_20_Text">.groupdict()</text:span>das <text:span text:style-name="Source_20_Text">default</text:span>Argument bestimmt den Rückgabewert für nicht teilnehmende Gruppen: </text:p>
      <text:p text:style-name="Preformatted_20_Text"><text:span text:style-name="Source_20_Text">&gt;&gt;&gt; m = re.match(</text:span></text:p>
      <text:p text:style-name="Preformatted_20_Text"><text:span text:style-name="Source_20_Text">... <text:s text:c="4"/>r'foo,(?P&lt;w1&gt;\w+),(?P&lt;w2&gt;\w+)?,qux',</text:span></text:p>
      <text:p text:style-name="Preformatted_20_Text"><text:span text:style-name="Source_20_Text">... <text:s text:c="4"/>'foo,bar,,qux')</text:span></text:p>
      <text:p text:style-name="Preformatted_20_Text"><text:span text:style-name="Source_20_Text">&gt;&gt;&gt; m.groupdict()</text:span></text:p>
      <text:p text:style-name="Preformatted_20_Text"><text:span text:style-name="Source_20_Text">{'w1': 'bar', 'w2': None}</text:span></text:p>
      <text:p text:style-name="Preformatted_20_Text"><text:span text:style-name="Source_20_Text">&gt;&gt;&gt; m.groupdict(default='---')</text:span></text:p>
      <text:p text:style-name="P57"><text:span text:style-name="Source_20_Text">{'w1': 'bar', 'w2': '---'}</text:span></text:p>
      <text:p text:style-name="Text_20_body">Wieder die letzte Gruppe <text:span text:style-name="Source_20_Text">(?P&lt;w2&gt;\w+)</text:span>nimmt wegen des Fragezeichens ( <text:span text:style-name="Source_20_Text">?</text:span>) Metazeichen. Standardmäßig, <text:span text:style-name="Source_20_Text">m.groupdict()</text:span>kehrt zurück <text:span text:style-name="Source_20_Text">None</text:span>für diese Gruppe, aber Sie können es mit ändern <text:span text:style-name="Source_20_Text">default</text:span>Streit. </text:p>
      <text:p text:style-name="Text_20_body"><text:span text:style-name="Source_20_Text">match.expand(&lt;template&gt;)</text:span></text:p>
      <text:p text:style-name="Quotations">Führt Rückverweissubstitutionen aus einer Übereinstimmung durch. </text:p>
      <text:p text:style-name="Text_20_body"><text:span text:style-name="Source_20_Text">match.expand(&lt;template&gt;)</text:span>gibt die Zeichenfolge zurück, die sich aus der Ausführung der Rückverweissubstitution ergibt <text:span text:style-name="Source_20_Text">&lt;template&gt;</text:span>Genau wie <text:span text:style-name="Source_20_Text">re.sub()</text:span>würdest du: </text:p>
      <text:p text:style-name="P57"><text:span text:style-name="Source_20_Text">&gt;&gt;&gt; m = re.search(r'(\w+),(\w+),(\w+)', 'foo,bar,baz')</text:span></text:p>
      <text:p text:style-name="P57"><text:span text:style-name="Source_20_Text">&gt;&gt;&gt; m</text:span></text:p>
      <text:p text:style-name="P57"><text:span text:style-name="Source_20_Text">&lt;_sre.SRE_Match object; span=(0, 11), match='foo,bar,baz'&gt;</text:span></text:p>
      <text:p text:style-name="P57"><text:span text:style-name="Source_20_Text">&gt;&gt;&gt; m.groups()</text:span></text:p>
      <text:p text:style-name="P57"><text:span text:style-name="Source_20_Text">('foo', 'bar', 'baz')</text:span></text:p>
      <text:p text:style-name="P57"/>
      <text:p text:style-name="P57"><text:span text:style-name="Source_20_Text">&gt;&gt;&gt; m.expand(r'\2')</text:span></text:p>
      <text:p text:style-name="P57"><text:span text:style-name="Source_20_Text">'bar'</text:span></text:p>
      <text:p text:style-name="P57"><text:span text:style-name="Source_20_Text">&gt;&gt;&gt; m.expand(r'[\3] -&gt; [\1]')</text:span></text:p>
      <text:p text:style-name="P57"><text:span text:style-name="Source_20_Text">'[baz] -&gt; [foo]'</text:span></text:p>
      <text:p text:style-name="P57"/>
      <text:p text:style-name="P57"><text:span text:style-name="Source_20_Text">&gt;&gt;&gt; m = re.search(r'(?P&lt;num&gt;\d+)', 'foo123qux')</text:span></text:p>
      <text:p text:style-name="P57"><text:soft-page-break/><text:span text:style-name="Source_20_Text">&gt;&gt;&gt; m</text:span></text:p>
      <text:p text:style-name="P57"><text:span text:style-name="Source_20_Text">&lt;_sre.SRE_Match object; span=(3, 6), match='123'&gt;</text:span></text:p>
      <text:p text:style-name="P57"><text:span text:style-name="Source_20_Text">&gt;&gt;&gt; m.group(1)</text:span></text:p>
      <text:p text:style-name="P57"><text:span text:style-name="Source_20_Text">'123'</text:span></text:p>
      <text:p text:style-name="P57"/>
      <text:p text:style-name="P57"><text:span text:style-name="Source_20_Text">&gt;&gt;&gt; m.expand(r'--- \g&lt;num&gt; ---')</text:span></text:p>
      <text:p text:style-name="P57"><text:span text:style-name="Source_20_Text">'--- 123 ---'</text:span></text:p>
      <text:p text:style-name="Text_20_body">Dies funktioniert für numerische Rückverweise, wie in den <text:span text:style-name="Strong_20_Emphasis">Zeilen 7 und 9 </text:span>oben, und auch für benannte Rückverweise, wie in <text:span text:style-name="Strong_20_Emphasis">Zeile 18 </text:span>. </text:p>
      <text:p text:style-name="Text_20_body"><text:span text:style-name="Source_20_Text">match.start([&lt;grp&gt;])</text:span></text:p>
      <text:p text:style-name="Text_20_body"><text:span text:style-name="Source_20_Text">match.end([&lt;grp&gt;])</text:span></text:p>
      <text:p text:style-name="Quotations">Gibt die Anfangs- und Endindizes der Übereinstimmung zurück. </text:p>
      <text:p text:style-name="Text_20_body"><text:span text:style-name="Source_20_Text">match.start()</text:span>gibt den Index in der Suchzeichenfolge zurück, wo die Übereinstimmung beginnt, und <text:span text:style-name="Source_20_Text">match.end()</text:span>gibt den Index unmittelbar nach dem Ende der Übereinstimmung zurück: </text:p>
      <text:p text:style-name="P57"><text:span text:style-name="Source_20_Text">&gt;&gt;&gt; s = 'foo123bar456baz'</text:span></text:p>
      <text:p text:style-name="P57"><text:span text:style-name="Source_20_Text">&gt;&gt;&gt; m = re.search('\d+', s)</text:span></text:p>
      <text:p text:style-name="P57"><text:span text:style-name="Source_20_Text">&gt;&gt;&gt; m</text:span></text:p>
      <text:p text:style-name="P57"><text:span text:style-name="Source_20_Text">&lt;_sre.SRE_Match object; span=(3, 6), match='123'&gt;</text:span></text:p>
      <text:p text:style-name="P57"><text:span text:style-name="Source_20_Text">&gt;&gt;&gt; m.start()</text:span></text:p>
      <text:p text:style-name="P57"><text:span text:style-name="Source_20_Text">3</text:span></text:p>
      <text:p text:style-name="P57"><text:span text:style-name="Source_20_Text">&gt;&gt;&gt; m.end()</text:span></text:p>
      <text:p text:style-name="P57"><text:span text:style-name="Source_20_Text">6</text:span></text:p>
      <text:p text:style-name="Text_20_body">Wenn Python ein Übereinstimmungsobjekt anzeigt, sind dies die mit aufgelisteten Werte <text:span text:style-name="Source_20_Text">span=</text:span>Schlüsselwort, wie in <text:span text:style-name="Strong_20_Emphasis">Zeile 4 </text:span>oben gezeigt. Sie verhalten sich wie <text:a xlink:type="simple" xlink:href="https://realpython.com/python-strings/#string-slicing" text:style-name="Internet_20_link" text:visited-style-name="Visited_20_Internet_20_Link">String-Slicing- </text:a>Werte. Wenn Sie sie also zum Slicen der ursprünglichen Suchzeichenfolge verwenden, sollten Sie die passende Teilzeichenfolge erhalten: </text:p>
      <text:p text:style-name="Preformatted_20_Text"><text:span text:style-name="Source_20_Text">&gt;&gt;&gt; m</text:span></text:p>
      <text:p text:style-name="Preformatted_20_Text"><text:span text:style-name="Source_20_Text">&lt;_sre.SRE_Match object; span=(3, 6), match='123'&gt;</text:span></text:p>
      <text:p text:style-name="Preformatted_20_Text"><text:span text:style-name="Source_20_Text">&gt;&gt;&gt; s[m.start():m.end()]</text:span></text:p>
      <text:p text:style-name="P57"><text:span text:style-name="Source_20_Text">'123'</text:span></text:p>
      <text:p text:style-name="Text_20_body"><text:soft-page-break/><text:span text:style-name="Source_20_Text">match.start(&lt;grp&gt;)</text:span>und <text:span text:style-name="Source_20_Text">match.end(&lt;grp&gt;)</text:span>gibt die Anfangs- und Endindizes der übereinstimmenden Teilzeichenfolge zurück <text:span text:style-name="Source_20_Text">&lt;grp&gt;</text:span>, die eine nummerierte oder benannte Gruppe sein kann: </text:p>
      <text:p text:style-name="Preformatted_20_Text"><text:span text:style-name="Source_20_Text">&gt;&gt;&gt; s = 'foo123bar456baz'</text:span></text:p>
      <text:p text:style-name="Preformatted_20_Text"><text:span text:style-name="Source_20_Text">&gt;&gt;&gt; m = re.search(r'(\d+)\D*(?P&lt;num&gt;\d+)', s)</text:span></text:p>
      <text:p text:style-name="Preformatted_20_Text"/>
      <text:p text:style-name="Preformatted_20_Text"><text:span text:style-name="Source_20_Text">&gt;&gt;&gt; m.group(1)</text:span></text:p>
      <text:p text:style-name="Preformatted_20_Text"><text:span text:style-name="Source_20_Text">'123'</text:span></text:p>
      <text:p text:style-name="Preformatted_20_Text"><text:span text:style-name="Source_20_Text">&gt;&gt;&gt; m.start(1), m.end(1)</text:span></text:p>
      <text:p text:style-name="Preformatted_20_Text"><text:span text:style-name="Source_20_Text">(3, 6)</text:span></text:p>
      <text:p text:style-name="Preformatted_20_Text"><text:span text:style-name="Source_20_Text">&gt;&gt;&gt; s[m.start(1):m.end(1)]</text:span></text:p>
      <text:p text:style-name="Preformatted_20_Text"><text:span text:style-name="Source_20_Text">'123'</text:span></text:p>
      <text:p text:style-name="Preformatted_20_Text"/>
      <text:p text:style-name="Preformatted_20_Text"><text:span text:style-name="Source_20_Text">&gt;&gt;&gt; m.group('num')</text:span></text:p>
      <text:p text:style-name="Preformatted_20_Text"><text:span text:style-name="Source_20_Text">'456'</text:span></text:p>
      <text:p text:style-name="Preformatted_20_Text"><text:span text:style-name="Source_20_Text">&gt;&gt;&gt; m.start('num'), m.end('num')</text:span></text:p>
      <text:p text:style-name="Preformatted_20_Text"><text:span text:style-name="Source_20_Text">(9, 12)</text:span></text:p>
      <text:p text:style-name="Preformatted_20_Text"><text:span text:style-name="Source_20_Text">&gt;&gt;&gt; s[m.start('num'):m.end('num')]</text:span></text:p>
      <text:p text:style-name="P57"><text:span text:style-name="Source_20_Text">'456'</text:span></text:p>
      <text:p text:style-name="Text_20_body">Wenn die angegebene Gruppe mit einer Nullzeichenfolge übereinstimmt, dann <text:span text:style-name="Source_20_Text">.start()</text:span>und <text:span text:style-name="Source_20_Text">.end()</text:span>sind gleich: </text:p>
      <text:p text:style-name="Preformatted_20_Text"><text:span text:style-name="Source_20_Text">&gt;&gt;&gt; m = re.search('foo(\d*)bar', 'foobar')</text:span></text:p>
      <text:p text:style-name="Preformatted_20_Text"><text:span text:style-name="Source_20_Text">&gt;&gt;&gt; m[1]</text:span></text:p>
      <text:p text:style-name="Preformatted_20_Text"><text:span text:style-name="Source_20_Text">''</text:span></text:p>
      <text:p text:style-name="Preformatted_20_Text"><text:span text:style-name="Source_20_Text">&gt;&gt;&gt; m.start(1), m.end(1)</text:span></text:p>
      <text:p text:style-name="P57"><text:span text:style-name="Source_20_Text">(3, 3)</text:span></text:p>
      <text:p text:style-name="Text_20_body">Das macht Sinn, wenn Sie sich daran erinnern <text:span text:style-name="Source_20_Text">.start()</text:span>und <text:span text:style-name="Source_20_Text">.end()</text:span>wirken wie Slicing-Indizes. Jeder String-Slice, bei dem Anfangs- und Endindex gleich sind, ist immer ein leerer String. </text:p>
      <text:p text:style-name="Text_20_body">Ein Sonderfall tritt auf, wenn die Regex eine Gruppe enthält, die nicht am Match teilnimmt: </text:p>
      <text:p text:style-name="Preformatted_20_Text"><text:span text:style-name="Source_20_Text">&gt;&gt;&gt; m = re.search(r'(\w+),(\w+),(\w+)?', 'foo,bar,')</text:span></text:p>
      <text:p text:style-name="Preformatted_20_Text"><text:span text:style-name="Source_20_Text">&gt;&gt;&gt; print(m.group(3))</text:span></text:p>
      <text:p text:style-name="Preformatted_20_Text"><text:span text:style-name="Source_20_Text">None</text:span></text:p>
      <text:p text:style-name="Preformatted_20_Text"><text:span text:style-name="Source_20_Text">&gt;&gt;&gt; m.start(3), m.end(3)</text:span></text:p>
      <text:p text:style-name="P57"><text:span text:style-name="Source_20_Text">(-1, -1)</text:span></text:p>
      <text:p text:style-name="Text_20_body">Wie Sie zuvor gesehen haben, nimmt die dritte Gruppe in diesem Fall nicht teil. <text:span text:style-name="Source_20_Text">m.start(3)</text:span>und <text:span text:style-name="Source_20_Text">m.end(3)</text:span>sind hier nicht wirklich sinnvoll, also kehren sie zurück <text:span text:style-name="Source_20_Text">-1</text:span>. </text:p>
      <text:p text:style-name="Text_20_body"><text:span text:style-name="Source_20_Text">match.span([&lt;grp&gt;])</text:span></text:p>
      <text:p text:style-name="Quotations">Gibt sowohl den Anfangs- als auch den Endindex des Spiels zurück. </text:p>
      <text:p text:style-name="Text_20_body"><text:span text:style-name="Source_20_Text">match.span()</text:span>gibt sowohl den Anfangs- als auch den Endindex der Übereinstimmung als Tupel zurück. Wenn Sie angegeben haben <text:span text:style-name="Source_20_Text">&lt;grp&gt;</text:span>, dann gilt das Rückgabetupel für die angegebene Gruppe: </text:p>
      <text:p text:style-name="Preformatted_20_Text"><text:span text:style-name="Source_20_Text">&gt;&gt;&gt; s = 'foo123bar456baz'</text:span></text:p>
      <text:p text:style-name="Preformatted_20_Text"><text:span text:style-name="Source_20_Text">&gt;&gt;&gt; m = re.search(r'(\d+)\D*(?P&lt;num&gt;\d+)', s)</text:span></text:p>
      <text:p text:style-name="Preformatted_20_Text"><text:span text:style-name="Source_20_Text">&gt;&gt;&gt; m</text:span></text:p>
      <text:p text:style-name="Preformatted_20_Text"><text:span text:style-name="Source_20_Text">&lt;_sre.SRE_Match object; span=(3, 12), match='123bar456'&gt;</text:span></text:p>
      <text:p text:style-name="Preformatted_20_Text"/>
      <text:p text:style-name="Preformatted_20_Text"><text:span text:style-name="Source_20_Text">&gt;&gt;&gt; m[0]</text:span></text:p>
      <text:p text:style-name="Preformatted_20_Text"><text:span text:style-name="Source_20_Text">'123bar456'</text:span></text:p>
      <text:p text:style-name="Preformatted_20_Text"><text:soft-page-break/><text:span text:style-name="Source_20_Text">&gt;&gt;&gt; m.span()</text:span></text:p>
      <text:p text:style-name="Preformatted_20_Text"><text:span text:style-name="Source_20_Text">(3, 12)</text:span></text:p>
      <text:p text:style-name="Preformatted_20_Text"/>
      <text:p text:style-name="Preformatted_20_Text"><text:span text:style-name="Source_20_Text">&gt;&gt;&gt; m[1]</text:span></text:p>
      <text:p text:style-name="Preformatted_20_Text"><text:span text:style-name="Source_20_Text">'123'</text:span></text:p>
      <text:p text:style-name="Preformatted_20_Text"><text:span text:style-name="Source_20_Text">&gt;&gt;&gt; m.span(1)</text:span></text:p>
      <text:p text:style-name="Preformatted_20_Text"><text:span text:style-name="Source_20_Text">(3, 6)</text:span></text:p>
      <text:p text:style-name="Preformatted_20_Text"/>
      <text:p text:style-name="Preformatted_20_Text"><text:span text:style-name="Source_20_Text">&gt;&gt;&gt; m['num']</text:span></text:p>
      <text:p text:style-name="Preformatted_20_Text"><text:span text:style-name="Source_20_Text">'456'</text:span></text:p>
      <text:p text:style-name="Preformatted_20_Text"><text:span text:style-name="Source_20_Text">&gt;&gt;&gt; m.span('num')</text:span></text:p>
      <text:p text:style-name="P57"><text:span text:style-name="Source_20_Text">(9, 12)</text:span></text:p>
      <text:p text:style-name="Text_20_body">Die folgenden sind effektiv äquivalent: </text:p>
      <text:list xml:id="list4156297291" text:style-name="L29">
        <text:list-item>
          <text:p text:style-name="P55"><text:span text:style-name="Source_20_Text">match.span(&lt;grp&gt;)</text:span> </text:p>
        </text:list-item>
        <text:list-item>
          <text:p text:style-name="P29"><text:span text:style-name="Source_20_Text">(match.start(&lt;grp&gt;), match.end(&lt;grp&gt;))</text:span> </text:p>
        </text:list-item>
      </text:list>
      <text:p text:style-name="Text_20_body"><text:span text:style-name="Source_20_Text">match.span()</text:span>bietet nur eine bequeme Möglichkeit, beides zu erhalten <text:span text:style-name="Source_20_Text">match.start()</text:span>und <text:span text:style-name="Source_20_Text">match.end()</text:span>in einem Methodenaufruf. </text:p>
      <text:h text:style-name="Heading_20_3" text:outline-level="3">Objektattribute abgleichen </text:h>
      <text:p text:style-name="Text_20_body">Wie ein kompiliertes reguläres Ausdrucksobjekt verfügt auch ein Übereinstimmungsobjekt über mehrere nützliche Attribute: </text:p>
      <table:table table:name="Table13" table:style-name="Table13">
        <table:table-column table:style-name="Table13.A"/>
        <table:table-column table:style-name="Table13.B"/>
        <table:table-header-rows>
          <table:table-row>
            <table:table-cell table:style-name="Table13.A1" office:value-type="string">
              <text:p text:style-name="Table_20_Heading">Attribut </text:p>
            </table:table-cell>
            <table:table-cell table:style-name="Table13.A1" office:value-type="string">
              <text:p text:style-name="Table_20_Heading">Bedeutung </text:p>
            </table:table-cell>
          </table:table-row>
        </table:table-header-rows>
        <table:table-row>
          <table:table-cell table:style-name="Table13.A1" office:value-type="string">
            <text:p text:style-name="Table_20_Contents"><text:span text:style-name="Source_20_Text">match.pos</text:span><text:line-break/><text:span text:style-name="Source_20_Text">match.endpos</text:span></text:p>
          </table:table-cell>
          <table:table-cell table:style-name="Table13.A1" office:value-type="string">
            <text:p text:style-name="Table_20_Contents">Die Effektivwerte der <text:span text:style-name="Source_20_Text">&lt;pos&gt;</text:span>und <text:span text:style-name="Source_20_Text">&lt;endpos&gt;</text:span>Argumente für das Spiel </text:p>
          </table:table-cell>
        </table:table-row>
        <table:table-row>
          <table:table-cell table:style-name="Table13.A1" office:value-type="string">
            <text:p text:style-name="Table_20_Contents"><text:span text:style-name="Source_20_Text">match.lastindex</text:span></text:p>
          </table:table-cell>
          <table:table-cell table:style-name="Table13.A1" office:value-type="string">
            <text:p text:style-name="Table_20_Contents">Der Index der letzten erfassten Gruppe </text:p>
          </table:table-cell>
        </table:table-row>
        <table:table-row>
          <table:table-cell table:style-name="Table13.A1" office:value-type="string">
            <text:p text:style-name="Table_20_Contents"><text:span text:style-name="Source_20_Text">match.lastgroup</text:span></text:p>
          </table:table-cell>
          <table:table-cell table:style-name="Table13.A1" office:value-type="string">
            <text:p text:style-name="Table_20_Contents">Der Name der letzten gefangenen Gruppe </text:p>
          </table:table-cell>
        </table:table-row>
        <table:table-row>
          <table:table-cell table:style-name="Table13.A1" office:value-type="string">
            <text:p text:style-name="Table_20_Contents"><text:span text:style-name="Source_20_Text">match.re</text:span></text:p>
          </table:table-cell>
          <table:table-cell table:style-name="Table13.A1" office:value-type="string">
            <text:p text:style-name="Table_20_Contents">Das kompilierte reguläre Ausdrucksobjekt für die Übereinstimmung </text:p>
          </table:table-cell>
        </table:table-row>
        <table:table-row>
          <table:table-cell table:style-name="Table13.A1" office:value-type="string">
            <text:p text:style-name="Table_20_Contents"><text:span text:style-name="Source_20_Text">match.string</text:span></text:p>
          </table:table-cell>
          <table:table-cell table:style-name="Table13.A1" office:value-type="string">
            <text:p text:style-name="Table_20_Contents">Die Suchzeichenfolge für die Übereinstimmung </text:p>
          </table:table-cell>
        </table:table-row>
      </table:table>
      <text:p text:style-name="Text_20_body">Die folgenden Abschnitte enthalten weitere Einzelheiten zu diesen Übereinstimmungsobjektattributen. </text:p>
      <text:p text:style-name="Text_20_body"><text:span text:style-name="Source_20_Text">match.pos</text:span></text:p>
      <text:p text:style-name="Text_20_body"><text:span text:style-name="Source_20_Text">match.endpos</text:span></text:p>
      <text:p text:style-name="Quotations">Enthalten die effektiven Werte von <text:span text:style-name="Source_20_Text">&lt;pos&gt;</text:span>und <text:span text:style-name="Source_20_Text">&lt;endpos&gt;</text:span>für die Suche. </text:p>
      <text:p text:style-name="Text_20_body">Denken Sie daran, dass einige Methoden, wenn sie für eine kompilierte Regex aufgerufen werden, optional akzeptieren <text:span text:style-name="Source_20_Text">&lt;pos&gt;</text:span>und <text:span text:style-name="Source_20_Text">&lt;endpos&gt;</text:span>Argumente, die die Suche auf einen Teil der angegebenen Suchzeichenfolge beschränken. Auf diese Werte kann über das Match-Objekt zugegriffen werden <text:span text:style-name="Source_20_Text">.pos</text:span>und <text:span text:style-name="Source_20_Text">.endpos</text:span>Attribute: </text:p>
      <text:p text:style-name="Preformatted_20_Text"><text:span text:style-name="Source_20_Text">&gt;&gt;&gt; re_obj = re.compile(r'\d+')</text:span></text:p>
      <text:p text:style-name="Preformatted_20_Text"><text:span text:style-name="Source_20_Text">&gt;&gt;&gt; m = re_obj.search('foo123bar', 2, 7)</text:span></text:p>
      <text:p text:style-name="Preformatted_20_Text"><text:span text:style-name="Source_20_Text">&gt;&gt;&gt; m</text:span></text:p>
      <text:p text:style-name="Preformatted_20_Text"><text:span text:style-name="Source_20_Text">&lt;_sre.SRE_Match object; span=(3, 6), match='123'&gt;</text:span></text:p>
      <text:p text:style-name="Preformatted_20_Text"><text:span text:style-name="Source_20_Text">&gt;&gt;&gt; m.pos, m.endpos</text:span></text:p>
      <text:p text:style-name="P57"><text:span text:style-name="Source_20_Text">(2, 7)</text:span></text:p>
      <text:p text:style-name="Text_20_body"><text:soft-page-break/>Wenn die <text:span text:style-name="Source_20_Text">&lt;pos&gt;</text:span>und <text:span text:style-name="Source_20_Text">&lt;endpos&gt;</text:span>Argumente nicht in den Aufruf aufgenommen werden, entweder weil sie weggelassen wurden oder weil die betreffende Funktion sie nicht akzeptiert, dann die <text:span text:style-name="Source_20_Text">.pos</text:span>und <text:span text:style-name="Source_20_Text">.endpos</text:span>Attribute zeigen effektiv den Anfang und das Ende der Zeichenfolge an: </text:p>
      <text:p text:style-name="P57"><text:span text:style-name="Source_20_Text">&gt;&gt;&gt; re_obj = re.compile(r'\d+')</text:span></text:p>
      <text:p text:style-name="P57"><text:span text:style-name="Source_20_Text">&gt;&gt;&gt; m = re_obj.search('foo123bar')</text:span></text:p>
      <text:p text:style-name="P57"><text:span text:style-name="Source_20_Text">&gt;&gt;&gt; m</text:span></text:p>
      <text:p text:style-name="P57"><text:span text:style-name="Source_20_Text">&lt;_sre.SRE_Match object; span=(3, 6), match='123'&gt;</text:span></text:p>
      <text:p text:style-name="P57"><text:span text:style-name="Source_20_Text">&gt;&gt;&gt; m.pos, m.endpos</text:span></text:p>
      <text:p text:style-name="P57"><text:span text:style-name="Source_20_Text">(0, 9)</text:span></text:p>
      <text:p text:style-name="P57"/>
      <text:p text:style-name="P57"><text:span text:style-name="Source_20_Text">&gt;&gt;&gt; m = re.search(r'\d+', 'foo123bar')</text:span></text:p>
      <text:p text:style-name="P57"><text:span text:style-name="Source_20_Text">&gt;&gt;&gt; m</text:span></text:p>
      <text:p text:style-name="P57"><text:span text:style-name="Source_20_Text">&lt;_sre.SRE_Match object; span=(3, 6), match='123'&gt;</text:span></text:p>
      <text:p text:style-name="P57"><text:span text:style-name="Source_20_Text">&gt;&gt;&gt; m.pos, m.endpos</text:span></text:p>
      <text:p text:style-name="P57"><text:span text:style-name="Source_20_Text">(0, 9)</text:span></text:p>
      <text:p text:style-name="Text_20_body">Das <text:span text:style-name="Source_20_Text">re_obj.search()</text:span>Anruf oben auf <text:span text:style-name="Strong_20_Emphasis">Leitung 2 </text:span>nehmen könnte <text:span text:style-name="Source_20_Text">&lt;pos&gt;</text:span>und <text:span text:style-name="Source_20_Text">&lt;endpos&gt;</text:span>Argumente, aber sie sind nicht spezifiziert. Das <text:span text:style-name="Source_20_Text">re.search()</text:span>Anruf auf <text:span text:style-name="Strong_20_Emphasis">Leitung 8 </text:span>kann sie überhaupt nicht annehmen. In beiden Fällen, <text:span text:style-name="Source_20_Text">m.pos</text:span>und <text:span text:style-name="Source_20_Text">m.endpos</text:span>sind <text:span text:style-name="Source_20_Text">0</text:span>und <text:span text:style-name="Source_20_Text">9</text:span>, die Start- und Endindizes der Suchzeichenfolge <text:span text:style-name="Source_20_Text">'foo123bar'</text:span>. </text:p>
      <text:p text:style-name="Text_20_body"><text:span text:style-name="Source_20_Text">match.lastindex</text:span></text:p>
      <text:p text:style-name="Quotations">Enthält den Index der zuletzt erfassten Gruppe. </text:p>
      <text:p text:style-name="Text_20_body"><text:span text:style-name="Source_20_Text">match.lastindex</text:span>ist gleich dem ganzzahligen Index der letzten erfassten Gruppe: </text:p>
      <text:p text:style-name="Preformatted_20_Text"><text:span text:style-name="Source_20_Text">&gt;&gt;&gt; m = re.search(r'(\w+),(\w+),(\w+)', 'foo,bar,baz')</text:span></text:p>
      <text:p text:style-name="Preformatted_20_Text"><text:span text:style-name="Source_20_Text">&gt;&gt;&gt; m.lastindex</text:span></text:p>
      <text:p text:style-name="Preformatted_20_Text"><text:span text:style-name="Source_20_Text">3</text:span></text:p>
      <text:p text:style-name="Preformatted_20_Text"><text:span text:style-name="Source_20_Text">&gt;&gt;&gt; m[m.lastindex]</text:span></text:p>
      <text:p text:style-name="P57"><text:span text:style-name="Source_20_Text">'baz'</text:span></text:p>
      <text:p text:style-name="Text_20_body">In Fällen, in denen die Regex möglicherweise nicht teilnehmende Gruppen enthält, können Sie so feststellen, wie viele Gruppen tatsächlich an der Übereinstimmung teilgenommen haben: </text:p>
      <text:p text:style-name="Preformatted_20_Text"><text:span text:style-name="Source_20_Text">&gt;&gt;&gt; m = re.search(r'(\w+),(\w+),(\w+)?', 'foo,bar,baz')</text:span></text:p>
      <text:p text:style-name="Preformatted_20_Text"><text:span text:style-name="Source_20_Text">&gt;&gt;&gt; m.groups()</text:span></text:p>
      <text:p text:style-name="Preformatted_20_Text"><text:span text:style-name="Source_20_Text">('foo', 'bar', 'baz')</text:span></text:p>
      <text:p text:style-name="Preformatted_20_Text"><text:span text:style-name="Source_20_Text">&gt;&gt;&gt; m.lastindex, m[m.lastindex]</text:span></text:p>
      <text:p text:style-name="Preformatted_20_Text"><text:span text:style-name="Source_20_Text">(3, 'baz')</text:span></text:p>
      <text:p text:style-name="Preformatted_20_Text"/>
      <text:p text:style-name="Preformatted_20_Text"><text:span text:style-name="Source_20_Text">&gt;&gt;&gt; m = re.search(r'(\w+),(\w+),(\w+)?', 'foo,bar,')</text:span></text:p>
      <text:p text:style-name="Preformatted_20_Text"><text:span text:style-name="Source_20_Text">&gt;&gt;&gt; m.groups()</text:span></text:p>
      <text:p text:style-name="Preformatted_20_Text"><text:span text:style-name="Source_20_Text">('foo', 'bar', None)</text:span></text:p>
      <text:p text:style-name="Preformatted_20_Text"><text:soft-page-break/><text:span text:style-name="Source_20_Text">&gt;&gt;&gt; m.lastindex, m[m.lastindex]</text:span></text:p>
      <text:p text:style-name="P57"><text:span text:style-name="Source_20_Text">(2, 'bar')</text:span></text:p>
      <text:p text:style-name="Text_20_body">Im ersten Beispiel ist die dritte Gruppe, die wegen des Fragezeichens optional ist ( <text:span text:style-name="Source_20_Text">?</text:span>) Metazeichen, nimmt an der Übereinstimmung teil. Aber im zweiten Beispiel nicht. Sie können sagen, weil <text:span text:style-name="Source_20_Text">m.lastindex</text:span>ist <text:span text:style-name="Source_20_Text">3</text:span>im ersten Fall u <text:span text:style-name="Source_20_Text">2</text:span>in dieser Sekunde. </text:p>
      <text:p text:style-name="Text_20_body">Es gibt einen subtilen Punkt, der zu beachten ist <text:span text:style-name="Source_20_Text">.lastindex</text:span>. Es ist nicht immer so, dass die letzte gefundene Gruppe auch die letzte syntaktisch gefundene Gruppe ist. Die <text:a xlink:type="simple" xlink:href="https://docs.python.org/3/library/re.html#re.Match.lastindex" text:style-name="Internet_20_link" text:visited-style-name="Visited_20_Internet_20_Link">Python-Dokumentation </text:a>gibt dieses Beispiel: </text:p>
      <text:p text:style-name="Preformatted_20_Text"><text:span text:style-name="Source_20_Text">&gt;&gt;&gt; m = re.match('((a)(b))', 'ab')</text:span></text:p>
      <text:p text:style-name="Preformatted_20_Text"><text:span text:style-name="Source_20_Text">&gt;&gt;&gt; m.groups()</text:span></text:p>
      <text:p text:style-name="Preformatted_20_Text"><text:span text:style-name="Source_20_Text">('ab', 'a', 'b')</text:span></text:p>
      <text:p text:style-name="Preformatted_20_Text"><text:span text:style-name="Source_20_Text">&gt;&gt;&gt; m.lastindex</text:span></text:p>
      <text:p text:style-name="Preformatted_20_Text"><text:span text:style-name="Source_20_Text">1</text:span></text:p>
      <text:p text:style-name="Preformatted_20_Text"><text:span text:style-name="Source_20_Text">&gt;&gt;&gt; m[m.lastindex]</text:span></text:p>
      <text:p text:style-name="P57"><text:span text:style-name="Source_20_Text">'ab'</text:span></text:p>
      <text:p text:style-name="Text_20_body">Die äußerste Gruppe ist <text:span text:style-name="Source_20_Text">((a)(b))</text:span>, was passt <text:span text:style-name="Source_20_Text">'ab'</text:span>. Dies ist die erste Gruppe, auf die der Parser trifft, also wird sie zu Gruppe 1. Aber es ist auch die letzte Gruppe, die übereinstimmt, weshalb <text:span text:style-name="Source_20_Text">m.lastindex</text:span>ist <text:span text:style-name="Source_20_Text">1</text:span>. </text:p>
      <text:p text:style-name="Text_20_body">Die zweite und dritte Gruppe, die der Parser erkennt, sind <text:span text:style-name="Source_20_Text">(a)</text:span>und <text:span text:style-name="Source_20_Text">(b)</text:span>. Das sind Gruppen <text:span text:style-name="Source_20_Text">2</text:span>und <text:span text:style-name="Source_20_Text">3</text:span>, aber sie stimmen vor der Gruppe überein <text:span text:style-name="Source_20_Text">1</text:span>tut. </text:p>
      <text:p text:style-name="Text_20_body"><text:span text:style-name="Source_20_Text">match.lastgroup</text:span></text:p>
      <text:p text:style-name="Quotations">Enthält den Namen der zuletzt erfassten Gruppe. </text:p>
      <text:p text:style-name="Text_20_body">Wenn die letzte erfasste Gruppe aus der stammt <text:span text:style-name="Source_20_Text">(?P&lt;name&gt;&lt;regex&gt;)</text:span>Metazeichenfolge, dann <text:span text:style-name="Source_20_Text">match.lastgroup</text:span>gibt den Namen dieser Gruppe zurück: </text:p>
      <text:p text:style-name="Preformatted_20_Text"><text:span text:style-name="Source_20_Text">&gt;&gt;&gt; s = 'foo123bar456baz'</text:span></text:p>
      <text:p text:style-name="Preformatted_20_Text"><text:span text:style-name="Source_20_Text">&gt;&gt;&gt; m = re.search(r'(?P&lt;n1&gt;\d+)\D*(?P&lt;n2&gt;\d+)', s)</text:span></text:p>
      <text:p text:style-name="Preformatted_20_Text"><text:span text:style-name="Source_20_Text">&gt;&gt;&gt; m.lastgroup</text:span></text:p>
      <text:p text:style-name="P57"><text:span text:style-name="Source_20_Text">'n2'</text:span></text:p>
      <text:p text:style-name="Text_20_body"><text:span text:style-name="Source_20_Text">match.lastgroup</text:span>kehrt zurück <text:span text:style-name="Source_20_Text">None</text:span>wenn die letzte erfasste Gruppe keine benannte Gruppe ist: </text:p>
      <text:p text:style-name="Preformatted_20_Text"><text:span text:style-name="Source_20_Text">&gt;&gt;&gt; s = 'foo123bar456baz'</text:span></text:p>
      <text:p text:style-name="Preformatted_20_Text"/>
      <text:p text:style-name="Preformatted_20_Text"><text:span text:style-name="Source_20_Text">&gt;&gt;&gt; m = re.search(r'(\d+)\D*(\d+)', s)</text:span></text:p>
      <text:p text:style-name="Preformatted_20_Text"><text:span text:style-name="Source_20_Text">&gt;&gt;&gt; m.groups()</text:span></text:p>
      <text:p text:style-name="Preformatted_20_Text"><text:span text:style-name="Source_20_Text">('123', '456')</text:span></text:p>
      <text:p text:style-name="Preformatted_20_Text"><text:span text:style-name="Source_20_Text">&gt;&gt;&gt; print(m.lastgroup)</text:span></text:p>
      <text:p text:style-name="Preformatted_20_Text"><text:span text:style-name="Source_20_Text">None</text:span></text:p>
      <text:p text:style-name="Preformatted_20_Text"/>
      <text:p text:style-name="Preformatted_20_Text"><text:span text:style-name="Source_20_Text">&gt;&gt;&gt; m = re.search(r'\d+\D*\d+', s)</text:span></text:p>
      <text:p text:style-name="Preformatted_20_Text"><text:span text:style-name="Source_20_Text">&gt;&gt;&gt; m.groups()</text:span></text:p>
      <text:p text:style-name="Preformatted_20_Text"><text:span text:style-name="Source_20_Text">()</text:span></text:p>
      <text:p text:style-name="Preformatted_20_Text"><text:span text:style-name="Source_20_Text">&gt;&gt;&gt; print(m.lastgroup)</text:span></text:p>
      <text:p text:style-name="P57"><text:span text:style-name="Source_20_Text">None</text:span></text:p>
      <text:p text:style-name="Text_20_body">Wie oben gezeigt, kann dies entweder daran liegen, dass die letzte erfasste Gruppe keine benannte Gruppe ist, oder daran, dass es überhaupt keine erfassten Gruppen gab. </text:p>
      <text:p text:style-name="Text_20_body"><text:soft-page-break/><text:span text:style-name="Source_20_Text">match.re</text:span></text:p>
      <text:p text:style-name="Quotations">Enthält das reguläre Ausdrucksobjekt für die Übereinstimmung. </text:p>
      <text:p text:style-name="Text_20_body"><text:span text:style-name="Source_20_Text">match.re</text:span>enthält das reguläre Ausdrucksobjekt, das die Übereinstimmung erzeugt hat. Dies ist dasselbe Objekt, das Sie erhalten würden, wenn Sie die Regex übergeben würden <text:span text:style-name="Source_20_Text">re.compile()</text:span>: </text:p>
      <text:p text:style-name="P57"><text:span text:style-name="Source_20_Text">&gt;&gt;&gt; regex = r'(\w+),(\w+),(\w+)'</text:span></text:p>
      <text:p text:style-name="P57"/>
      <text:p text:style-name="P57"><text:span text:style-name="Source_20_Text">&gt;&gt;&gt; m1 = re.search(regex, 'foo,bar,baz')</text:span></text:p>
      <text:p text:style-name="P57"><text:span text:style-name="Source_20_Text">&gt;&gt;&gt; m1</text:span></text:p>
      <text:p text:style-name="P57"><text:span text:style-name="Source_20_Text">&lt;_sre.SRE_Match object; span=(0, 11), match='foo,bar,baz'&gt;</text:span></text:p>
      <text:p text:style-name="P57"><text:span text:style-name="Source_20_Text">&gt;&gt;&gt; m1.re</text:span></text:p>
      <text:p text:style-name="P57"><text:span text:style-name="Source_20_Text">re.compile('(\\w+),(\\w+),(\\w+)')</text:span></text:p>
      <text:p text:style-name="P57"/>
      <text:p text:style-name="P57"><text:span text:style-name="Source_20_Text">&gt;&gt;&gt; re_obj = re.compile(regex)</text:span></text:p>
      <text:p text:style-name="P57"><text:span text:style-name="Source_20_Text">&gt;&gt;&gt; re_obj</text:span></text:p>
      <text:p text:style-name="P57"><text:span text:style-name="Source_20_Text">re.compile('(\\w+),(\\w+),(\\w+)')</text:span></text:p>
      <text:p text:style-name="P57"><text:span text:style-name="Source_20_Text">&gt;&gt;&gt; re_obj is m1.re</text:span></text:p>
      <text:p text:style-name="P57"><text:span text:style-name="Source_20_Text">True</text:span></text:p>
      <text:p text:style-name="P57"/>
      <text:p text:style-name="P57"><text:span text:style-name="Source_20_Text">&gt;&gt;&gt; m2 = re_obj.search('qux,quux,corge')</text:span></text:p>
      <text:p text:style-name="P57"><text:span text:style-name="Source_20_Text">&gt;&gt;&gt; m2</text:span></text:p>
      <text:p text:style-name="P57"><text:span text:style-name="Source_20_Text">&lt;_sre.SRE_Match object; span=(0, 14), match='qux,quux,corge'&gt;</text:span></text:p>
      <text:p text:style-name="P57"><text:span text:style-name="Source_20_Text">&gt;&gt;&gt; m2.re</text:span></text:p>
      <text:p text:style-name="P57"><text:span text:style-name="Source_20_Text">re.compile('(\\w+),(\\w+),(\\w+)')</text:span></text:p>
      <text:p text:style-name="P57"><text:span text:style-name="Source_20_Text">&gt;&gt;&gt; m2.re is re_obj is m1.re</text:span></text:p>
      <text:p text:style-name="P57"><text:span text:style-name="Source_20_Text">True</text:span></text:p>
      <text:p text:style-name="Text_20_body">Denken Sie daran, dass die <text:span text:style-name="Source_20_Text">re</text:span>-Modul speichert reguläre Ausdrücke, nachdem es sie kompiliert hat, sodass sie bei erneuter Verwendung nicht erneut kompiliert werden müssen. Aus diesem Grund sind, wie die Identitätsvergleiche in den <text:span text:style-name="Strong_20_Emphasis">Zeilen 12 und 20 </text:span>zeigen, alle verschiedenen regulären Ausdrucksobjekte im obigen Beispiel genau dasselbe Objekt. </text:p>
      <text:p text:style-name="Text_20_body"><text:soft-page-break/>Sobald Sie Zugriff auf das reguläre Ausdrucksobjekt für die Übereinstimmung haben, sind auch alle Attribute dieses Objekts verfügbar: </text:p>
      <text:p text:style-name="Preformatted_20_Text"><text:span text:style-name="Source_20_Text">&gt;&gt;&gt; m1.re.groups</text:span></text:p>
      <text:p text:style-name="Preformatted_20_Text"><text:span text:style-name="Source_20_Text">3</text:span></text:p>
      <text:p text:style-name="Preformatted_20_Text"><text:span text:style-name="Source_20_Text">&gt;&gt;&gt; m1.re.pattern</text:span></text:p>
      <text:p text:style-name="Preformatted_20_Text"><text:span text:style-name="Source_20_Text">'(\\w+),(\\w+),(\\w+)'</text:span></text:p>
      <text:p text:style-name="Preformatted_20_Text"><text:span text:style-name="Source_20_Text">&gt;&gt;&gt; m1.re.pattern == regex</text:span></text:p>
      <text:p text:style-name="Preformatted_20_Text"><text:span text:style-name="Source_20_Text">True</text:span></text:p>
      <text:p text:style-name="Preformatted_20_Text"><text:span text:style-name="Source_20_Text">&gt;&gt;&gt; m1.re.flags</text:span></text:p>
      <text:p text:style-name="P57"><text:span text:style-name="Source_20_Text">32</text:span></text:p>
      <text:p text:style-name="Text_20_body">Sie können auch jede der <text:a xlink:type="simple" xlink:href="https://realpython.com/regex-python-part-2/#regular-expression-object-methods" text:style-name="Internet_20_link" text:visited-style-name="Visited_20_Internet_20_Link">Methoden aufrufen, die für ein kompiliertes reguläres Ausdrucksobjekt </text:a>darauf definiert sind: </text:p>
      <text:p text:style-name="Preformatted_20_Text"><text:span text:style-name="Source_20_Text">&gt;&gt;&gt; m = re.search(r'(\w+),(\w+),(\w+)', 'foo,bar,baz')</text:span></text:p>
      <text:p text:style-name="Preformatted_20_Text"><text:span text:style-name="Source_20_Text">&gt;&gt;&gt; m.re</text:span></text:p>
      <text:p text:style-name="Preformatted_20_Text"><text:span text:style-name="Source_20_Text">re.compile('(\\w+),(\\w+),(\\w+)')</text:span></text:p>
      <text:p text:style-name="Preformatted_20_Text"/>
      <text:p text:style-name="Preformatted_20_Text"><text:span text:style-name="Source_20_Text">&gt;&gt;&gt; m.re.match('quux,corge,grault')</text:span></text:p>
      <text:p text:style-name="P57"><text:span text:style-name="Source_20_Text">&lt;_sre.SRE_Match object; span=(0, 17), match='quux,corge,grault'&gt;</text:span></text:p>
      <text:p text:style-name="Text_20_body">Hier, <text:span text:style-name="Source_20_Text">.match()</text:span>wird aufgerufen <text:span text:style-name="Source_20_Text">m.re</text:span>um eine weitere Suche mit derselben Regex, aber einer anderen Suchzeichenfolge durchzuführen. </text:p>
      <text:p text:style-name="Text_20_body"><text:span text:style-name="Source_20_Text">match.string</text:span></text:p>
      <text:p text:style-name="Quotations">Enthält die Suchzeichenfolge für eine Übereinstimmung. </text:p>
      <text:p text:style-name="Text_20_body"><text:span text:style-name="Source_20_Text">match.string</text:span>enthält die Suchzeichenfolge, die das Ziel der Übereinstimmung ist: </text:p>
      <text:p text:style-name="Preformatted_20_Text"><text:span text:style-name="Source_20_Text">&gt;&gt;&gt; m = re.search(r'(\w+),(\w+),(\w+)', 'foo,bar,baz')</text:span></text:p>
      <text:p text:style-name="Preformatted_20_Text"><text:span text:style-name="Source_20_Text">&gt;&gt;&gt; m.string</text:span></text:p>
      <text:p text:style-name="Preformatted_20_Text"><text:span text:style-name="Source_20_Text">'foo,bar,baz'</text:span></text:p>
      <text:p text:style-name="Preformatted_20_Text"/>
      <text:p text:style-name="Preformatted_20_Text"><text:span text:style-name="Source_20_Text">&gt;&gt;&gt; re_obj = re.compile(r'(\w+),(\w+),(\w+)')</text:span></text:p>
      <text:p text:style-name="Preformatted_20_Text"><text:span text:style-name="Source_20_Text">&gt;&gt;&gt; m = re_obj.search('foo,bar,baz')</text:span></text:p>
      <text:p text:style-name="Preformatted_20_Text"><text:span text:style-name="Source_20_Text">&gt;&gt;&gt; m.string</text:span></text:p>
      <text:p text:style-name="P57"><text:span text:style-name="Source_20_Text">'foo,bar,baz'</text:span></text:p>
      <text:p text:style-name="Text_20_body">Wie Sie dem Beispiel entnehmen können, ist die <text:span text:style-name="Source_20_Text">.string</text:span>-Attribut ist auch verfügbar, wenn das Übereinstimmungsobjekt von einem kompilierten regulären Ausdrucksobjekt abgeleitet ist. </text:p>
      <text:h text:style-name="Heading_20_2" text:outline-level="2">Fazit </text:h>
      <text:p text:style-name="Text_20_body">Damit ist Ihre Tour durch Python's abgeschlossen <text:span text:style-name="Source_20_Text">re</text:span>Modul! </text:p>
      <text:p text:style-name="Text_20_body">Diese Einführungsserie enthält zwei Tutorials zur Verarbeitung regulärer Ausdrücke in Python. durchgearbeitet haben <text:a xlink:type="simple" xlink:href="https://realpython.com/regex-python" text:style-name="Internet_20_link" text:visited-style-name="Visited_20_Internet_20_Link">vorherige als auch dieses Tutorial </text:a>, sollten Sie jetzt wissen, wie Sie: </text:p>
      <text:list xml:id="list1468333677" text:style-name="L30">
        <text:list-item>
          <text:p text:style-name="P56">Nutzen Sie alle Funktionen, die der <text:span text:style-name="Source_20_Text">re</text:span>Modul bietet </text:p>
        </text:list-item>
        <text:list-item>
          <text:p text:style-name="P56">Vorkompilieren einer Regex in Python </text:p>
        </text:list-item>
        <text:list-item>
          <text:p text:style-name="P30">Extrahieren Sie Informationen aus Übereinstimmungsobjekten </text:p>
        </text:list-item>
      </text:list>
      <text:p text:style-name="Text_20_body">Reguläre Ausdrücke sind extrem vielseitig und leistungsfähig – buchstäblich eine eigene Sprache. Sie werden sie in Ihrer Python-Codierung von unschätzbarem Wert finden. </text:p>
      <text:p text:style-name="Text_20_body"><text:soft-page-break/><text:span text:style-name="Strong_20_Emphasis">Hinweis: </text:span>Die <text:span text:style-name="Source_20_Text">re</text:span>Das Modul ist großartig und wird Ihnen wahrscheinlich in den meisten Fällen gute Dienste leisten. Es gibt jedoch ein alternatives Python-Modul eines Drittanbieters namens <text:span text:style-name="Source_20_Text">regex</text:span>das bietet eine noch größere Übereinstimmung mit regulären Ausdrücken. Mehr dazu erfahren Sie unter <text:a xlink:type="simple" xlink:href="https://pypi.python.org/pypi/regex" text:style-name="Internet_20_link" text:visited-style-name="Visited_20_Internet_20_Link"><text:span text:style-name="Source_20_Text">regex</text:span></text:a><text:a xlink:type="simple" xlink:href="https://pypi.python.org/pypi/regex" text:style-name="Internet_20_link" text:visited-style-name="Visited_20_Internet_20_Link">Projektseite </text:a>. </text:p>
      <text:p text:style-name="Text_20_body">Als Nächstes in dieser Reihe erfahren Sie, wie Python Konflikte zwischen Bezeichnern in verschiedenen Codebereichen vermeidet. Wie Sie bereits gesehen haben, hat jede Funktion in Python ihren eigenen <text:a xlink:type="simple" xlink:href="https://realpython.com/python-namespaces-scope/" text:style-name="Internet_20_link" text:visited-style-name="Visited_20_Internet_20_Link">Namensraum </text:a>, der sich von denen anderer Funktionen unterscheidet. Im nächsten Tutorial erfahren Sie, wie Namespaces in Python implementiert werden und wie sie den <text:span text:style-name="Strong_20_Emphasis">Gültigkeitsbereich </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8T03:59:44.589162132</meta:creation-date>
    <dc:date>2022-06-28T04:14:14.810889763</dc:date>
    <meta:editing-duration>PT6M</meta:editing-duration>
    <meta:editing-cycles>1</meta:editing-cycles>
    <meta:document-statistic meta:table-count="13" meta:image-count="0" meta:object-count="0" meta:page-count="76" meta:paragraph-count="2167" meta:word-count="18491" meta:character-count="144149" meta:non-whitespace-character-count="126267"/>
    <meta:generator>LibreOffice/6.1.5.2$Linux_ARM_EABI LibreOffice_project/10$Build-2</meta:generator>
  </office:meta>
</office:document-meta>
</file>